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5" style:family="table-column">
      <style:table-column-properties fo:break-before="auto" style:column-width="3.113cm"/>
    </style:style>
    <style:style style:name="co16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022cm"/>
    </style:style>
    <style:style style:name="co18" style:family="table-column">
      <style:table-column-properties fo:break-before="auto" style:column-width="2.831cm"/>
    </style:style>
    <style:style style:name="co19" style:family="table-column">
      <style:table-column-properties fo:break-before="auto" style:column-width="3.212cm"/>
    </style:style>
    <style:style style:name="co20" style:family="table-column">
      <style:table-column-properties fo:break-before="auto" style:column-width="2.914cm"/>
    </style:style>
    <style:style style:name="co21" style:family="table-column">
      <style:table-column-properties fo:break-before="auto" style:column-width="3.295cm"/>
    </style:style>
    <style:style style:name="co9" style:family="table-column">
      <style:table-column-properties fo:break-before="auto" style:column-width="2.26cm"/>
    </style:style>
    <style:style style:name="co10" style:family="table-column">
      <style:table-column-properties fo:break-before="auto" style:column-width="2.314cm"/>
    </style:style>
    <style:style style:name="co11" style:family="table-column">
      <style:table-column-properties fo:break-before="auto" style:column-width="2.233cm"/>
    </style:style>
    <style:style style:name="co12" style:family="table-column">
      <style:table-column-properties fo:break-before="auto" style:column-width="1.96cm"/>
    </style:style>
    <style:style style:name="co1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0" style:family="table-cell" style:parent-style-name="Default" style:data-style-name="N10121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 style:data-style-name="N10121">
      <style:table-cell-properties fo:border="non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2"/>
    <style:style style:name="ce17" style:family="table-cell" style:parent-style-name="Default" style:data-style-name="N10121">
      <style:table-cell-properties style:text-align-source="fix" style:repeat-content="false" fo:border="none" style:vertical-align="middle"/>
      <style:paragraph-properties fo:text-align="center" fo:margin-left="0cm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8" style:family="table-cell" style:parent-style-name="Default" style:data-style-name="N10121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 style:data-style-name="N10121">
      <style:table-cell-properties fo:border="non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2"/>
    <style:style style:name="ce22" style:family="table-cell" style:parent-style-name="Default" style:data-style-name="N10121">
      <style:table-cell-properties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5" table:default-cell-style-name="ce13"/>
        <table:table-column table:style-name="co16" table:default-cell-style-name="ce13"/>
        <table:table-column table:style-name="co3" table:default-cell-style-name="ce13"/>
        <table:table-column table:style-name="co3" table:number-columns-repeated="5" table:default-cell-style-name="Default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Default"/>
        <table:table-row table:style-name="ro1">
          <table:table-cell office:value-type="string" calcext:value-type="string">
            <text:p>Validation Method</text:p>
          </table:table-cell>
          <table:table-cell office:value-type="string" calcext:value-type="string">
            <text:p>Height Variable</text:p>
          </table:table-cell>
          <table:table-cell office:value-type="string" calcext:value-type="string">
            <text:p>Model Typ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RRSE</text:p>
          </table:table-cell>
          <table:table-cell/>
          <table:table-cell office:value-type="string" calcext:value-type="string">
            <text:p>OLS Mean MAE</text:p>
          </table:table-cell>
          <table:table-cell office:value-type="string" calcext:value-type="string">
            <text:p>RF Mean MAE</text:p>
          </table:table-cell>
          <table:table-cell office:value-type="string" calcext:value-type="string">
            <text:p>OLS Mean RRSE</text:p>
          </table:table-cell>
          <table:table-cell office:value-type="string" calcext:value-type="string">
            <text:p>RF Mean RRSE</text:p>
          </table:table-cell>
          <table:table-cell office:value-type="string" calcext:value-type="string">
            <text:p>Proportion OLS/RF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16">
            <text:p>Spatial</text:p>
          </table:table-cell>
          <table:table-cell table:style-name="ce14" office:value-type="string" calcext:value-type="string" table:number-columns-spanned="1" table:number-rows-spanned="4">
            <text:p>Lhmean</text:p>
          </table:table-cell>
          <table:table-cell office:value-type="string" calcext:value-type="string">
            <text:p>OLS Model:</text:p>
          </table:table-cell>
          <table:table-cell table:style-name="ce18" office:value-type="string" calcext:value-type="string" table:number-columns-spanned="4" table:number-rows-spanned="1">
            <text:p>ND58A</text:p>
          </table:table-cell>
          <table:covered-table-cell table:number-columns-repeated="3"/>
          <table:table-cell/>
          <table:table-cell table:formula="of:=IF([.C1]=&quot;OLS Model:&quot;;[.E2];&quot;no&quot;)" office:value-type="string" office:string-value="no" calcext:value-type="string">
            <text:p>no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-0.308444234884474" calcext:value-type="float">
            <text:p>-0.308</text:p>
          </table:table-cell>
          <table:table-cell table:style-name="ce19" office:value-type="float" office:value="1.74836618938248" calcext:value-type="float">
            <text:p>1.748</text:p>
          </table:table-cell>
          <table:table-cell table:style-name="ce19" office:value-type="float" office:value="2.10361446901208" calcext:value-type="float">
            <text:p>2.104</text:p>
          </table:table-cell>
          <table:table-cell table:style-name="ce19" office:value-type="float" office:value="0.729118565243055" calcext:value-type="float">
            <text:p>0.729</text:p>
          </table:table-cell>
          <table:table-cell/>
          <table:table-cell table:formula="of:=IF([.C2]=&quot;OLS Model:&quot;;[.E3];&quot;no&quot;)" office:value-type="float" office:value="1.74836618938248" calcext:value-type="float">
            <text:p>1,75</text:p>
          </table:table-cell>
          <table:table-cell/>
          <table:table-cell table:formula="of:=IF([.C2]=&quot;OLS Model:&quot;;[.G3];&quot;no&quot;)" office:value-type="float" office:value="0.729118565243055" calcext:value-type="float">
            <text:p>0,73</text:p>
          </table:table-cell>
          <table:table-cell/>
          <table:table-cell table:formula="of:=IF([.C2]=&quot;OLS Model:&quot;;IF([.G3]&lt;[.G5];1;0);&quot;no&quot;)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F Model:</text:p>
          </table:table-cell>
          <table:table-cell table:style-name="ce20" office:value-type="string" calcext:value-type="string" table:number-columns-spanned="4" table:number-rows-spanned="1">
            <text:p>SR57</text:p>
          </table:table-cell>
          <table:covered-table-cell table:number-columns-repeated="3"/>
          <table:table-cell/>
          <table:table-cell table:formula="of:=IF([.C3]=&quot;OLS Model:&quot;;[.E4];&quot;no&quot;)" office:value-type="string" office:string-value="no" calcext:value-type="string">
            <text:p>no</text:p>
          </table:table-cell>
          <table:table-cell/>
          <table:table-cell table:formula="of:=IF([.C3]=&quot;OLS Model:&quot;;[.G4];&quot;no&quot;)" office:value-type="string" office:string-value="no" calcext:value-type="string">
            <text:p>no</text:p>
          </table:table-cell>
          <table:table-cell/>
          <table:table-cell table:formula="of:=IF([.C3]=&quot;OLS Model:&quot;;IF([.G4]&lt;[.G6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-0.173101889554214" calcext:value-type="float">
            <text:p>-0.173</text:p>
          </table:table-cell>
          <table:table-cell table:style-name="ce19" office:value-type="float" office:value="1.99531417846297" calcext:value-type="float">
            <text:p>1.995</text:p>
          </table:table-cell>
          <table:table-cell table:style-name="ce19" office:value-type="float" office:value="2.44449800836702" calcext:value-type="float">
            <text:p>2.444</text:p>
          </table:table-cell>
          <table:table-cell table:style-name="ce19" office:value-type="float" office:value="0.847269738279132" calcext:value-type="float">
            <text:p>0.847</text:p>
          </table:table-cell>
          <table:table-cell/>
          <table:table-cell table:formula="of:=IF([.C4]=&quot;OLS Model:&quot;;[.E5];&quot;no&quot;)" office:value-type="string" office:string-value="no" calcext:value-type="string">
            <text:p>no</text:p>
          </table:table-cell>
          <table:table-cell table:formula="of:=IF([.C4]=&quot;RF Model:&quot;;[.E5];&quot;no&quot;)" office:value-type="float" office:value="1.99531417846297" calcext:value-type="float">
            <text:p>2,00</text:p>
          </table:table-cell>
          <table:table-cell table:formula="of:=IF([.C4]=&quot;OLS Model:&quot;;[.G5];&quot;no&quot;)" office:value-type="string" office:string-value="no" calcext:value-type="string">
            <text:p>no</text:p>
          </table:table-cell>
          <table:table-cell table:formula="of:=IF([.C4]=&quot;RF Model:&quot;;[.G5];&quot;no&quot;)" office:value-type="float" office:value="0.847269738279132" calcext:value-type="float">
            <text:p>0,85</text:p>
          </table:table-cell>
          <table:table-cell table:formula="of:=IF([.C4]=&quot;OLS Model:&quot;;IF([.G5]&lt;[.G7];1;0);&quot;no&quot;)" office:value-type="string" office:string-value="no" calcext:value-type="string">
            <text:p>no</text:p>
          </table:table-cell>
        </table:table-row>
        <table:table-row table:style-name="ro1">
          <table:covered-table-cell/>
          <table:table-cell table:style-name="ce14" office:value-type="string" calcext:value-type="string" table:number-columns-spanned="1" table:number-rows-spanned="4">
            <text:p>Lhmedian</text:p>
          </table:table-cell>
          <table:table-cell office:value-type="string" calcext:value-type="string">
            <text:p>OLS Model:</text:p>
          </table:table-cell>
          <table:table-cell table:style-name="ce20" office:value-type="string" calcext:value-type="string" table:number-columns-spanned="4" table:number-rows-spanned="1">
            <text:p>ND58A </text:p>
          </table:table-cell>
          <table:covered-table-cell table:number-columns-repeated="3"/>
          <table:table-cell/>
          <table:table-cell table:formula="of:=IF([.C5]=&quot;OLS Model:&quot;;[.E6];&quot;no&quot;)" office:value-type="string" office:string-value="no" calcext:value-type="string">
            <text:p>no</text:p>
          </table:table-cell>
          <table:table-cell table:formula="of:=IF([.C5]=&quot;RF Model:&quot;;[.E6];&quot;no&quot;)" office:value-type="string" office:string-value="no" calcext:value-type="string">
            <text:p>no</text:p>
          </table:table-cell>
          <table:table-cell table:formula="of:=IF([.C5]=&quot;OLS Model:&quot;;[.G6];&quot;no&quot;)" office:value-type="string" office:string-value="no" calcext:value-type="string">
            <text:p>no</text:p>
          </table:table-cell>
          <table:table-cell table:formula="of:=IF([.C5]=&quot;RF Model:&quot;;[.G6];&quot;no&quot;)" office:value-type="string" office:string-value="no" calcext:value-type="string">
            <text:p>no</text:p>
          </table:table-cell>
          <table:table-cell table:formula="of:=IF([.C5]=&quot;OLS Model:&quot;;IF([.G6]&lt;[.G8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-0.395735119614796" calcext:value-type="float">
            <text:p>-0.396</text:p>
          </table:table-cell>
          <table:table-cell table:style-name="ce19" office:value-type="float" office:value="1.88134545973867" calcext:value-type="float">
            <text:p>1.881</text:p>
          </table:table-cell>
          <table:table-cell table:style-name="ce19" office:value-type="float" office:value="2.27419389505811" calcext:value-type="float">
            <text:p>2.274</text:p>
          </table:table-cell>
          <table:table-cell table:style-name="ce19" office:value-type="float" office:value="0.734545163455061" calcext:value-type="float">
            <text:p>0.735</text:p>
          </table:table-cell>
          <table:table-cell/>
          <table:table-cell table:formula="of:=IF([.C6]=&quot;OLS Model:&quot;;[.E7];&quot;no&quot;)" office:value-type="float" office:value="1.88134545973867" calcext:value-type="float">
            <text:p>1,88</text:p>
          </table:table-cell>
          <table:table-cell table:formula="of:=IF([.C6]=&quot;RF Model:&quot;;[.E7];&quot;no&quot;)" office:value-type="string" office:string-value="no" calcext:value-type="string">
            <text:p>no</text:p>
          </table:table-cell>
          <table:table-cell table:formula="of:=IF([.C6]=&quot;OLS Model:&quot;;[.G7];&quot;no&quot;)" office:value-type="float" office:value="0.734545163455061" calcext:value-type="float">
            <text:p>0,73</text:p>
          </table:table-cell>
          <table:table-cell table:formula="of:=IF([.C6]=&quot;RF Model:&quot;;[.G7];&quot;no&quot;)" office:value-type="string" office:string-value="no" calcext:value-type="string">
            <text:p>no</text:p>
          </table:table-cell>
          <table:table-cell table:formula="of:=IF([.C6]=&quot;OLS Model:&quot;;IF([.G7]&lt;[.G9];1;0);&quot;no&quot;)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F Model:</text:p>
          </table:table-cell>
          <table:table-cell table:style-name="ce20" office:value-type="string" calcext:value-type="string" table:number-columns-spanned="4" table:number-rows-spanned="1">
            <text:p>SR57 </text:p>
          </table:table-cell>
          <table:covered-table-cell table:number-columns-repeated="3"/>
          <table:table-cell/>
          <table:table-cell table:formula="of:=IF([.C7]=&quot;OLS Model:&quot;;[.E8];&quot;no&quot;)" office:value-type="string" office:string-value="no" calcext:value-type="string">
            <text:p>no</text:p>
          </table:table-cell>
          <table:table-cell table:formula="of:=IF([.C7]=&quot;RF Model:&quot;;[.E8];&quot;no&quot;)" office:value-type="string" office:string-value="no" calcext:value-type="string">
            <text:p>no</text:p>
          </table:table-cell>
          <table:table-cell table:formula="of:=IF([.C7]=&quot;OLS Model:&quot;;[.G8];&quot;no&quot;)" office:value-type="string" office:string-value="no" calcext:value-type="string">
            <text:p>no</text:p>
          </table:table-cell>
          <table:table-cell table:formula="of:=IF([.C7]=&quot;RF Model:&quot;;[.G8];&quot;no&quot;)" office:value-type="string" office:string-value="no" calcext:value-type="string">
            <text:p>no</text:p>
          </table:table-cell>
          <table:table-cell table:formula="of:=IF([.C7]=&quot;OLS Model:&quot;;IF([.G8]&lt;[.G10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-0.214644409393677" calcext:value-type="float">
            <text:p>-0.215</text:p>
          </table:table-cell>
          <table:table-cell table:style-name="ce19" office:value-type="float" office:value="2.12164105083346" calcext:value-type="float">
            <text:p>2.122</text:p>
          </table:table-cell>
          <table:table-cell table:style-name="ce19" office:value-type="float" office:value="2.5984563064449" calcext:value-type="float">
            <text:p>2.598</text:p>
          </table:table-cell>
          <table:table-cell table:style-name="ce19" office:value-type="float" office:value="0.839279146996228" calcext:value-type="float">
            <text:p>0.839</text:p>
          </table:table-cell>
          <table:table-cell/>
          <table:table-cell table:formula="of:=IF([.C8]=&quot;OLS Model:&quot;;[.E9];&quot;no&quot;)" office:value-type="string" office:string-value="no" calcext:value-type="string">
            <text:p>no</text:p>
          </table:table-cell>
          <table:table-cell table:formula="of:=IF([.C8]=&quot;RF Model:&quot;;[.E9];&quot;no&quot;)" office:value-type="float" office:value="2.12164105083346" calcext:value-type="float">
            <text:p>2,12</text:p>
          </table:table-cell>
          <table:table-cell table:formula="of:=IF([.C8]=&quot;OLS Model:&quot;;[.G9];&quot;no&quot;)" office:value-type="string" office:string-value="no" calcext:value-type="string">
            <text:p>no</text:p>
          </table:table-cell>
          <table:table-cell table:formula="of:=IF([.C8]=&quot;RF Model:&quot;;[.G9];&quot;no&quot;)" office:value-type="float" office:value="0.839279146996228" calcext:value-type="float">
            <text:p>0,84</text:p>
          </table:table-cell>
          <table:table-cell table:formula="of:=IF([.C8]=&quot;OLS Model:&quot;;IF([.G9]&lt;[.G11];1;0);&quot;no&quot;)" office:value-type="string" office:string-value="no" calcext:value-type="string">
            <text:p>no</text:p>
          </table:table-cell>
        </table:table-row>
        <table:table-row table:style-name="ro1">
          <table:covered-table-cell/>
          <table:table-cell table:style-name="ce14" office:value-type="string" calcext:value-type="string" table:number-columns-spanned="1" table:number-rows-spanned="4">
            <text:p>Lhstdev</text:p>
          </table:table-cell>
          <table:table-cell office:value-type="string" calcext:value-type="string">
            <text:p>OLS Model:</text:p>
          </table:table-cell>
          <table:table-cell table:style-name="ce20" office:value-type="string" calcext:value-type="string" table:number-columns-spanned="4" table:number-rows-spanned="1">
            <text:p>B2, B4, B6, B8A, B11, B12 </text:p>
          </table:table-cell>
          <table:covered-table-cell table:number-columns-repeated="3"/>
          <table:table-cell/>
          <table:table-cell table:formula="of:=IF([.C9]=&quot;OLS Model:&quot;;[.E10];&quot;no&quot;)" office:value-type="string" office:string-value="no" calcext:value-type="string">
            <text:p>no</text:p>
          </table:table-cell>
          <table:table-cell table:formula="of:=IF([.C9]=&quot;RF Model:&quot;;[.E10];&quot;no&quot;)" office:value-type="string" office:string-value="no" calcext:value-type="string">
            <text:p>no</text:p>
          </table:table-cell>
          <table:table-cell table:formula="of:=IF([.C9]=&quot;OLS Model:&quot;;[.G10];&quot;no&quot;)" office:value-type="string" office:string-value="no" calcext:value-type="string">
            <text:p>no</text:p>
          </table:table-cell>
          <table:table-cell table:formula="of:=IF([.C9]=&quot;RF Model:&quot;;[.G10];&quot;no&quot;)" office:value-type="string" office:string-value="no" calcext:value-type="string">
            <text:p>no</text:p>
          </table:table-cell>
          <table:table-cell table:formula="of:=IF([.C9]=&quot;OLS Model:&quot;;IF([.G10]&lt;[.G12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0.0189822337171244" calcext:value-type="float">
            <text:p>0.019</text:p>
          </table:table-cell>
          <table:table-cell table:style-name="ce19" office:value-type="float" office:value="0.690990088191359" calcext:value-type="float">
            <text:p>0.691</text:p>
          </table:table-cell>
          <table:table-cell table:style-name="ce19" office:value-type="float" office:value="0.859712943149266" calcext:value-type="float">
            <text:p>0.860</text:p>
          </table:table-cell>
          <table:table-cell table:style-name="ce19" office:value-type="float" office:value="0.827024991245726" calcext:value-type="float">
            <text:p>0.827</text:p>
          </table:table-cell>
          <table:table-cell/>
          <table:table-cell table:formula="of:=IF([.C10]=&quot;OLS Model:&quot;;[.E11];&quot;no&quot;)" office:value-type="float" office:value="0.690990088191359" calcext:value-type="float">
            <text:p>0,69</text:p>
          </table:table-cell>
          <table:table-cell table:formula="of:=IF([.C10]=&quot;RF Model:&quot;;[.E11];&quot;no&quot;)" office:value-type="string" office:string-value="no" calcext:value-type="string">
            <text:p>no</text:p>
          </table:table-cell>
          <table:table-cell table:formula="of:=IF([.C10]=&quot;OLS Model:&quot;;[.G11];&quot;no&quot;)" office:value-type="float" office:value="0.827024991245726" calcext:value-type="float">
            <text:p>0,83</text:p>
          </table:table-cell>
          <table:table-cell table:formula="of:=IF([.C10]=&quot;RF Model:&quot;;[.G11];&quot;no&quot;)" office:value-type="string" office:string-value="no" calcext:value-type="string">
            <text:p>no</text:p>
          </table:table-cell>
          <table:table-cell table:formula="of:=IF([.C10]=&quot;OLS Model:&quot;;IF([.G11]&lt;[.G13];1;0);&quot;no&quot;)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F Model:</text:p>
          </table:table-cell>
          <table:table-cell table:style-name="ce20" office:value-type="string" calcext:value-type="string" table:number-columns-spanned="4" table:number-rows-spanned="1">
            <text:p>S2REP </text:p>
          </table:table-cell>
          <table:covered-table-cell table:number-columns-repeated="3"/>
          <table:table-cell/>
          <table:table-cell table:formula="of:=IF([.C11]=&quot;OLS Model:&quot;;[.E12];&quot;no&quot;)" office:value-type="string" office:string-value="no" calcext:value-type="string">
            <text:p>no</text:p>
          </table:table-cell>
          <table:table-cell table:formula="of:=IF([.C11]=&quot;RF Model:&quot;;[.E12];&quot;no&quot;)" office:value-type="string" office:string-value="no" calcext:value-type="string">
            <text:p>no</text:p>
          </table:table-cell>
          <table:table-cell table:formula="of:=IF([.C11]=&quot;OLS Model:&quot;;[.G12];&quot;no&quot;)" office:value-type="string" office:string-value="no" calcext:value-type="string">
            <text:p>no</text:p>
          </table:table-cell>
          <table:table-cell table:formula="of:=IF([.C11]=&quot;RF Model:&quot;;[.G12];&quot;no&quot;)" office:value-type="string" office:string-value="no" calcext:value-type="string">
            <text:p>no</text:p>
          </table:table-cell>
          <table:table-cell table:formula="of:=IF([.C11]=&quot;OLS Model:&quot;;IF([.G12]&lt;[.G14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-0.264938773876433" calcext:value-type="float">
            <text:p>-0.265</text:p>
          </table:table-cell>
          <table:table-cell table:style-name="ce19" office:value-type="float" office:value="0.856816777207892" calcext:value-type="float">
            <text:p>0.857</text:p>
          </table:table-cell>
          <table:table-cell table:style-name="ce19" office:value-type="float" office:value="1.07996991050668" calcext:value-type="float">
            <text:p>1.080</text:p>
          </table:table-cell>
          <table:table-cell table:style-name="ce19" office:value-type="float" office:value="1.03890736192785" calcext:value-type="float">
            <text:p>1.039</text:p>
          </table:table-cell>
          <table:table-cell/>
          <table:table-cell table:formula="of:=IF([.C12]=&quot;OLS Model:&quot;;[.E13];&quot;no&quot;)" office:value-type="string" office:string-value="no" calcext:value-type="string">
            <text:p>no</text:p>
          </table:table-cell>
          <table:table-cell table:formula="of:=IF([.C12]=&quot;RF Model:&quot;;[.E13];&quot;no&quot;)" office:value-type="float" office:value="0.856816777207892" calcext:value-type="float">
            <text:p>0,86</text:p>
          </table:table-cell>
          <table:table-cell table:formula="of:=IF([.C12]=&quot;OLS Model:&quot;;[.G13];&quot;no&quot;)" office:value-type="string" office:string-value="no" calcext:value-type="string">
            <text:p>no</text:p>
          </table:table-cell>
          <table:table-cell table:formula="of:=IF([.C12]=&quot;RF Model:&quot;;[.G13];&quot;no&quot;)" office:value-type="float" office:value="1.03890736192785" calcext:value-type="float">
            <text:p>1,04</text:p>
          </table:table-cell>
          <table:table-cell table:formula="of:=IF([.C12]=&quot;OLS Model:&quot;;IF([.G13]&lt;[.G15];1;0);&quot;no&quot;)" office:value-type="string" office:string-value="no" calcext:value-type="string">
            <text:p>no</text:p>
          </table:table-cell>
        </table:table-row>
        <table:table-row table:style-name="ro1">
          <table:covered-table-cell/>
          <table:table-cell table:style-name="ce14" office:value-type="string" calcext:value-type="string" table:number-columns-spanned="1" table:number-rows-spanned="4">
            <text:p>Lhmax</text:p>
          </table:table-cell>
          <table:table-cell office:value-type="string" calcext:value-type="string">
            <text:p>OLS Model:</text:p>
          </table:table-cell>
          <table:table-cell table:style-name="ce20" office:value-type="string" calcext:value-type="string" table:number-columns-spanned="4" table:number-rows-spanned="1">
            <text:p>SR58A </text:p>
          </table:table-cell>
          <table:covered-table-cell table:number-columns-repeated="3"/>
          <table:table-cell/>
          <table:table-cell table:formula="of:=IF([.C13]=&quot;OLS Model:&quot;;[.E14];&quot;no&quot;)" office:value-type="string" office:string-value="no" calcext:value-type="string">
            <text:p>no</text:p>
          </table:table-cell>
          <table:table-cell table:formula="of:=IF([.C13]=&quot;RF Model:&quot;;[.E14];&quot;no&quot;)" office:value-type="string" office:string-value="no" calcext:value-type="string">
            <text:p>no</text:p>
          </table:table-cell>
          <table:table-cell table:formula="of:=IF([.C13]=&quot;OLS Model:&quot;;[.G14];&quot;no&quot;)" office:value-type="string" office:string-value="no" calcext:value-type="string">
            <text:p>no</text:p>
          </table:table-cell>
          <table:table-cell table:formula="of:=IF([.C13]=&quot;RF Model:&quot;;[.G14];&quot;no&quot;)" office:value-type="string" office:string-value="no" calcext:value-type="string">
            <text:p>no</text:p>
          </table:table-cell>
          <table:table-cell table:formula="of:=IF([.C13]=&quot;OLS Model:&quot;;IF([.G14]&lt;[.G16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-1.49178083661348" calcext:value-type="float">
            <text:p>-1.492</text:p>
          </table:table-cell>
          <table:table-cell table:style-name="ce19" office:value-type="float" office:value="2.68752311411082" calcext:value-type="float">
            <text:p>2.688</text:p>
          </table:table-cell>
          <table:table-cell table:style-name="ce19" office:value-type="float" office:value="3.40798159346999" calcext:value-type="float">
            <text:p>3.408</text:p>
          </table:table-cell>
          <table:table-cell table:style-name="ce19" office:value-type="float" office:value="0.80423440487837" calcext:value-type="float">
            <text:p>0.804</text:p>
          </table:table-cell>
          <table:table-cell/>
          <table:table-cell table:formula="of:=IF([.C14]=&quot;OLS Model:&quot;;[.E15];&quot;no&quot;)" office:value-type="float" office:value="2.68752311411082" calcext:value-type="float">
            <text:p>2,69</text:p>
          </table:table-cell>
          <table:table-cell table:formula="of:=IF([.C14]=&quot;RF Model:&quot;;[.E15];&quot;no&quot;)" office:value-type="string" office:string-value="no" calcext:value-type="string">
            <text:p>no</text:p>
          </table:table-cell>
          <table:table-cell table:formula="of:=IF([.C14]=&quot;OLS Model:&quot;;[.G15];&quot;no&quot;)" office:value-type="float" office:value="0.80423440487837" calcext:value-type="float">
            <text:p>0,80</text:p>
          </table:table-cell>
          <table:table-cell table:formula="of:=IF([.C14]=&quot;RF Model:&quot;;[.G15];&quot;no&quot;)" office:value-type="string" office:string-value="no" calcext:value-type="string">
            <text:p>no</text:p>
          </table:table-cell>
          <table:table-cell table:formula="of:=IF([.C14]=&quot;OLS Model:&quot;;IF([.G15]&lt;[.G17];1;0);&quot;no&quot;)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F Model:</text:p>
          </table:table-cell>
          <table:table-cell table:style-name="ce20" office:value-type="string" calcext:value-type="string" table:number-columns-spanned="4" table:number-rows-spanned="1">
            <text:p>SR58A </text:p>
          </table:table-cell>
          <table:covered-table-cell table:number-columns-repeated="3"/>
          <table:table-cell/>
          <table:table-cell table:formula="of:=IF([.C15]=&quot;OLS Model:&quot;;[.E16];&quot;no&quot;)" office:value-type="string" office:string-value="no" calcext:value-type="string">
            <text:p>no</text:p>
          </table:table-cell>
          <table:table-cell table:formula="of:=IF([.C15]=&quot;RF Model:&quot;;[.E16];&quot;no&quot;)" office:value-type="string" office:string-value="no" calcext:value-type="string">
            <text:p>no</text:p>
          </table:table-cell>
          <table:table-cell table:formula="of:=IF([.C15]=&quot;OLS Model:&quot;;[.G16];&quot;no&quot;)" office:value-type="string" office:string-value="no" calcext:value-type="string">
            <text:p>no</text:p>
          </table:table-cell>
          <table:table-cell table:formula="of:=IF([.C15]=&quot;RF Model:&quot;;[.G16];&quot;no&quot;)" office:value-type="string" office:string-value="no" calcext:value-type="string">
            <text:p>no</text:p>
          </table:table-cell>
          <table:table-cell table:formula="of:=IF([.C15]=&quot;OLS Model:&quot;;IF([.G16]&lt;[.G18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-1.70949142414432" calcext:value-type="float">
            <text:p>-1.709</text:p>
          </table:table-cell>
          <table:table-cell table:style-name="ce19" office:value-type="float" office:value="2.96514485098756" calcext:value-type="float">
            <text:p>2.965</text:p>
          </table:table-cell>
          <table:table-cell table:style-name="ce19" office:value-type="float" office:value="3.88369440025112" calcext:value-type="float">
            <text:p>3.884</text:p>
          </table:table-cell>
          <table:table-cell table:style-name="ce19" office:value-type="float" office:value="0.916495752412555" calcext:value-type="float">
            <text:p>0.916</text:p>
          </table:table-cell>
          <table:table-cell/>
          <table:table-cell table:formula="of:=IF([.C16]=&quot;OLS Model:&quot;;[.E17];&quot;no&quot;)" office:value-type="string" office:string-value="no" calcext:value-type="string">
            <text:p>no</text:p>
          </table:table-cell>
          <table:table-cell table:formula="of:=IF([.C16]=&quot;RF Model:&quot;;[.E17];&quot;no&quot;)" office:value-type="float" office:value="2.96514485098756" calcext:value-type="float">
            <text:p>2,97</text:p>
          </table:table-cell>
          <table:table-cell table:formula="of:=IF([.C16]=&quot;OLS Model:&quot;;[.G17];&quot;no&quot;)" office:value-type="string" office:string-value="no" calcext:value-type="string">
            <text:p>no</text:p>
          </table:table-cell>
          <table:table-cell table:formula="of:=IF([.C16]=&quot;RF Model:&quot;;[.G17];&quot;no&quot;)" office:value-type="float" office:value="0.916495752412555" calcext:value-type="float">
            <text:p>0,92</text:p>
          </table:table-cell>
          <table:table-cell table:formula="of:=IF([.C16]=&quot;OLS Model:&quot;;IF([.G17]&lt;[.G19];1;0);&quot;no&quot;)" office:value-type="string" office:string-value="no" calcext:value-type="string">
            <text:p>no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16">
            <text:p>Temporal</text:p>
          </table:table-cell>
          <table:table-cell table:style-name="ce14" office:value-type="string" calcext:value-type="string" table:number-columns-spanned="1" table:number-rows-spanned="4">
            <text:p>Lhmean</text:p>
          </table:table-cell>
          <table:table-cell office:value-type="string" calcext:value-type="string">
            <text:p>OLS Model:</text:p>
          </table:table-cell>
          <table:table-cell table:style-name="ce20" office:value-type="string" calcext:value-type="string" table:number-columns-spanned="4" table:number-rows-spanned="1">
            <text:p>B4, B5, B6, B12 </text:p>
          </table:table-cell>
          <table:covered-table-cell table:number-columns-repeated="3"/>
          <table:table-cell/>
          <table:table-cell table:formula="of:=IF([.C17]=&quot;OLS Model:&quot;;[.E18];&quot;no&quot;)" office:value-type="string" office:string-value="no" calcext:value-type="string">
            <text:p>no</text:p>
          </table:table-cell>
          <table:table-cell table:formula="of:=IF([.C17]=&quot;RF Model:&quot;;[.E18];&quot;no&quot;)" office:value-type="string" office:string-value="no" calcext:value-type="string">
            <text:p>no</text:p>
          </table:table-cell>
          <table:table-cell table:formula="of:=IF([.C17]=&quot;OLS Model:&quot;;[.G18];&quot;no&quot;)" office:value-type="string" office:string-value="no" calcext:value-type="string">
            <text:p>no</text:p>
          </table:table-cell>
          <table:table-cell table:formula="of:=IF([.C17]=&quot;RF Model:&quot;;[.G18];&quot;no&quot;)" office:value-type="string" office:string-value="no" calcext:value-type="string">
            <text:p>no</text:p>
          </table:table-cell>
          <table:table-cell table:formula="of:=IF([.C17]=&quot;OLS Model:&quot;;IF([.G18]&lt;[.G20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0.781320152862447" calcext:value-type="float">
            <text:p>0.781</text:p>
          </table:table-cell>
          <table:table-cell table:style-name="ce19" office:value-type="float" office:value="1.79029670888143" calcext:value-type="float">
            <text:p>1.790</text:p>
          </table:table-cell>
          <table:table-cell table:style-name="ce19" office:value-type="float" office:value="2.19316060311307" calcext:value-type="float">
            <text:p>2.193</text:p>
          </table:table-cell>
          <table:table-cell table:style-name="ce19" office:value-type="float" office:value="0.760155501801792" calcext:value-type="float">
            <text:p>0.760</text:p>
          </table:table-cell>
          <table:table-cell/>
          <table:table-cell table:formula="of:=IF([.C18]=&quot;OLS Model:&quot;;[.E19];&quot;no&quot;)" office:value-type="float" office:value="1.79029670888143" calcext:value-type="float">
            <text:p>1,79</text:p>
          </table:table-cell>
          <table:table-cell table:formula="of:=IF([.C18]=&quot;RF Model:&quot;;[.E19];&quot;no&quot;)" office:value-type="string" office:string-value="no" calcext:value-type="string">
            <text:p>no</text:p>
          </table:table-cell>
          <table:table-cell table:formula="of:=IF([.C18]=&quot;OLS Model:&quot;;[.G19];&quot;no&quot;)" office:value-type="float" office:value="0.760155501801792" calcext:value-type="float">
            <text:p>0,76</text:p>
          </table:table-cell>
          <table:table-cell table:formula="of:=IF([.C18]=&quot;RF Model:&quot;;[.G19];&quot;no&quot;)" office:value-type="string" office:string-value="no" calcext:value-type="string">
            <text:p>no</text:p>
          </table:table-cell>
          <table:table-cell table:formula="of:=IF([.C18]=&quot;OLS Model:&quot;;IF([.G19]&lt;[.G21];1;0);&quot;no&quot;)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F Model:</text:p>
          </table:table-cell>
          <table:table-cell table:style-name="ce20" office:value-type="string" calcext:value-type="string" table:number-columns-spanned="4" table:number-rows-spanned="1">
            <text:p>B5, B7, B8A, B11, B12 </text:p>
          </table:table-cell>
          <table:covered-table-cell table:number-columns-repeated="3"/>
          <table:table-cell/>
          <table:table-cell table:formula="of:=IF([.C19]=&quot;OLS Model:&quot;;[.E20];&quot;no&quot;)" office:value-type="string" office:string-value="no" calcext:value-type="string">
            <text:p>no</text:p>
          </table:table-cell>
          <table:table-cell table:formula="of:=IF([.C19]=&quot;RF Model:&quot;;[.E20];&quot;no&quot;)" office:value-type="string" office:string-value="no" calcext:value-type="string">
            <text:p>no</text:p>
          </table:table-cell>
          <table:table-cell table:formula="of:=IF([.C19]=&quot;OLS Model:&quot;;[.G20];&quot;no&quot;)" office:value-type="string" office:string-value="no" calcext:value-type="string">
            <text:p>no</text:p>
          </table:table-cell>
          <table:table-cell table:formula="of:=IF([.C19]=&quot;RF Model:&quot;;[.G20];&quot;no&quot;)" office:value-type="string" office:string-value="no" calcext:value-type="string">
            <text:p>no</text:p>
          </table:table-cell>
          <table:table-cell table:formula="of:=IF([.C19]=&quot;OLS Model:&quot;;IF([.G20]&lt;[.G22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-0.328707341663674" calcext:value-type="float">
            <text:p>-0.329</text:p>
          </table:table-cell>
          <table:table-cell table:style-name="ce19" office:value-type="float" office:value="1.78327076277957" calcext:value-type="float">
            <text:p>1.783</text:p>
          </table:table-cell>
          <table:table-cell table:style-name="ce19" office:value-type="float" office:value="2.24909372236536" calcext:value-type="float">
            <text:p>2.249</text:p>
          </table:table-cell>
          <table:table-cell table:style-name="ce19" office:value-type="float" office:value="0.779542074892799" calcext:value-type="float">
            <text:p>0.780</text:p>
          </table:table-cell>
          <table:table-cell/>
          <table:table-cell table:formula="of:=IF([.C20]=&quot;OLS Model:&quot;;[.E21];&quot;no&quot;)" office:value-type="string" office:string-value="no" calcext:value-type="string">
            <text:p>no</text:p>
          </table:table-cell>
          <table:table-cell table:formula="of:=IF([.C20]=&quot;RF Model:&quot;;[.E21];&quot;no&quot;)" office:value-type="float" office:value="1.78327076277957" calcext:value-type="float">
            <text:p>1,78</text:p>
          </table:table-cell>
          <table:table-cell table:formula="of:=IF([.C20]=&quot;OLS Model:&quot;;[.G21];&quot;no&quot;)" office:value-type="string" office:string-value="no" calcext:value-type="string">
            <text:p>no</text:p>
          </table:table-cell>
          <table:table-cell table:formula="of:=IF([.C20]=&quot;RF Model:&quot;;[.G21];&quot;no&quot;)" office:value-type="float" office:value="0.779542074892799" calcext:value-type="float">
            <text:p>0,78</text:p>
          </table:table-cell>
          <table:table-cell table:formula="of:=IF([.C20]=&quot;OLS Model:&quot;;IF([.G21]&lt;[.G23];1;0);&quot;no&quot;)" office:value-type="string" office:string-value="no" calcext:value-type="string">
            <text:p>no</text:p>
          </table:table-cell>
        </table:table-row>
        <table:table-row table:style-name="ro1">
          <table:covered-table-cell/>
          <table:table-cell table:style-name="ce14" office:value-type="string" calcext:value-type="string" table:number-columns-spanned="1" table:number-rows-spanned="4">
            <text:p>Lhmedian</text:p>
          </table:table-cell>
          <table:table-cell office:value-type="string" calcext:value-type="string">
            <text:p>OLS Model:</text:p>
          </table:table-cell>
          <table:table-cell table:style-name="ce20" office:value-type="string" calcext:value-type="string" table:number-columns-spanned="4" table:number-rows-spanned="1">
            <text:p>B4, B5, B6, B12 </text:p>
          </table:table-cell>
          <table:covered-table-cell table:number-columns-repeated="3"/>
          <table:table-cell/>
          <table:table-cell table:formula="of:=IF([.C21]=&quot;OLS Model:&quot;;[.E22];&quot;no&quot;)" office:value-type="string" office:string-value="no" calcext:value-type="string">
            <text:p>no</text:p>
          </table:table-cell>
          <table:table-cell table:formula="of:=IF([.C21]=&quot;RF Model:&quot;;[.E22];&quot;no&quot;)" office:value-type="string" office:string-value="no" calcext:value-type="string">
            <text:p>no</text:p>
          </table:table-cell>
          <table:table-cell table:formula="of:=IF([.C21]=&quot;OLS Model:&quot;;[.G22];&quot;no&quot;)" office:value-type="string" office:string-value="no" calcext:value-type="string">
            <text:p>no</text:p>
          </table:table-cell>
          <table:table-cell table:formula="of:=IF([.C21]=&quot;RF Model:&quot;;[.G22];&quot;no&quot;)" office:value-type="string" office:string-value="no" calcext:value-type="string">
            <text:p>no</text:p>
          </table:table-cell>
          <table:table-cell table:formula="of:=IF([.C21]=&quot;OLS Model:&quot;;IF([.G22]&lt;[.G24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0.99871707877632" calcext:value-type="float">
            <text:p>0.999</text:p>
          </table:table-cell>
          <table:table-cell table:style-name="ce19" office:value-type="float" office:value="2.0072213295293" calcext:value-type="float">
            <text:p>2.007</text:p>
          </table:table-cell>
          <table:table-cell table:style-name="ce19" office:value-type="float" office:value="2.41886458305053" calcext:value-type="float">
            <text:p>2.419</text:p>
          </table:table-cell>
          <table:table-cell table:style-name="ce19" office:value-type="float" office:value="0.781272557451444" calcext:value-type="float">
            <text:p>0.781</text:p>
          </table:table-cell>
          <table:table-cell/>
          <table:table-cell table:formula="of:=IF([.C22]=&quot;OLS Model:&quot;;[.E23];&quot;no&quot;)" office:value-type="float" office:value="2.0072213295293" calcext:value-type="float">
            <text:p>2,01</text:p>
          </table:table-cell>
          <table:table-cell table:formula="of:=IF([.C22]=&quot;RF Model:&quot;;[.E23];&quot;no&quot;)" office:value-type="string" office:string-value="no" calcext:value-type="string">
            <text:p>no</text:p>
          </table:table-cell>
          <table:table-cell table:formula="of:=IF([.C22]=&quot;OLS Model:&quot;;[.G23];&quot;no&quot;)" office:value-type="float" office:value="0.781272557451444" calcext:value-type="float">
            <text:p>0,78</text:p>
          </table:table-cell>
          <table:table-cell table:formula="of:=IF([.C22]=&quot;RF Model:&quot;;[.G23];&quot;no&quot;)" office:value-type="string" office:string-value="no" calcext:value-type="string">
            <text:p>no</text:p>
          </table:table-cell>
          <table:table-cell table:formula="of:=IF([.C22]=&quot;OLS Model:&quot;;IF([.G23]&lt;[.G25];1;0);&quot;no&quot;)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F Model:</text:p>
          </table:table-cell>
          <table:table-cell table:style-name="ce20" office:value-type="string" calcext:value-type="string" table:number-columns-spanned="4" table:number-rows-spanned="1">
            <text:p>B5, B6, B7, B12 </text:p>
          </table:table-cell>
          <table:covered-table-cell table:number-columns-repeated="3"/>
          <table:table-cell/>
          <table:table-cell table:formula="of:=IF([.C23]=&quot;OLS Model:&quot;;[.E24];&quot;no&quot;)" office:value-type="string" office:string-value="no" calcext:value-type="string">
            <text:p>no</text:p>
          </table:table-cell>
          <table:table-cell table:formula="of:=IF([.C23]=&quot;RF Model:&quot;;[.E24];&quot;no&quot;)" office:value-type="string" office:string-value="no" calcext:value-type="string">
            <text:p>no</text:p>
          </table:table-cell>
          <table:table-cell table:formula="of:=IF([.C23]=&quot;OLS Model:&quot;;[.G24];&quot;no&quot;)" office:value-type="string" office:string-value="no" calcext:value-type="string">
            <text:p>no</text:p>
          </table:table-cell>
          <table:table-cell table:formula="of:=IF([.C23]=&quot;RF Model:&quot;;[.G24];&quot;no&quot;)" office:value-type="string" office:string-value="no" calcext:value-type="string">
            <text:p>no</text:p>
          </table:table-cell>
          <table:table-cell table:formula="of:=IF([.C23]=&quot;OLS Model:&quot;;IF([.G24]&lt;[.G26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-0.248773854678217" calcext:value-type="float">
            <text:p>-0.249</text:p>
          </table:table-cell>
          <table:table-cell table:style-name="ce19" office:value-type="float" office:value="1.82462996035162" calcext:value-type="float">
            <text:p>1.825</text:p>
          </table:table-cell>
          <table:table-cell table:style-name="ce19" office:value-type="float" office:value="2.35334082421919" calcext:value-type="float">
            <text:p>2.353</text:p>
          </table:table-cell>
          <table:table-cell table:style-name="ce19" office:value-type="float" office:value="0.760108944161677" calcext:value-type="float">
            <text:p>0.760</text:p>
          </table:table-cell>
          <table:table-cell/>
          <table:table-cell table:formula="of:=IF([.C24]=&quot;OLS Model:&quot;;[.E25];&quot;no&quot;)" office:value-type="string" office:string-value="no" calcext:value-type="string">
            <text:p>no</text:p>
          </table:table-cell>
          <table:table-cell table:formula="of:=IF([.C24]=&quot;RF Model:&quot;;[.E25];&quot;no&quot;)" office:value-type="float" office:value="1.82462996035162" calcext:value-type="float">
            <text:p>1,82</text:p>
          </table:table-cell>
          <table:table-cell table:formula="of:=IF([.C24]=&quot;OLS Model:&quot;;[.G25];&quot;no&quot;)" office:value-type="string" office:string-value="no" calcext:value-type="string">
            <text:p>no</text:p>
          </table:table-cell>
          <table:table-cell table:formula="of:=IF([.C24]=&quot;RF Model:&quot;;[.G25];&quot;no&quot;)" office:value-type="float" office:value="0.760108944161677" calcext:value-type="float">
            <text:p>0,76</text:p>
          </table:table-cell>
          <table:table-cell table:formula="of:=IF([.C24]=&quot;OLS Model:&quot;;IF([.G25]&lt;[.G27];1;0);&quot;no&quot;)" office:value-type="string" office:string-value="no" calcext:value-type="string">
            <text:p>no</text:p>
          </table:table-cell>
        </table:table-row>
        <table:table-row table:style-name="ro1">
          <table:covered-table-cell/>
          <table:table-cell table:style-name="ce14" office:value-type="string" calcext:value-type="string" table:number-columns-spanned="1" table:number-rows-spanned="4">
            <text:p>Lhstdev</text:p>
          </table:table-cell>
          <table:table-cell office:value-type="string" calcext:value-type="string">
            <text:p>OLS Model:</text:p>
          </table:table-cell>
          <table:table-cell table:style-name="ce20" office:value-type="string" calcext:value-type="string" table:number-columns-spanned="4" table:number-rows-spanned="1">
            <text:p>B2, B3, B5, B6, B11, B12 </text:p>
          </table:table-cell>
          <table:covered-table-cell table:number-columns-repeated="3"/>
          <table:table-cell/>
          <table:table-cell table:formula="of:=IF([.C25]=&quot;OLS Model:&quot;;[.E26];&quot;no&quot;)" office:value-type="string" office:string-value="no" calcext:value-type="string">
            <text:p>no</text:p>
          </table:table-cell>
          <table:table-cell table:formula="of:=IF([.C25]=&quot;RF Model:&quot;;[.E26];&quot;no&quot;)" office:value-type="string" office:string-value="no" calcext:value-type="string">
            <text:p>no</text:p>
          </table:table-cell>
          <table:table-cell table:formula="of:=IF([.C25]=&quot;OLS Model:&quot;;[.G26];&quot;no&quot;)" office:value-type="string" office:string-value="no" calcext:value-type="string">
            <text:p>no</text:p>
          </table:table-cell>
          <table:table-cell table:formula="of:=IF([.C25]=&quot;RF Model:&quot;;[.G26];&quot;no&quot;)" office:value-type="string" office:string-value="no" calcext:value-type="string">
            <text:p>no</text:p>
          </table:table-cell>
          <table:table-cell table:formula="of:=IF([.C25]=&quot;OLS Model:&quot;;IF([.G26]&lt;[.G28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0.139206329621489" calcext:value-type="float">
            <text:p>0.139</text:p>
          </table:table-cell>
          <table:table-cell table:style-name="ce19" office:value-type="float" office:value="0.660399579728463" calcext:value-type="float">
            <text:p>0.660</text:p>
          </table:table-cell>
          <table:table-cell table:style-name="ce19" office:value-type="float" office:value="0.830473670606489" calcext:value-type="float">
            <text:p>0.830</text:p>
          </table:table-cell>
          <table:table-cell table:style-name="ce19" office:value-type="float" office:value="0.798897452499898" calcext:value-type="float">
            <text:p>0.799</text:p>
          </table:table-cell>
          <table:table-cell/>
          <table:table-cell table:formula="of:=IF([.C26]=&quot;OLS Model:&quot;;[.E27];&quot;no&quot;)" office:value-type="float" office:value="0.660399579728463" calcext:value-type="float">
            <text:p>0,66</text:p>
          </table:table-cell>
          <table:table-cell table:formula="of:=IF([.C26]=&quot;RF Model:&quot;;[.E27];&quot;no&quot;)" office:value-type="string" office:string-value="no" calcext:value-type="string">
            <text:p>no</text:p>
          </table:table-cell>
          <table:table-cell table:formula="of:=IF([.C26]=&quot;OLS Model:&quot;;[.G27];&quot;no&quot;)" office:value-type="float" office:value="0.798897452499898" calcext:value-type="float">
            <text:p>0,80</text:p>
          </table:table-cell>
          <table:table-cell table:formula="of:=IF([.C26]=&quot;RF Model:&quot;;[.G27];&quot;no&quot;)" office:value-type="string" office:string-value="no" calcext:value-type="string">
            <text:p>no</text:p>
          </table:table-cell>
          <table:table-cell table:formula="of:=IF([.C26]=&quot;OLS Model:&quot;;IF([.G27]&lt;[.G29];1;0);&quot;no&quot;)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F Model:</text:p>
          </table:table-cell>
          <table:table-cell table:style-name="ce20" office:value-type="string" calcext:value-type="string" table:number-columns-spanned="4" table:number-rows-spanned="1">
            <text:p>B2, B5, B8A, B11, B12 </text:p>
          </table:table-cell>
          <table:covered-table-cell table:number-columns-repeated="3"/>
          <table:table-cell/>
          <table:table-cell table:formula="of:=IF([.C27]=&quot;OLS Model:&quot;;[.E28];&quot;no&quot;)" office:value-type="string" office:string-value="no" calcext:value-type="string">
            <text:p>no</text:p>
          </table:table-cell>
          <table:table-cell table:formula="of:=IF([.C27]=&quot;RF Model:&quot;;[.E28];&quot;no&quot;)" office:value-type="string" office:string-value="no" calcext:value-type="string">
            <text:p>no</text:p>
          </table:table-cell>
          <table:table-cell table:formula="of:=IF([.C27]=&quot;OLS Model:&quot;;[.G28];&quot;no&quot;)" office:value-type="string" office:string-value="no" calcext:value-type="string">
            <text:p>no</text:p>
          </table:table-cell>
          <table:table-cell table:formula="of:=IF([.C27]=&quot;RF Model:&quot;;[.G28];&quot;no&quot;)" office:value-type="string" office:string-value="no" calcext:value-type="string">
            <text:p>no</text:p>
          </table:table-cell>
          <table:table-cell table:formula="of:=IF([.C27]=&quot;OLS Model:&quot;;IF([.G28]&lt;[.G30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0.240412578734325" calcext:value-type="float">
            <text:p>0.240</text:p>
          </table:table-cell>
          <table:table-cell table:style-name="ce19" office:value-type="float" office:value="0.747043389582" calcext:value-type="float">
            <text:p>0.747</text:p>
          </table:table-cell>
          <table:table-cell table:style-name="ce19" office:value-type="float" office:value="0.935097129307586" calcext:value-type="float">
            <text:p>0.935</text:p>
          </table:table-cell>
          <table:table-cell table:style-name="ce19" office:value-type="float" office:value="0.899542924579698" calcext:value-type="float">
            <text:p>0.900</text:p>
          </table:table-cell>
          <table:table-cell/>
          <table:table-cell table:formula="of:=IF([.C28]=&quot;OLS Model:&quot;;[.E29];&quot;no&quot;)" office:value-type="string" office:string-value="no" calcext:value-type="string">
            <text:p>no</text:p>
          </table:table-cell>
          <table:table-cell table:formula="of:=IF([.C28]=&quot;RF Model:&quot;;[.E29];&quot;no&quot;)" office:value-type="float" office:value="0.747043389582" calcext:value-type="float">
            <text:p>0,75</text:p>
          </table:table-cell>
          <table:table-cell table:formula="of:=IF([.C28]=&quot;OLS Model:&quot;;[.G29];&quot;no&quot;)" office:value-type="string" office:string-value="no" calcext:value-type="string">
            <text:p>no</text:p>
          </table:table-cell>
          <table:table-cell table:formula="of:=IF([.C28]=&quot;RF Model:&quot;;[.G29];&quot;no&quot;)" office:value-type="float" office:value="0.899542924579698" calcext:value-type="float">
            <text:p>0,90</text:p>
          </table:table-cell>
          <table:table-cell table:formula="of:=IF([.C28]=&quot;OLS Model:&quot;;IF([.G29]&lt;[.G31];1;0);&quot;no&quot;)" office:value-type="string" office:string-value="no" calcext:value-type="string">
            <text:p>no</text:p>
          </table:table-cell>
        </table:table-row>
        <table:table-row table:style-name="ro1">
          <table:covered-table-cell/>
          <table:table-cell table:style-name="ce14" office:value-type="string" calcext:value-type="string" table:number-columns-spanned="1" table:number-rows-spanned="4">
            <text:p>Lhmax</text:p>
          </table:table-cell>
          <table:table-cell office:value-type="string" calcext:value-type="string">
            <text:p>OLS Model:</text:p>
          </table:table-cell>
          <table:table-cell table:style-name="ce20" office:value-type="string" calcext:value-type="string" table:number-columns-spanned="4" table:number-rows-spanned="1">
            <text:p>B5, B6, B7, B8A, B11, B12 </text:p>
          </table:table-cell>
          <table:covered-table-cell table:number-columns-repeated="3"/>
          <table:table-cell/>
          <table:table-cell table:formula="of:=IF([.C29]=&quot;OLS Model:&quot;;[.E30];&quot;no&quot;)" office:value-type="string" office:string-value="no" calcext:value-type="string">
            <text:p>no</text:p>
          </table:table-cell>
          <table:table-cell table:formula="of:=IF([.C29]=&quot;RF Model:&quot;;[.E30];&quot;no&quot;)" office:value-type="string" office:string-value="no" calcext:value-type="string">
            <text:p>no</text:p>
          </table:table-cell>
          <table:table-cell table:formula="of:=IF([.C29]=&quot;OLS Model:&quot;;[.G30];&quot;no&quot;)" office:value-type="string" office:string-value="no" calcext:value-type="string">
            <text:p>no</text:p>
          </table:table-cell>
          <table:table-cell table:formula="of:=IF([.C29]=&quot;RF Model:&quot;;[.G30];&quot;no&quot;)" office:value-type="string" office:string-value="no" calcext:value-type="string">
            <text:p>no</text:p>
          </table:table-cell>
          <table:table-cell table:formula="of:=IF([.C29]=&quot;OLS Model:&quot;;IF([.G30]&lt;[.G32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-0.572287319406444" calcext:value-type="float">
            <text:p>-0.572</text:p>
          </table:table-cell>
          <table:table-cell table:style-name="ce19" office:value-type="float" office:value="2.5742610894884" calcext:value-type="float">
            <text:p>2.574</text:p>
          </table:table-cell>
          <table:table-cell table:style-name="ce19" office:value-type="float" office:value="3.21832389918311" calcext:value-type="float">
            <text:p>3.218</text:p>
          </table:table-cell>
          <table:table-cell table:style-name="ce19" office:value-type="float" office:value="0.759477929905714" calcext:value-type="float">
            <text:p>0.759</text:p>
          </table:table-cell>
          <table:table-cell/>
          <table:table-cell table:formula="of:=IF([.C30]=&quot;OLS Model:&quot;;[.E31];&quot;no&quot;)" office:value-type="float" office:value="2.5742610894884" calcext:value-type="float">
            <text:p>2,57</text:p>
          </table:table-cell>
          <table:table-cell table:formula="of:=IF([.C30]=&quot;RF Model:&quot;;[.E31];&quot;no&quot;)" office:value-type="string" office:string-value="no" calcext:value-type="string">
            <text:p>no</text:p>
          </table:table-cell>
          <table:table-cell table:formula="of:=IF([.C30]=&quot;OLS Model:&quot;;[.G31];&quot;no&quot;)" office:value-type="float" office:value="0.759477929905714" calcext:value-type="float">
            <text:p>0,76</text:p>
          </table:table-cell>
          <table:table-cell table:formula="of:=IF([.C30]=&quot;RF Model:&quot;;[.G31];&quot;no&quot;)" office:value-type="string" office:string-value="no" calcext:value-type="string">
            <text:p>no</text:p>
          </table:table-cell>
          <table:table-cell table:formula="of:=IF([.C30]=&quot;OLS Model:&quot;;IF([.G31]&lt;[.G33];1;0);&quot;no&quot;)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F Model:</text:p>
          </table:table-cell>
          <table:table-cell table:style-name="ce20" office:value-type="string" calcext:value-type="string" table:number-columns-spanned="4" table:number-rows-spanned="1">
            <text:p>B4, B5, B7, B8A, B11 </text:p>
          </table:table-cell>
          <table:covered-table-cell table:number-columns-repeated="3"/>
          <table:table-cell/>
          <table:table-cell table:formula="of:=IF([.C31]=&quot;OLS Model:&quot;;[.E32];&quot;no&quot;)" office:value-type="string" office:string-value="no" calcext:value-type="string">
            <text:p>no</text:p>
          </table:table-cell>
          <table:table-cell table:formula="of:=IF([.C31]=&quot;RF Model:&quot;;[.E32];&quot;no&quot;)" office:value-type="string" office:string-value="no" calcext:value-type="string">
            <text:p>no</text:p>
          </table:table-cell>
          <table:table-cell table:formula="of:=IF([.C31]=&quot;OLS Model:&quot;;[.G32];&quot;no&quot;)" office:value-type="string" office:string-value="no" calcext:value-type="string">
            <text:p>no</text:p>
          </table:table-cell>
          <table:table-cell table:formula="of:=IF([.C31]=&quot;RF Model:&quot;;[.G32];&quot;no&quot;)" office:value-type="string" office:string-value="no" calcext:value-type="string">
            <text:p>no</text:p>
          </table:table-cell>
          <table:table-cell table:formula="of:=IF([.C31]=&quot;OLS Model:&quot;;IF([.G32]&lt;[.G34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-0.0871460552254101" calcext:value-type="float">
            <text:p>-0.087</text:p>
          </table:table-cell>
          <table:table-cell table:style-name="ce19" office:value-type="float" office:value="2.80902713906757" calcext:value-type="float">
            <text:p>2.809</text:p>
          </table:table-cell>
          <table:table-cell table:style-name="ce19" office:value-type="float" office:value="3.44158432051532" calcext:value-type="float">
            <text:p>3.442</text:p>
          </table:table-cell>
          <table:table-cell table:style-name="ce19" office:value-type="float" office:value="0.812164162844015" calcext:value-type="float">
            <text:p>0.812</text:p>
          </table:table-cell>
          <table:table-cell/>
          <table:table-cell table:formula="of:=IF([.C32]=&quot;OLS Model:&quot;;[.E33];&quot;no&quot;)" office:value-type="string" office:string-value="no" calcext:value-type="string">
            <text:p>no</text:p>
          </table:table-cell>
          <table:table-cell table:formula="of:=IF([.C32]=&quot;RF Model:&quot;;[.E33];&quot;no&quot;)" office:value-type="float" office:value="2.80902713906757" calcext:value-type="float">
            <text:p>2,81</text:p>
          </table:table-cell>
          <table:table-cell table:formula="of:=IF([.C32]=&quot;OLS Model:&quot;;[.G33];&quot;no&quot;)" office:value-type="string" office:string-value="no" calcext:value-type="string">
            <text:p>no</text:p>
          </table:table-cell>
          <table:table-cell table:formula="of:=IF([.C32]=&quot;RF Model:&quot;;[.G33];&quot;no&quot;)" office:value-type="float" office:value="0.812164162844015" calcext:value-type="float">
            <text:p>0,81</text:p>
          </table:table-cell>
          <table:table-cell table:formula="of:=IF([.C32]=&quot;OLS Model:&quot;;IF([.G33]&lt;[.G35];1;0);&quot;no&quot;)" office:value-type="string" office:string-value="no" calcext:value-type="string">
            <text:p>no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16">
            <text:p>Spatial and Temporal</text:p>
          </table:table-cell>
          <table:table-cell table:style-name="ce14" office:value-type="string" calcext:value-type="string" table:number-columns-spanned="1" table:number-rows-spanned="4">
            <text:p>Lhmean</text:p>
          </table:table-cell>
          <table:table-cell office:value-type="string" calcext:value-type="string">
            <text:p>OLS Model:</text:p>
          </table:table-cell>
          <table:table-cell table:style-name="ce20" office:value-type="string" calcext:value-type="string" table:number-columns-spanned="4" table:number-rows-spanned="1">
            <text:p>ND58A </text:p>
          </table:table-cell>
          <table:covered-table-cell table:number-columns-repeated="3"/>
          <table:table-cell/>
          <table:table-cell table:formula="of:=IF([.C33]=&quot;OLS Model:&quot;;[.E34];&quot;no&quot;)" office:value-type="string" office:string-value="no" calcext:value-type="string">
            <text:p>no</text:p>
          </table:table-cell>
          <table:table-cell table:formula="of:=IF([.C33]=&quot;RF Model:&quot;;[.E34];&quot;no&quot;)" office:value-type="string" office:string-value="no" calcext:value-type="string">
            <text:p>no</text:p>
          </table:table-cell>
          <table:table-cell table:formula="of:=IF([.C33]=&quot;OLS Model:&quot;;[.G34];&quot;no&quot;)" office:value-type="string" office:string-value="no" calcext:value-type="string">
            <text:p>no</text:p>
          </table:table-cell>
          <table:table-cell table:formula="of:=IF([.C33]=&quot;RF Model:&quot;;[.G34];&quot;no&quot;)" office:value-type="string" office:string-value="no" calcext:value-type="string">
            <text:p>no</text:p>
          </table:table-cell>
          <table:table-cell table:formula="of:=IF([.C33]=&quot;OLS Model:&quot;;IF([.G34]&lt;[.G36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-0.898119367854699" calcext:value-type="float">
            <text:p>-0.898</text:p>
          </table:table-cell>
          <table:table-cell table:style-name="ce19" office:value-type="float" office:value="1.94320755655547" calcext:value-type="float">
            <text:p>1.943</text:p>
          </table:table-cell>
          <table:table-cell table:style-name="ce19" office:value-type="float" office:value="2.43507056732774" calcext:value-type="float">
            <text:p>2.435</text:p>
          </table:table-cell>
          <table:table-cell table:style-name="ce19" office:value-type="float" office:value="0.844002161265506" calcext:value-type="float">
            <text:p>0.844</text:p>
          </table:table-cell>
          <table:table-cell/>
          <table:table-cell table:formula="of:=IF([.C34]=&quot;OLS Model:&quot;;[.E35];&quot;no&quot;)" office:value-type="float" office:value="1.94320755655547" calcext:value-type="float">
            <text:p>1,94</text:p>
          </table:table-cell>
          <table:table-cell table:formula="of:=IF([.C34]=&quot;RF Model:&quot;;[.E35];&quot;no&quot;)" office:value-type="string" office:string-value="no" calcext:value-type="string">
            <text:p>no</text:p>
          </table:table-cell>
          <table:table-cell table:formula="of:=IF([.C34]=&quot;OLS Model:&quot;;[.G35];&quot;no&quot;)" office:value-type="float" office:value="0.844002161265506" calcext:value-type="float">
            <text:p>0,84</text:p>
          </table:table-cell>
          <table:table-cell table:formula="of:=IF([.C34]=&quot;RF Model:&quot;;[.G35];&quot;no&quot;)" office:value-type="string" office:string-value="no" calcext:value-type="string">
            <text:p>no</text:p>
          </table:table-cell>
          <table:table-cell table:formula="of:=IF([.C34]=&quot;OLS Model:&quot;;IF([.G35]&lt;[.G37];1;0);&quot;no&quot;)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F Model:</text:p>
          </table:table-cell>
          <table:table-cell table:style-name="ce20" office:value-type="string" calcext:value-type="string" table:number-columns-spanned="4" table:number-rows-spanned="1">
            <text:p>S2REP </text:p>
          </table:table-cell>
          <table:covered-table-cell table:number-columns-repeated="3"/>
          <table:table-cell/>
          <table:table-cell table:formula="of:=IF([.C35]=&quot;OLS Model:&quot;;[.E36];&quot;no&quot;)" office:value-type="string" office:string-value="no" calcext:value-type="string">
            <text:p>no</text:p>
          </table:table-cell>
          <table:table-cell table:formula="of:=IF([.C35]=&quot;RF Model:&quot;;[.E36];&quot;no&quot;)" office:value-type="string" office:string-value="no" calcext:value-type="string">
            <text:p>no</text:p>
          </table:table-cell>
          <table:table-cell table:formula="of:=IF([.C35]=&quot;OLS Model:&quot;;[.G36];&quot;no&quot;)" office:value-type="string" office:string-value="no" calcext:value-type="string">
            <text:p>no</text:p>
          </table:table-cell>
          <table:table-cell table:formula="of:=IF([.C35]=&quot;RF Model:&quot;;[.G36];&quot;no&quot;)" office:value-type="string" office:string-value="no" calcext:value-type="string">
            <text:p>no</text:p>
          </table:table-cell>
          <table:table-cell table:formula="of:=IF([.C35]=&quot;OLS Model:&quot;;IF([.G36]&lt;[.G38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0.0409605707491894" calcext:value-type="float">
            <text:p>0.041</text:p>
          </table:table-cell>
          <table:table-cell table:style-name="ce19" office:value-type="float" office:value="2.01153189295373" calcext:value-type="float">
            <text:p>2.012</text:p>
          </table:table-cell>
          <table:table-cell table:style-name="ce19" office:value-type="float" office:value="2.52259668781366" calcext:value-type="float">
            <text:p>2.523</text:p>
          </table:table-cell>
          <table:table-cell table:style-name="ce19" office:value-type="float" office:value="0.874338955545098" calcext:value-type="float">
            <text:p>0.874</text:p>
          </table:table-cell>
          <table:table-cell/>
          <table:table-cell table:formula="of:=IF([.C36]=&quot;OLS Model:&quot;;[.E37];&quot;no&quot;)" office:value-type="string" office:string-value="no" calcext:value-type="string">
            <text:p>no</text:p>
          </table:table-cell>
          <table:table-cell table:formula="of:=IF([.C36]=&quot;RF Model:&quot;;[.E37];&quot;no&quot;)" office:value-type="float" office:value="2.01153189295373" calcext:value-type="float">
            <text:p>2,01</text:p>
          </table:table-cell>
          <table:table-cell table:formula="of:=IF([.C36]=&quot;OLS Model:&quot;;[.G37];&quot;no&quot;)" office:value-type="string" office:string-value="no" calcext:value-type="string">
            <text:p>no</text:p>
          </table:table-cell>
          <table:table-cell table:formula="of:=IF([.C36]=&quot;RF Model:&quot;;[.G37];&quot;no&quot;)" office:value-type="float" office:value="0.874338955545098" calcext:value-type="float">
            <text:p>0,87</text:p>
          </table:table-cell>
          <table:table-cell table:formula="of:=IF([.C36]=&quot;OLS Model:&quot;;IF([.G37]&lt;[.G39];1;0);&quot;no&quot;)" office:value-type="string" office:string-value="no" calcext:value-type="string">
            <text:p>no</text:p>
          </table:table-cell>
        </table:table-row>
        <table:table-row table:style-name="ro1">
          <table:covered-table-cell/>
          <table:table-cell table:style-name="ce14" office:value-type="string" calcext:value-type="string" table:number-columns-spanned="1" table:number-rows-spanned="4">
            <text:p>Lhmedian</text:p>
          </table:table-cell>
          <table:table-cell office:value-type="string" calcext:value-type="string">
            <text:p>OLS Model:</text:p>
          </table:table-cell>
          <table:table-cell table:style-name="ce20" office:value-type="string" calcext:value-type="string" table:number-columns-spanned="4" table:number-rows-spanned="1">
            <text:p>ND58A </text:p>
          </table:table-cell>
          <table:covered-table-cell table:number-columns-repeated="3"/>
          <table:table-cell/>
          <table:table-cell table:formula="of:=IF([.C37]=&quot;OLS Model:&quot;;[.E38];&quot;no&quot;)" office:value-type="string" office:string-value="no" calcext:value-type="string">
            <text:p>no</text:p>
          </table:table-cell>
          <table:table-cell table:formula="of:=IF([.C37]=&quot;RF Model:&quot;;[.E38];&quot;no&quot;)" office:value-type="string" office:string-value="no" calcext:value-type="string">
            <text:p>no</text:p>
          </table:table-cell>
          <table:table-cell table:formula="of:=IF([.C37]=&quot;OLS Model:&quot;;[.G38];&quot;no&quot;)" office:value-type="string" office:string-value="no" calcext:value-type="string">
            <text:p>no</text:p>
          </table:table-cell>
          <table:table-cell table:formula="of:=IF([.C37]=&quot;RF Model:&quot;;[.G38];&quot;no&quot;)" office:value-type="string" office:string-value="no" calcext:value-type="string">
            <text:p>no</text:p>
          </table:table-cell>
          <table:table-cell table:formula="of:=IF([.C37]=&quot;OLS Model:&quot;;IF([.G38]&lt;[.G40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-1.03850950595886" calcext:value-type="float">
            <text:p>-1.039</text:p>
          </table:table-cell>
          <table:table-cell table:style-name="ce19" office:value-type="float" office:value="2.10770847590209" calcext:value-type="float">
            <text:p>2.108</text:p>
          </table:table-cell>
          <table:table-cell table:style-name="ce19" office:value-type="float" office:value="2.64324555273078" calcext:value-type="float">
            <text:p>2.643</text:p>
          </table:table-cell>
          <table:table-cell table:style-name="ce19" office:value-type="float" office:value="0.853745690198893" calcext:value-type="float">
            <text:p>0.854</text:p>
          </table:table-cell>
          <table:table-cell/>
          <table:table-cell table:formula="of:=IF([.C38]=&quot;OLS Model:&quot;;[.E39];&quot;no&quot;)" office:value-type="float" office:value="2.10770847590209" calcext:value-type="float">
            <text:p>2,11</text:p>
          </table:table-cell>
          <table:table-cell table:formula="of:=IF([.C38]=&quot;RF Model:&quot;;[.E39];&quot;no&quot;)" office:value-type="string" office:string-value="no" calcext:value-type="string">
            <text:p>no</text:p>
          </table:table-cell>
          <table:table-cell table:formula="of:=IF([.C38]=&quot;OLS Model:&quot;;[.G39];&quot;no&quot;)" office:value-type="float" office:value="0.853745690198893" calcext:value-type="float">
            <text:p>0,85</text:p>
          </table:table-cell>
          <table:table-cell table:formula="of:=IF([.C38]=&quot;RF Model:&quot;;[.G39];&quot;no&quot;)" office:value-type="string" office:string-value="no" calcext:value-type="string">
            <text:p>no</text:p>
          </table:table-cell>
          <table:table-cell table:formula="of:=IF([.C38]=&quot;OLS Model:&quot;;IF([.G39]&lt;[.G41];1;0);&quot;no&quot;)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F Model:</text:p>
          </table:table-cell>
          <table:table-cell table:style-name="ce20" office:value-type="string" calcext:value-type="string" table:number-columns-spanned="4" table:number-rows-spanned="1">
            <text:p>S2REP </text:p>
          </table:table-cell>
          <table:covered-table-cell table:number-columns-repeated="3"/>
          <table:table-cell/>
          <table:table-cell table:formula="of:=IF([.C39]=&quot;OLS Model:&quot;;[.E40];&quot;no&quot;)" office:value-type="string" office:string-value="no" calcext:value-type="string">
            <text:p>no</text:p>
          </table:table-cell>
          <table:table-cell table:formula="of:=IF([.C39]=&quot;RF Model:&quot;;[.E40];&quot;no&quot;)" office:value-type="string" office:string-value="no" calcext:value-type="string">
            <text:p>no</text:p>
          </table:table-cell>
          <table:table-cell table:formula="of:=IF([.C39]=&quot;OLS Model:&quot;;[.G40];&quot;no&quot;)" office:value-type="string" office:string-value="no" calcext:value-type="string">
            <text:p>no</text:p>
          </table:table-cell>
          <table:table-cell table:formula="of:=IF([.C39]=&quot;RF Model:&quot;;[.G40];&quot;no&quot;)" office:value-type="string" office:string-value="no" calcext:value-type="string">
            <text:p>no</text:p>
          </table:table-cell>
          <table:table-cell table:formula="of:=IF([.C39]=&quot;OLS Model:&quot;;IF([.G40]&lt;[.G42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-0.00876509722578522" calcext:value-type="float">
            <text:p>-0.009</text:p>
          </table:table-cell>
          <table:table-cell table:style-name="ce19" office:value-type="float" office:value="2.16295655259411" calcext:value-type="float">
            <text:p>2.163</text:p>
          </table:table-cell>
          <table:table-cell table:style-name="ce19" office:value-type="float" office:value="2.71132877110997" calcext:value-type="float">
            <text:p>2.711</text:p>
          </table:table-cell>
          <table:table-cell table:style-name="ce19" office:value-type="float" office:value="0.875735987016398" calcext:value-type="float">
            <text:p>0.876</text:p>
          </table:table-cell>
          <table:table-cell/>
          <table:table-cell table:formula="of:=IF([.C40]=&quot;OLS Model:&quot;;[.E41];&quot;no&quot;)" office:value-type="string" office:string-value="no" calcext:value-type="string">
            <text:p>no</text:p>
          </table:table-cell>
          <table:table-cell table:formula="of:=IF([.C40]=&quot;RF Model:&quot;;[.E41];&quot;no&quot;)" office:value-type="float" office:value="2.16295655259411" calcext:value-type="float">
            <text:p>2,16</text:p>
          </table:table-cell>
          <table:table-cell table:formula="of:=IF([.C40]=&quot;OLS Model:&quot;;[.G41];&quot;no&quot;)" office:value-type="string" office:string-value="no" calcext:value-type="string">
            <text:p>no</text:p>
          </table:table-cell>
          <table:table-cell table:formula="of:=IF([.C40]=&quot;RF Model:&quot;;[.G41];&quot;no&quot;)" office:value-type="float" office:value="0.875735987016398" calcext:value-type="float">
            <text:p>0,88</text:p>
          </table:table-cell>
          <table:table-cell table:formula="of:=IF([.C40]=&quot;OLS Model:&quot;;IF([.G41]&lt;[.G43];1;0);&quot;no&quot;)" office:value-type="string" office:string-value="no" calcext:value-type="string">
            <text:p>no</text:p>
          </table:table-cell>
        </table:table-row>
        <table:table-row table:style-name="ro1">
          <table:covered-table-cell/>
          <table:table-cell table:style-name="ce14" office:value-type="string" calcext:value-type="string" table:number-columns-spanned="1" table:number-rows-spanned="4">
            <text:p>Lhstdev</text:p>
          </table:table-cell>
          <table:table-cell office:value-type="string" calcext:value-type="string">
            <text:p>OLS Model:</text:p>
          </table:table-cell>
          <table:table-cell table:style-name="ce20" office:value-type="string" calcext:value-type="string" table:number-columns-spanned="4" table:number-rows-spanned="1">
            <text:p>B2, B4, B6, B8A, B11, B12 </text:p>
          </table:table-cell>
          <table:covered-table-cell table:number-columns-repeated="3"/>
          <table:table-cell/>
          <table:table-cell table:formula="of:=IF([.C41]=&quot;OLS Model:&quot;;[.E42];&quot;no&quot;)" office:value-type="string" office:string-value="no" calcext:value-type="string">
            <text:p>no</text:p>
          </table:table-cell>
          <table:table-cell table:formula="of:=IF([.C41]=&quot;RF Model:&quot;;[.E42];&quot;no&quot;)" office:value-type="string" office:string-value="no" calcext:value-type="string">
            <text:p>no</text:p>
          </table:table-cell>
          <table:table-cell table:formula="of:=IF([.C41]=&quot;OLS Model:&quot;;[.G42];&quot;no&quot;)" office:value-type="string" office:string-value="no" calcext:value-type="string">
            <text:p>no</text:p>
          </table:table-cell>
          <table:table-cell table:formula="of:=IF([.C41]=&quot;RF Model:&quot;;[.G42];&quot;no&quot;)" office:value-type="string" office:string-value="no" calcext:value-type="string">
            <text:p>no</text:p>
          </table:table-cell>
          <table:table-cell table:formula="of:=IF([.C41]=&quot;OLS Model:&quot;;IF([.G42]&lt;[.G44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0.252102569887791" calcext:value-type="float">
            <text:p>0.252</text:p>
          </table:table-cell>
          <table:table-cell table:style-name="ce19" office:value-type="float" office:value="0.702821388165244" calcext:value-type="float">
            <text:p>0.703</text:p>
          </table:table-cell>
          <table:table-cell table:style-name="ce19" office:value-type="float" office:value="0.876514223617236" calcext:value-type="float">
            <text:p>0.877</text:p>
          </table:table-cell>
          <table:table-cell table:style-name="ce19" office:value-type="float" office:value="0.843187454475651" calcext:value-type="float">
            <text:p>0.843</text:p>
          </table:table-cell>
          <table:table-cell/>
          <table:table-cell table:formula="of:=IF([.C42]=&quot;OLS Model:&quot;;[.E43];&quot;no&quot;)" office:value-type="float" office:value="0.702821388165244" calcext:value-type="float">
            <text:p>0,70</text:p>
          </table:table-cell>
          <table:table-cell table:formula="of:=IF([.C42]=&quot;RF Model:&quot;;[.E43];&quot;no&quot;)" office:value-type="string" office:string-value="no" calcext:value-type="string">
            <text:p>no</text:p>
          </table:table-cell>
          <table:table-cell table:formula="of:=IF([.C42]=&quot;OLS Model:&quot;;[.G43];&quot;no&quot;)" office:value-type="float" office:value="0.843187454475651" calcext:value-type="float">
            <text:p>0,84</text:p>
          </table:table-cell>
          <table:table-cell table:formula="of:=IF([.C42]=&quot;RF Model:&quot;;[.G43];&quot;no&quot;)" office:value-type="string" office:string-value="no" calcext:value-type="string">
            <text:p>no</text:p>
          </table:table-cell>
          <table:table-cell table:formula="of:=IF([.C42]=&quot;OLS Model:&quot;;IF([.G43]&lt;[.G45];1;0);&quot;no&quot;)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F Model:</text:p>
          </table:table-cell>
          <table:table-cell table:style-name="ce20" office:value-type="string" calcext:value-type="string" table:number-columns-spanned="4" table:number-rows-spanned="1">
            <text:p>S2REP </text:p>
          </table:table-cell>
          <table:covered-table-cell table:number-columns-repeated="3"/>
          <table:table-cell/>
          <table:table-cell table:formula="of:=IF([.C43]=&quot;OLS Model:&quot;;[.E44];&quot;no&quot;)" office:value-type="string" office:string-value="no" calcext:value-type="string">
            <text:p>no</text:p>
          </table:table-cell>
          <table:table-cell table:formula="of:=IF([.C43]=&quot;RF Model:&quot;;[.E44];&quot;no&quot;)" office:value-type="string" office:string-value="no" calcext:value-type="string">
            <text:p>no</text:p>
          </table:table-cell>
          <table:table-cell table:formula="of:=IF([.C43]=&quot;OLS Model:&quot;;[.G44];&quot;no&quot;)" office:value-type="string" office:string-value="no" calcext:value-type="string">
            <text:p>no</text:p>
          </table:table-cell>
          <table:table-cell table:formula="of:=IF([.C43]=&quot;RF Model:&quot;;[.G44];&quot;no&quot;)" office:value-type="string" office:string-value="no" calcext:value-type="string">
            <text:p>no</text:p>
          </table:table-cell>
          <table:table-cell table:formula="of:=IF([.C43]=&quot;OLS Model:&quot;;IF([.G44]&lt;[.G46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-0.394073592194865" calcext:value-type="float">
            <text:p>-0.394</text:p>
          </table:table-cell>
          <table:table-cell table:style-name="ce19" office:value-type="float" office:value="0.933816455211081" calcext:value-type="float">
            <text:p>0.934</text:p>
          </table:table-cell>
          <table:table-cell table:style-name="ce19" office:value-type="float" office:value="1.13815915596094" calcext:value-type="float">
            <text:p>1.138</text:p>
          </table:table-cell>
          <table:table-cell table:style-name="ce19" office:value-type="float" office:value="1.09488413952075" calcext:value-type="float">
            <text:p>1.095</text:p>
          </table:table-cell>
          <table:table-cell/>
          <table:table-cell table:formula="of:=IF([.C44]=&quot;OLS Model:&quot;;[.E45];&quot;no&quot;)" office:value-type="string" office:string-value="no" calcext:value-type="string">
            <text:p>no</text:p>
          </table:table-cell>
          <table:table-cell table:formula="of:=IF([.C44]=&quot;RF Model:&quot;;[.E45];&quot;no&quot;)" office:value-type="float" office:value="0.933816455211081" calcext:value-type="float">
            <text:p>0,93</text:p>
          </table:table-cell>
          <table:table-cell table:formula="of:=IF([.C44]=&quot;OLS Model:&quot;;[.G45];&quot;no&quot;)" office:value-type="string" office:string-value="no" calcext:value-type="string">
            <text:p>no</text:p>
          </table:table-cell>
          <table:table-cell table:formula="of:=IF([.C44]=&quot;RF Model:&quot;;[.G45];&quot;no&quot;)" office:value-type="float" office:value="1.09488413952075" calcext:value-type="float">
            <text:p>1,09</text:p>
          </table:table-cell>
          <table:table-cell table:formula="of:=IF([.C44]=&quot;OLS Model:&quot;;IF([.G45]&lt;[.G47];1;0);&quot;no&quot;)" office:value-type="string" office:string-value="no" calcext:value-type="string">
            <text:p>no</text:p>
          </table:table-cell>
        </table:table-row>
        <table:table-row table:style-name="ro1">
          <table:covered-table-cell/>
          <table:table-cell table:style-name="ce14" office:value-type="string" calcext:value-type="string" table:number-columns-spanned="1" table:number-rows-spanned="4">
            <text:p>Lhmax</text:p>
          </table:table-cell>
          <table:table-cell office:value-type="string" calcext:value-type="string">
            <text:p>OLS Model:</text:p>
          </table:table-cell>
          <table:table-cell table:style-name="ce20" office:value-type="string" calcext:value-type="string" table:number-columns-spanned="4" table:number-rows-spanned="1">
            <text:p>S2REP </text:p>
          </table:table-cell>
          <table:covered-table-cell table:number-columns-repeated="3"/>
          <table:table-cell/>
          <table:table-cell table:formula="of:=IF([.C45]=&quot;OLS Model:&quot;;[.E46];&quot;no&quot;)" office:value-type="string" office:string-value="no" calcext:value-type="string">
            <text:p>no</text:p>
          </table:table-cell>
          <table:table-cell table:formula="of:=IF([.C45]=&quot;RF Model:&quot;;[.E46];&quot;no&quot;)" office:value-type="string" office:string-value="no" calcext:value-type="string">
            <text:p>no</text:p>
          </table:table-cell>
          <table:table-cell table:formula="of:=IF([.C45]=&quot;OLS Model:&quot;;[.G46];&quot;no&quot;)" office:value-type="string" office:string-value="no" calcext:value-type="string">
            <text:p>no</text:p>
          </table:table-cell>
          <table:table-cell table:formula="of:=IF([.C45]=&quot;RF Model:&quot;;[.G46];&quot;no&quot;)" office:value-type="string" office:string-value="no" calcext:value-type="string">
            <text:p>no</text:p>
          </table:table-cell>
          <table:table-cell table:formula="of:=IF([.C45]=&quot;OLS Model:&quot;;IF([.G46]&lt;[.G48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-0.817832226018324" calcext:value-type="float">
            <text:p>-0.818</text:p>
          </table:table-cell>
          <table:table-cell table:style-name="ce19" office:value-type="float" office:value="2.88782487632639" calcext:value-type="float">
            <text:p>2.888</text:p>
          </table:table-cell>
          <table:table-cell table:style-name="ce19" office:value-type="float" office:value="3.60472436848644" calcext:value-type="float">
            <text:p>3.605</text:p>
          </table:table-cell>
          <table:table-cell table:style-name="ce19" office:value-type="float" office:value="0.850662856511634" calcext:value-type="float">
            <text:p>0.851</text:p>
          </table:table-cell>
          <table:table-cell/>
          <table:table-cell table:formula="of:=IF([.C46]=&quot;OLS Model:&quot;;[.E47];&quot;no&quot;)" office:value-type="float" office:value="2.88782487632639" calcext:value-type="float">
            <text:p>2,89</text:p>
          </table:table-cell>
          <table:table-cell table:formula="of:=IF([.C46]=&quot;RF Model:&quot;;[.E47];&quot;no&quot;)" office:value-type="string" office:string-value="no" calcext:value-type="string">
            <text:p>no</text:p>
          </table:table-cell>
          <table:table-cell table:formula="of:=IF([.C46]=&quot;OLS Model:&quot;;[.G47];&quot;no&quot;)" office:value-type="float" office:value="0.850662856511634" calcext:value-type="float">
            <text:p>0,85</text:p>
          </table:table-cell>
          <table:table-cell table:formula="of:=IF([.C46]=&quot;RF Model:&quot;;[.G47];&quot;no&quot;)" office:value-type="string" office:string-value="no" calcext:value-type="string">
            <text:p>no</text:p>
          </table:table-cell>
          <table:table-cell table:formula="of:=IF([.C46]=&quot;OLS Model:&quot;;IF([.G47]&lt;[.G49];1;0);&quot;no&quot;)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F Model:</text:p>
          </table:table-cell>
          <table:table-cell table:style-name="ce20" office:value-type="string" calcext:value-type="string" table:number-columns-spanned="4" table:number-rows-spanned="1">
            <text:p>S2REP </text:p>
          </table:table-cell>
          <table:covered-table-cell table:number-columns-repeated="3"/>
          <table:table-cell/>
          <table:table-cell table:formula="of:=IF([.C47]=&quot;OLS Model:&quot;;[.E48];&quot;no&quot;)" office:value-type="string" office:string-value="no" calcext:value-type="string">
            <text:p>no</text:p>
          </table:table-cell>
          <table:table-cell table:formula="of:=IF([.C47]=&quot;RF Model:&quot;;[.E48];&quot;no&quot;)" office:value-type="string" office:string-value="no" calcext:value-type="string">
            <text:p>no</text:p>
          </table:table-cell>
          <table:table-cell table:formula="of:=IF([.C47]=&quot;OLS Model:&quot;;[.G48];&quot;no&quot;)" office:value-type="string" office:string-value="no" calcext:value-type="string">
            <text:p>no</text:p>
          </table:table-cell>
          <table:table-cell table:formula="of:=IF([.C47]=&quot;RF Model:&quot;;[.G48];&quot;no&quot;)" office:value-type="string" office:string-value="no" calcext:value-type="string">
            <text:p>no</text:p>
          </table:table-cell>
          <table:table-cell table:formula="of:=IF([.C47]=&quot;OLS Model:&quot;;IF([.G48]&lt;[.G50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-1.06571856800378" calcext:value-type="float">
            <text:p>-1.066</text:p>
          </table:table-cell>
          <table:table-cell table:style-name="ce19" office:value-type="float" office:value="3.10277885123081" calcext:value-type="float">
            <text:p>3.103</text:p>
          </table:table-cell>
          <table:table-cell table:style-name="ce19" office:value-type="float" office:value="3.96453438655865" calcext:value-type="float">
            <text:p>3.965</text:p>
          </table:table-cell>
          <table:table-cell table:style-name="ce19" office:value-type="float" office:value="0.935572820904647" calcext:value-type="float">
            <text:p>0.936</text:p>
          </table:table-cell>
          <table:table-cell/>
          <table:table-cell table:formula="of:=IF([.C48]=&quot;OLS Model:&quot;;[.E49];&quot;no&quot;)" office:value-type="string" office:string-value="no" calcext:value-type="string">
            <text:p>no</text:p>
          </table:table-cell>
          <table:table-cell table:formula="of:=IF([.C48]=&quot;RF Model:&quot;;[.E49];&quot;no&quot;)" office:value-type="float" office:value="3.10277885123081" calcext:value-type="float">
            <text:p>3,10</text:p>
          </table:table-cell>
          <table:table-cell table:formula="of:=IF([.C48]=&quot;OLS Model:&quot;;[.G49];&quot;no&quot;)" office:value-type="string" office:string-value="no" calcext:value-type="string">
            <text:p>no</text:p>
          </table:table-cell>
          <table:table-cell table:formula="of:=IF([.C48]=&quot;RF Model:&quot;;[.G49];&quot;no&quot;)" office:value-type="float" office:value="0.935572820904647" calcext:value-type="float">
            <text:p>0,94</text:p>
          </table:table-cell>
          <table:table-cell table:formula="of:=IF([.C48]=&quot;OLS Model:&quot;;IF([.G49]&lt;[.G51];1;0);&quot;no&quot;)" office:value-type="string" office:string-value="no" calcext:value-type="string">
            <text:p>no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16">
            <text:p>Local Spatial and Temporal</text:p>
          </table:table-cell>
          <table:table-cell table:style-name="ce14" office:value-type="string" calcext:value-type="string" table:number-columns-spanned="1" table:number-rows-spanned="4">
            <text:p>Lhmean</text:p>
          </table:table-cell>
          <table:table-cell office:value-type="string" calcext:value-type="string">
            <text:p>OLS Model:</text:p>
          </table:table-cell>
          <table:table-cell table:style-name="ce20" office:value-type="string" calcext:value-type="string" table:number-columns-spanned="4" table:number-rows-spanned="1">
            <text:p>B4, B5, B6, B12 </text:p>
          </table:table-cell>
          <table:covered-table-cell table:number-columns-repeated="3"/>
          <table:table-cell/>
          <table:table-cell table:formula="of:=IF([.C49]=&quot;OLS Model:&quot;;[.E50];&quot;no&quot;)" office:value-type="string" office:string-value="no" calcext:value-type="string">
            <text:p>no</text:p>
          </table:table-cell>
          <table:table-cell table:formula="of:=IF([.C49]=&quot;RF Model:&quot;;[.E50];&quot;no&quot;)" office:value-type="string" office:string-value="no" calcext:value-type="string">
            <text:p>no</text:p>
          </table:table-cell>
          <table:table-cell table:formula="of:=IF([.C49]=&quot;OLS Model:&quot;;[.G50];&quot;no&quot;)" office:value-type="string" office:string-value="no" calcext:value-type="string">
            <text:p>no</text:p>
          </table:table-cell>
          <table:table-cell table:formula="of:=IF([.C49]=&quot;RF Model:&quot;;[.G50];&quot;no&quot;)" office:value-type="string" office:string-value="no" calcext:value-type="string">
            <text:p>no</text:p>
          </table:table-cell>
          <table:table-cell table:formula="of:=IF([.C49]=&quot;OLS Model:&quot;;IF([.G50]&lt;[.G52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1.01978457363152" calcext:value-type="float">
            <text:p>1.020</text:p>
          </table:table-cell>
          <table:table-cell table:style-name="ce19" office:value-type="float" office:value="1.79962688893404" calcext:value-type="float">
            <text:p>1.800</text:p>
          </table:table-cell>
          <table:table-cell table:style-name="ce19" office:value-type="float" office:value="2.10212453318715" calcext:value-type="float">
            <text:p>2.102</text:p>
          </table:table-cell>
          <table:table-cell table:style-name="ce19" office:value-type="float" office:value="0.772304679235275" calcext:value-type="float">
            <text:p>0.772</text:p>
          </table:table-cell>
          <table:table-cell/>
          <table:table-cell table:formula="of:=IF([.C50]=&quot;OLS Model:&quot;;[.E51];&quot;no&quot;)" office:value-type="float" office:value="1.79962688893404" calcext:value-type="float">
            <text:p>1,80</text:p>
          </table:table-cell>
          <table:table-cell table:formula="of:=IF([.C50]=&quot;RF Model:&quot;;[.E51];&quot;no&quot;)" office:value-type="string" office:string-value="no" calcext:value-type="string">
            <text:p>no</text:p>
          </table:table-cell>
          <table:table-cell table:formula="of:=IF([.C50]=&quot;OLS Model:&quot;;[.G51];&quot;no&quot;)" office:value-type="float" office:value="0.772304679235275" calcext:value-type="float">
            <text:p>0,77</text:p>
          </table:table-cell>
          <table:table-cell table:formula="of:=IF([.C50]=&quot;RF Model:&quot;;[.G51];&quot;no&quot;)" office:value-type="string" office:string-value="no" calcext:value-type="string">
            <text:p>no</text:p>
          </table:table-cell>
          <table:table-cell table:formula="of:=IF([.C50]=&quot;OLS Model:&quot;;IF([.G51]&lt;[.G53];1;0);&quot;no&quot;)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F Model:</text:p>
          </table:table-cell>
          <table:table-cell table:style-name="ce20" office:value-type="string" calcext:value-type="string" table:number-columns-spanned="4" table:number-rows-spanned="1">
            <text:p>B4, B5, B6, B8A, B12 </text:p>
          </table:table-cell>
          <table:covered-table-cell table:number-columns-repeated="3"/>
          <table:table-cell/>
          <table:table-cell table:formula="of:=IF([.C51]=&quot;OLS Model:&quot;;[.E52];&quot;no&quot;)" office:value-type="string" office:string-value="no" calcext:value-type="string">
            <text:p>no</text:p>
          </table:table-cell>
          <table:table-cell table:formula="of:=IF([.C51]=&quot;RF Model:&quot;;[.E52];&quot;no&quot;)" office:value-type="string" office:string-value="no" calcext:value-type="string">
            <text:p>no</text:p>
          </table:table-cell>
          <table:table-cell table:formula="of:=IF([.C51]=&quot;OLS Model:&quot;;[.G52];&quot;no&quot;)" office:value-type="string" office:string-value="no" calcext:value-type="string">
            <text:p>no</text:p>
          </table:table-cell>
          <table:table-cell table:formula="of:=IF([.C51]=&quot;RF Model:&quot;;[.G52];&quot;no&quot;)" office:value-type="string" office:string-value="no" calcext:value-type="string">
            <text:p>no</text:p>
          </table:table-cell>
          <table:table-cell table:formula="of:=IF([.C51]=&quot;OLS Model:&quot;;IF([.G52]&lt;[.G54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-0.0711080436297834" calcext:value-type="float">
            <text:p>-0.071</text:p>
          </table:table-cell>
          <table:table-cell table:style-name="ce19" office:value-type="float" office:value="1.75127679061064" calcext:value-type="float">
            <text:p>1.751</text:p>
          </table:table-cell>
          <table:table-cell table:style-name="ce19" office:value-type="float" office:value="2.26752405503194" calcext:value-type="float">
            <text:p>2.268</text:p>
          </table:table-cell>
          <table:table-cell table:style-name="ce19" office:value-type="float" office:value="0.833071214541504" calcext:value-type="float">
            <text:p>0.833</text:p>
          </table:table-cell>
          <table:table-cell/>
          <table:table-cell table:formula="of:=IF([.C52]=&quot;OLS Model:&quot;;[.E53];&quot;no&quot;)" office:value-type="string" office:string-value="no" calcext:value-type="string">
            <text:p>no</text:p>
          </table:table-cell>
          <table:table-cell table:formula="of:=IF([.C52]=&quot;RF Model:&quot;;[.E53];&quot;no&quot;)" office:value-type="float" office:value="1.75127679061064" calcext:value-type="float">
            <text:p>1,75</text:p>
          </table:table-cell>
          <table:table-cell table:formula="of:=IF([.C52]=&quot;OLS Model:&quot;;[.G53];&quot;no&quot;)" office:value-type="string" office:string-value="no" calcext:value-type="string">
            <text:p>no</text:p>
          </table:table-cell>
          <table:table-cell table:formula="of:=IF([.C52]=&quot;RF Model:&quot;;[.G53];&quot;no&quot;)" office:value-type="float" office:value="0.833071214541504" calcext:value-type="float">
            <text:p>0,83</text:p>
          </table:table-cell>
          <table:table-cell table:formula="of:=IF([.C52]=&quot;OLS Model:&quot;;IF([.G53]&lt;[.G55];1;0);&quot;no&quot;)" office:value-type="string" office:string-value="no" calcext:value-type="string">
            <text:p>no</text:p>
          </table:table-cell>
        </table:table-row>
        <table:table-row table:style-name="ro1">
          <table:covered-table-cell/>
          <table:table-cell table:style-name="ce14" office:value-type="string" calcext:value-type="string" table:number-columns-spanned="1" table:number-rows-spanned="4">
            <text:p>Lhmedian</text:p>
          </table:table-cell>
          <table:table-cell office:value-type="string" calcext:value-type="string">
            <text:p>OLS Model:</text:p>
          </table:table-cell>
          <table:table-cell table:style-name="ce20" office:value-type="string" calcext:value-type="string" table:number-columns-spanned="4" table:number-rows-spanned="1">
            <text:p>B4, B5, B6, B12 </text:p>
          </table:table-cell>
          <table:covered-table-cell table:number-columns-repeated="3"/>
          <table:table-cell/>
          <table:table-cell table:formula="of:=IF([.C53]=&quot;OLS Model:&quot;;[.E54];&quot;no&quot;)" office:value-type="string" office:string-value="no" calcext:value-type="string">
            <text:p>no</text:p>
          </table:table-cell>
          <table:table-cell table:formula="of:=IF([.C53]=&quot;RF Model:&quot;;[.E54];&quot;no&quot;)" office:value-type="string" office:string-value="no" calcext:value-type="string">
            <text:p>no</text:p>
          </table:table-cell>
          <table:table-cell table:formula="of:=IF([.C53]=&quot;OLS Model:&quot;;[.G54];&quot;no&quot;)" office:value-type="string" office:string-value="no" calcext:value-type="string">
            <text:p>no</text:p>
          </table:table-cell>
          <table:table-cell table:formula="of:=IF([.C53]=&quot;RF Model:&quot;;[.G54];&quot;no&quot;)" office:value-type="string" office:string-value="no" calcext:value-type="string">
            <text:p>no</text:p>
          </table:table-cell>
          <table:table-cell table:formula="of:=IF([.C53]=&quot;OLS Model:&quot;;IF([.G54]&lt;[.G56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1.34320438891721" calcext:value-type="float">
            <text:p>1.343</text:p>
          </table:table-cell>
          <table:table-cell table:style-name="ce19" office:value-type="float" office:value="2.11821297701239" calcext:value-type="float">
            <text:p>2.118</text:p>
          </table:table-cell>
          <table:table-cell table:style-name="ce19" office:value-type="float" office:value="2.42826708640099" calcext:value-type="float">
            <text:p>2.428</text:p>
          </table:table-cell>
          <table:table-cell table:style-name="ce19" office:value-type="float" office:value="0.809260485039911" calcext:value-type="float">
            <text:p>0.809</text:p>
          </table:table-cell>
          <table:table-cell/>
          <table:table-cell table:formula="of:=IF([.C54]=&quot;OLS Model:&quot;;[.E55];&quot;no&quot;)" office:value-type="float" office:value="2.11821297701239" calcext:value-type="float">
            <text:p>2,12</text:p>
          </table:table-cell>
          <table:table-cell table:formula="of:=IF([.C54]=&quot;RF Model:&quot;;[.E55];&quot;no&quot;)" office:value-type="string" office:string-value="no" calcext:value-type="string">
            <text:p>no</text:p>
          </table:table-cell>
          <table:table-cell table:formula="of:=IF([.C54]=&quot;OLS Model:&quot;;[.G55];&quot;no&quot;)" office:value-type="float" office:value="0.809260485039911" calcext:value-type="float">
            <text:p>0,81</text:p>
          </table:table-cell>
          <table:table-cell table:formula="of:=IF([.C54]=&quot;RF Model:&quot;;[.G55];&quot;no&quot;)" office:value-type="string" office:string-value="no" calcext:value-type="string">
            <text:p>no</text:p>
          </table:table-cell>
          <table:table-cell table:formula="of:=IF([.C54]=&quot;OLS Model:&quot;;IF([.G55]&lt;[.G57];1;0);&quot;no&quot;)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F Model:</text:p>
          </table:table-cell>
          <table:table-cell table:style-name="ce20" office:value-type="string" calcext:value-type="string" table:number-columns-spanned="4" table:number-rows-spanned="1">
            <text:p>B5, B6, B12 </text:p>
          </table:table-cell>
          <table:covered-table-cell table:number-columns-repeated="3"/>
          <table:table-cell/>
          <table:table-cell table:formula="of:=IF([.C55]=&quot;OLS Model:&quot;;[.E56];&quot;no&quot;)" office:value-type="string" office:string-value="no" calcext:value-type="string">
            <text:p>no</text:p>
          </table:table-cell>
          <table:table-cell table:formula="of:=IF([.C55]=&quot;RF Model:&quot;;[.E56];&quot;no&quot;)" office:value-type="string" office:string-value="no" calcext:value-type="string">
            <text:p>no</text:p>
          </table:table-cell>
          <table:table-cell table:formula="of:=IF([.C55]=&quot;OLS Model:&quot;;[.G56];&quot;no&quot;)" office:value-type="string" office:string-value="no" calcext:value-type="string">
            <text:p>no</text:p>
          </table:table-cell>
          <table:table-cell table:formula="of:=IF([.C55]=&quot;RF Model:&quot;;[.G56];&quot;no&quot;)" office:value-type="string" office:string-value="no" calcext:value-type="string">
            <text:p>no</text:p>
          </table:table-cell>
          <table:table-cell table:formula="of:=IF([.C55]=&quot;OLS Model:&quot;;IF([.G56]&lt;[.G58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0.701515502857018" calcext:value-type="float">
            <text:p>0.702</text:p>
          </table:table-cell>
          <table:table-cell table:style-name="ce19" office:value-type="float" office:value="2.05703898929064" calcext:value-type="float">
            <text:p>2.057</text:p>
          </table:table-cell>
          <table:table-cell table:style-name="ce19" office:value-type="float" office:value="2.51663805522855" calcext:value-type="float">
            <text:p>2.517</text:p>
          </table:table-cell>
          <table:table-cell table:style-name="ce19" office:value-type="float" office:value="0.838711583519702" calcext:value-type="float">
            <text:p>0.839</text:p>
          </table:table-cell>
          <table:table-cell/>
          <table:table-cell table:formula="of:=IF([.C56]=&quot;OLS Model:&quot;;[.E57];&quot;no&quot;)" office:value-type="string" office:string-value="no" calcext:value-type="string">
            <text:p>no</text:p>
          </table:table-cell>
          <table:table-cell table:formula="of:=IF([.C56]=&quot;RF Model:&quot;;[.E57];&quot;no&quot;)" office:value-type="float" office:value="2.05703898929064" calcext:value-type="float">
            <text:p>2,06</text:p>
          </table:table-cell>
          <table:table-cell table:formula="of:=IF([.C56]=&quot;OLS Model:&quot;;[.G57];&quot;no&quot;)" office:value-type="string" office:string-value="no" calcext:value-type="string">
            <text:p>no</text:p>
          </table:table-cell>
          <table:table-cell table:formula="of:=IF([.C56]=&quot;RF Model:&quot;;[.G57];&quot;no&quot;)" office:value-type="float" office:value="0.838711583519702" calcext:value-type="float">
            <text:p>0,84</text:p>
          </table:table-cell>
          <table:table-cell table:formula="of:=IF([.C56]=&quot;OLS Model:&quot;;IF([.G57]&lt;[.G59];1;0);&quot;no&quot;)" office:value-type="string" office:string-value="no" calcext:value-type="string">
            <text:p>no</text:p>
          </table:table-cell>
        </table:table-row>
        <table:table-row table:style-name="ro1">
          <table:covered-table-cell/>
          <table:table-cell table:style-name="ce14" office:value-type="string" calcext:value-type="string" table:number-columns-spanned="1" table:number-rows-spanned="4">
            <text:p>Lhstdev</text:p>
          </table:table-cell>
          <table:table-cell office:value-type="string" calcext:value-type="string">
            <text:p>OLS Model:</text:p>
          </table:table-cell>
          <table:table-cell table:style-name="ce20" office:value-type="string" calcext:value-type="string" table:number-columns-spanned="4" table:number-rows-spanned="1">
            <text:p>B2, B3, B5, B6, B11, B12 </text:p>
          </table:table-cell>
          <table:covered-table-cell table:number-columns-repeated="3"/>
          <table:table-cell/>
          <table:table-cell table:formula="of:=IF([.C57]=&quot;OLS Model:&quot;;[.E58];&quot;no&quot;)" office:value-type="string" office:string-value="no" calcext:value-type="string">
            <text:p>no</text:p>
          </table:table-cell>
          <table:table-cell table:formula="of:=IF([.C57]=&quot;RF Model:&quot;;[.E58];&quot;no&quot;)" office:value-type="string" office:string-value="no" calcext:value-type="string">
            <text:p>no</text:p>
          </table:table-cell>
          <table:table-cell table:formula="of:=IF([.C57]=&quot;OLS Model:&quot;;[.G58];&quot;no&quot;)" office:value-type="string" office:string-value="no" calcext:value-type="string">
            <text:p>no</text:p>
          </table:table-cell>
          <table:table-cell table:formula="of:=IF([.C57]=&quot;RF Model:&quot;;[.G58];&quot;no&quot;)" office:value-type="string" office:string-value="no" calcext:value-type="string">
            <text:p>no</text:p>
          </table:table-cell>
          <table:table-cell table:formula="of:=IF([.C57]=&quot;OLS Model:&quot;;IF([.G58]&lt;[.G60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0.223098750193887" calcext:value-type="float">
            <text:p>0.223</text:p>
          </table:table-cell>
          <table:table-cell table:style-name="ce19" office:value-type="float" office:value="0.585023863176872" calcext:value-type="float">
            <text:p>0.585</text:p>
          </table:table-cell>
          <table:table-cell table:style-name="ce19" office:value-type="float" office:value="0.717489334085752" calcext:value-type="float">
            <text:p>0.717</text:p>
          </table:table-cell>
          <table:table-cell table:style-name="ce19" office:value-type="float" office:value="0.742050720106177" calcext:value-type="float">
            <text:p>0.742</text:p>
          </table:table-cell>
          <table:table-cell/>
          <table:table-cell table:formula="of:=IF([.C58]=&quot;OLS Model:&quot;;[.E59];&quot;no&quot;)" office:value-type="float" office:value="0.585023863176872" calcext:value-type="float">
            <text:p>0,59</text:p>
          </table:table-cell>
          <table:table-cell table:formula="of:=IF([.C58]=&quot;RF Model:&quot;;[.E59];&quot;no&quot;)" office:value-type="string" office:string-value="no" calcext:value-type="string">
            <text:p>no</text:p>
          </table:table-cell>
          <table:table-cell table:formula="of:=IF([.C58]=&quot;OLS Model:&quot;;[.G59];&quot;no&quot;)" office:value-type="float" office:value="0.742050720106177" calcext:value-type="float">
            <text:p>0,74</text:p>
          </table:table-cell>
          <table:table-cell table:formula="of:=IF([.C58]=&quot;RF Model:&quot;;[.G59];&quot;no&quot;)" office:value-type="string" office:string-value="no" calcext:value-type="string">
            <text:p>no</text:p>
          </table:table-cell>
          <table:table-cell table:formula="of:=IF([.C58]=&quot;OLS Model:&quot;;IF([.G59]&lt;[.G61];1;0);&quot;no&quot;)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F Model:</text:p>
          </table:table-cell>
          <table:table-cell table:style-name="ce20" office:value-type="string" calcext:value-type="string" table:number-columns-spanned="4" table:number-rows-spanned="1">
            <text:p>ND58A </text:p>
          </table:table-cell>
          <table:covered-table-cell table:number-columns-repeated="3"/>
          <table:table-cell/>
          <table:table-cell table:formula="of:=IF([.C59]=&quot;OLS Model:&quot;;[.E60];&quot;no&quot;)" office:value-type="string" office:string-value="no" calcext:value-type="string">
            <text:p>no</text:p>
          </table:table-cell>
          <table:table-cell table:formula="of:=IF([.C59]=&quot;RF Model:&quot;;[.E60];&quot;no&quot;)" office:value-type="string" office:string-value="no" calcext:value-type="string">
            <text:p>no</text:p>
          </table:table-cell>
          <table:table-cell table:formula="of:=IF([.C59]=&quot;OLS Model:&quot;;[.G60];&quot;no&quot;)" office:value-type="string" office:string-value="no" calcext:value-type="string">
            <text:p>no</text:p>
          </table:table-cell>
          <table:table-cell table:formula="of:=IF([.C59]=&quot;RF Model:&quot;;[.G60];&quot;no&quot;)" office:value-type="string" office:string-value="no" calcext:value-type="string">
            <text:p>no</text:p>
          </table:table-cell>
          <table:table-cell table:formula="of:=IF([.C59]=&quot;OLS Model:&quot;;IF([.G60]&lt;[.G62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0.0175001474882981" calcext:value-type="float">
            <text:p>0.018</text:p>
          </table:table-cell>
          <table:table-cell table:style-name="ce19" office:value-type="float" office:value="0.63220956867" calcext:value-type="float">
            <text:p>0.632</text:p>
          </table:table-cell>
          <table:table-cell table:style-name="ce19" office:value-type="float" office:value="0.804525647820705" calcext:value-type="float">
            <text:p>0.805</text:p>
          </table:table-cell>
          <table:table-cell table:style-name="ce19" office:value-type="float" office:value="0.832066496249673" calcext:value-type="float">
            <text:p>0.832</text:p>
          </table:table-cell>
          <table:table-cell/>
          <table:table-cell table:formula="of:=IF([.C60]=&quot;OLS Model:&quot;;[.E61];&quot;no&quot;)" office:value-type="string" office:string-value="no" calcext:value-type="string">
            <text:p>no</text:p>
          </table:table-cell>
          <table:table-cell table:formula="of:=IF([.C60]=&quot;RF Model:&quot;;[.E61];&quot;no&quot;)" office:value-type="float" office:value="0.63220956867" calcext:value-type="float">
            <text:p>0,63</text:p>
          </table:table-cell>
          <table:table-cell table:formula="of:=IF([.C60]=&quot;OLS Model:&quot;;[.G61];&quot;no&quot;)" office:value-type="string" office:string-value="no" calcext:value-type="string">
            <text:p>no</text:p>
          </table:table-cell>
          <table:table-cell table:formula="of:=IF([.C60]=&quot;RF Model:&quot;;[.G61];&quot;no&quot;)" office:value-type="float" office:value="0.832066496249673" calcext:value-type="float">
            <text:p>0,83</text:p>
          </table:table-cell>
          <table:table-cell table:formula="of:=IF([.C60]=&quot;OLS Model:&quot;;IF([.G61]&lt;[.G63];1;0);&quot;no&quot;)" office:value-type="string" office:string-value="no" calcext:value-type="string">
            <text:p>no</text:p>
          </table:table-cell>
        </table:table-row>
        <table:table-row table:style-name="ro1">
          <table:covered-table-cell/>
          <table:table-cell table:style-name="ce14" office:value-type="string" calcext:value-type="string" table:number-columns-spanned="1" table:number-rows-spanned="4">
            <text:p>Lhmax</text:p>
          </table:table-cell>
          <table:table-cell office:value-type="string" calcext:value-type="string">
            <text:p>OLS Model:</text:p>
          </table:table-cell>
          <table:table-cell table:style-name="ce20" office:value-type="string" calcext:value-type="string" table:number-columns-spanned="4" table:number-rows-spanned="1">
            <text:p>B5, B6, B7, B8A, B11, B12 </text:p>
          </table:table-cell>
          <table:covered-table-cell table:number-columns-repeated="3"/>
          <table:table-cell/>
          <table:table-cell table:formula="of:=IF([.C61]=&quot;OLS Model:&quot;;[.E62];&quot;no&quot;)" office:value-type="string" office:string-value="no" calcext:value-type="string">
            <text:p>no</text:p>
          </table:table-cell>
          <table:table-cell table:formula="of:=IF([.C61]=&quot;RF Model:&quot;;[.E62];&quot;no&quot;)" office:value-type="string" office:string-value="no" calcext:value-type="string">
            <text:p>no</text:p>
          </table:table-cell>
          <table:table-cell table:formula="of:=IF([.C61]=&quot;OLS Model:&quot;;[.G62];&quot;no&quot;)" office:value-type="string" office:string-value="no" calcext:value-type="string">
            <text:p>no</text:p>
          </table:table-cell>
          <table:table-cell table:formula="of:=IF([.C61]=&quot;RF Model:&quot;;[.G62];&quot;no&quot;)" office:value-type="string" office:string-value="no" calcext:value-type="string">
            <text:p>no</text:p>
          </table:table-cell>
          <table:table-cell table:formula="of:=IF([.C61]=&quot;OLS Model:&quot;;IF([.G62]&lt;[.G64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0.0699256216536797" calcext:value-type="float">
            <text:p>0.070</text:p>
          </table:table-cell>
          <table:table-cell table:style-name="ce19" office:value-type="float" office:value="2.41630102947539" calcext:value-type="float">
            <text:p>2.416</text:p>
          </table:table-cell>
          <table:table-cell table:style-name="ce19" office:value-type="float" office:value="3.00179524107119" calcext:value-type="float">
            <text:p>3.002</text:p>
          </table:table-cell>
          <table:table-cell table:style-name="ce19" office:value-type="float" office:value="0.792948011165307" calcext:value-type="float">
            <text:p>0.793</text:p>
          </table:table-cell>
          <table:table-cell/>
          <table:table-cell table:formula="of:=IF([.C62]=&quot;OLS Model:&quot;;[.E63];&quot;no&quot;)" office:value-type="float" office:value="2.41630102947539" calcext:value-type="float">
            <text:p>2,42</text:p>
          </table:table-cell>
          <table:table-cell table:formula="of:=IF([.C62]=&quot;RF Model:&quot;;[.E63];&quot;no&quot;)" office:value-type="string" office:string-value="no" calcext:value-type="string">
            <text:p>no</text:p>
          </table:table-cell>
          <table:table-cell table:formula="of:=IF([.C62]=&quot;OLS Model:&quot;;[.G63];&quot;no&quot;)" office:value-type="float" office:value="0.792948011165307" calcext:value-type="float">
            <text:p>0,79</text:p>
          </table:table-cell>
          <table:table-cell table:formula="of:=IF([.C62]=&quot;RF Model:&quot;;[.G63];&quot;no&quot;)" office:value-type="string" office:string-value="no" calcext:value-type="string">
            <text:p>no</text:p>
          </table:table-cell>
          <table:table-cell table:formula="of:=IF([.C62]=&quot;OLS Model:&quot;;IF([.G63]&lt;[.G65];1;0);&quot;no&quot;)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F Model:</text:p>
          </table:table-cell>
          <table:table-cell table:style-name="ce20" office:value-type="string" calcext:value-type="string" table:number-columns-spanned="4" table:number-rows-spanned="1">
            <text:p>B3, B5, B7, B11 </text:p>
          </table:table-cell>
          <table:covered-table-cell table:number-columns-repeated="3"/>
          <table:table-cell/>
          <table:table-cell table:formula="of:=IF([.C63]=&quot;OLS Model:&quot;;[.E64];&quot;no&quot;)" office:value-type="string" office:string-value="no" calcext:value-type="string">
            <text:p>no</text:p>
          </table:table-cell>
          <table:table-cell table:formula="of:=IF([.C63]=&quot;RF Model:&quot;;[.E64];&quot;no&quot;)" office:value-type="string" office:string-value="no" calcext:value-type="string">
            <text:p>no</text:p>
          </table:table-cell>
          <table:table-cell table:formula="of:=IF([.C63]=&quot;OLS Model:&quot;;[.G64];&quot;no&quot;)" office:value-type="string" office:string-value="no" calcext:value-type="string">
            <text:p>no</text:p>
          </table:table-cell>
          <table:table-cell table:formula="of:=IF([.C63]=&quot;RF Model:&quot;;[.G64];&quot;no&quot;)" office:value-type="string" office:string-value="no" calcext:value-type="string">
            <text:p>no</text:p>
          </table:table-cell>
          <table:table-cell table:formula="of:=IF([.C63]=&quot;OLS Model:&quot;;IF([.G64]&lt;[.G66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1.21688420733617" calcext:value-type="float">
            <text:p>1.217</text:p>
          </table:table-cell>
          <table:table-cell table:style-name="ce19" office:value-type="float" office:value="2.82222325079149" calcext:value-type="float">
            <text:p>2.822</text:p>
          </table:table-cell>
          <table:table-cell table:style-name="ce19" office:value-type="float" office:value="3.51955517425023" calcext:value-type="float">
            <text:p>3.520</text:p>
          </table:table-cell>
          <table:table-cell table:style-name="ce19" office:value-type="float" office:value="0.929718402315935" calcext:value-type="float">
            <text:p>0.930</text:p>
          </table:table-cell>
          <table:table-cell/>
          <table:table-cell table:formula="of:=IF([.C64]=&quot;OLS Model:&quot;;[.E65];&quot;no&quot;)" office:value-type="string" office:string-value="no" calcext:value-type="string">
            <text:p>no</text:p>
          </table:table-cell>
          <table:table-cell table:formula="of:=IF([.C64]=&quot;RF Model:&quot;;[.E65];&quot;no&quot;)" office:value-type="float" office:value="2.82222325079149" calcext:value-type="float">
            <text:p>2,82</text:p>
          </table:table-cell>
          <table:table-cell table:formula="of:=IF([.C64]=&quot;OLS Model:&quot;;[.G65];&quot;no&quot;)" office:value-type="string" office:string-value="no" calcext:value-type="string">
            <text:p>no</text:p>
          </table:table-cell>
          <table:table-cell table:formula="of:=IF([.C64]=&quot;RF Model:&quot;;[.G65];&quot;no&quot;)" office:value-type="float" office:value="0.929718402315935" calcext:value-type="float">
            <text:p>0,93</text:p>
          </table:table-cell>
          <table:table-cell table:formula="of:=IF([.C64]=&quot;OLS Model:&quot;;IF([.G65]&lt;[.G67];1;0);&quot;no&quot;)" office:value-type="string" office:string-value="no" calcext:value-type="string">
            <text:p>no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16">
            <text:p>Enhanced Spatial and Temporal</text:p>
          </table:table-cell>
          <table:table-cell table:style-name="ce14" office:value-type="string" calcext:value-type="string" table:number-columns-spanned="1" table:number-rows-spanned="4">
            <text:p>Lhmean</text:p>
          </table:table-cell>
          <table:table-cell office:value-type="string" calcext:value-type="string">
            <text:p>OLS Model:</text:p>
          </table:table-cell>
          <table:table-cell table:style-name="ce20" office:value-type="string" calcext:value-type="string" table:number-columns-spanned="4" table:number-rows-spanned="1">
            <text:p>B3, B4, B5, B7, B8A, B11, B12 </text:p>
          </table:table-cell>
          <table:covered-table-cell table:number-columns-repeated="3"/>
          <table:table-cell/>
          <table:table-cell table:formula="of:=IF([.C65]=&quot;OLS Model:&quot;;[.E66];&quot;no&quot;)" office:value-type="string" office:string-value="no" calcext:value-type="string">
            <text:p>no</text:p>
          </table:table-cell>
          <table:table-cell table:formula="of:=IF([.C65]=&quot;RF Model:&quot;;[.E66];&quot;no&quot;)" office:value-type="string" office:string-value="no" calcext:value-type="string">
            <text:p>no</text:p>
          </table:table-cell>
          <table:table-cell table:formula="of:=IF([.C65]=&quot;OLS Model:&quot;;[.G66];&quot;no&quot;)" office:value-type="string" office:string-value="no" calcext:value-type="string">
            <text:p>no</text:p>
          </table:table-cell>
          <table:table-cell table:formula="of:=IF([.C65]=&quot;RF Model:&quot;;[.G66];&quot;no&quot;)" office:value-type="string" office:string-value="no" calcext:value-type="string">
            <text:p>no</text:p>
          </table:table-cell>
          <table:table-cell table:formula="of:=IF([.C65]=&quot;OLS Model:&quot;;IF([.G66]&lt;[.G68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0.122795281690359" calcext:value-type="float">
            <text:p>0.123</text:p>
          </table:table-cell>
          <table:table-cell table:style-name="ce19" office:value-type="float" office:value="1.74088641825027" calcext:value-type="float">
            <text:p>1.741</text:p>
          </table:table-cell>
          <table:table-cell table:style-name="ce19" office:value-type="float" office:value="2.17240597273651" calcext:value-type="float">
            <text:p>2.172</text:p>
          </table:table-cell>
          <table:table-cell table:style-name="ce19" office:value-type="float" office:value="0.898918471611807" calcext:value-type="float">
            <text:p>0.899</text:p>
          </table:table-cell>
          <table:table-cell/>
          <table:table-cell table:formula="of:=IF([.C66]=&quot;OLS Model:&quot;;[.E67];&quot;no&quot;)" office:value-type="float" office:value="1.74088641825027" calcext:value-type="float">
            <text:p>1,74</text:p>
          </table:table-cell>
          <table:table-cell table:formula="of:=IF([.C66]=&quot;RF Model:&quot;;[.E67];&quot;no&quot;)" office:value-type="string" office:string-value="no" calcext:value-type="string">
            <text:p>no</text:p>
          </table:table-cell>
          <table:table-cell table:formula="of:=IF([.C66]=&quot;OLS Model:&quot;;[.G67];&quot;no&quot;)" office:value-type="float" office:value="0.898918471611807" calcext:value-type="float">
            <text:p>0,90</text:p>
          </table:table-cell>
          <table:table-cell table:formula="of:=IF([.C66]=&quot;RF Model:&quot;;[.G67];&quot;no&quot;)" office:value-type="string" office:string-value="no" calcext:value-type="string">
            <text:p>no</text:p>
          </table:table-cell>
          <table:table-cell table:formula="of:=IF([.C66]=&quot;OLS Model:&quot;;IF([.G67]&lt;[.G69];1;0);&quot;no&quot;)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F Model:</text:p>
          </table:table-cell>
          <table:table-cell table:style-name="ce20" office:value-type="string" calcext:value-type="string" table:number-columns-spanned="4" table:number-rows-spanned="1">
            <text:p>B2, B3, B5, B8A, B11, B12 </text:p>
          </table:table-cell>
          <table:covered-table-cell table:number-columns-repeated="3"/>
          <table:table-cell/>
          <table:table-cell table:formula="of:=IF([.C67]=&quot;OLS Model:&quot;;[.E68];&quot;no&quot;)" office:value-type="string" office:string-value="no" calcext:value-type="string">
            <text:p>no</text:p>
          </table:table-cell>
          <table:table-cell table:formula="of:=IF([.C67]=&quot;RF Model:&quot;;[.E68];&quot;no&quot;)" office:value-type="string" office:string-value="no" calcext:value-type="string">
            <text:p>no</text:p>
          </table:table-cell>
          <table:table-cell table:formula="of:=IF([.C67]=&quot;OLS Model:&quot;;[.G68];&quot;no&quot;)" office:value-type="string" office:string-value="no" calcext:value-type="string">
            <text:p>no</text:p>
          </table:table-cell>
          <table:table-cell table:formula="of:=IF([.C67]=&quot;RF Model:&quot;;[.G68];&quot;no&quot;)" office:value-type="string" office:string-value="no" calcext:value-type="string">
            <text:p>no</text:p>
          </table:table-cell>
          <table:table-cell table:formula="of:=IF([.C67]=&quot;OLS Model:&quot;;IF([.G68]&lt;[.G70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0.0338489876751642" calcext:value-type="float">
            <text:p>0.034</text:p>
          </table:table-cell>
          <table:table-cell table:style-name="ce19" office:value-type="float" office:value="1.60287975009974" calcext:value-type="float">
            <text:p>1.603</text:p>
          </table:table-cell>
          <table:table-cell table:style-name="ce19" office:value-type="float" office:value="1.99032427732913" calcext:value-type="float">
            <text:p>1.990</text:p>
          </table:table-cell>
          <table:table-cell table:style-name="ce19" office:value-type="float" office:value="0.823575003863046" calcext:value-type="float">
            <text:p>0.824</text:p>
          </table:table-cell>
          <table:table-cell/>
          <table:table-cell table:formula="of:=IF([.C68]=&quot;OLS Model:&quot;;[.E69];&quot;no&quot;)" office:value-type="string" office:string-value="no" calcext:value-type="string">
            <text:p>no</text:p>
          </table:table-cell>
          <table:table-cell table:formula="of:=IF([.C68]=&quot;RF Model:&quot;;[.E69];&quot;no&quot;)" office:value-type="float" office:value="1.60287975009974" calcext:value-type="float">
            <text:p>1,60</text:p>
          </table:table-cell>
          <table:table-cell table:formula="of:=IF([.C68]=&quot;OLS Model:&quot;;[.G69];&quot;no&quot;)" office:value-type="string" office:string-value="no" calcext:value-type="string">
            <text:p>no</text:p>
          </table:table-cell>
          <table:table-cell table:formula="of:=IF([.C68]=&quot;RF Model:&quot;;[.G69];&quot;no&quot;)" office:value-type="float" office:value="0.823575003863046" calcext:value-type="float">
            <text:p>0,82</text:p>
          </table:table-cell>
          <table:table-cell table:formula="of:=IF([.C68]=&quot;OLS Model:&quot;;IF([.G69]&lt;[.G71];1;0);&quot;no&quot;)" office:value-type="string" office:string-value="no" calcext:value-type="string">
            <text:p>no</text:p>
          </table:table-cell>
        </table:table-row>
        <table:table-row table:style-name="ro1">
          <table:covered-table-cell/>
          <table:table-cell table:style-name="ce14" office:value-type="string" calcext:value-type="string" table:number-columns-spanned="1" table:number-rows-spanned="4">
            <text:p>Lhmedian</text:p>
          </table:table-cell>
          <table:table-cell office:value-type="string" calcext:value-type="string">
            <text:p>OLS Model:</text:p>
          </table:table-cell>
          <table:table-cell table:style-name="ce20" office:value-type="string" calcext:value-type="string" table:number-columns-spanned="4" table:number-rows-spanned="1">
            <text:p>B3, B4, B5, B6, B7, B8A, B12 </text:p>
          </table:table-cell>
          <table:covered-table-cell table:number-columns-repeated="3"/>
          <table:table-cell/>
          <table:table-cell table:formula="of:=IF([.C69]=&quot;OLS Model:&quot;;[.E70];&quot;no&quot;)" office:value-type="string" office:string-value="no" calcext:value-type="string">
            <text:p>no</text:p>
          </table:table-cell>
          <table:table-cell table:formula="of:=IF([.C69]=&quot;RF Model:&quot;;[.E70];&quot;no&quot;)" office:value-type="string" office:string-value="no" calcext:value-type="string">
            <text:p>no</text:p>
          </table:table-cell>
          <table:table-cell table:formula="of:=IF([.C69]=&quot;OLS Model:&quot;;[.G70];&quot;no&quot;)" office:value-type="string" office:string-value="no" calcext:value-type="string">
            <text:p>no</text:p>
          </table:table-cell>
          <table:table-cell table:formula="of:=IF([.C69]=&quot;RF Model:&quot;;[.G70];&quot;no&quot;)" office:value-type="string" office:string-value="no" calcext:value-type="string">
            <text:p>no</text:p>
          </table:table-cell>
          <table:table-cell table:formula="of:=IF([.C69]=&quot;OLS Model:&quot;;IF([.G70]&lt;[.G72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0.0397788771801221" calcext:value-type="float">
            <text:p>0.040</text:p>
          </table:table-cell>
          <table:table-cell table:style-name="ce19" office:value-type="float" office:value="1.8498855197912" calcext:value-type="float">
            <text:p>1.850</text:p>
          </table:table-cell>
          <table:table-cell table:style-name="ce19" office:value-type="float" office:value="2.30154780958615" calcext:value-type="float">
            <text:p>2.302</text:p>
          </table:table-cell>
          <table:table-cell table:style-name="ce19" office:value-type="float" office:value="0.895612042441301" calcext:value-type="float">
            <text:p>0.896</text:p>
          </table:table-cell>
          <table:table-cell/>
          <table:table-cell table:formula="of:=IF([.C70]=&quot;OLS Model:&quot;;[.E71];&quot;no&quot;)" office:value-type="float" office:value="1.8498855197912" calcext:value-type="float">
            <text:p>1,85</text:p>
          </table:table-cell>
          <table:table-cell table:formula="of:=IF([.C70]=&quot;RF Model:&quot;;[.E71];&quot;no&quot;)" office:value-type="string" office:string-value="no" calcext:value-type="string">
            <text:p>no</text:p>
          </table:table-cell>
          <table:table-cell table:formula="of:=IF([.C70]=&quot;OLS Model:&quot;;[.G71];&quot;no&quot;)" office:value-type="float" office:value="0.895612042441301" calcext:value-type="float">
            <text:p>0,90</text:p>
          </table:table-cell>
          <table:table-cell table:formula="of:=IF([.C70]=&quot;RF Model:&quot;;[.G71];&quot;no&quot;)" office:value-type="string" office:string-value="no" calcext:value-type="string">
            <text:p>no</text:p>
          </table:table-cell>
          <table:table-cell table:formula="of:=IF([.C70]=&quot;OLS Model:&quot;;IF([.G71]&lt;[.G73];1;0);&quot;no&quot;)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F Model:</text:p>
          </table:table-cell>
          <table:table-cell table:style-name="ce20" office:value-type="string" calcext:value-type="string" table:number-columns-spanned="4" table:number-rows-spanned="1">
            <text:p>B2, B5, B6, B8A, B11, B12 </text:p>
          </table:table-cell>
          <table:covered-table-cell table:number-columns-repeated="3"/>
          <table:table-cell/>
          <table:table-cell table:formula="of:=IF([.C71]=&quot;OLS Model:&quot;;[.E72];&quot;no&quot;)" office:value-type="string" office:string-value="no" calcext:value-type="string">
            <text:p>no</text:p>
          </table:table-cell>
          <table:table-cell table:formula="of:=IF([.C71]=&quot;RF Model:&quot;;[.E72];&quot;no&quot;)" office:value-type="string" office:string-value="no" calcext:value-type="string">
            <text:p>no</text:p>
          </table:table-cell>
          <table:table-cell table:formula="of:=IF([.C71]=&quot;OLS Model:&quot;;[.G72];&quot;no&quot;)" office:value-type="string" office:string-value="no" calcext:value-type="string">
            <text:p>no</text:p>
          </table:table-cell>
          <table:table-cell table:formula="of:=IF([.C71]=&quot;RF Model:&quot;;[.G72];&quot;no&quot;)" office:value-type="string" office:string-value="no" calcext:value-type="string">
            <text:p>no</text:p>
          </table:table-cell>
          <table:table-cell table:formula="of:=IF([.C71]=&quot;OLS Model:&quot;;IF([.G72]&lt;[.G74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-0.129186958136931" calcext:value-type="float">
            <text:p>-0.129</text:p>
          </table:table-cell>
          <table:table-cell table:style-name="ce19" office:value-type="float" office:value="1.67910423254843" calcext:value-type="float">
            <text:p>1.679</text:p>
          </table:table-cell>
          <table:table-cell table:style-name="ce19" office:value-type="float" office:value="2.13871232295689" calcext:value-type="float">
            <text:p>2.139</text:p>
          </table:table-cell>
          <table:table-cell table:style-name="ce19" office:value-type="float" office:value="0.832247109436421" calcext:value-type="float">
            <text:p>0.832</text:p>
          </table:table-cell>
          <table:table-cell/>
          <table:table-cell table:formula="of:=IF([.C72]=&quot;OLS Model:&quot;;[.E73];&quot;no&quot;)" office:value-type="string" office:string-value="no" calcext:value-type="string">
            <text:p>no</text:p>
          </table:table-cell>
          <table:table-cell table:formula="of:=IF([.C72]=&quot;RF Model:&quot;;[.E73];&quot;no&quot;)" office:value-type="float" office:value="1.67910423254843" calcext:value-type="float">
            <text:p>1,68</text:p>
          </table:table-cell>
          <table:table-cell table:formula="of:=IF([.C72]=&quot;OLS Model:&quot;;[.G73];&quot;no&quot;)" office:value-type="string" office:string-value="no" calcext:value-type="string">
            <text:p>no</text:p>
          </table:table-cell>
          <table:table-cell table:formula="of:=IF([.C72]=&quot;RF Model:&quot;;[.G73];&quot;no&quot;)" office:value-type="float" office:value="0.832247109436421" calcext:value-type="float">
            <text:p>0,83</text:p>
          </table:table-cell>
          <table:table-cell table:formula="of:=IF([.C72]=&quot;OLS Model:&quot;;IF([.G73]&lt;[.G75];1;0);&quot;no&quot;)" office:value-type="string" office:string-value="no" calcext:value-type="string">
            <text:p>no</text:p>
          </table:table-cell>
        </table:table-row>
        <table:table-row table:style-name="ro1">
          <table:covered-table-cell/>
          <table:table-cell table:style-name="ce14" office:value-type="string" calcext:value-type="string" table:number-columns-spanned="1" table:number-rows-spanned="4">
            <text:p>Lhstdev</text:p>
          </table:table-cell>
          <table:table-cell office:value-type="string" calcext:value-type="string">
            <text:p>OLS Model:</text:p>
          </table:table-cell>
          <table:table-cell table:style-name="ce20" office:value-type="string" calcext:value-type="string" table:number-columns-spanned="4" table:number-rows-spanned="1">
            <text:p>S2REP </text:p>
          </table:table-cell>
          <table:covered-table-cell table:number-columns-repeated="3"/>
          <table:table-cell/>
          <table:table-cell table:formula="of:=IF([.C73]=&quot;OLS Model:&quot;;[.E74];&quot;no&quot;)" office:value-type="string" office:string-value="no" calcext:value-type="string">
            <text:p>no</text:p>
          </table:table-cell>
          <table:table-cell table:formula="of:=IF([.C73]=&quot;RF Model:&quot;;[.E74];&quot;no&quot;)" office:value-type="string" office:string-value="no" calcext:value-type="string">
            <text:p>no</text:p>
          </table:table-cell>
          <table:table-cell table:formula="of:=IF([.C73]=&quot;OLS Model:&quot;;[.G74];&quot;no&quot;)" office:value-type="string" office:string-value="no" calcext:value-type="string">
            <text:p>no</text:p>
          </table:table-cell>
          <table:table-cell table:formula="of:=IF([.C73]=&quot;RF Model:&quot;;[.G74];&quot;no&quot;)" office:value-type="string" office:string-value="no" calcext:value-type="string">
            <text:p>no</text:p>
          </table:table-cell>
          <table:table-cell table:formula="of:=IF([.C73]=&quot;OLS Model:&quot;;IF([.G74]&lt;[.G76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0.0361071957849327" calcext:value-type="float">
            <text:p>0.036</text:p>
          </table:table-cell>
          <table:table-cell table:style-name="ce19" office:value-type="float" office:value="0.685813449734841" calcext:value-type="float">
            <text:p>0.686</text:p>
          </table:table-cell>
          <table:table-cell table:style-name="ce19" office:value-type="float" office:value="0.831177374725192" calcext:value-type="float">
            <text:p>0.831</text:p>
          </table:table-cell>
          <table:table-cell table:style-name="ce19" office:value-type="float" office:value="0.870689180231511" calcext:value-type="float">
            <text:p>0.871</text:p>
          </table:table-cell>
          <table:table-cell/>
          <table:table-cell table:formula="of:=IF([.C74]=&quot;OLS Model:&quot;;[.E75];&quot;no&quot;)" office:value-type="float" office:value="0.685813449734841" calcext:value-type="float">
            <text:p>0,69</text:p>
          </table:table-cell>
          <table:table-cell table:formula="of:=IF([.C74]=&quot;RF Model:&quot;;[.E75];&quot;no&quot;)" office:value-type="string" office:string-value="no" calcext:value-type="string">
            <text:p>no</text:p>
          </table:table-cell>
          <table:table-cell table:formula="of:=IF([.C74]=&quot;OLS Model:&quot;;[.G75];&quot;no&quot;)" office:value-type="float" office:value="0.870689180231511" calcext:value-type="float">
            <text:p>0,87</text:p>
          </table:table-cell>
          <table:table-cell table:formula="of:=IF([.C74]=&quot;RF Model:&quot;;[.G75];&quot;no&quot;)" office:value-type="string" office:string-value="no" calcext:value-type="string">
            <text:p>no</text:p>
          </table:table-cell>
          <table:table-cell table:formula="of:=IF([.C74]=&quot;OLS Model:&quot;;IF([.G75]&lt;[.G77];1;0);&quot;no&quot;)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F Model:</text:p>
          </table:table-cell>
          <table:table-cell table:style-name="ce20" office:value-type="string" calcext:value-type="string" table:number-columns-spanned="4" table:number-rows-spanned="1">
            <text:p>S2REP </text:p>
          </table:table-cell>
          <table:covered-table-cell table:number-columns-repeated="3"/>
          <table:table-cell/>
          <table:table-cell table:formula="of:=IF([.C75]=&quot;OLS Model:&quot;;[.E76];&quot;no&quot;)" office:value-type="string" office:string-value="no" calcext:value-type="string">
            <text:p>no</text:p>
          </table:table-cell>
          <table:table-cell table:formula="of:=IF([.C75]=&quot;RF Model:&quot;;[.E76];&quot;no&quot;)" office:value-type="string" office:string-value="no" calcext:value-type="string">
            <text:p>no</text:p>
          </table:table-cell>
          <table:table-cell table:formula="of:=IF([.C75]=&quot;OLS Model:&quot;;[.G76];&quot;no&quot;)" office:value-type="string" office:string-value="no" calcext:value-type="string">
            <text:p>no</text:p>
          </table:table-cell>
          <table:table-cell table:formula="of:=IF([.C75]=&quot;RF Model:&quot;;[.G76];&quot;no&quot;)" office:value-type="string" office:string-value="no" calcext:value-type="string">
            <text:p>no</text:p>
          </table:table-cell>
          <table:table-cell table:formula="of:=IF([.C75]=&quot;OLS Model:&quot;;IF([.G76]&lt;[.G78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-0.0114391015890853" calcext:value-type="float">
            <text:p>-0.011</text:p>
          </table:table-cell>
          <table:table-cell table:style-name="ce19" office:value-type="float" office:value="0.750559317885033" calcext:value-type="float">
            <text:p>0.751</text:p>
          </table:table-cell>
          <table:table-cell table:style-name="ce19" office:value-type="float" office:value="0.965220000932715" calcext:value-type="float">
            <text:p>0.965</text:p>
          </table:table-cell>
          <table:table-cell table:style-name="ce19" office:value-type="float" office:value="1.01110381118473" calcext:value-type="float">
            <text:p>1.011</text:p>
          </table:table-cell>
          <table:table-cell/>
          <table:table-cell table:formula="of:=IF([.C76]=&quot;OLS Model:&quot;;[.E77];&quot;no&quot;)" office:value-type="string" office:string-value="no" calcext:value-type="string">
            <text:p>no</text:p>
          </table:table-cell>
          <table:table-cell table:formula="of:=IF([.C76]=&quot;RF Model:&quot;;[.E77];&quot;no&quot;)" office:value-type="float" office:value="0.750559317885033" calcext:value-type="float">
            <text:p>0,75</text:p>
          </table:table-cell>
          <table:table-cell table:formula="of:=IF([.C76]=&quot;OLS Model:&quot;;[.G77];&quot;no&quot;)" office:value-type="string" office:string-value="no" calcext:value-type="string">
            <text:p>no</text:p>
          </table:table-cell>
          <table:table-cell table:formula="of:=IF([.C76]=&quot;RF Model:&quot;;[.G77];&quot;no&quot;)" office:value-type="float" office:value="1.01110381118473" calcext:value-type="float">
            <text:p>1,01</text:p>
          </table:table-cell>
          <table:table-cell table:formula="of:=IF([.C76]=&quot;OLS Model:&quot;;IF([.G77]&lt;[.G79];1;0);&quot;no&quot;)" office:value-type="string" office:string-value="no" calcext:value-type="string">
            <text:p>no</text:p>
          </table:table-cell>
        </table:table-row>
        <table:table-row table:style-name="ro1">
          <table:covered-table-cell/>
          <table:table-cell table:style-name="ce14" office:value-type="string" calcext:value-type="string" table:number-columns-spanned="1" table:number-rows-spanned="4">
            <text:p>Lhmax</text:p>
          </table:table-cell>
          <table:table-cell office:value-type="string" calcext:value-type="string">
            <text:p>OLS Model:</text:p>
          </table:table-cell>
          <table:table-cell table:style-name="ce20" office:value-type="string" calcext:value-type="string" table:number-columns-spanned="4" table:number-rows-spanned="1">
            <text:p>S2REP </text:p>
          </table:table-cell>
          <table:covered-table-cell table:number-columns-repeated="3"/>
          <table:table-cell/>
          <table:table-cell table:formula="of:=IF([.C77]=&quot;OLS Model:&quot;;[.E78];&quot;no&quot;)" office:value-type="string" office:string-value="no" calcext:value-type="string">
            <text:p>no</text:p>
          </table:table-cell>
          <table:table-cell table:formula="of:=IF([.C77]=&quot;RF Model:&quot;;[.E78];&quot;no&quot;)" office:value-type="string" office:string-value="no" calcext:value-type="string">
            <text:p>no</text:p>
          </table:table-cell>
          <table:table-cell table:formula="of:=IF([.C77]=&quot;OLS Model:&quot;;[.G78];&quot;no&quot;)" office:value-type="string" office:string-value="no" calcext:value-type="string">
            <text:p>no</text:p>
          </table:table-cell>
          <table:table-cell table:formula="of:=IF([.C77]=&quot;RF Model:&quot;;[.G78];&quot;no&quot;)" office:value-type="string" office:string-value="no" calcext:value-type="string">
            <text:p>no</text:p>
          </table:table-cell>
          <table:table-cell table:formula="of:=IF([.C77]=&quot;OLS Model:&quot;;IF([.G78]&lt;[.G80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-0.614054475849232" calcext:value-type="float">
            <text:p>-0.614</text:p>
          </table:table-cell>
          <table:table-cell table:style-name="ce19" office:value-type="float" office:value="2.6535909263982" calcext:value-type="float">
            <text:p>2.654</text:p>
          </table:table-cell>
          <table:table-cell table:style-name="ce19" office:value-type="float" office:value="3.40790938430087" calcext:value-type="float">
            <text:p>3.408</text:p>
          </table:table-cell>
          <table:table-cell table:style-name="ce19" office:value-type="float" office:value="0.915052267643833" calcext:value-type="float">
            <text:p>0.915</text:p>
          </table:table-cell>
          <table:table-cell/>
          <table:table-cell table:formula="of:=IF([.C78]=&quot;OLS Model:&quot;;[.E79];&quot;no&quot;)" office:value-type="float" office:value="2.6535909263982" calcext:value-type="float">
            <text:p>2,65</text:p>
          </table:table-cell>
          <table:table-cell table:formula="of:=IF([.C78]=&quot;RF Model:&quot;;[.E79];&quot;no&quot;)" office:value-type="string" office:string-value="no" calcext:value-type="string">
            <text:p>no</text:p>
          </table:table-cell>
          <table:table-cell table:formula="of:=IF([.C78]=&quot;OLS Model:&quot;;[.G79];&quot;no&quot;)" office:value-type="float" office:value="0.915052267643833" calcext:value-type="float">
            <text:p>0,92</text:p>
          </table:table-cell>
          <table:table-cell table:formula="of:=IF([.C78]=&quot;RF Model:&quot;;[.G79];&quot;no&quot;)" office:value-type="string" office:string-value="no" calcext:value-type="string">
            <text:p>no</text:p>
          </table:table-cell>
          <table:table-cell table:formula="of:=IF([.C78]=&quot;OLS Model:&quot;;IF([.G79]&lt;[.G81];1;0);&quot;no&quot;)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F Model:</text:p>
          </table:table-cell>
          <table:table-cell table:style-name="ce20" office:value-type="string" calcext:value-type="string" table:number-columns-spanned="4" table:number-rows-spanned="1">
            <text:p>B2, B3, B5, B7, B8A, B11, B12 </text:p>
          </table:table-cell>
          <table:covered-table-cell table:number-columns-repeated="3"/>
          <table:table-cell/>
          <table:table-cell table:formula="of:=IF([.C79]=&quot;OLS Model:&quot;;[.E80];&quot;no&quot;)" office:value-type="string" office:string-value="no" calcext:value-type="string">
            <text:p>no</text:p>
          </table:table-cell>
          <table:table-cell table:formula="of:=IF([.C79]=&quot;RF Model:&quot;;[.E80];&quot;no&quot;)" office:value-type="string" office:string-value="no" calcext:value-type="string">
            <text:p>no</text:p>
          </table:table-cell>
          <table:table-cell table:formula="of:=IF([.C79]=&quot;OLS Model:&quot;;[.G80];&quot;no&quot;)" office:value-type="string" office:string-value="no" calcext:value-type="string">
            <text:p>no</text:p>
          </table:table-cell>
          <table:table-cell table:formula="of:=IF([.C79]=&quot;RF Model:&quot;;[.G80];&quot;no&quot;)" office:value-type="string" office:string-value="no" calcext:value-type="string">
            <text:p>no</text:p>
          </table:table-cell>
          <table:table-cell table:formula="of:=IF([.C79]=&quot;OLS Model:&quot;;IF([.G80]&lt;[.G82];1;0);&quot;no&quot;)" office:value-type="string" office:string-value="no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rros:</text:p>
          </table:table-cell>
          <table:table-cell table:style-name="ce19" office:value-type="float" office:value="0.431000365418957" calcext:value-type="float">
            <text:p>0.431</text:p>
          </table:table-cell>
          <table:table-cell table:style-name="ce19" office:value-type="float" office:value="2.71341989551177" calcext:value-type="float">
            <text:p>2.713</text:p>
          </table:table-cell>
          <table:table-cell table:style-name="ce19" office:value-type="float" office:value="3.45950238268403" calcext:value-type="float">
            <text:p>3.460</text:p>
          </table:table-cell>
          <table:table-cell table:style-name="ce19" office:value-type="float" office:value="0.928905420659736" calcext:value-type="float">
            <text:p>0.929</text:p>
          </table:table-cell>
          <table:table-cell/>
          <table:table-cell table:formula="of:=IF([.C80]=&quot;OLS Model:&quot;;[.E81];&quot;no&quot;)" office:value-type="string" office:string-value="no" calcext:value-type="string">
            <text:p>no</text:p>
          </table:table-cell>
          <table:table-cell table:formula="of:=IF([.C80]=&quot;RF Model:&quot;;[.E81];&quot;no&quot;)" office:value-type="float" office:value="2.71341989551177" calcext:value-type="float">
            <text:p>2,71</text:p>
          </table:table-cell>
          <table:table-cell table:formula="of:=IF([.C80]=&quot;OLS Model:&quot;;[.G81];&quot;no&quot;)" office:value-type="string" office:string-value="no" calcext:value-type="string">
            <text:p>no</text:p>
          </table:table-cell>
          <table:table-cell table:formula="of:=IF([.C80]=&quot;RF Model:&quot;;[.G81];&quot;no&quot;)" office:value-type="float" office:value="0.928905420659736" calcext:value-type="float">
            <text:p>0,93</text:p>
          </table:table-cell>
          <table:table-cell table:formula="of:=IF([.C80]=&quot;OLS Model:&quot;;IF([.G81]&lt;[.G83];1;0);&quot;no&quot;)" office:value-type="string" office:string-value="no" calcext:value-type="string">
            <text:p>no</text:p>
          </table:table-cell>
        </table:table-row>
        <table:table-row table:style-name="ro1">
          <table:table-cell table:number-columns-repeated="8"/>
          <table:table-cell table:formula="of:=AVERAGE([.I2:.I81])" office:value-type="float" office:value="1.77656534643867" calcext:value-type="float">
            <text:p>1,78</text:p>
          </table:table-cell>
          <table:table-cell table:formula="of:=AVERAGE([.J2:.J81])" office:value-type="float" office:value="1.86613418283351" calcext:value-type="float">
            <text:p>1,87</text:p>
          </table:table-cell>
          <table:table-cell table:formula="of:=AVERAGE([.K2:.K81])" office:value-type="float" office:value="0.814158029320393" calcext:value-type="float">
            <text:p>0,81</text:p>
          </table:table-cell>
          <table:table-cell table:formula="of:=AVERAGE([.L2:.L81])" office:value-type="float" office:value="0.88516205254258" calcext:value-type="float">
            <text:p>0,89</text:p>
          </table:table-cell>
          <table:table-cell table:style-name="ce21" table:formula="of:=AVERAGE([.M2:.M81])" office:value-type="float" office:value="0.85" calcext:value-type="float">
            <text:p>0,85</text:p>
          </table:table-cell>
        </table:table-row>
        <table:table-row table:style-name="ro1" table:number-rows-repeated="104849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patial" table:style-name="ta1">
        <table:table-column table:style-name="co3" table:default-cell-style-name="ce18"/>
        <table:table-column table:style-name="co9" table:default-cell-style-name="ce19"/>
        <table:table-column table:style-name="co10" table:default-cell-style-name="ce19"/>
        <table:table-column table:style-name="co3" table:number-columns-repeated="11" table:default-cell-style-name="ce19"/>
        <table:table-column table:style-name="co3" table:default-cell-style-name="ce18"/>
        <table:table-column table:style-name="co3" table:number-columns-repeated="1009" table:default-cell-style-name="ce19"/>
        <table:table-row table:style-name="ro1">
          <table:table-cell/>
          <table:table-cell table:style-name="ce18" table:number-columns-repeated="7"/>
          <table:table-cell table:number-columns-repeated="7"/>
          <table:table-cell table:style-name="ce18" table:number-columns-repeated="7"/>
          <table:table-cell table:number-columns-repeated="1002"/>
        </table:table-row>
        <table:table-row table:style-name="ro1">
          <table:table-cell/>
          <table:table-cell table:style-name="ce18" office:value-type="string" calcext:value-type="string" table:number-columns-spanned="12" table:number-rows-spanned="1">
            <text:p>Lhmean</text:p>
          </table:table-cell>
          <table:covered-table-cell table:number-columns-repeated="6" table:style-name="ce18"/>
          <table:covered-table-cell table:number-columns-repeated="5"/>
          <table:table-cell table:number-columns-repeated="2"/>
          <table:table-cell table:style-name="ce18" office:value-type="string" calcext:value-type="string" table:number-columns-spanned="12" table:number-rows-spanned="1">
            <text:p>Lhmedian</text:p>
          </table:table-cell>
          <table:covered-table-cell table:number-columns-repeated="6" table:style-name="ce18"/>
          <table:covered-table-cell table:number-columns-repeated="5"/>
          <table:table-cell table:number-columns-repeated="997"/>
        </table:table-row>
        <table:table-row table:style-name="ro1">
          <table:table-cell/>
          <table:table-cell table:style-name="ce18" office:value-type="string" calcext:value-type="string" table:number-columns-spanned="6" table:number-rows-spanned="1">
            <text:p>OLS</text:p>
          </table:table-cell>
          <table:covered-table-cell table:number-columns-repeated="5" table:style-name="ce18"/>
          <table:table-cell table:style-name="ce18" office:value-type="string" calcext:value-type="string" table:number-columns-spanned="6" table:number-rows-spanned="1">
            <text:p>RF</text:p>
          </table:table-cell>
          <table:covered-table-cell table:number-columns-repeated="5"/>
          <table:table-cell table:number-columns-repeated="2"/>
          <table:table-cell table:style-name="ce18" office:value-type="string" calcext:value-type="string" table:number-columns-spanned="6" table:number-rows-spanned="1">
            <text:p>OLS</text:p>
          </table:table-cell>
          <table:covered-table-cell table:number-columns-repeated="5" table:style-name="ce18"/>
          <table:table-cell table:style-name="ce18" office:value-type="string" calcext:value-type="string" table:number-columns-spanned="6" table:number-rows-spanned="1">
            <text:p>RF</text:p>
          </table:table-cell>
          <table:covered-table-cell table:number-columns-repeated="5"/>
          <table:table-cell table:number-columns-repeated="997"/>
        </table:table-row>
        <table:table-row table:style-name="ro1">
          <table:table-cell/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AIC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OOB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style-name="ce18"/>
          <table:table-cell/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AIC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OOB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 table:number-columns-spanned="1" table:number-rows-spanned="4">
            <text:p>Bands</text:p>
          </table:table-cell>
          <table:table-cell office:value-type="string" calcext:value-type="string">
            <text:p>B2, B5, B8A, B11</text:p>
          </table:table-cell>
          <table:table-cell office:value-type="float" office:value="620.034789" calcext:value-type="float">
            <text:p>620.035</text:p>
          </table:table-cell>
          <table:table-cell office:value-type="float" office:value="1.02520282524364" calcext:value-type="float">
            <text:p>1.025</text:p>
          </table:table-cell>
          <table:table-cell office:value-type="float" office:value="1.86344004821753" calcext:value-type="float">
            <text:p>1.863</text:p>
          </table:table-cell>
          <table:table-cell office:value-type="float" office:value="2.25908666543993" calcext:value-type="float">
            <text:p>2.259</text:p>
          </table:table-cell>
          <table:table-cell office:value-type="float" office:value="0.783005656468421" calcext:value-type="float">
            <text:p>0.783</text:p>
          </table:table-cell>
          <table:table-cell office:value-type="string" calcext:value-type="string">
            <text:p>B2, B3, B5, B7, B11</text:p>
          </table:table-cell>
          <table:table-cell office:value-type="float" office:value="0.268287" calcext:value-type="float">
            <text:p>0.268</text:p>
          </table:table-cell>
          <table:table-cell office:value-type="float" office:value="1.63836030483303" calcext:value-type="float">
            <text:p>1.638</text:p>
          </table:table-cell>
          <table:table-cell office:value-type="float" office:value="2.46379358573865" calcext:value-type="float">
            <text:p>2.464</text:p>
          </table:table-cell>
          <table:table-cell office:value-type="float" office:value="3.01391691792877" calcext:value-type="float">
            <text:p>3.014</text:p>
          </table:table-cell>
          <table:table-cell office:value-type="float" office:value="1.0446318996817" calcext:value-type="float">
            <text:p>1.045</text:p>
          </table:table-cell>
          <table:table-cell/>
          <table:table-cell table:style-name="ce22" office:value-type="string" calcext:value-type="string" table:number-columns-spanned="1" table:number-rows-spanned="4">
            <text:p>Bands</text:p>
          </table:table-cell>
          <table:table-cell office:value-type="string" calcext:value-type="string">
            <text:p>B2, B5, B8A, B11</text:p>
          </table:table-cell>
          <table:table-cell office:value-type="float" office:value="631.812261" calcext:value-type="float">
            <text:p>631.812</text:p>
          </table:table-cell>
          <table:table-cell office:value-type="float" office:value="1.11090747371305" calcext:value-type="float">
            <text:p>1.111</text:p>
          </table:table-cell>
          <table:table-cell office:value-type="float" office:value="2.01628305389117" calcext:value-type="float">
            <text:p>2.016</text:p>
          </table:table-cell>
          <table:table-cell office:value-type="float" office:value="2.43114908021188" calcext:value-type="float">
            <text:p>2.431</text:p>
          </table:table-cell>
          <table:table-cell office:value-type="float" office:value="0.785240344892503" calcext:value-type="float">
            <text:p>0.785</text:p>
          </table:table-cell>
          <table:table-cell office:value-type="string" calcext:value-type="string">
            <text:p>B2, B5, B7, B12</text:p>
          </table:table-cell>
          <table:table-cell office:value-type="float" office:value="0.281842" calcext:value-type="float">
            <text:p>0.282</text:p>
          </table:table-cell>
          <table:table-cell office:value-type="float" office:value="1.59539752976027" calcext:value-type="float">
            <text:p>1.595</text:p>
          </table:table-cell>
          <table:table-cell office:value-type="float" office:value="2.44791262403098" calcext:value-type="float">
            <text:p>2.448</text:p>
          </table:table-cell>
          <table:table-cell office:value-type="float" office:value="2.96499810292832" calcext:value-type="float">
            <text:p>2.965</text:p>
          </table:table-cell>
          <table:table-cell office:value-type="float" office:value="0.957669010057638" calcext:value-type="float">
            <text:p>0.958</text:p>
          </table:table-cell>
          <table:table-cell table:number-columns-repeated="997"/>
        </table:table-row>
        <table:table-row table:style-name="ro1">
          <table:covered-table-cell/>
          <table:table-cell office:value-type="string" calcext:value-type="string">
            <text:p>B2, B5, B6, B8A, B11</text:p>
          </table:table-cell>
          <table:table-cell office:value-type="float" office:value="620.971414" calcext:value-type="float">
            <text:p>620.971</text:p>
          </table:table-cell>
          <table:table-cell table:number-columns-repeated="4"/>
          <table:table-cell office:value-type="string" calcext:value-type="string">
            <text:p>B2, B5, B7, B8A, B11</text:p>
          </table:table-cell>
          <table:table-cell office:value-type="float" office:value="0.267426" calcext:value-type="float">
            <text:p>0.267</text:p>
          </table:table-cell>
          <table:table-cell table:number-columns-repeated="5"/>
          <table:covered-table-cell/>
          <table:table-cell office:value-type="string" calcext:value-type="string">
            <text:p>B2, B5, B8A, B11, B12</text:p>
          </table:table-cell>
          <table:table-cell office:value-type="float" office:value="632.321454" calcext:value-type="float">
            <text:p>632.321</text:p>
          </table:table-cell>
          <table:table-cell table:number-columns-repeated="4"/>
          <table:table-cell office:value-type="string" calcext:value-type="string">
            <text:p>B2, B5, B7, B11</text:p>
          </table:table-cell>
          <table:table-cell office:value-type="float" office:value="0.269282" calcext:value-type="float">
            <text:p>0.269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B2, B5, B7, B11</text:p>
          </table:table-cell>
          <table:table-cell office:value-type="float" office:value="621.026879" calcext:value-type="float">
            <text:p>621.027</text:p>
          </table:table-cell>
          <table:table-cell table:number-columns-repeated="4"/>
          <table:table-cell office:value-type="string" calcext:value-type="string">
            <text:p>B2, B5, B7, B11</text:p>
          </table:table-cell>
          <table:table-cell office:value-type="float" office:value="0.259609" calcext:value-type="float">
            <text:p>0.260</text:p>
          </table:table-cell>
          <table:table-cell table:number-columns-repeated="5"/>
          <table:covered-table-cell/>
          <table:table-cell office:value-type="string" calcext:value-type="string">
            <text:p>B2, B5, B6, B8A, B11</text:p>
          </table:table-cell>
          <table:table-cell office:value-type="float" office:value="632.587626" calcext:value-type="float">
            <text:p>632.588</text:p>
          </table:table-cell>
          <table:table-cell table:number-columns-repeated="4"/>
          <table:table-cell office:value-type="string" calcext:value-type="string">
            <text:p>B2, B3, B5, B6, B7, B110.267417</text:p>
          </table:table-cell>
          <table:table-cell office:value-type="float" office:value="0.267417" calcext:value-type="float">
            <text:p>0.267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B2, B5, B8A, B11, B12</text:p>
          </table:table-cell>
          <table:table-cell office:value-type="float" office:value="621.134641" calcext:value-type="float">
            <text:p>621.135</text:p>
          </table:table-cell>
          <table:table-cell table:number-columns-repeated="4"/>
          <table:table-cell office:value-type="string" calcext:value-type="string">
            <text:p>B2, B3, B5, B6, B7, B11</text:p>
          </table:table-cell>
          <table:table-cell office:value-type="float" office:value="0.256723" calcext:value-type="float">
            <text:p>0.257</text:p>
          </table:table-cell>
          <table:table-cell table:number-columns-repeated="5"/>
          <table:covered-table-cell/>
          <table:table-cell office:value-type="string" calcext:value-type="string">
            <text:p>B2, B5, B7, B11</text:p>
          </table:table-cell>
          <table:table-cell office:value-type="float" office:value="632.849133" calcext:value-type="float">
            <text:p>632.849</text:p>
          </table:table-cell>
          <table:table-cell table:number-columns-repeated="4"/>
          <table:table-cell office:value-type="string" calcext:value-type="string">
            <text:p>B2, B5, B6, B7, B12</text:p>
          </table:table-cell>
          <table:table-cell office:value-type="float" office:value="0.26657" calcext:value-type="float">
            <text:p>0.26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 table:number-columns-spanned="1" table:number-rows-spanned="4">
            <text:p>Main VIS</text:p>
          </table:table-cell>
          <table:table-cell office:value-type="string" calcext:value-type="string">
            <text:p>S2REP</text:p>
          </table:table-cell>
          <table:table-cell office:value-type="float" office:value="660.985437" calcext:value-type="float">
            <text:p>660.985</text:p>
          </table:table-cell>
          <table:table-cell office:value-type="float" office:value="0.280786532676671" calcext:value-type="float">
            <text:p>0.281</text:p>
          </table:table-cell>
          <table:table-cell office:value-type="float" office:value="1.89061818644446" calcext:value-type="float">
            <text:p>1.891</text:p>
          </table:table-cell>
          <table:table-cell office:value-type="float" office:value="2.31561975427544" calcext:value-type="float">
            <text:p>2.316</text:p>
          </table:table-cell>
          <table:table-cell office:value-type="float" office:value="0.802600180668413" calcext:value-type="float">
            <text:p>0.803</text:p>
          </table:table-cell>
          <table:table-cell office:value-type="string" calcext:value-type="string">
            <text:p>S2REP</text:p>
          </table:table-cell>
          <table:table-cell office:value-type="float" office:value="-0.110164" calcext:value-type="float">
            <text:p>-0.110</text:p>
          </table:table-cell>
          <table:table-cell office:value-type="float" office:value="0.105336056031135" calcext:value-type="float">
            <text:p>0.105</text:p>
          </table:table-cell>
          <table:table-cell office:value-type="float" office:value="2.17116398118768" calcext:value-type="float">
            <text:p>2.171</text:p>
          </table:table-cell>
          <table:table-cell office:value-type="float" office:value="2.7125599709283" calcext:value-type="float">
            <text:p>2.713</text:p>
          </table:table-cell>
          <table:table-cell office:value-type="float" office:value="0.940180752354212" calcext:value-type="float">
            <text:p>0.940</text:p>
          </table:table-cell>
          <table:table-cell/>
          <table:table-cell table:style-name="ce22" office:value-type="string" calcext:value-type="string" table:number-columns-spanned="1" table:number-rows-spanned="4">
            <text:p>Main VIS</text:p>
          </table:table-cell>
          <table:table-cell office:value-type="string" calcext:value-type="string">
            <text:p>S2REP</text:p>
          </table:table-cell>
          <table:table-cell office:value-type="float" office:value="673.732208" calcext:value-type="float">
            <text:p>673.732</text:p>
          </table:table-cell>
          <table:table-cell office:value-type="float" office:value="0.235170874912485" calcext:value-type="float">
            <text:p>0.235</text:p>
          </table:table-cell>
          <table:table-cell office:value-type="float" office:value="2.03448695882837" calcext:value-type="float">
            <text:p>2.034</text:p>
          </table:table-cell>
          <table:table-cell office:value-type="float" office:value="2.48153681738052" calcext:value-type="float">
            <text:p>2.482</text:p>
          </table:table-cell>
          <table:table-cell office:value-type="float" office:value="0.80151515273325" calcext:value-type="float">
            <text:p>0.802</text:p>
          </table:table-cell>
          <table:table-cell office:value-type="string" calcext:value-type="string">
            <text:p>S2REP</text:p>
          </table:table-cell>
          <table:table-cell office:value-type="float" office:value="-0.062328" calcext:value-type="float">
            <text:p>-0.062</text:p>
          </table:table-cell>
          <table:table-cell office:value-type="float" office:value="0.0808425901832948" calcext:value-type="float">
            <text:p>0.081</text:p>
          </table:table-cell>
          <table:table-cell office:value-type="float" office:value="2.29148204047173" calcext:value-type="float">
            <text:p>2.291</text:p>
          </table:table-cell>
          <table:table-cell office:value-type="float" office:value="2.85575326343341" calcext:value-type="float">
            <text:p>2.856</text:p>
          </table:table-cell>
          <table:table-cell office:value-type="float" office:value="0.922383861918869" calcext:value-type="float">
            <text:p>0.922</text:p>
          </table:table-cell>
          <table:table-cell table:number-columns-repeated="997"/>
        </table:table-row>
        <table:table-row table:style-name="ro1">
          <table:covered-table-cell/>
          <table:table-cell office:value-type="string" calcext:value-type="string">
            <text:p>IRECI</text:p>
          </table:table-cell>
          <table:table-cell office:value-type="float" office:value="696.248257" calcext:value-type="float">
            <text:p>696.248</text:p>
          </table:table-cell>
          <table:table-cell table:number-columns-repeated="4"/>
          <table:table-cell office:value-type="string" calcext:value-type="string">
            <text:p>IRECI</text:p>
          </table:table-cell>
          <table:table-cell office:value-type="float" office:value="-0.181116" calcext:value-type="float">
            <text:p>-0.181</text:p>
          </table:table-cell>
          <table:table-cell table:number-columns-repeated="5"/>
          <table:covered-table-cell/>
          <table:table-cell office:value-type="string" calcext:value-type="string">
            <text:p>IRECI</text:p>
          </table:table-cell>
          <table:table-cell office:value-type="float" office:value="712.468725" calcext:value-type="float">
            <text:p>712.469</text:p>
          </table:table-cell>
          <table:table-cell table:number-columns-repeated="4"/>
          <table:table-cell office:value-type="string" calcext:value-type="string">
            <text:p>IRECI</text:p>
          </table:table-cell>
          <table:table-cell office:value-type="float" office:value="-0.180725" calcext:value-type="float">
            <text:p>-0.181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SAVI</text:p>
          </table:table-cell>
          <table:table-cell office:value-type="float" office:value="702.028848" calcext:value-type="float">
            <text:p>702.029</text:p>
          </table:table-cell>
          <table:table-cell table:number-columns-repeated="4"/>
          <table:table-cell office:value-type="string" calcext:value-type="string">
            <text:p>EVI</text:p>
          </table:table-cell>
          <table:table-cell office:value-type="float" office:value="-0.494779" calcext:value-type="float">
            <text:p>-0.495</text:p>
          </table:table-cell>
          <table:table-cell table:number-columns-repeated="5"/>
          <table:covered-table-cell/>
          <table:table-cell office:value-type="string" calcext:value-type="string">
            <text:p>SAVI</text:p>
          </table:table-cell>
          <table:table-cell office:value-type="float" office:value="719.110069" calcext:value-type="float">
            <text:p>719.110</text:p>
          </table:table-cell>
          <table:table-cell table:number-columns-repeated="4"/>
          <table:table-cell office:value-type="string" calcext:value-type="string">
            <text:p>EVI</text:p>
          </table:table-cell>
          <table:table-cell office:value-type="float" office:value="-0.441827" calcext:value-type="float">
            <text:p>-0.442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EVI</text:p>
          </table:table-cell>
          <table:table-cell office:value-type="float" office:value="706.340022" calcext:value-type="float">
            <text:p>706.340</text:p>
          </table:table-cell>
          <table:table-cell table:number-columns-repeated="4"/>
          <table:table-cell office:value-type="string" calcext:value-type="string">
            <text:p>SAVI</text:p>
          </table:table-cell>
          <table:table-cell office:value-type="float" office:value="-0.511934" calcext:value-type="float">
            <text:p>-0.512</text:p>
          </table:table-cell>
          <table:table-cell table:number-columns-repeated="5"/>
          <table:covered-table-cell/>
          <table:table-cell office:value-type="string" calcext:value-type="string">
            <text:p>EVI</text:p>
          </table:table-cell>
          <table:table-cell office:value-type="float" office:value="724.034825" calcext:value-type="float">
            <text:p>724.035</text:p>
          </table:table-cell>
          <table:table-cell table:number-columns-repeated="4"/>
          <table:table-cell office:value-type="string" calcext:value-type="string">
            <text:p>SAVI</text:p>
          </table:table-cell>
          <table:table-cell office:value-type="float" office:value="-0.452338" calcext:value-type="float">
            <text:p>-0.452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 table:number-columns-spanned="1" table:number-rows-spanned="4">
            <text:p>ND/SR VIS</text:p>
          </table:table-cell>
          <table:table-cell office:value-type="string" calcext:value-type="string">
            <text:p>ND58A</text:p>
          </table:table-cell>
          <table:table-cell office:value-type="float" office:value="661.468171" calcext:value-type="float">
            <text:p>661.468</text:p>
          </table:table-cell>
          <table:table-cell office:value-type="float" office:value="-0.308444234884474" calcext:value-type="float">
            <text:p>-0.308</text:p>
          </table:table-cell>
          <table:table-cell office:value-type="float" office:value="1.74836618938248" calcext:value-type="float">
            <text:p>1.748</text:p>
          </table:table-cell>
          <table:table-cell office:value-type="float" office:value="2.10361446901208" calcext:value-type="float">
            <text:p>2.104</text:p>
          </table:table-cell>
          <table:table-cell office:value-type="float" office:value="0.729118565243055" calcext:value-type="float">
            <text:p>0.729</text:p>
          </table:table-cell>
          <table:table-cell office:value-type="string" calcext:value-type="string">
            <text:p>SR57</text:p>
          </table:table-cell>
          <table:table-cell office:value-type="float" office:value="-0.078345" calcext:value-type="float">
            <text:p>-0.078</text:p>
          </table:table-cell>
          <table:table-cell office:value-type="float" office:value="-0.173101889554214" calcext:value-type="float">
            <text:p>-0.173</text:p>
          </table:table-cell>
          <table:table-cell office:value-type="float" office:value="1.99531417846297" calcext:value-type="float">
            <text:p>1.995</text:p>
          </table:table-cell>
          <table:table-cell office:value-type="float" office:value="2.44449800836702" calcext:value-type="float">
            <text:p>2.444</text:p>
          </table:table-cell>
          <table:table-cell office:value-type="float" office:value="0.847269738279132" calcext:value-type="float">
            <text:p>0.847</text:p>
          </table:table-cell>
          <table:table-cell/>
          <table:table-cell table:style-name="ce22" office:value-type="string" calcext:value-type="string" table:number-columns-spanned="1" table:number-rows-spanned="4">
            <text:p>ND/SR VIS</text:p>
          </table:table-cell>
          <table:table-cell office:value-type="string" calcext:value-type="string">
            <text:p>ND58A</text:p>
          </table:table-cell>
          <table:table-cell office:value-type="float" office:value="674.697278" calcext:value-type="float">
            <text:p>674.697</text:p>
          </table:table-cell>
          <table:table-cell office:value-type="float" office:value="-0.395735119614796" calcext:value-type="float">
            <text:p>-0.396</text:p>
          </table:table-cell>
          <table:table-cell office:value-type="float" office:value="1.88134545973867" calcext:value-type="float">
            <text:p>1.881</text:p>
          </table:table-cell>
          <table:table-cell office:value-type="float" office:value="2.27419389505811" calcext:value-type="float">
            <text:p>2.274</text:p>
          </table:table-cell>
          <table:table-cell office:value-type="float" office:value="0.734545163455061" calcext:value-type="float">
            <text:p>0.735</text:p>
          </table:table-cell>
          <table:table-cell office:value-type="string" calcext:value-type="string">
            <text:p>SR57</text:p>
          </table:table-cell>
          <table:table-cell office:value-type="float" office:value="-0.020998" calcext:value-type="float">
            <text:p>-0.021</text:p>
          </table:table-cell>
          <table:table-cell office:value-type="float" office:value="-0.214644409393677" calcext:value-type="float">
            <text:p>-0.215</text:p>
          </table:table-cell>
          <table:table-cell office:value-type="float" office:value="2.12164105083346" calcext:value-type="float">
            <text:p>2.122</text:p>
          </table:table-cell>
          <table:table-cell office:value-type="float" office:value="2.5984563064449" calcext:value-type="float">
            <text:p>2.598</text:p>
          </table:table-cell>
          <table:table-cell office:value-type="float" office:value="0.839279146996228" calcext:value-type="float">
            <text:p>0.839</text:p>
          </table:table-cell>
          <table:table-cell table:number-columns-repeated="997"/>
        </table:table-row>
        <table:table-row table:style-name="ro1">
          <table:covered-table-cell table:style-name="ce22"/>
          <table:table-cell office:value-type="string" calcext:value-type="string">
            <text:p>SR58A</text:p>
          </table:table-cell>
          <table:table-cell office:value-type="float" office:value="661.48378" calcext:value-type="float">
            <text:p>661.484</text:p>
          </table:table-cell>
          <table:table-cell table:number-columns-repeated="4"/>
          <table:table-cell office:value-type="string" calcext:value-type="string">
            <text:p>ND57</text:p>
          </table:table-cell>
          <table:table-cell office:value-type="float" office:value="-0.078345" calcext:value-type="float">
            <text:p>-0.078</text:p>
          </table:table-cell>
          <table:table-cell table:number-columns-repeated="5"/>
          <table:covered-table-cell table:style-name="ce22"/>
          <table:table-cell office:value-type="string" calcext:value-type="string">
            <text:p>SR58A</text:p>
          </table:table-cell>
          <table:table-cell office:value-type="float" office:value="674.861445" calcext:value-type="float">
            <text:p>674.861</text:p>
          </table:table-cell>
          <table:table-cell table:number-columns-repeated="4"/>
          <table:table-cell office:value-type="string" calcext:value-type="string">
            <text:p>ND57</text:p>
          </table:table-cell>
          <table:table-cell office:value-type="float" office:value="-0.020998" calcext:value-type="float">
            <text:p>-0.021</text:p>
          </table:table-cell>
          <table:table-cell table:number-columns-repeated="1001"/>
        </table:table-row>
        <table:table-row table:style-name="ro1">
          <table:covered-table-cell table:style-name="ce22"/>
          <table:table-cell office:value-type="string" calcext:value-type="string">
            <text:p>SR411</text:p>
          </table:table-cell>
          <table:table-cell office:value-type="float" office:value="667.710549" calcext:value-type="float">
            <text:p>667.711</text:p>
          </table:table-cell>
          <table:table-cell table:number-columns-repeated="4"/>
          <table:table-cell office:value-type="string" calcext:value-type="string">
            <text:p>ND28A</text:p>
          </table:table-cell>
          <table:table-cell office:value-type="float" office:value="-0.100692" calcext:value-type="float">
            <text:p>-0.101</text:p>
          </table:table-cell>
          <table:table-cell table:number-columns-repeated="5"/>
          <table:covered-table-cell table:style-name="ce22"/>
          <table:table-cell office:value-type="string" calcext:value-type="string">
            <text:p>SR411</text:p>
          </table:table-cell>
          <table:table-cell office:value-type="float" office:value="684.160669" calcext:value-type="float">
            <text:p>684.161</text:p>
          </table:table-cell>
          <table:table-cell table:number-columns-repeated="4"/>
          <table:table-cell office:value-type="string" calcext:value-type="string">
            <text:p>ND28A</text:p>
          </table:table-cell>
          <table:table-cell office:value-type="float" office:value="-0.04304" calcext:value-type="float">
            <text:p>-0.043</text:p>
          </table:table-cell>
          <table:table-cell table:number-columns-repeated="1001"/>
        </table:table-row>
        <table:table-row table:style-name="ro1">
          <table:covered-table-cell table:style-name="ce22"/>
          <table:table-cell office:value-type="string" calcext:value-type="string">
            <text:p>ND411</text:p>
          </table:table-cell>
          <table:table-cell office:value-type="float" office:value="667.792257" calcext:value-type="float">
            <text:p>667.792</text:p>
          </table:table-cell>
          <table:table-cell table:number-columns-repeated="4"/>
          <table:table-cell office:value-type="string" calcext:value-type="string">
            <text:p>SR28A</text:p>
          </table:table-cell>
          <table:table-cell office:value-type="float" office:value="-0.100786" calcext:value-type="float">
            <text:p>-0.101</text:p>
          </table:table-cell>
          <table:table-cell table:number-columns-repeated="5"/>
          <table:covered-table-cell table:style-name="ce22"/>
          <table:table-cell office:value-type="string" calcext:value-type="string">
            <text:p>ND411</text:p>
          </table:table-cell>
          <table:table-cell office:value-type="float" office:value="684.220746" calcext:value-type="float">
            <text:p>684.221</text:p>
          </table:table-cell>
          <table:table-cell table:number-columns-repeated="4"/>
          <table:table-cell office:value-type="string" calcext:value-type="string">
            <text:p>SR28A</text:p>
          </table:table-cell>
          <table:table-cell office:value-type="float" office:value="-0.043089" calcext:value-type="float">
            <text:p>-0.043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 table:number-columns-spanned="12" table:number-rows-spanned="1">
            <text:p>Lhstdev</text:p>
          </table:table-cell>
          <table:covered-table-cell table:number-columns-repeated="6" table:style-name="ce18"/>
          <table:covered-table-cell table:number-columns-repeated="5"/>
          <table:table-cell table:number-columns-repeated="2"/>
          <table:table-cell table:style-name="ce18" office:value-type="string" calcext:value-type="string" table:number-columns-spanned="12" table:number-rows-spanned="1">
            <text:p>Lhmax</text:p>
          </table:table-cell>
          <table:covered-table-cell table:number-columns-repeated="6" table:style-name="ce18"/>
          <table:covered-table-cell table:number-columns-repeated="5"/>
          <table:table-cell table:number-columns-repeated="997"/>
        </table:table-row>
        <table:table-row table:style-name="ro1">
          <table:table-cell/>
          <table:table-cell table:style-name="ce18" office:value-type="string" calcext:value-type="string" table:number-columns-spanned="6" table:number-rows-spanned="1">
            <text:p>OLS</text:p>
          </table:table-cell>
          <table:covered-table-cell table:number-columns-repeated="5" table:style-name="ce18"/>
          <table:table-cell table:style-name="ce18" office:value-type="string" calcext:value-type="string" table:number-columns-spanned="6" table:number-rows-spanned="1">
            <text:p>RF</text:p>
          </table:table-cell>
          <table:covered-table-cell table:number-columns-repeated="5"/>
          <table:table-cell table:number-columns-repeated="2"/>
          <table:table-cell table:style-name="ce18" office:value-type="string" calcext:value-type="string" table:number-columns-spanned="6" table:number-rows-spanned="1">
            <text:p>OLS</text:p>
          </table:table-cell>
          <table:covered-table-cell table:number-columns-repeated="5" table:style-name="ce18"/>
          <table:table-cell table:style-name="ce18" office:value-type="string" calcext:value-type="string" table:number-columns-spanned="6" table:number-rows-spanned="1">
            <text:p>RF</text:p>
          </table:table-cell>
          <table:covered-table-cell table:number-columns-repeated="5"/>
          <table:table-cell table:number-columns-repeated="997"/>
        </table:table-row>
        <table:table-row table:style-name="ro1">
          <table:table-cell/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AIC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OOB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style-name="ce18"/>
          <table:table-cell/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AIC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OOB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 table:number-columns-spanned="1" table:number-rows-spanned="4">
            <text:p>Bands</text:p>
          </table:table-cell>
          <table:table-cell office:value-type="string" calcext:value-type="string">
            <text:p>B2, B4, B6, B8A, B11, B12</text:p>
          </table:table-cell>
          <table:table-cell office:value-type="float" office:value="348.553249" calcext:value-type="float">
            <text:p>348.553</text:p>
          </table:table-cell>
          <table:table-cell office:value-type="float" office:value="0.0189822337171244" calcext:value-type="float">
            <text:p>0.019</text:p>
          </table:table-cell>
          <table:table-cell office:value-type="float" office:value="0.690990088191359" calcext:value-type="float">
            <text:p>0.691</text:p>
          </table:table-cell>
          <table:table-cell office:value-type="float" office:value="0.859712943149266" calcext:value-type="float">
            <text:p>0.860</text:p>
          </table:table-cell>
          <table:table-cell office:value-type="float" office:value="0.827024991245726" calcext:value-type="float">
            <text:p>0.827</text:p>
          </table:table-cell>
          <table:table-cell office:value-type="string" calcext:value-type="string">
            <text:p>B3, B6, B8A</text:p>
          </table:table-cell>
          <table:table-cell office:value-type="float" office:value="0.26042" calcext:value-type="float">
            <text:p>0.260</text:p>
          </table:table-cell>
          <table:table-cell office:value-type="float" office:value="0.312942293334269" calcext:value-type="float">
            <text:p>0.313</text:p>
          </table:table-cell>
          <table:table-cell office:value-type="float" office:value="0.961135638144865" calcext:value-type="float">
            <text:p>0.961</text:p>
          </table:table-cell>
          <table:table-cell office:value-type="float" office:value="1.22243294136343" calcext:value-type="float">
            <text:p>1.222</text:p>
          </table:table-cell>
          <table:table-cell office:value-type="float" office:value="1.17595367231089" calcext:value-type="float">
            <text:p>1.176</text:p>
          </table:table-cell>
          <table:table-cell/>
          <table:table-cell table:style-name="ce22" office:value-type="string" calcext:value-type="string" table:number-columns-spanned="1" table:number-rows-spanned="4">
            <text:p>Bands</text:p>
          </table:table-cell>
          <table:table-cell office:value-type="string" calcext:value-type="string">
            <text:p>B2, B3, B4, B8A, B11, B12</text:p>
          </table:table-cell>
          <table:table-cell office:value-type="float" office:value="776.681489" calcext:value-type="float">
            <text:p>776.681</text:p>
          </table:table-cell>
          <table:table-cell office:value-type="float" office:value="0.623047969540689" calcext:value-type="float">
            <text:p>0.623</text:p>
          </table:table-cell>
          <table:table-cell office:value-type="float" office:value="3.06791661472562" calcext:value-type="float">
            <text:p>3.068</text:p>
          </table:table-cell>
          <table:table-cell office:value-type="float" office:value="3.81645347479681" calcext:value-type="float">
            <text:p>3.816</text:p>
          </table:table-cell>
          <table:table-cell office:value-type="float" office:value="0.900627865752065" calcext:value-type="float">
            <text:p>0.901</text:p>
          </table:table-cell>
          <table:table-cell office:value-type="string" calcext:value-type="string">
            <text:p>B3, B5, B6, B7, B11, B12</text:p>
          </table:table-cell>
          <table:table-cell office:value-type="float" office:value="0.185845" calcext:value-type="float">
            <text:p>0.186</text:p>
          </table:table-cell>
          <table:table-cell office:value-type="float" office:value="1.35114677243514" calcext:value-type="float">
            <text:p>1.351</text:p>
          </table:table-cell>
          <table:table-cell office:value-type="float" office:value="3.5178040110827" calcext:value-type="float">
            <text:p>3.518</text:p>
          </table:table-cell>
          <table:table-cell office:value-type="float" office:value="4.29584785436313" calcext:value-type="float">
            <text:p>4.296</text:p>
          </table:table-cell>
          <table:table-cell office:value-type="float" office:value="1.01375801125851" calcext:value-type="float">
            <text:p>1.014</text:p>
          </table:table-cell>
          <table:table-cell table:number-columns-repeated="997"/>
        </table:table-row>
        <table:table-row table:style-name="ro1">
          <table:covered-table-cell/>
          <table:table-cell office:value-type="string" calcext:value-type="string">
            <text:p>B2, B4, B6, B7, B8A, B11, B12</text:p>
          </table:table-cell>
          <table:table-cell office:value-type="float" office:value="350.413204" calcext:value-type="float">
            <text:p>350.413</text:p>
          </table:table-cell>
          <table:table-cell table:number-columns-repeated="4"/>
          <table:table-cell office:value-type="string" calcext:value-type="string">
            <text:p>B3, B6, B8A, B11, B12</text:p>
          </table:table-cell>
          <table:table-cell office:value-type="float" office:value="0.25466" calcext:value-type="float">
            <text:p>0.255</text:p>
          </table:table-cell>
          <table:table-cell table:number-columns-repeated="5"/>
          <table:covered-table-cell/>
          <table:table-cell office:value-type="string" calcext:value-type="string">
            <text:p>B2, B3, B4, B7, B11, B12</text:p>
          </table:table-cell>
          <table:table-cell office:value-type="float" office:value="776.870004" calcext:value-type="float">
            <text:p>776.870</text:p>
          </table:table-cell>
          <table:table-cell table:number-columns-repeated="4"/>
          <table:table-cell office:value-type="string" calcext:value-type="string">
            <text:p>B3, B5, B6, B7, B8A, B11, B12</text:p>
          </table:table-cell>
          <table:table-cell office:value-type="float" office:value="0.180202" calcext:value-type="float">
            <text:p>0.180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B2, B3, B4, B6, B8A, B11, B12</text:p>
          </table:table-cell>
          <table:table-cell office:value-type="float" office:value="350.488736" calcext:value-type="float">
            <text:p>350.489</text:p>
          </table:table-cell>
          <table:table-cell table:number-columns-repeated="4"/>
          <table:table-cell office:value-type="string" calcext:value-type="string">
            <text:p>B2, B6, B8A, B11, B12</text:p>
          </table:table-cell>
          <table:table-cell office:value-type="float" office:value="0.24481" calcext:value-type="float">
            <text:p>0.245</text:p>
          </table:table-cell>
          <table:table-cell table:number-columns-repeated="5"/>
          <table:covered-table-cell/>
          <table:table-cell office:value-type="string" calcext:value-type="string">
            <text:p>B2, B3, B4, B6, B8A, B11, B12</text:p>
          </table:table-cell>
          <table:table-cell office:value-type="float" office:value="777.842705" calcext:value-type="float">
            <text:p>777.843</text:p>
          </table:table-cell>
          <table:table-cell table:number-columns-repeated="4"/>
          <table:table-cell office:value-type="string" calcext:value-type="string">
            <text:p>B5, B7, B11</text:p>
          </table:table-cell>
          <table:table-cell office:value-type="float" office:value="0.173073" calcext:value-type="float">
            <text:p>0.173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B2, B4, B5, B6, B8A, B11, B12</text:p>
          </table:table-cell>
          <table:table-cell office:value-type="float" office:value="350.510463" calcext:value-type="float">
            <text:p>350.510</text:p>
          </table:table-cell>
          <table:table-cell table:number-columns-repeated="4"/>
          <table:table-cell office:value-type="string" calcext:value-type="string">
            <text:p>B2, B3, B6, B8A, B11, B12</text:p>
          </table:table-cell>
          <table:table-cell office:value-type="float" office:value="0.24061" calcext:value-type="float">
            <text:p>0.241</text:p>
          </table:table-cell>
          <table:table-cell table:number-columns-repeated="5"/>
          <table:covered-table-cell/>
          <table:table-cell office:value-type="string" calcext:value-type="string">
            <text:p>B2, B3, B4, B6, B7, B11, B12</text:p>
          </table:table-cell>
          <table:table-cell office:value-type="float" office:value="778.243331" calcext:value-type="float">
            <text:p>778.243</text:p>
          </table:table-cell>
          <table:table-cell table:number-columns-repeated="4"/>
          <table:table-cell office:value-type="string" calcext:value-type="string">
            <text:p>B5, B7, B8A, B11, B12</text:p>
          </table:table-cell>
          <table:table-cell office:value-type="float" office:value="0.172511" calcext:value-type="float">
            <text:p>0.173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 table:number-columns-spanned="1" table:number-rows-spanned="4">
            <text:p>Main VIS</text:p>
          </table:table-cell>
          <table:table-cell office:value-type="string" calcext:value-type="string">
            <text:p>S2REP</text:p>
          </table:table-cell>
          <table:table-cell office:value-type="float" office:value="371.580396" calcext:value-type="float">
            <text:p>371.580</text:p>
          </table:table-cell>
          <table:table-cell office:value-type="float" office:value="-0.380847213102688" calcext:value-type="float">
            <text:p>-0.381</text:p>
          </table:table-cell>
          <table:table-cell office:value-type="float" office:value="0.759080432738392" calcext:value-type="float">
            <text:p>0.759</text:p>
          </table:table-cell>
          <table:table-cell office:value-type="float" office:value="0.946768935151411" calcext:value-type="float">
            <text:p>0.947</text:p>
          </table:table-cell>
          <table:table-cell office:value-type="float" office:value="0.910770945749708" calcext:value-type="float">
            <text:p>0.911</text:p>
          </table:table-cell>
          <table:table-cell office:value-type="string" calcext:value-type="string">
            <text:p>S2REP</text:p>
          </table:table-cell>
          <table:table-cell office:value-type="float" office:value="0.050539" calcext:value-type="float">
            <text:p>0.051</text:p>
          </table:table-cell>
          <table:table-cell office:value-type="float" office:value="-0.264938773876433" calcext:value-type="float">
            <text:p>-0.265</text:p>
          </table:table-cell>
          <table:table-cell office:value-type="float" office:value="0.856816777207892" calcext:value-type="float">
            <text:p>0.857</text:p>
          </table:table-cell>
          <table:table-cell office:value-type="float" office:value="1.07996991050668" calcext:value-type="float">
            <text:p>1.080</text:p>
          </table:table-cell>
          <table:table-cell office:value-type="float" office:value="1.03890736192785" calcext:value-type="float">
            <text:p>1.039</text:p>
          </table:table-cell>
          <table:table-cell/>
          <table:table-cell table:style-name="ce22" office:value-type="string" calcext:value-type="string" table:number-columns-spanned="1" table:number-rows-spanned="4">
            <text:p>Main VIS</text:p>
          </table:table-cell>
          <table:table-cell office:value-type="string" calcext:value-type="string">
            <text:p>S2REP</text:p>
          </table:table-cell>
          <table:table-cell office:value-type="float" office:value="806.816477" calcext:value-type="float">
            <text:p>806.816</text:p>
          </table:table-cell>
          <table:table-cell office:value-type="float" office:value="-0.693022217523208" calcext:value-type="float">
            <text:p>-0.693</text:p>
          </table:table-cell>
          <table:table-cell office:value-type="float" office:value="2.72262095712069" calcext:value-type="float">
            <text:p>2.723</text:p>
          </table:table-cell>
          <table:table-cell office:value-type="float" office:value="3.42047245544078" calcext:value-type="float">
            <text:p>3.420</text:p>
          </table:table-cell>
          <table:table-cell office:value-type="float" office:value="0.807182067789091" calcext:value-type="float">
            <text:p>0.807</text:p>
          </table:table-cell>
          <table:table-cell office:value-type="string" calcext:value-type="string">
            <text:p>S2REP</text:p>
          </table:table-cell>
          <table:table-cell office:value-type="float" office:value="-0.192129" calcext:value-type="float">
            <text:p>-0.192</text:p>
          </table:table-cell>
          <table:table-cell office:value-type="float" office:value="-0.896610360881077" calcext:value-type="float">
            <text:p>-0.897</text:p>
          </table:table-cell>
          <table:table-cell office:value-type="float" office:value="3.26459020966703" calcext:value-type="float">
            <text:p>3.265</text:p>
          </table:table-cell>
          <table:table-cell office:value-type="float" office:value="4.12330136790649" calcext:value-type="float">
            <text:p>4.123</text:p>
          </table:table-cell>
          <table:table-cell office:value-type="float" office:value="0.973039534047484" calcext:value-type="float">
            <text:p>0.973</text:p>
          </table:table-cell>
          <table:table-cell table:number-columns-repeated="997"/>
        </table:table-row>
        <table:table-row table:style-name="ro1">
          <table:covered-table-cell/>
          <table:table-cell office:value-type="string" calcext:value-type="string">
            <text:p>IRECI</text:p>
          </table:table-cell>
          <table:table-cell office:value-type="float" office:value="404.241396" calcext:value-type="float">
            <text:p>404.241</text:p>
          </table:table-cell>
          <table:table-cell table:number-columns-repeated="4"/>
          <table:table-cell office:value-type="string" calcext:value-type="string">
            <text:p>IRECI</text:p>
          </table:table-cell>
          <table:table-cell office:value-type="float" office:value="-0.283476" calcext:value-type="float">
            <text:p>-0.283</text:p>
          </table:table-cell>
          <table:table-cell table:number-columns-repeated="5"/>
          <table:covered-table-cell/>
          <table:table-cell office:value-type="string" calcext:value-type="string">
            <text:p>IRECI</text:p>
          </table:table-cell>
          <table:table-cell office:value-type="float" office:value="834.850257" calcext:value-type="float">
            <text:p>834.850</text:p>
          </table:table-cell>
          <table:table-cell table:number-columns-repeated="4"/>
          <table:table-cell office:value-type="string" calcext:value-type="string">
            <text:p>IRECI</text:p>
          </table:table-cell>
          <table:table-cell office:value-type="float" office:value="-0.30053" calcext:value-type="float">
            <text:p>-0.301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SAVI</text:p>
          </table:table-cell>
          <table:table-cell office:value-type="float" office:value="410.24397" calcext:value-type="float">
            <text:p>410.244</text:p>
          </table:table-cell>
          <table:table-cell table:number-columns-repeated="4"/>
          <table:table-cell office:value-type="string" calcext:value-type="string">
            <text:p>EVI</text:p>
          </table:table-cell>
          <table:table-cell office:value-type="float" office:value="-0.358459" calcext:value-type="float">
            <text:p>-0.358</text:p>
          </table:table-cell>
          <table:table-cell table:number-columns-repeated="5"/>
          <table:covered-table-cell/>
          <table:table-cell office:value-type="string" calcext:value-type="string">
            <text:p>SAVI</text:p>
          </table:table-cell>
          <table:table-cell office:value-type="float" office:value="837.694414" calcext:value-type="float">
            <text:p>837.694</text:p>
          </table:table-cell>
          <table:table-cell table:number-columns-repeated="4"/>
          <table:table-cell office:value-type="string" calcext:value-type="string">
            <text:p>EVI</text:p>
          </table:table-cell>
          <table:table-cell office:value-type="float" office:value="-0.380989" calcext:value-type="float">
            <text:p>-0.381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EVI</text:p>
          </table:table-cell>
          <table:table-cell office:value-type="float" office:value="413.153692" calcext:value-type="float">
            <text:p>413.154</text:p>
          </table:table-cell>
          <table:table-cell table:number-columns-repeated="4"/>
          <table:table-cell office:value-type="string" calcext:value-type="string">
            <text:p>SAVI</text:p>
          </table:table-cell>
          <table:table-cell office:value-type="float" office:value="-0.554986" calcext:value-type="float">
            <text:p>-0.555</text:p>
          </table:table-cell>
          <table:table-cell table:number-columns-repeated="5"/>
          <table:covered-table-cell/>
          <table:table-cell office:value-type="string" calcext:value-type="string">
            <text:p>EVI</text:p>
          </table:table-cell>
          <table:table-cell office:value-type="float" office:value="840.046416" calcext:value-type="float">
            <text:p>840.046</text:p>
          </table:table-cell>
          <table:table-cell table:number-columns-repeated="4"/>
          <table:table-cell office:value-type="string" calcext:value-type="string">
            <text:p>SAVI</text:p>
          </table:table-cell>
          <table:table-cell office:value-type="float" office:value="-0.594067" calcext:value-type="float">
            <text:p>-0.59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 table:number-columns-spanned="1" table:number-rows-spanned="4">
            <text:p>ND/SR VIS</text:p>
          </table:table-cell>
          <table:table-cell office:value-type="string" calcext:value-type="string">
            <text:p>ND58A</text:p>
          </table:table-cell>
          <table:table-cell office:value-type="float" office:value="363.523306" calcext:value-type="float">
            <text:p>363.523</text:p>
          </table:table-cell>
          <table:table-cell office:value-type="float" office:value="-0.542157787838642" calcext:value-type="float">
            <text:p>-0.542</text:p>
          </table:table-cell>
          <table:table-cell office:value-type="float" office:value="0.819275945430264" calcext:value-type="float">
            <text:p>0.819</text:p>
          </table:table-cell>
          <table:table-cell office:value-type="float" office:value="1.01779375513301" calcext:value-type="float">
            <text:p>1.018</text:p>
          </table:table-cell>
          <table:table-cell office:value-type="float" office:value="0.979095264455828" calcext:value-type="float">
            <text:p>0.979</text:p>
          </table:table-cell>
          <table:table-cell office:value-type="string" calcext:value-type="string">
            <text:p>SR57</text:p>
          </table:table-cell>
          <table:table-cell office:value-type="float" office:value="-0.032481" calcext:value-type="float">
            <text:p>-0.032</text:p>
          </table:table-cell>
          <table:table-cell office:value-type="float" office:value="-0.504942880947135" calcext:value-type="float">
            <text:p>-0.505</text:p>
          </table:table-cell>
          <table:table-cell office:value-type="float" office:value="0.892675190226162" calcext:value-type="float">
            <text:p>0.893</text:p>
          </table:table-cell>
          <table:table-cell office:value-type="float" office:value="1.09773360553189" calcext:value-type="float">
            <text:p>1.098</text:p>
          </table:table-cell>
          <table:table-cell office:value-type="float" office:value="1.05599564684875" calcext:value-type="float">
            <text:p>1.056</text:p>
          </table:table-cell>
          <table:table-cell/>
          <table:table-cell table:style-name="ce22" office:value-type="string" calcext:value-type="string" table:number-columns-spanned="1" table:number-rows-spanned="4">
            <text:p>ND/SR VIS</text:p>
          </table:table-cell>
          <table:table-cell office:value-type="string" calcext:value-type="string">
            <text:p>SR58A</text:p>
          </table:table-cell>
          <table:table-cell office:value-type="float" office:value="807.960112" calcext:value-type="float">
            <text:p>807.960</text:p>
          </table:table-cell>
          <table:table-cell office:value-type="float" office:value="-1.49178083661348" calcext:value-type="float">
            <text:p>-1.492</text:p>
          </table:table-cell>
          <table:table-cell office:value-type="float" office:value="2.68752311411082" calcext:value-type="float">
            <text:p>2.688</text:p>
          </table:table-cell>
          <table:table-cell office:value-type="float" office:value="3.40798159346999" calcext:value-type="float">
            <text:p>3.408</text:p>
          </table:table-cell>
          <table:table-cell office:value-type="float" office:value="0.80423440487837" calcext:value-type="float">
            <text:p>0.804</text:p>
          </table:table-cell>
          <table:table-cell office:value-type="string" calcext:value-type="string">
            <text:p>SR58A</text:p>
          </table:table-cell>
          <table:table-cell office:value-type="float" office:value="-0.047597" calcext:value-type="float">
            <text:p>-0.048</text:p>
          </table:table-cell>
          <table:table-cell office:value-type="float" office:value="-1.70949142414432" calcext:value-type="float">
            <text:p>-1.709</text:p>
          </table:table-cell>
          <table:table-cell office:value-type="float" office:value="2.96514485098756" calcext:value-type="float">
            <text:p>2.965</text:p>
          </table:table-cell>
          <table:table-cell office:value-type="float" office:value="3.88369440025112" calcext:value-type="float">
            <text:p>3.884</text:p>
          </table:table-cell>
          <table:table-cell office:value-type="float" office:value="0.916495752412555" calcext:value-type="float">
            <text:p>0.916</text:p>
          </table:table-cell>
          <table:table-cell table:number-columns-repeated="997"/>
        </table:table-row>
        <table:table-row table:style-name="ro1">
          <table:covered-table-cell table:style-name="ce22"/>
          <table:table-cell office:value-type="string" calcext:value-type="string">
            <text:p>SR58A</text:p>
          </table:table-cell>
          <table:table-cell office:value-type="float" office:value="363.67097" calcext:value-type="float">
            <text:p>363.671</text:p>
          </table:table-cell>
          <table:table-cell table:number-columns-repeated="4"/>
          <table:table-cell office:value-type="string" calcext:value-type="string">
            <text:p>ND57</text:p>
          </table:table-cell>
          <table:table-cell office:value-type="float" office:value="-0.032481" calcext:value-type="float">
            <text:p>-0.032</text:p>
          </table:table-cell>
          <table:table-cell table:number-columns-repeated="5"/>
          <table:covered-table-cell table:style-name="ce22"/>
          <table:table-cell office:value-type="string" calcext:value-type="string">
            <text:p>ND58A</text:p>
          </table:table-cell>
          <table:table-cell office:value-type="float" office:value="808.178423" calcext:value-type="float">
            <text:p>808.178</text:p>
          </table:table-cell>
          <table:table-cell table:number-columns-repeated="4"/>
          <table:table-cell office:value-type="string" calcext:value-type="string">
            <text:p>ND58A</text:p>
          </table:table-cell>
          <table:table-cell office:value-type="float" office:value="-0.047597" calcext:value-type="float">
            <text:p>-0.048</text:p>
          </table:table-cell>
          <table:table-cell table:number-columns-repeated="1001"/>
        </table:table-row>
        <table:table-row table:style-name="ro1">
          <table:covered-table-cell table:style-name="ce22"/>
          <table:table-cell office:value-type="string" calcext:value-type="string">
            <text:p>ND57</text:p>
          </table:table-cell>
          <table:table-cell office:value-type="float" office:value="373.558299" calcext:value-type="float">
            <text:p>373.558</text:p>
          </table:table-cell>
          <table:table-cell table:number-columns-repeated="4"/>
          <table:table-cell office:value-type="string" calcext:value-type="string">
            <text:p>SR8A12</text:p>
          </table:table-cell>
          <table:table-cell office:value-type="float" office:value="-0.039708" calcext:value-type="float">
            <text:p>-0.040</text:p>
          </table:table-cell>
          <table:table-cell table:number-columns-repeated="5"/>
          <table:covered-table-cell table:style-name="ce22"/>
          <table:table-cell office:value-type="string" calcext:value-type="string">
            <text:p>SR57</text:p>
          </table:table-cell>
          <table:table-cell office:value-type="float" office:value="811.354081" calcext:value-type="float">
            <text:p>811.354</text:p>
          </table:table-cell>
          <table:table-cell table:number-columns-repeated="4"/>
          <table:table-cell office:value-type="string" calcext:value-type="string">
            <text:p>SR57</text:p>
          </table:table-cell>
          <table:table-cell office:value-type="float" office:value="-0.091484" calcext:value-type="float">
            <text:p>-0.091</text:p>
          </table:table-cell>
          <table:table-cell table:number-columns-repeated="1001"/>
        </table:table-row>
        <table:table-row table:style-name="ro1">
          <table:covered-table-cell table:style-name="ce22"/>
          <table:table-cell office:value-type="string" calcext:value-type="string">
            <text:p>SR57</text:p>
          </table:table-cell>
          <table:table-cell office:value-type="float" office:value="373.73206" calcext:value-type="float">
            <text:p>373.732</text:p>
          </table:table-cell>
          <table:table-cell table:number-columns-repeated="4"/>
          <table:table-cell office:value-type="string" calcext:value-type="string">
            <text:p>SR58A</text:p>
          </table:table-cell>
          <table:table-cell office:value-type="float" office:value="-0.039808" calcext:value-type="float">
            <text:p>-0.040</text:p>
          </table:table-cell>
          <table:table-cell table:number-columns-repeated="5"/>
          <table:covered-table-cell table:style-name="ce22"/>
          <table:table-cell office:value-type="string" calcext:value-type="string">
            <text:p>ND57</text:p>
          </table:table-cell>
          <table:table-cell office:value-type="float" office:value="811.524979" calcext:value-type="float">
            <text:p>811.525</text:p>
          </table:table-cell>
          <table:table-cell table:number-columns-repeated="4"/>
          <table:table-cell office:value-type="string" calcext:value-type="string">
            <text:p>ND57</text:p>
          </table:table-cell>
          <table:table-cell office:value-type="float" office:value="-0.091484" calcext:value-type="float">
            <text:p>-0.091</text:p>
          </table:table-cell>
          <table:table-cell table:number-columns-repeated="100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oral" table:style-name="ta1">
        <table:table-column table:style-name="co3" table:default-cell-style-name="ce18"/>
        <table:table-column table:style-name="co9" table:default-cell-style-name="ce19"/>
        <table:table-column table:style-name="co10" table:default-cell-style-name="ce19"/>
        <table:table-column table:style-name="co3" table:number-columns-repeated="11" table:default-cell-style-name="ce19"/>
        <table:table-column table:style-name="co3" table:default-cell-style-name="ce18"/>
        <table:table-column table:style-name="co3" table:number-columns-repeated="1009" table:default-cell-style-name="ce19"/>
        <table:table-row table:style-name="ro1">
          <table:table-cell/>
          <table:table-cell table:style-name="ce18" table:number-columns-repeated="7"/>
          <table:table-cell table:number-columns-repeated="7"/>
          <table:table-cell table:style-name="ce18" table:number-columns-repeated="7"/>
          <table:table-cell table:number-columns-repeated="1002"/>
        </table:table-row>
        <table:table-row table:style-name="ro1">
          <table:table-cell/>
          <table:table-cell table:style-name="ce18" office:value-type="string" calcext:value-type="string" table:number-columns-spanned="12" table:number-rows-spanned="1">
            <text:p>Lhmean</text:p>
          </table:table-cell>
          <table:covered-table-cell table:number-columns-repeated="6" table:style-name="ce18"/>
          <table:covered-table-cell table:number-columns-repeated="5"/>
          <table:table-cell table:number-columns-repeated="2"/>
          <table:table-cell table:style-name="ce18" office:value-type="string" calcext:value-type="string" table:number-columns-spanned="12" table:number-rows-spanned="1">
            <text:p>Lhmedian</text:p>
          </table:table-cell>
          <table:covered-table-cell table:number-columns-repeated="6" table:style-name="ce18"/>
          <table:covered-table-cell table:number-columns-repeated="5"/>
          <table:table-cell table:number-columns-repeated="997"/>
        </table:table-row>
        <table:table-row table:style-name="ro1">
          <table:table-cell/>
          <table:table-cell table:style-name="ce18" office:value-type="string" calcext:value-type="string" table:number-columns-spanned="6" table:number-rows-spanned="1">
            <text:p>OLS</text:p>
          </table:table-cell>
          <table:covered-table-cell table:number-columns-repeated="5" table:style-name="ce18"/>
          <table:table-cell table:style-name="ce18" office:value-type="string" calcext:value-type="string" table:number-columns-spanned="6" table:number-rows-spanned="1">
            <text:p>RF</text:p>
          </table:table-cell>
          <table:covered-table-cell table:number-columns-repeated="5"/>
          <table:table-cell table:number-columns-repeated="2"/>
          <table:table-cell table:style-name="ce18" office:value-type="string" calcext:value-type="string" table:number-columns-spanned="6" table:number-rows-spanned="1">
            <text:p>OLS</text:p>
          </table:table-cell>
          <table:covered-table-cell table:number-columns-repeated="5" table:style-name="ce18"/>
          <table:table-cell table:style-name="ce18" office:value-type="string" calcext:value-type="string" table:number-columns-spanned="6" table:number-rows-spanned="1">
            <text:p>RF</text:p>
          </table:table-cell>
          <table:covered-table-cell table:number-columns-repeated="5"/>
          <table:table-cell table:number-columns-repeated="997"/>
        </table:table-row>
        <table:table-row table:style-name="ro1">
          <table:table-cell/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AIC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OOB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style-name="ce18"/>
          <table:table-cell/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AIC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OOB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 table:number-columns-spanned="1" table:number-rows-spanned="4">
            <text:p>Bands</text:p>
          </table:table-cell>
          <table:table-cell office:value-type="string" calcext:value-type="string">
            <text:p>B4, B5, B6, B12</text:p>
          </table:table-cell>
          <table:table-cell office:value-type="float" office:value="726.249759" calcext:value-type="float">
            <text:p>726.250</text:p>
          </table:table-cell>
          <table:table-cell office:value-type="float" office:value="0.781320152862447" calcext:value-type="float">
            <text:p>0.781</text:p>
          </table:table-cell>
          <table:table-cell office:value-type="float" office:value="1.79029670888143" calcext:value-type="float">
            <text:p>1.790</text:p>
          </table:table-cell>
          <table:table-cell office:value-type="float" office:value="2.19316060311307" calcext:value-type="float">
            <text:p>2.193</text:p>
          </table:table-cell>
          <table:table-cell office:value-type="float" office:value="0.760155501801792" calcext:value-type="float">
            <text:p>0.760</text:p>
          </table:table-cell>
          <table:table-cell office:value-type="string" calcext:value-type="string">
            <text:p>B5, B7, B8A, B11, B12</text:p>
          </table:table-cell>
          <table:table-cell office:value-type="float" office:value="0.590345" calcext:value-type="float">
            <text:p>0.590</text:p>
          </table:table-cell>
          <table:table-cell office:value-type="float" office:value="-0.328707341663674" calcext:value-type="float">
            <text:p>-0.329</text:p>
          </table:table-cell>
          <table:table-cell office:value-type="float" office:value="1.78327076277957" calcext:value-type="float">
            <text:p>1.783</text:p>
          </table:table-cell>
          <table:table-cell office:value-type="float" office:value="2.24909372236536" calcext:value-type="float">
            <text:p>2.249</text:p>
          </table:table-cell>
          <table:table-cell office:value-type="float" office:value="0.779542074892799" calcext:value-type="float">
            <text:p>0.780</text:p>
          </table:table-cell>
          <table:table-cell/>
          <table:table-cell table:style-name="ce22" office:value-type="string" calcext:value-type="string" table:number-columns-spanned="1" table:number-rows-spanned="4">
            <text:p>Bands</text:p>
          </table:table-cell>
          <table:table-cell office:value-type="string" calcext:value-type="string">
            <text:p>B4, B5, B6, B12</text:p>
          </table:table-cell>
          <table:table-cell office:value-type="float" office:value="751.750797" calcext:value-type="float">
            <text:p>751.751</text:p>
          </table:table-cell>
          <table:table-cell office:value-type="float" office:value="0.99871707877632" calcext:value-type="float">
            <text:p>0.999</text:p>
          </table:table-cell>
          <table:table-cell office:value-type="float" office:value="2.0072213295293" calcext:value-type="float">
            <text:p>2.007</text:p>
          </table:table-cell>
          <table:table-cell office:value-type="float" office:value="2.41886458305053" calcext:value-type="float">
            <text:p>2.419</text:p>
          </table:table-cell>
          <table:table-cell office:value-type="float" office:value="0.781272557451444" calcext:value-type="float">
            <text:p>0.781</text:p>
          </table:table-cell>
          <table:table-cell office:value-type="string" calcext:value-type="string">
            <text:p>B5, B6, B7, B12</text:p>
          </table:table-cell>
          <table:table-cell office:value-type="float" office:value="0.588829" calcext:value-type="float">
            <text:p>0.589</text:p>
          </table:table-cell>
          <table:table-cell office:value-type="float" office:value="-0.248773854678217" calcext:value-type="float">
            <text:p>-0.249</text:p>
          </table:table-cell>
          <table:table-cell office:value-type="float" office:value="1.82462996035162" calcext:value-type="float">
            <text:p>1.825</text:p>
          </table:table-cell>
          <table:table-cell office:value-type="float" office:value="2.35334082421919" calcext:value-type="float">
            <text:p>2.353</text:p>
          </table:table-cell>
          <table:table-cell office:value-type="float" office:value="0.760108944161677" calcext:value-type="float">
            <text:p>0.760</text:p>
          </table:table-cell>
          <table:table-cell table:number-columns-repeated="997"/>
        </table:table-row>
        <table:table-row table:style-name="ro1">
          <table:covered-table-cell/>
          <table:table-cell office:value-type="string" calcext:value-type="string">
            <text:p>B4, B5, B6, B11, B12</text:p>
          </table:table-cell>
          <table:table-cell office:value-type="float" office:value="726.435857" calcext:value-type="float">
            <text:p>726.436</text:p>
          </table:table-cell>
          <table:table-cell table:number-columns-repeated="4"/>
          <table:table-cell office:value-type="string" calcext:value-type="string">
            <text:p>B2, B5, B7, B8A, B11, B12</text:p>
          </table:table-cell>
          <table:table-cell office:value-type="float" office:value="0.586749" calcext:value-type="float">
            <text:p>0.587</text:p>
          </table:table-cell>
          <table:table-cell table:number-columns-repeated="5"/>
          <table:covered-table-cell/>
          <table:table-cell office:value-type="string" calcext:value-type="string">
            <text:p>B4, B5, B6, B11, B12</text:p>
          </table:table-cell>
          <table:table-cell office:value-type="float" office:value="752.707845" calcext:value-type="float">
            <text:p>752.708</text:p>
          </table:table-cell>
          <table:table-cell table:number-columns-repeated="4"/>
          <table:table-cell office:value-type="string" calcext:value-type="string">
            <text:p>B3, B5, B6, B11, B12</text:p>
          </table:table-cell>
          <table:table-cell office:value-type="float" office:value="0.588619" calcext:value-type="float">
            <text:p>0.589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B4, B5, B6, B7, B12</text:p>
          </table:table-cell>
          <table:table-cell office:value-type="float" office:value="728.053883" calcext:value-type="float">
            <text:p>728.054</text:p>
          </table:table-cell>
          <table:table-cell table:number-columns-repeated="4"/>
          <table:table-cell office:value-type="string" calcext:value-type="string">
            <text:p>B5, B6, B8A, B11, B12</text:p>
          </table:table-cell>
          <table:table-cell office:value-type="float" office:value="0.585404" calcext:value-type="float">
            <text:p>0.585</text:p>
          </table:table-cell>
          <table:table-cell table:number-columns-repeated="5"/>
          <table:covered-table-cell/>
          <table:table-cell office:value-type="string" calcext:value-type="string">
            <text:p>B3, B4, B5, B6, B12</text:p>
          </table:table-cell>
          <table:table-cell office:value-type="float" office:value="753.169772" calcext:value-type="float">
            <text:p>753.170</text:p>
          </table:table-cell>
          <table:table-cell table:number-columns-repeated="4"/>
          <table:table-cell office:value-type="string" calcext:value-type="string">
            <text:p>B2, B5, B6, B11, B12</text:p>
          </table:table-cell>
          <table:table-cell office:value-type="float" office:value="0.58724" calcext:value-type="float">
            <text:p>0.587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B3, B4, B5, B6, B12</text:p>
          </table:table-cell>
          <table:table-cell office:value-type="float" office:value="728.091967" calcext:value-type="float">
            <text:p>728.092</text:p>
          </table:table-cell>
          <table:table-cell table:number-columns-repeated="4"/>
          <table:table-cell office:value-type="string" calcext:value-type="string">
            <text:p>B5, B7, B11, B12</text:p>
          </table:table-cell>
          <table:table-cell office:value-type="float" office:value="0.585388" calcext:value-type="float">
            <text:p>0.585</text:p>
          </table:table-cell>
          <table:table-cell table:number-columns-repeated="5"/>
          <table:covered-table-cell/>
          <table:table-cell office:value-type="string" calcext:value-type="string">
            <text:p>B4, B5, B6, B7, B12</text:p>
          </table:table-cell>
          <table:table-cell office:value-type="float" office:value="753.427104" calcext:value-type="float">
            <text:p>753.427</text:p>
          </table:table-cell>
          <table:table-cell table:number-columns-repeated="4"/>
          <table:table-cell office:value-type="string" calcext:value-type="string">
            <text:p>B2, B5, B6, B8A, B12</text:p>
          </table:table-cell>
          <table:table-cell office:value-type="float" office:value="0.586073" calcext:value-type="float">
            <text:p>0.586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 table:number-columns-spanned="1" table:number-rows-spanned="4">
            <text:p>Main VIS</text:p>
          </table:table-cell>
          <table:table-cell office:value-type="string" calcext:value-type="string">
            <text:p>S2REP</text:p>
          </table:table-cell>
          <table:table-cell office:value-type="float" office:value="836.930784" calcext:value-type="float">
            <text:p>836.931</text:p>
          </table:table-cell>
          <table:table-cell office:value-type="float" office:value="-0.0950234174463633" calcext:value-type="float">
            <text:p>-0.095</text:p>
          </table:table-cell>
          <table:table-cell office:value-type="float" office:value="2.01295864952491" calcext:value-type="float">
            <text:p>2.013</text:p>
          </table:table-cell>
          <table:table-cell office:value-type="float" office:value="2.47252681356323" calcext:value-type="float">
            <text:p>2.473</text:p>
          </table:table-cell>
          <table:table-cell office:value-type="float" office:value="0.856984599310554" calcext:value-type="float">
            <text:p>0.857</text:p>
          </table:table-cell>
          <table:table-cell office:value-type="string" calcext:value-type="string">
            <text:p>S2REP</text:p>
          </table:table-cell>
          <table:table-cell office:value-type="float" office:value="0.146096" calcext:value-type="float">
            <text:p>0.146</text:p>
          </table:table-cell>
          <table:table-cell office:value-type="float" office:value="-0.172770796151513" calcext:value-type="float">
            <text:p>-0.173</text:p>
          </table:table-cell>
          <table:table-cell office:value-type="float" office:value="2.43426272662351" calcext:value-type="float">
            <text:p>2.434</text:p>
          </table:table-cell>
          <table:table-cell office:value-type="float" office:value="2.99643087188122" calcext:value-type="float">
            <text:p>2.996</text:p>
          </table:table-cell>
          <table:table-cell office:value-type="float" office:value="1.03857118799057" calcext:value-type="float">
            <text:p>1.039</text:p>
          </table:table-cell>
          <table:table-cell/>
          <table:table-cell table:style-name="ce22" office:value-type="string" calcext:value-type="string" table:number-columns-spanned="1" table:number-rows-spanned="4">
            <text:p>Main VIS</text:p>
          </table:table-cell>
          <table:table-cell office:value-type="string" calcext:value-type="string">
            <text:p>S2REP</text:p>
          </table:table-cell>
          <table:table-cell office:value-type="float" office:value="863.51524" calcext:value-type="float">
            <text:p>863.515</text:p>
          </table:table-cell>
          <table:table-cell office:value-type="float" office:value="-0.101739639298842" calcext:value-type="float">
            <text:p>-0.102</text:p>
          </table:table-cell>
          <table:table-cell office:value-type="float" office:value="2.16832353687225" calcext:value-type="float">
            <text:p>2.168</text:p>
          </table:table-cell>
          <table:table-cell office:value-type="float" office:value="2.65864883600467" calcext:value-type="float">
            <text:p>2.659</text:p>
          </table:table-cell>
          <table:table-cell office:value-type="float" office:value="0.858720818860854" calcext:value-type="float">
            <text:p>0.859</text:p>
          </table:table-cell>
          <table:table-cell office:value-type="string" calcext:value-type="string">
            <text:p>S2REP</text:p>
          </table:table-cell>
          <table:table-cell office:value-type="float" office:value="0.152211" calcext:value-type="float">
            <text:p>0.152</text:p>
          </table:table-cell>
          <table:table-cell office:value-type="float" office:value="-0.190284608796651" calcext:value-type="float">
            <text:p>-0.190</text:p>
          </table:table-cell>
          <table:table-cell office:value-type="float" office:value="2.58860039781178" calcext:value-type="float">
            <text:p>2.589</text:p>
          </table:table-cell>
          <table:table-cell office:value-type="float" office:value="3.20797273211575" calcext:value-type="float">
            <text:p>3.208</text:p>
          </table:table-cell>
          <table:table-cell office:value-type="float" office:value="1.03614773568422" calcext:value-type="float">
            <text:p>1.036</text:p>
          </table:table-cell>
          <table:table-cell table:number-columns-repeated="997"/>
        </table:table-row>
        <table:table-row table:style-name="ro1">
          <table:covered-table-cell/>
          <table:table-cell office:value-type="string" calcext:value-type="string">
            <text:p>SAVI</text:p>
          </table:table-cell>
          <table:table-cell office:value-type="float" office:value="887.727951" calcext:value-type="float">
            <text:p>887.728</text:p>
          </table:table-cell>
          <table:table-cell table:number-columns-repeated="4"/>
          <table:table-cell office:value-type="string" calcext:value-type="string">
            <text:p>IRECI</text:p>
          </table:table-cell>
          <table:table-cell office:value-type="float" office:value="-0.199108" calcext:value-type="float">
            <text:p>-0.199</text:p>
          </table:table-cell>
          <table:table-cell table:number-columns-repeated="5"/>
          <table:covered-table-cell/>
          <table:table-cell office:value-type="string" calcext:value-type="string">
            <text:p>SAVI</text:p>
          </table:table-cell>
          <table:table-cell office:value-type="float" office:value="913.946256" calcext:value-type="float">
            <text:p>913.946</text:p>
          </table:table-cell>
          <table:table-cell table:number-columns-repeated="4"/>
          <table:table-cell office:value-type="string" calcext:value-type="string">
            <text:p>IRECI</text:p>
          </table:table-cell>
          <table:table-cell office:value-type="float" office:value="-0.189589" calcext:value-type="float">
            <text:p>-0.190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EVI</text:p>
          </table:table-cell>
          <table:table-cell office:value-type="float" office:value="889.235083" calcext:value-type="float">
            <text:p>889.235</text:p>
          </table:table-cell>
          <table:table-cell table:number-columns-repeated="4"/>
          <table:table-cell office:value-type="string" calcext:value-type="string">
            <text:p>EVI</text:p>
          </table:table-cell>
          <table:table-cell office:value-type="float" office:value="-0.241354" calcext:value-type="float">
            <text:p>-0.241</text:p>
          </table:table-cell>
          <table:table-cell table:number-columns-repeated="5"/>
          <table:covered-table-cell/>
          <table:table-cell office:value-type="string" calcext:value-type="string">
            <text:p>EVI</text:p>
          </table:table-cell>
          <table:table-cell office:value-type="float" office:value="915.730488" calcext:value-type="float">
            <text:p>915.730</text:p>
          </table:table-cell>
          <table:table-cell table:number-columns-repeated="4"/>
          <table:table-cell office:value-type="string" calcext:value-type="string">
            <text:p>EVI</text:p>
          </table:table-cell>
          <table:table-cell office:value-type="float" office:value="-0.246434" calcext:value-type="float">
            <text:p>-0.246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IRECI</text:p>
          </table:table-cell>
          <table:table-cell office:value-type="float" office:value="903.903783" calcext:value-type="float">
            <text:p>903.904</text:p>
          </table:table-cell>
          <table:table-cell table:number-columns-repeated="4"/>
          <table:table-cell office:value-type="string" calcext:value-type="string">
            <text:p>SAVI</text:p>
          </table:table-cell>
          <table:table-cell office:value-type="float" office:value="-0.28658" calcext:value-type="float">
            <text:p>-0.287</text:p>
          </table:table-cell>
          <table:table-cell table:number-columns-repeated="5"/>
          <table:covered-table-cell/>
          <table:table-cell office:value-type="string" calcext:value-type="string">
            <text:p>IRECI</text:p>
          </table:table-cell>
          <table:table-cell office:value-type="float" office:value="930.070841" calcext:value-type="float">
            <text:p>930.071</text:p>
          </table:table-cell>
          <table:table-cell table:number-columns-repeated="4"/>
          <table:table-cell office:value-type="string" calcext:value-type="string">
            <text:p>SAVI</text:p>
          </table:table-cell>
          <table:table-cell office:value-type="float" office:value="-0.272352" calcext:value-type="float">
            <text:p>-0.272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 table:number-columns-spanned="1" table:number-rows-spanned="4">
            <text:p>ND/SR VIS</text:p>
          </table:table-cell>
          <table:table-cell office:value-type="string" calcext:value-type="string">
            <text:p>ND47</text:p>
          </table:table-cell>
          <table:table-cell office:value-type="float" office:value="796.195189" calcext:value-type="float">
            <text:p>796.195</text:p>
          </table:table-cell>
          <table:table-cell office:value-type="float" office:value="-2.58973009051886" calcext:value-type="float">
            <text:p>-2.590</text:p>
          </table:table-cell>
          <table:table-cell office:value-type="float" office:value="2.92874905662675" calcext:value-type="float">
            <text:p>2.929</text:p>
          </table:table-cell>
          <table:table-cell office:value-type="float" office:value="3.59356798358842" calcext:value-type="float">
            <text:p>3.594</text:p>
          </table:table-cell>
          <table:table-cell office:value-type="float" office:value="1.24554055455221" calcext:value-type="float">
            <text:p>1.246</text:p>
          </table:table-cell>
          <table:table-cell office:value-type="string" calcext:value-type="string">
            <text:p>SR78A</text:p>
          </table:table-cell>
          <table:table-cell office:value-type="float" office:value="0.265168" calcext:value-type="float">
            <text:p>0.265</text:p>
          </table:table-cell>
          <table:table-cell office:value-type="float" office:value="-0.271408532780487" calcext:value-type="float">
            <text:p>-0.271</text:p>
          </table:table-cell>
          <table:table-cell office:value-type="float" office:value="2.86127139265519" calcext:value-type="float">
            <text:p>2.861</text:p>
          </table:table-cell>
          <table:table-cell office:value-type="float" office:value="3.46576623303106" calcext:value-type="float">
            <text:p>3.466</text:p>
          </table:table-cell>
          <table:table-cell office:value-type="float" office:value="1.20124411602957" calcext:value-type="float">
            <text:p>1.201</text:p>
          </table:table-cell>
          <table:table-cell/>
          <table:table-cell table:style-name="ce22" office:value-type="string" calcext:value-type="string" table:number-columns-spanned="1" table:number-rows-spanned="4">
            <text:p>ND/SR VIS</text:p>
          </table:table-cell>
          <table:table-cell office:value-type="string" calcext:value-type="string">
            <text:p>ND47</text:p>
          </table:table-cell>
          <table:table-cell office:value-type="float" office:value="822.968335" calcext:value-type="float">
            <text:p>822.968</text:p>
          </table:table-cell>
          <table:table-cell office:value-type="float" office:value="-2.74273775856296" calcext:value-type="float">
            <text:p>-2.743</text:p>
          </table:table-cell>
          <table:table-cell office:value-type="float" office:value="3.10559694969929" calcext:value-type="float">
            <text:p>3.106</text:p>
          </table:table-cell>
          <table:table-cell office:value-type="float" office:value="3.83225321884724" calcext:value-type="float">
            <text:p>3.832</text:p>
          </table:table-cell>
          <table:table-cell office:value-type="float" office:value="1.23778498973035" calcext:value-type="float">
            <text:p>1.238</text:p>
          </table:table-cell>
          <table:table-cell office:value-type="string" calcext:value-type="string">
            <text:p>SR78A</text:p>
          </table:table-cell>
          <table:table-cell office:value-type="float" office:value="0.266155" calcext:value-type="float">
            <text:p>0.266</text:p>
          </table:table-cell>
          <table:table-cell office:value-type="float" office:value="-0.314387584664702" calcext:value-type="float">
            <text:p>-0.314</text:p>
          </table:table-cell>
          <table:table-cell office:value-type="float" office:value="3.04268818478957" calcext:value-type="float">
            <text:p>3.043</text:p>
          </table:table-cell>
          <table:table-cell office:value-type="float" office:value="3.67719272468119" calcext:value-type="float">
            <text:p>3.677</text:p>
          </table:table-cell>
          <table:table-cell office:value-type="float" office:value="1.18770177726543" calcext:value-type="float">
            <text:p>1.188</text:p>
          </table:table-cell>
          <table:table-cell table:number-columns-repeated="997"/>
        </table:table-row>
        <table:table-row table:style-name="ro1">
          <table:covered-table-cell table:style-name="ce22"/>
          <table:table-cell office:value-type="string" calcext:value-type="string">
            <text:p>SR47</text:p>
          </table:table-cell>
          <table:table-cell office:value-type="float" office:value="796.794958" calcext:value-type="float">
            <text:p>796.795</text:p>
          </table:table-cell>
          <table:table-cell table:number-columns-repeated="4"/>
          <table:table-cell office:value-type="string" calcext:value-type="string">
            <text:p>ND78A</text:p>
          </table:table-cell>
          <table:table-cell office:value-type="float" office:value="0.261213" calcext:value-type="float">
            <text:p>0.261</text:p>
          </table:table-cell>
          <table:table-cell table:number-columns-repeated="5"/>
          <table:covered-table-cell table:style-name="ce22"/>
          <table:table-cell office:value-type="string" calcext:value-type="string">
            <text:p>SR47</text:p>
          </table:table-cell>
          <table:table-cell office:value-type="float" office:value="823.762578" calcext:value-type="float">
            <text:p>823.763</text:p>
          </table:table-cell>
          <table:table-cell table:number-columns-repeated="4"/>
          <table:table-cell office:value-type="string" calcext:value-type="string">
            <text:p>ND78A</text:p>
          </table:table-cell>
          <table:table-cell office:value-type="float" office:value="0.262892" calcext:value-type="float">
            <text:p>0.263</text:p>
          </table:table-cell>
          <table:table-cell table:number-columns-repeated="1001"/>
        </table:table-row>
        <table:table-row table:style-name="ro1">
          <table:covered-table-cell table:style-name="ce22"/>
          <table:table-cell office:value-type="string" calcext:value-type="string">
            <text:p>ND411</text:p>
          </table:table-cell>
          <table:table-cell office:value-type="float" office:value="799.704725" calcext:value-type="float">
            <text:p>799.705</text:p>
          </table:table-cell>
          <table:table-cell table:number-columns-repeated="4"/>
          <table:table-cell office:value-type="string" calcext:value-type="string">
            <text:p>ND34</text:p>
          </table:table-cell>
          <table:table-cell office:value-type="float" office:value="0.251778" calcext:value-type="float">
            <text:p>0.252</text:p>
          </table:table-cell>
          <table:table-cell table:number-columns-repeated="5"/>
          <table:covered-table-cell table:style-name="ce22"/>
          <table:table-cell office:value-type="string" calcext:value-type="string">
            <text:p>ND411</text:p>
          </table:table-cell>
          <table:table-cell office:value-type="float" office:value="826.508332" calcext:value-type="float">
            <text:p>826.508</text:p>
          </table:table-cell>
          <table:table-cell table:number-columns-repeated="4"/>
          <table:table-cell office:value-type="string" calcext:value-type="string">
            <text:p>ND34</text:p>
          </table:table-cell>
          <table:table-cell office:value-type="float" office:value="0.234025" calcext:value-type="float">
            <text:p>0.234</text:p>
          </table:table-cell>
          <table:table-cell table:number-columns-repeated="1001"/>
        </table:table-row>
        <table:table-row table:style-name="ro1">
          <table:covered-table-cell table:style-name="ce22"/>
          <table:table-cell office:value-type="string" calcext:value-type="string">
            <text:p>SR411</text:p>
          </table:table-cell>
          <table:table-cell office:value-type="float" office:value="800.474455" calcext:value-type="float">
            <text:p>800.474</text:p>
          </table:table-cell>
          <table:table-cell table:number-columns-repeated="4"/>
          <table:table-cell office:value-type="string" calcext:value-type="string">
            <text:p>SR34</text:p>
          </table:table-cell>
          <table:table-cell office:value-type="float" office:value="0.251778" calcext:value-type="float">
            <text:p>0.252</text:p>
          </table:table-cell>
          <table:table-cell table:number-columns-repeated="5"/>
          <table:covered-table-cell table:style-name="ce22"/>
          <table:table-cell office:value-type="string" calcext:value-type="string">
            <text:p>SR411</text:p>
          </table:table-cell>
          <table:table-cell office:value-type="float" office:value="827.468687" calcext:value-type="float">
            <text:p>827.469</text:p>
          </table:table-cell>
          <table:table-cell table:number-columns-repeated="4"/>
          <table:table-cell office:value-type="string" calcext:value-type="string">
            <text:p>SR34</text:p>
          </table:table-cell>
          <table:table-cell office:value-type="float" office:value="0.234025" calcext:value-type="float">
            <text:p>0.234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 table:number-columns-spanned="12" table:number-rows-spanned="1">
            <text:p>Lhstdev</text:p>
          </table:table-cell>
          <table:covered-table-cell table:number-columns-repeated="6" table:style-name="ce18"/>
          <table:covered-table-cell table:number-columns-repeated="5"/>
          <table:table-cell table:number-columns-repeated="2"/>
          <table:table-cell table:style-name="ce18" office:value-type="string" calcext:value-type="string" table:number-columns-spanned="12" table:number-rows-spanned="1">
            <text:p>Lhmax</text:p>
          </table:table-cell>
          <table:covered-table-cell table:number-columns-repeated="6" table:style-name="ce18"/>
          <table:covered-table-cell table:number-columns-repeated="5"/>
          <table:table-cell table:number-columns-repeated="997"/>
        </table:table-row>
        <table:table-row table:style-name="ro1">
          <table:table-cell/>
          <table:table-cell table:style-name="ce18" office:value-type="string" calcext:value-type="string" table:number-columns-spanned="6" table:number-rows-spanned="1">
            <text:p>OLS</text:p>
          </table:table-cell>
          <table:covered-table-cell table:number-columns-repeated="5" table:style-name="ce18"/>
          <table:table-cell table:style-name="ce18" office:value-type="string" calcext:value-type="string" table:number-columns-spanned="6" table:number-rows-spanned="1">
            <text:p>RF</text:p>
          </table:table-cell>
          <table:covered-table-cell table:number-columns-repeated="5"/>
          <table:table-cell table:number-columns-repeated="2"/>
          <table:table-cell table:style-name="ce18" office:value-type="string" calcext:value-type="string" table:number-columns-spanned="6" table:number-rows-spanned="1">
            <text:p>OLS</text:p>
          </table:table-cell>
          <table:covered-table-cell table:number-columns-repeated="5" table:style-name="ce18"/>
          <table:table-cell table:style-name="ce18" office:value-type="string" calcext:value-type="string" table:number-columns-spanned="6" table:number-rows-spanned="1">
            <text:p>RF</text:p>
          </table:table-cell>
          <table:covered-table-cell table:number-columns-repeated="5"/>
          <table:table-cell table:number-columns-repeated="997"/>
        </table:table-row>
        <table:table-row table:style-name="ro1">
          <table:table-cell/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AIC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OOB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style-name="ce18"/>
          <table:table-cell/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AIC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OOB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 table:number-columns-spanned="1" table:number-rows-spanned="4">
            <text:p>Bands</text:p>
          </table:table-cell>
          <table:table-cell office:value-type="string" calcext:value-type="string">
            <text:p>B2, B3, B5, B6, B11, B12</text:p>
          </table:table-cell>
          <table:table-cell office:value-type="float" office:value="433.933484" calcext:value-type="float">
            <text:p>433.933</text:p>
          </table:table-cell>
          <table:table-cell office:value-type="float" office:value="0.139206329621489" calcext:value-type="float">
            <text:p>0.139</text:p>
          </table:table-cell>
          <table:table-cell office:value-type="float" office:value="0.660399579728463" calcext:value-type="float">
            <text:p>0.660</text:p>
          </table:table-cell>
          <table:table-cell office:value-type="float" office:value="0.830473670606489" calcext:value-type="float">
            <text:p>0.830</text:p>
          </table:table-cell>
          <table:table-cell office:value-type="float" office:value="0.798897452499898" calcext:value-type="float">
            <text:p>0.799</text:p>
          </table:table-cell>
          <table:table-cell office:value-type="string" calcext:value-type="string">
            <text:p>B2, B5, B8A, B11, B12</text:p>
          </table:table-cell>
          <table:table-cell office:value-type="float" office:value="0.272211" calcext:value-type="float">
            <text:p>0.272</text:p>
          </table:table-cell>
          <table:table-cell office:value-type="float" office:value="0.240412578734325" calcext:value-type="float">
            <text:p>0.240</text:p>
          </table:table-cell>
          <table:table-cell office:value-type="float" office:value="0.747043389582" calcext:value-type="float">
            <text:p>0.747</text:p>
          </table:table-cell>
          <table:table-cell office:value-type="float" office:value="0.935097129307586" calcext:value-type="float">
            <text:p>0.935</text:p>
          </table:table-cell>
          <table:table-cell office:value-type="float" office:value="0.899542924579698" calcext:value-type="float">
            <text:p>0.900</text:p>
          </table:table-cell>
          <table:table-cell/>
          <table:table-cell table:style-name="ce22" office:value-type="string" calcext:value-type="string" table:number-columns-spanned="1" table:number-rows-spanned="4">
            <text:p>Bands</text:p>
          </table:table-cell>
          <table:table-cell office:value-type="string" calcext:value-type="string">
            <text:p>B5, B6, B7, B8A, B11, B12</text:p>
          </table:table-cell>
          <table:table-cell office:value-type="float" office:value="928.253805" calcext:value-type="float">
            <text:p>928.254</text:p>
          </table:table-cell>
          <table:table-cell office:value-type="float" office:value="-0.572287319406444" calcext:value-type="float">
            <text:p>-0.572</text:p>
          </table:table-cell>
          <table:table-cell office:value-type="float" office:value="2.5742610894884" calcext:value-type="float">
            <text:p>2.574</text:p>
          </table:table-cell>
          <table:table-cell office:value-type="float" office:value="3.21832389918311" calcext:value-type="float">
            <text:p>3.218</text:p>
          </table:table-cell>
          <table:table-cell office:value-type="float" office:value="0.759477929905714" calcext:value-type="float">
            <text:p>0.759</text:p>
          </table:table-cell>
          <table:table-cell office:value-type="string" calcext:value-type="string">
            <text:p>B4, B5, B7, B8A, B11</text:p>
          </table:table-cell>
          <table:table-cell office:value-type="float" office:value="0.456302" calcext:value-type="float">
            <text:p>0.456</text:p>
          </table:table-cell>
          <table:table-cell office:value-type="float" office:value="-0.0871460552254101" calcext:value-type="float">
            <text:p>-0.087</text:p>
          </table:table-cell>
          <table:table-cell office:value-type="float" office:value="2.80902713906757" calcext:value-type="float">
            <text:p>2.809</text:p>
          </table:table-cell>
          <table:table-cell office:value-type="float" office:value="3.44158432051532" calcext:value-type="float">
            <text:p>3.442</text:p>
          </table:table-cell>
          <table:table-cell office:value-type="float" office:value="0.812164162844015" calcext:value-type="float">
            <text:p>0.812</text:p>
          </table:table-cell>
          <table:table-cell table:number-columns-repeated="997"/>
        </table:table-row>
        <table:table-row table:style-name="ro1">
          <table:covered-table-cell/>
          <table:table-cell office:value-type="string" calcext:value-type="string">
            <text:p>B3, B5, B6, B11, B12</text:p>
          </table:table-cell>
          <table:table-cell office:value-type="float" office:value="434.375429" calcext:value-type="float">
            <text:p>434.375</text:p>
          </table:table-cell>
          <table:table-cell table:number-columns-repeated="4"/>
          <table:table-cell office:value-type="string" calcext:value-type="string">
            <text:p>B3, B5, B6, B11, B12</text:p>
          </table:table-cell>
          <table:table-cell office:value-type="float" office:value="0.271467" calcext:value-type="float">
            <text:p>0.271</text:p>
          </table:table-cell>
          <table:table-cell table:number-columns-repeated="5"/>
          <table:covered-table-cell/>
          <table:table-cell office:value-type="string" calcext:value-type="string">
            <text:p>B3, B5, B6, B7, B8A, B11, B12</text:p>
          </table:table-cell>
          <table:table-cell office:value-type="float" office:value="929.374542" calcext:value-type="float">
            <text:p>929.375</text:p>
          </table:table-cell>
          <table:table-cell table:number-columns-repeated="4"/>
          <table:table-cell office:value-type="string" calcext:value-type="string">
            <text:p>B4, B5, B8A, B11</text:p>
          </table:table-cell>
          <table:table-cell office:value-type="float" office:value="0.453801" calcext:value-type="float">
            <text:p>0.454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B2, B3, B5, B8A, B11, B12</text:p>
          </table:table-cell>
          <table:table-cell office:value-type="float" office:value="434.772209" calcext:value-type="float">
            <text:p>434.772</text:p>
          </table:table-cell>
          <table:table-cell table:number-columns-repeated="4"/>
          <table:table-cell office:value-type="string" calcext:value-type="string">
            <text:p>B2, B5, B6, B8A, B11</text:p>
          </table:table-cell>
          <table:table-cell office:value-type="float" office:value="0.264653" calcext:value-type="float">
            <text:p>0.265</text:p>
          </table:table-cell>
          <table:table-cell table:number-columns-repeated="5"/>
          <table:covered-table-cell/>
          <table:table-cell office:value-type="string" calcext:value-type="string">
            <text:p>B2, B5, B6, B7, B8A, B11, B12</text:p>
          </table:table-cell>
          <table:table-cell office:value-type="float" office:value="929.456051" calcext:value-type="float">
            <text:p>929.456</text:p>
          </table:table-cell>
          <table:table-cell table:number-columns-repeated="4"/>
          <table:table-cell office:value-type="string" calcext:value-type="string">
            <text:p>B2, B3, B4, B8A, B11</text:p>
          </table:table-cell>
          <table:table-cell office:value-type="float" office:value="0.447562" calcext:value-type="float">
            <text:p>0.448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B3, B5, B8A, B11, B12</text:p>
          </table:table-cell>
          <table:table-cell office:value-type="float" office:value="435.210267" calcext:value-type="float">
            <text:p>435.210</text:p>
          </table:table-cell>
          <table:table-cell table:number-columns-repeated="4"/>
          <table:table-cell office:value-type="string" calcext:value-type="string">
            <text:p>B2, B5, B7, B11</text:p>
          </table:table-cell>
          <table:table-cell office:value-type="float" office:value="0.261947" calcext:value-type="float">
            <text:p>0.262</text:p>
          </table:table-cell>
          <table:table-cell table:number-columns-repeated="5"/>
          <table:covered-table-cell/>
          <table:table-cell office:value-type="string" calcext:value-type="string">
            <text:p>B5, B6, B11, B12</text:p>
          </table:table-cell>
          <table:table-cell office:value-type="float" office:value="929.85901" calcext:value-type="float">
            <text:p>929.859</text:p>
          </table:table-cell>
          <table:table-cell table:number-columns-repeated="4"/>
          <table:table-cell office:value-type="string" calcext:value-type="string">
            <text:p>B2, B4, B5, B8A, B11</text:p>
          </table:table-cell>
          <table:table-cell office:value-type="float" office:value="0.447069" calcext:value-type="float">
            <text:p>0.4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 table:number-columns-spanned="1" table:number-rows-spanned="4">
            <text:p>Main VIS</text:p>
          </table:table-cell>
          <table:table-cell office:value-type="string" calcext:value-type="string">
            <text:p>S2REP</text:p>
          </table:table-cell>
          <table:table-cell office:value-type="float" office:value="472.299368" calcext:value-type="float">
            <text:p>472.299</text:p>
          </table:table-cell>
          <table:table-cell office:value-type="float" office:value="-0.0319865830261701" calcext:value-type="float">
            <text:p>-0.032</text:p>
          </table:table-cell>
          <table:table-cell office:value-type="float" office:value="0.69221900922828" calcext:value-type="float">
            <text:p>0.692</text:p>
          </table:table-cell>
          <table:table-cell office:value-type="float" office:value="0.881613914971017" calcext:value-type="float">
            <text:p>0.882</text:p>
          </table:table-cell>
          <table:table-cell office:value-type="float" office:value="0.84809324568285" calcext:value-type="float">
            <text:p>0.848</text:p>
          </table:table-cell>
          <table:table-cell office:value-type="string" calcext:value-type="string">
            <text:p>S2REP</text:p>
          </table:table-cell>
          <table:table-cell office:value-type="float" office:value="0.084655" calcext:value-type="float">
            <text:p>0.085</text:p>
          </table:table-cell>
          <table:table-cell office:value-type="float" office:value="-0.0623500769992966" calcext:value-type="float">
            <text:p>-0.062</text:p>
          </table:table-cell>
          <table:table-cell office:value-type="float" office:value="0.936727666384379" calcext:value-type="float">
            <text:p>0.937</text:p>
          </table:table-cell>
          <table:table-cell office:value-type="float" office:value="1.17378921259679" calcext:value-type="float">
            <text:p>1.174</text:p>
          </table:table-cell>
          <table:table-cell office:value-type="float" office:value="1.12915947236547" calcext:value-type="float">
            <text:p>1.129</text:p>
          </table:table-cell>
          <table:table-cell/>
          <table:table-cell table:style-name="ce22" office:value-type="string" calcext:value-type="string" table:number-columns-spanned="1" table:number-rows-spanned="4">
            <text:p>Main VIS</text:p>
          </table:table-cell>
          <table:table-cell office:value-type="string" calcext:value-type="string">
            <text:p>S2REP</text:p>
          </table:table-cell>
          <table:table-cell office:value-type="float" office:value="974.516626" calcext:value-type="float">
            <text:p>974.517</text:p>
          </table:table-cell>
          <table:table-cell office:value-type="float" office:value="-0.142539343079249" calcext:value-type="float">
            <text:p>-0.143</text:p>
          </table:table-cell>
          <table:table-cell office:value-type="float" office:value="2.83704647432006" calcext:value-type="float">
            <text:p>2.837</text:p>
          </table:table-cell>
          <table:table-cell office:value-type="float" office:value="3.48315520690955" calcext:value-type="float">
            <text:p>3.483</text:p>
          </table:table-cell>
          <table:table-cell office:value-type="float" office:value="0.821974291262428" calcext:value-type="float">
            <text:p>0.822</text:p>
          </table:table-cell>
          <table:table-cell office:value-type="string" calcext:value-type="string">
            <text:p>S2REP</text:p>
          </table:table-cell>
          <table:table-cell office:value-type="float" office:value="0.125781" calcext:value-type="float">
            <text:p>0.126</text:p>
          </table:table-cell>
          <table:table-cell office:value-type="float" office:value="-0.290046733184867" calcext:value-type="float">
            <text:p>-0.290</text:p>
          </table:table-cell>
          <table:table-cell office:value-type="float" office:value="3.4236801061881" calcext:value-type="float">
            <text:p>3.424</text:p>
          </table:table-cell>
          <table:table-cell office:value-type="float" office:value="4.2961452853685" calcext:value-type="float">
            <text:p>4.296</text:p>
          </table:table-cell>
          <table:table-cell office:value-type="float" office:value="1.01382820067739" calcext:value-type="float">
            <text:p>1.014</text:p>
          </table:table-cell>
          <table:table-cell table:number-columns-repeated="997"/>
        </table:table-row>
        <table:table-row table:style-name="ro1">
          <table:covered-table-cell/>
          <table:table-cell office:value-type="string" calcext:value-type="string">
            <text:p>EVI</text:p>
          </table:table-cell>
          <table:table-cell office:value-type="float" office:value="514.73159" calcext:value-type="float">
            <text:p>514.732</text:p>
          </table:table-cell>
          <table:table-cell table:number-columns-repeated="4"/>
          <table:table-cell office:value-type="string" calcext:value-type="string">
            <text:p>SAVI</text:p>
          </table:table-cell>
          <table:table-cell office:value-type="float" office:value="-0.299227" calcext:value-type="float">
            <text:p>-0.299</text:p>
          </table:table-cell>
          <table:table-cell table:number-columns-repeated="5"/>
          <table:covered-table-cell/>
          <table:table-cell office:value-type="string" calcext:value-type="string">
            <text:p>SAVI</text:p>
          </table:table-cell>
          <table:table-cell office:value-type="float" office:value="1023.48123" calcext:value-type="float">
            <text:p>1023.481</text:p>
          </table:table-cell>
          <table:table-cell table:number-columns-repeated="4"/>
          <table:table-cell office:value-type="string" calcext:value-type="string">
            <text:p>IRECI</text:p>
          </table:table-cell>
          <table:table-cell office:value-type="float" office:value="-0.19492" calcext:value-type="float">
            <text:p>-0.195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SAVI</text:p>
          </table:table-cell>
          <table:table-cell office:value-type="float" office:value="514.901258" calcext:value-type="float">
            <text:p>514.901</text:p>
          </table:table-cell>
          <table:table-cell table:number-columns-repeated="4"/>
          <table:table-cell office:value-type="string" calcext:value-type="string">
            <text:p>EVI</text:p>
          </table:table-cell>
          <table:table-cell office:value-type="float" office:value="-0.315128" calcext:value-type="float">
            <text:p>-0.315</text:p>
          </table:table-cell>
          <table:table-cell table:number-columns-repeated="5"/>
          <table:covered-table-cell/>
          <table:table-cell office:value-type="string" calcext:value-type="string">
            <text:p>EVI</text:p>
          </table:table-cell>
          <table:table-cell office:value-type="float" office:value="1024.019349" calcext:value-type="float">
            <text:p>1024.019</text:p>
          </table:table-cell>
          <table:table-cell table:number-columns-repeated="4"/>
          <table:table-cell office:value-type="string" calcext:value-type="string">
            <text:p>SAVI</text:p>
          </table:table-cell>
          <table:table-cell office:value-type="float" office:value="-0.224494" calcext:value-type="float">
            <text:p>-0.224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IRECI</text:p>
          </table:table-cell>
          <table:table-cell office:value-type="float" office:value="527.982138" calcext:value-type="float">
            <text:p>527.982</text:p>
          </table:table-cell>
          <table:table-cell table:number-columns-repeated="4"/>
          <table:table-cell office:value-type="string" calcext:value-type="string">
            <text:p>IRECI</text:p>
          </table:table-cell>
          <table:table-cell office:value-type="float" office:value="-0.319309" calcext:value-type="float">
            <text:p>-0.319</text:p>
          </table:table-cell>
          <table:table-cell table:number-columns-repeated="5"/>
          <table:covered-table-cell/>
          <table:table-cell office:value-type="string" calcext:value-type="string">
            <text:p>IRECI</text:p>
          </table:table-cell>
          <table:table-cell office:value-type="float" office:value="1042.395356" calcext:value-type="float">
            <text:p>1042.395</text:p>
          </table:table-cell>
          <table:table-cell table:number-columns-repeated="4"/>
          <table:table-cell office:value-type="string" calcext:value-type="string">
            <text:p>EVI</text:p>
          </table:table-cell>
          <table:table-cell office:value-type="float" office:value="-0.235667" calcext:value-type="float">
            <text:p>-0.236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 table:number-columns-spanned="1" table:number-rows-spanned="4">
            <text:p>ND/SR VIS</text:p>
          </table:table-cell>
          <table:table-cell office:value-type="string" calcext:value-type="string">
            <text:p>SR411</text:p>
          </table:table-cell>
          <table:table-cell office:value-type="float" office:value="471.117082" calcext:value-type="float">
            <text:p>471.117</text:p>
          </table:table-cell>
          <table:table-cell office:value-type="float" office:value="-0.521011545442017" calcext:value-type="float">
            <text:p>-0.521</text:p>
          </table:table-cell>
          <table:table-cell office:value-type="float" office:value="0.871601632933847" calcext:value-type="float">
            <text:p>0.872</text:p>
          </table:table-cell>
          <table:table-cell office:value-type="float" office:value="1.10045283915864" calcext:value-type="float">
            <text:p>1.100</text:p>
          </table:table-cell>
          <table:table-cell office:value-type="float" office:value="1.05861148994414" calcext:value-type="float">
            <text:p>1.059</text:p>
          </table:table-cell>
          <table:table-cell office:value-type="string" calcext:value-type="string">
            <text:p>SR57</text:p>
          </table:table-cell>
          <table:table-cell office:value-type="float" office:value="0.044314" calcext:value-type="float">
            <text:p>0.044</text:p>
          </table:table-cell>
          <table:table-cell office:value-type="float" office:value="-0.174046034756432" calcext:value-type="float">
            <text:p>-0.174</text:p>
          </table:table-cell>
          <table:table-cell office:value-type="float" office:value="0.833717960168865" calcext:value-type="float">
            <text:p>0.834</text:p>
          </table:table-cell>
          <table:table-cell office:value-type="float" office:value="1.02053069288538" calcext:value-type="float">
            <text:p>1.021</text:p>
          </table:table-cell>
          <table:table-cell office:value-type="float" office:value="0.981728138531691" calcext:value-type="float">
            <text:p>0.982</text:p>
          </table:table-cell>
          <table:table-cell/>
          <table:table-cell table:style-name="ce22" office:value-type="string" calcext:value-type="string" table:number-columns-spanned="1" table:number-rows-spanned="4">
            <text:p>ND/SR VIS</text:p>
          </table:table-cell>
          <table:table-cell office:value-type="string" calcext:value-type="string">
            <text:p>SR411</text:p>
          </table:table-cell>
          <table:table-cell office:value-type="float" office:value="943.012849" calcext:value-type="float">
            <text:p>943.013</text:p>
          </table:table-cell>
          <table:table-cell office:value-type="float" office:value="-3.48117635694635" calcext:value-type="float">
            <text:p>-3.481</text:p>
          </table:table-cell>
          <table:table-cell office:value-type="float" office:value="4.05833514486863" calcext:value-type="float">
            <text:p>4.058</text:p>
          </table:table-cell>
          <table:table-cell office:value-type="float" office:value="5.05610849998904" calcext:value-type="float">
            <text:p>5.056</text:p>
          </table:table-cell>
          <table:table-cell office:value-type="float" office:value="1.19316853655564" calcext:value-type="float">
            <text:p>1.193</text:p>
          </table:table-cell>
          <table:table-cell office:value-type="string" calcext:value-type="string">
            <text:p>SR34</text:p>
          </table:table-cell>
          <table:table-cell office:value-type="float" office:value="0.256655" calcext:value-type="float">
            <text:p>0.257</text:p>
          </table:table-cell>
          <table:table-cell office:value-type="float" office:value="-0.651940578000002" calcext:value-type="float">
            <text:p>-0.652</text:p>
          </table:table-cell>
          <table:table-cell office:value-type="float" office:value="4.02455324575352" calcext:value-type="float">
            <text:p>4.025</text:p>
          </table:table-cell>
          <table:table-cell office:value-type="float" office:value="4.88404084382049" calcext:value-type="float">
            <text:p>4.884</text:p>
          </table:table-cell>
          <table:table-cell office:value-type="float" office:value="1.15256305637268" calcext:value-type="float">
            <text:p>1.153</text:p>
          </table:table-cell>
          <table:table-cell table:number-columns-repeated="997"/>
        </table:table-row>
        <table:table-row table:style-name="ro1">
          <table:covered-table-cell table:style-name="ce22"/>
          <table:table-cell office:value-type="string" calcext:value-type="string">
            <text:p>ND411</text:p>
          </table:table-cell>
          <table:table-cell office:value-type="float" office:value="471.192685" calcext:value-type="float">
            <text:p>471.193</text:p>
          </table:table-cell>
          <table:table-cell table:number-columns-repeated="4"/>
          <table:table-cell office:value-type="string" calcext:value-type="string">
            <text:p>ND57</text:p>
          </table:table-cell>
          <table:table-cell office:value-type="float" office:value="0.044314" calcext:value-type="float">
            <text:p>0.044</text:p>
          </table:table-cell>
          <table:table-cell table:number-columns-repeated="5"/>
          <table:covered-table-cell table:style-name="ce22"/>
          <table:table-cell office:value-type="string" calcext:value-type="string">
            <text:p>ND411</text:p>
          </table:table-cell>
          <table:table-cell office:value-type="float" office:value="943.511113" calcext:value-type="float">
            <text:p>943.511</text:p>
          </table:table-cell>
          <table:table-cell table:number-columns-repeated="4"/>
          <table:table-cell office:value-type="string" calcext:value-type="string">
            <text:p>ND34</text:p>
          </table:table-cell>
          <table:table-cell office:value-type="float" office:value="0.256655" calcext:value-type="float">
            <text:p>0.257</text:p>
          </table:table-cell>
          <table:table-cell table:number-columns-repeated="1001"/>
        </table:table-row>
        <table:table-row table:style-name="ro1">
          <table:covered-table-cell table:style-name="ce22"/>
          <table:table-cell office:value-type="string" calcext:value-type="string">
            <text:p>SR48A</text:p>
          </table:table-cell>
          <table:table-cell office:value-type="float" office:value="474.606256" calcext:value-type="float">
            <text:p>474.606</text:p>
          </table:table-cell>
          <table:table-cell table:number-columns-repeated="4"/>
          <table:table-cell office:value-type="string" calcext:value-type="string">
            <text:p>ND58A</text:p>
          </table:table-cell>
          <table:table-cell office:value-type="float" office:value="0.016854" calcext:value-type="float">
            <text:p>0.017</text:p>
          </table:table-cell>
          <table:table-cell table:number-columns-repeated="5"/>
          <table:covered-table-cell table:style-name="ce22"/>
          <table:table-cell office:value-type="string" calcext:value-type="string">
            <text:p>SR47</text:p>
          </table:table-cell>
          <table:table-cell office:value-type="float" office:value="945.711703" calcext:value-type="float">
            <text:p>945.712</text:p>
          </table:table-cell>
          <table:table-cell table:number-columns-repeated="4"/>
          <table:table-cell office:value-type="string" calcext:value-type="string">
            <text:p>SR311</text:p>
          </table:table-cell>
          <table:table-cell office:value-type="float" office:value="0.208384" calcext:value-type="float">
            <text:p>0.208</text:p>
          </table:table-cell>
          <table:table-cell table:number-columns-repeated="1001"/>
        </table:table-row>
        <table:table-row table:style-name="ro1">
          <table:covered-table-cell table:style-name="ce22"/>
          <table:table-cell office:value-type="string" calcext:value-type="string">
            <text:p>ND48A</text:p>
          </table:table-cell>
          <table:table-cell office:value-type="float" office:value="474.743326" calcext:value-type="float">
            <text:p>474.743</text:p>
          </table:table-cell>
          <table:table-cell table:number-columns-repeated="4"/>
          <table:table-cell office:value-type="string" calcext:value-type="string">
            <text:p>SR58A</text:p>
          </table:table-cell>
          <table:table-cell office:value-type="float" office:value="0.016643" calcext:value-type="float">
            <text:p>0.017</text:p>
          </table:table-cell>
          <table:table-cell table:number-columns-repeated="5"/>
          <table:covered-table-cell table:style-name="ce22"/>
          <table:table-cell office:value-type="string" calcext:value-type="string">
            <text:p>ND47</text:p>
          </table:table-cell>
          <table:table-cell office:value-type="float" office:value="946.211503" calcext:value-type="float">
            <text:p>946.212</text:p>
          </table:table-cell>
          <table:table-cell table:number-columns-repeated="4"/>
          <table:table-cell office:value-type="string" calcext:value-type="string">
            <text:p>ND311</text:p>
          </table:table-cell>
          <table:table-cell office:value-type="float" office:value="0.208384" calcext:value-type="float">
            <text:p>0.208</text:p>
          </table:table-cell>
          <table:table-cell table:number-columns-repeated="100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tial and temporal" table:style-name="ta1">
        <table:table-column table:style-name="co3" table:default-cell-style-name="ce18"/>
        <table:table-column table:style-name="co11" table:default-cell-style-name="ce19"/>
        <table:table-column table:style-name="co10" table:default-cell-style-name="ce19"/>
        <table:table-column table:style-name="co3" table:number-columns-repeated="4" table:default-cell-style-name="ce19"/>
        <table:table-column table:style-name="co9" table:default-cell-style-name="ce19"/>
        <table:table-column table:style-name="co3" table:number-columns-repeated="6" table:default-cell-style-name="ce19"/>
        <table:table-column table:style-name="co3" table:default-cell-style-name="ce18"/>
        <table:table-column table:style-name="co12" table:default-cell-style-name="ce19"/>
        <table:table-column table:style-name="co3" table:number-columns-repeated="5" table:default-cell-style-name="ce19"/>
        <table:table-column table:style-name="co13" table:default-cell-style-name="ce19"/>
        <table:table-column table:style-name="co3" table:number-columns-repeated="1002" table:default-cell-style-name="ce19"/>
        <table:table-row table:style-name="ro1">
          <table:table-cell/>
          <table:table-cell table:style-name="ce18" table:number-columns-repeated="7"/>
          <table:table-cell table:number-columns-repeated="7"/>
          <table:table-cell table:style-name="ce18" table:number-columns-repeated="7"/>
          <table:table-cell table:number-columns-repeated="1002"/>
        </table:table-row>
        <table:table-row table:style-name="ro1">
          <table:table-cell/>
          <table:table-cell table:style-name="ce18" office:value-type="string" calcext:value-type="string" table:number-columns-spanned="12" table:number-rows-spanned="1">
            <text:p>Lhmean</text:p>
          </table:table-cell>
          <table:covered-table-cell table:number-columns-repeated="6" table:style-name="ce18"/>
          <table:covered-table-cell table:number-columns-repeated="5"/>
          <table:table-cell table:number-columns-repeated="2"/>
          <table:table-cell table:style-name="ce18" office:value-type="string" calcext:value-type="string" table:number-columns-spanned="12" table:number-rows-spanned="1">
            <text:p>Lhmedian</text:p>
          </table:table-cell>
          <table:covered-table-cell table:number-columns-repeated="6" table:style-name="ce18"/>
          <table:covered-table-cell table:number-columns-repeated="5"/>
          <table:table-cell table:number-columns-repeated="997"/>
        </table:table-row>
        <table:table-row table:style-name="ro1">
          <table:table-cell/>
          <table:table-cell table:style-name="ce18" office:value-type="string" calcext:value-type="string" table:number-columns-spanned="6" table:number-rows-spanned="1">
            <text:p>OLS</text:p>
          </table:table-cell>
          <table:covered-table-cell table:number-columns-repeated="5" table:style-name="ce18"/>
          <table:table-cell table:style-name="ce18" office:value-type="string" calcext:value-type="string" table:number-columns-spanned="6" table:number-rows-spanned="1">
            <text:p>RF</text:p>
          </table:table-cell>
          <table:covered-table-cell table:number-columns-repeated="5"/>
          <table:table-cell table:number-columns-repeated="2"/>
          <table:table-cell table:style-name="ce18" office:value-type="string" calcext:value-type="string" table:number-columns-spanned="6" table:number-rows-spanned="1">
            <text:p>OLS</text:p>
          </table:table-cell>
          <table:covered-table-cell table:number-columns-repeated="5" table:style-name="ce18"/>
          <table:table-cell table:style-name="ce18" office:value-type="string" calcext:value-type="string" table:number-columns-spanned="6" table:number-rows-spanned="1">
            <text:p>RF</text:p>
          </table:table-cell>
          <table:covered-table-cell table:number-columns-repeated="5"/>
          <table:table-cell table:number-columns-repeated="997"/>
        </table:table-row>
        <table:table-row table:style-name="ro1">
          <table:table-cell/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AIC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OOB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style-name="ce18"/>
          <table:table-cell/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AIC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OOB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 table:number-columns-spanned="1" table:number-rows-spanned="4">
            <text:p>Bands</text:p>
          </table:table-cell>
          <table:table-cell office:value-type="string" calcext:value-type="string">
            <text:p>B2, B5, B8A, B11</text:p>
          </table:table-cell>
          <table:table-cell office:value-type="float" office:value="620.034789" calcext:value-type="float">
            <text:p>620.035</text:p>
          </table:table-cell>
          <table:table-cell office:value-type="float" office:value="3.81557806250803" calcext:value-type="float">
            <text:p>3.816</text:p>
          </table:table-cell>
          <table:table-cell office:value-type="float" office:value="3.89984501417921" calcext:value-type="float">
            <text:p>3.900</text:p>
          </table:table-cell>
          <table:table-cell office:value-type="float" office:value="4.37244365266763" calcext:value-type="float">
            <text:p>4.372</text:p>
          </table:table-cell>
          <table:table-cell office:value-type="float" office:value="1.51550100534168" calcext:value-type="float">
            <text:p>1.516</text:p>
          </table:table-cell>
          <table:table-cell office:value-type="string" calcext:value-type="string">
            <text:p>B2, B3, B5, B7, B11</text:p>
          </table:table-cell>
          <table:table-cell office:value-type="float" office:value="0.268287" calcext:value-type="float">
            <text:p>0.268</text:p>
          </table:table-cell>
          <table:table-cell office:value-type="float" office:value="2.88940994298886" calcext:value-type="float">
            <text:p>2.889</text:p>
          </table:table-cell>
          <table:table-cell office:value-type="float" office:value="3.28975257017654" calcext:value-type="float">
            <text:p>3.290</text:p>
          </table:table-cell>
          <table:table-cell office:value-type="float" office:value="3.90826541193917" calcext:value-type="float">
            <text:p>3.908</text:p>
          </table:table-cell>
          <table:table-cell office:value-type="float" office:value="1.35461554943592" calcext:value-type="float">
            <text:p>1.355</text:p>
          </table:table-cell>
          <table:table-cell/>
          <table:table-cell table:style-name="ce22" office:value-type="string" calcext:value-type="string" table:number-columns-spanned="1" table:number-rows-spanned="4">
            <text:p>Bands</text:p>
          </table:table-cell>
          <table:table-cell office:value-type="string" calcext:value-type="string">
            <text:p>B2, B5, B8A, B11</text:p>
          </table:table-cell>
          <table:table-cell office:value-type="float" office:value="631.812261" calcext:value-type="float">
            <text:p>631.812</text:p>
          </table:table-cell>
          <table:table-cell office:value-type="float" office:value="4.28419686675744" calcext:value-type="float">
            <text:p>4.284</text:p>
          </table:table-cell>
          <table:table-cell office:value-type="float" office:value="4.3513666580591" calcext:value-type="float">
            <text:p>4.351</text:p>
          </table:table-cell>
          <table:table-cell office:value-type="float" office:value="4.85741978061296" calcext:value-type="float">
            <text:p>4.857</text:p>
          </table:table-cell>
          <table:table-cell office:value-type="float" office:value="1.56890501485979" calcext:value-type="float">
            <text:p>1.569</text:p>
          </table:table-cell>
          <table:table-cell office:value-type="string" calcext:value-type="string">
            <text:p>B2, B5, B7, B12</text:p>
          </table:table-cell>
          <table:table-cell office:value-type="float" office:value="0.281842" calcext:value-type="float">
            <text:p>0.282</text:p>
          </table:table-cell>
          <table:table-cell office:value-type="float" office:value="3.5143032935212" calcext:value-type="float">
            <text:p>3.514</text:p>
          </table:table-cell>
          <table:table-cell office:value-type="float" office:value="3.83563507077179" calcext:value-type="float">
            <text:p>3.836</text:p>
          </table:table-cell>
          <table:table-cell office:value-type="float" office:value="4.48777211006536" calcext:value-type="float">
            <text:p>4.488</text:p>
          </table:table-cell>
          <table:table-cell office:value-type="float" office:value="1.44951198105858" calcext:value-type="float">
            <text:p>1.450</text:p>
          </table:table-cell>
          <table:table-cell table:number-columns-repeated="997"/>
        </table:table-row>
        <table:table-row table:style-name="ro1">
          <table:covered-table-cell/>
          <table:table-cell office:value-type="string" calcext:value-type="string">
            <text:p>B2, B5, B6, B8A, B11</text:p>
          </table:table-cell>
          <table:table-cell office:value-type="float" office:value="620.971414" calcext:value-type="float">
            <text:p>620.971</text:p>
          </table:table-cell>
          <table:table-cell table:number-columns-repeated="4"/>
          <table:table-cell office:value-type="string" calcext:value-type="string">
            <text:p>B2, B5, B7, B8A, B11</text:p>
          </table:table-cell>
          <table:table-cell office:value-type="float" office:value="0.267426" calcext:value-type="float">
            <text:p>0.267</text:p>
          </table:table-cell>
          <table:table-cell table:number-columns-repeated="5"/>
          <table:covered-table-cell/>
          <table:table-cell office:value-type="string" calcext:value-type="string">
            <text:p>B2, B5, B8A, B11, B12</text:p>
          </table:table-cell>
          <table:table-cell office:value-type="float" office:value="632.321454" calcext:value-type="float">
            <text:p>632.321</text:p>
          </table:table-cell>
          <table:table-cell table:number-columns-repeated="4"/>
          <table:table-cell office:value-type="string" calcext:value-type="string">
            <text:p>B2, B5, B7, B11</text:p>
          </table:table-cell>
          <table:table-cell office:value-type="float" office:value="0.269282" calcext:value-type="float">
            <text:p>0.269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B2, B5, B7, B11</text:p>
          </table:table-cell>
          <table:table-cell office:value-type="float" office:value="621.026879" calcext:value-type="float">
            <text:p>621.027</text:p>
          </table:table-cell>
          <table:table-cell table:number-columns-repeated="4"/>
          <table:table-cell office:value-type="string" calcext:value-type="string">
            <text:p>B2, B5, B7, B11</text:p>
          </table:table-cell>
          <table:table-cell office:value-type="float" office:value="0.259609" calcext:value-type="float">
            <text:p>0.260</text:p>
          </table:table-cell>
          <table:table-cell table:number-columns-repeated="5"/>
          <table:covered-table-cell/>
          <table:table-cell office:value-type="string" calcext:value-type="string">
            <text:p>B2, B5, B6, B8A, B11</text:p>
          </table:table-cell>
          <table:table-cell office:value-type="float" office:value="632.587626" calcext:value-type="float">
            <text:p>632.588</text:p>
          </table:table-cell>
          <table:table-cell table:number-columns-repeated="4"/>
          <table:table-cell office:value-type="string" calcext:value-type="string">
            <text:p>B2, B3, B5, B6, B7, B11</text:p>
          </table:table-cell>
          <table:table-cell office:value-type="float" office:value="0.267417" calcext:value-type="float">
            <text:p>0.267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B2, B5, B8A, B11, B12</text:p>
          </table:table-cell>
          <table:table-cell office:value-type="float" office:value="621.134641" calcext:value-type="float">
            <text:p>621.135</text:p>
          </table:table-cell>
          <table:table-cell table:number-columns-repeated="4"/>
          <table:table-cell office:value-type="string" calcext:value-type="string">
            <text:p>B2, B3, B5, B6, B7, B11</text:p>
          </table:table-cell>
          <table:table-cell office:value-type="float" office:value="0.256723" calcext:value-type="float">
            <text:p>0.257</text:p>
          </table:table-cell>
          <table:table-cell table:number-columns-repeated="5"/>
          <table:covered-table-cell/>
          <table:table-cell office:value-type="string" calcext:value-type="string">
            <text:p>B2, B5, B7, B11</text:p>
          </table:table-cell>
          <table:table-cell office:value-type="float" office:value="632.849133" calcext:value-type="float">
            <text:p>632.849</text:p>
          </table:table-cell>
          <table:table-cell table:number-columns-repeated="4"/>
          <table:table-cell office:value-type="string" calcext:value-type="string">
            <text:p>B2, B5, B6, B7, B12</text:p>
          </table:table-cell>
          <table:table-cell office:value-type="float" office:value="0.26657" calcext:value-type="float">
            <text:p>0.26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 table:number-columns-spanned="1" table:number-rows-spanned="4">
            <text:p>Main VIS</text:p>
          </table:table-cell>
          <table:table-cell office:value-type="string" calcext:value-type="string">
            <text:p>S2REP</text:p>
          </table:table-cell>
          <table:table-cell office:value-type="float" office:value="660.985437" calcext:value-type="float">
            <text:p>660.985</text:p>
          </table:table-cell>
          <table:table-cell office:value-type="float" office:value="0.186955551559623" calcext:value-type="float">
            <text:p>0.187</text:p>
          </table:table-cell>
          <table:table-cell office:value-type="float" office:value="2.01583898499567" calcext:value-type="float">
            <text:p>2.016</text:p>
          </table:table-cell>
          <table:table-cell office:value-type="float" office:value="2.47814136448909" calcext:value-type="float">
            <text:p>2.478</text:p>
          </table:table-cell>
          <table:table-cell office:value-type="float" office:value="0.858930618115734" calcext:value-type="float">
            <text:p>0.859</text:p>
          </table:table-cell>
          <table:table-cell office:value-type="string" calcext:value-type="string">
            <text:p>S2REP</text:p>
          </table:table-cell>
          <table:table-cell office:value-type="float" office:value="-0.110164" calcext:value-type="float">
            <text:p>-0.110</text:p>
          </table:table-cell>
          <table:table-cell office:value-type="float" office:value="0.0409605707491894" calcext:value-type="float">
            <text:p>0.041</text:p>
          </table:table-cell>
          <table:table-cell office:value-type="float" office:value="2.01153189295373" calcext:value-type="float">
            <text:p>2.012</text:p>
          </table:table-cell>
          <table:table-cell office:value-type="float" office:value="2.52259668781366" calcext:value-type="float">
            <text:p>2.523</text:p>
          </table:table-cell>
          <table:table-cell office:value-type="float" office:value="0.874338955545098" calcext:value-type="float">
            <text:p>0.874</text:p>
          </table:table-cell>
          <table:table-cell/>
          <table:table-cell table:style-name="ce22" office:value-type="string" calcext:value-type="string" table:number-columns-spanned="1" table:number-rows-spanned="4">
            <text:p>Main VIS</text:p>
          </table:table-cell>
          <table:table-cell office:value-type="string" calcext:value-type="string">
            <text:p>S2REP</text:p>
          </table:table-cell>
          <table:table-cell office:value-type="float" office:value="673.732208" calcext:value-type="float">
            <text:p>673.732</text:p>
          </table:table-cell>
          <table:table-cell office:value-type="float" office:value="0.130180901497138" calcext:value-type="float">
            <text:p>0.130</text:p>
          </table:table-cell>
          <table:table-cell office:value-type="float" office:value="2.1776165011087" calcext:value-type="float">
            <text:p>2.178</text:p>
          </table:table-cell>
          <table:table-cell office:value-type="float" office:value="2.65960642265162" calcext:value-type="float">
            <text:p>2.660</text:p>
          </table:table-cell>
          <table:table-cell office:value-type="float" office:value="0.859030111151911" calcext:value-type="float">
            <text:p>0.859</text:p>
          </table:table-cell>
          <table:table-cell office:value-type="string" calcext:value-type="string">
            <text:p>S2REP</text:p>
          </table:table-cell>
          <table:table-cell office:value-type="float" office:value="-0.062328" calcext:value-type="float">
            <text:p>-0.062</text:p>
          </table:table-cell>
          <table:table-cell office:value-type="float" office:value="-0.00876509722578522" calcext:value-type="float">
            <text:p>-0.009</text:p>
          </table:table-cell>
          <table:table-cell office:value-type="float" office:value="2.16295655259411" calcext:value-type="float">
            <text:p>2.163</text:p>
          </table:table-cell>
          <table:table-cell office:value-type="float" office:value="2.71132877110997" calcext:value-type="float">
            <text:p>2.711</text:p>
          </table:table-cell>
          <table:table-cell office:value-type="float" office:value="0.875735987016398" calcext:value-type="float">
            <text:p>0.876</text:p>
          </table:table-cell>
          <table:table-cell table:number-columns-repeated="997"/>
        </table:table-row>
        <table:table-row table:style-name="ro1">
          <table:covered-table-cell/>
          <table:table-cell office:value-type="string" calcext:value-type="string">
            <text:p>IRECI</text:p>
          </table:table-cell>
          <table:table-cell office:value-type="float" office:value="696.248257" calcext:value-type="float">
            <text:p>696.248</text:p>
          </table:table-cell>
          <table:table-cell table:number-columns-repeated="4"/>
          <table:table-cell office:value-type="string" calcext:value-type="string">
            <text:p>IRECI</text:p>
          </table:table-cell>
          <table:table-cell office:value-type="float" office:value="-0.181116" calcext:value-type="float">
            <text:p>-0.181</text:p>
          </table:table-cell>
          <table:table-cell table:number-columns-repeated="5"/>
          <table:covered-table-cell/>
          <table:table-cell office:value-type="string" calcext:value-type="string">
            <text:p>IRECI</text:p>
          </table:table-cell>
          <table:table-cell office:value-type="float" office:value="712.468725" calcext:value-type="float">
            <text:p>712.469</text:p>
          </table:table-cell>
          <table:table-cell table:number-columns-repeated="4"/>
          <table:table-cell office:value-type="string" calcext:value-type="string">
            <text:p>IRECI</text:p>
          </table:table-cell>
          <table:table-cell office:value-type="float" office:value="-0.180725" calcext:value-type="float">
            <text:p>-0.181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SAVI</text:p>
          </table:table-cell>
          <table:table-cell office:value-type="float" office:value="702.028848" calcext:value-type="float">
            <text:p>702.029</text:p>
          </table:table-cell>
          <table:table-cell table:number-columns-repeated="4"/>
          <table:table-cell office:value-type="string" calcext:value-type="string">
            <text:p>EVI</text:p>
          </table:table-cell>
          <table:table-cell office:value-type="float" office:value="-0.494779" calcext:value-type="float">
            <text:p>-0.495</text:p>
          </table:table-cell>
          <table:table-cell table:number-columns-repeated="5"/>
          <table:covered-table-cell/>
          <table:table-cell office:value-type="string" calcext:value-type="string">
            <text:p>SAVI</text:p>
          </table:table-cell>
          <table:table-cell office:value-type="float" office:value="719.110069" calcext:value-type="float">
            <text:p>719.110</text:p>
          </table:table-cell>
          <table:table-cell table:number-columns-repeated="4"/>
          <table:table-cell office:value-type="string" calcext:value-type="string">
            <text:p>EVI</text:p>
          </table:table-cell>
          <table:table-cell office:value-type="float" office:value="-0.441827" calcext:value-type="float">
            <text:p>-0.442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EVI</text:p>
          </table:table-cell>
          <table:table-cell office:value-type="float" office:value="706.340022" calcext:value-type="float">
            <text:p>706.340</text:p>
          </table:table-cell>
          <table:table-cell table:number-columns-repeated="4"/>
          <table:table-cell office:value-type="string" calcext:value-type="string">
            <text:p>SAVI</text:p>
          </table:table-cell>
          <table:table-cell office:value-type="float" office:value="-0.511934" calcext:value-type="float">
            <text:p>-0.512</text:p>
          </table:table-cell>
          <table:table-cell table:number-columns-repeated="5"/>
          <table:covered-table-cell/>
          <table:table-cell office:value-type="string" calcext:value-type="string">
            <text:p>EVI</text:p>
          </table:table-cell>
          <table:table-cell office:value-type="float" office:value="724.034825" calcext:value-type="float">
            <text:p>724.035</text:p>
          </table:table-cell>
          <table:table-cell table:number-columns-repeated="4"/>
          <table:table-cell office:value-type="string" calcext:value-type="string">
            <text:p>SAVI</text:p>
          </table:table-cell>
          <table:table-cell office:value-type="float" office:value="-0.452338" calcext:value-type="float">
            <text:p>-0.452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 table:number-columns-spanned="1" table:number-rows-spanned="4">
            <text:p>ND/SR VIS</text:p>
          </table:table-cell>
          <table:table-cell office:value-type="string" calcext:value-type="string">
            <text:p>ND58A</text:p>
          </table:table-cell>
          <table:table-cell office:value-type="float" office:value="661.468171" calcext:value-type="float">
            <text:p>661.468</text:p>
          </table:table-cell>
          <table:table-cell office:value-type="float" office:value="-0.898119367854699" calcext:value-type="float">
            <text:p>-0.898</text:p>
          </table:table-cell>
          <table:table-cell office:value-type="float" office:value="1.94320755655547" calcext:value-type="float">
            <text:p>1.943</text:p>
          </table:table-cell>
          <table:table-cell office:value-type="float" office:value="2.43507056732774" calcext:value-type="float">
            <text:p>2.435</text:p>
          </table:table-cell>
          <table:table-cell office:value-type="float" office:value="0.844002161265506" calcext:value-type="float">
            <text:p>0.844</text:p>
          </table:table-cell>
          <table:table-cell office:value-type="string" calcext:value-type="string">
            <text:p>SR57</text:p>
          </table:table-cell>
          <table:table-cell office:value-type="float" office:value="-0.078345" calcext:value-type="float">
            <text:p>-0.078</text:p>
          </table:table-cell>
          <table:table-cell office:value-type="float" office:value="-0.812860511675403" calcext:value-type="float">
            <text:p>-0.813</text:p>
          </table:table-cell>
          <table:table-cell office:value-type="float" office:value="2.26831566012222" calcext:value-type="float">
            <text:p>2.268</text:p>
          </table:table-cell>
          <table:table-cell office:value-type="float" office:value="2.81220072339973" calcext:value-type="float">
            <text:p>2.812</text:p>
          </table:table-cell>
          <table:table-cell office:value-type="float" office:value="0.974716511425988" calcext:value-type="float">
            <text:p>0.975</text:p>
          </table:table-cell>
          <table:table-cell/>
          <table:table-cell table:style-name="ce22" office:value-type="string" calcext:value-type="string" table:number-columns-spanned="1" table:number-rows-spanned="4">
            <text:p>ND/SR VIS</text:p>
          </table:table-cell>
          <table:table-cell office:value-type="string" calcext:value-type="string">
            <text:p>ND58A</text:p>
          </table:table-cell>
          <table:table-cell office:value-type="float" office:value="674.697278" calcext:value-type="float">
            <text:p>674.697</text:p>
          </table:table-cell>
          <table:table-cell office:value-type="float" office:value="-1.03850950595886" calcext:value-type="float">
            <text:p>-1.039</text:p>
          </table:table-cell>
          <table:table-cell office:value-type="float" office:value="2.10770847590209" calcext:value-type="float">
            <text:p>2.108</text:p>
          </table:table-cell>
          <table:table-cell office:value-type="float" office:value="2.64324555273078" calcext:value-type="float">
            <text:p>2.643</text:p>
          </table:table-cell>
          <table:table-cell office:value-type="float" office:value="0.853745690198893" calcext:value-type="float">
            <text:p>0.854</text:p>
          </table:table-cell>
          <table:table-cell office:value-type="string" calcext:value-type="string">
            <text:p>SR57</text:p>
          </table:table-cell>
          <table:table-cell office:value-type="float" office:value="-0.020998" calcext:value-type="float">
            <text:p>-0.021</text:p>
          </table:table-cell>
          <table:table-cell office:value-type="float" office:value="-0.913447824990001" calcext:value-type="float">
            <text:p>-0.913</text:p>
          </table:table-cell>
          <table:table-cell office:value-type="float" office:value="2.40793863043097" calcext:value-type="float">
            <text:p>2.408</text:p>
          </table:table-cell>
          <table:table-cell office:value-type="float" office:value="2.99231294253905" calcext:value-type="float">
            <text:p>2.992</text:p>
          </table:table-cell>
          <table:table-cell office:value-type="float" office:value="0.966491469466316" calcext:value-type="float">
            <text:p>0.966</text:p>
          </table:table-cell>
          <table:table-cell table:number-columns-repeated="997"/>
        </table:table-row>
        <table:table-row table:style-name="ro1">
          <table:covered-table-cell table:style-name="ce22"/>
          <table:table-cell office:value-type="string" calcext:value-type="string">
            <text:p>SR58A</text:p>
          </table:table-cell>
          <table:table-cell office:value-type="float" office:value="661.48378" calcext:value-type="float">
            <text:p>661.484</text:p>
          </table:table-cell>
          <table:table-cell table:number-columns-repeated="4"/>
          <table:table-cell office:value-type="string" calcext:value-type="string">
            <text:p>ND57</text:p>
          </table:table-cell>
          <table:table-cell office:value-type="float" office:value="-0.078345" calcext:value-type="float">
            <text:p>-0.078</text:p>
          </table:table-cell>
          <table:table-cell table:number-columns-repeated="5"/>
          <table:covered-table-cell table:style-name="ce22"/>
          <table:table-cell office:value-type="string" calcext:value-type="string">
            <text:p>SR58A</text:p>
          </table:table-cell>
          <table:table-cell office:value-type="float" office:value="674.861445" calcext:value-type="float">
            <text:p>674.861</text:p>
          </table:table-cell>
          <table:table-cell table:number-columns-repeated="4"/>
          <table:table-cell office:value-type="string" calcext:value-type="string">
            <text:p>ND57</text:p>
          </table:table-cell>
          <table:table-cell office:value-type="float" office:value="-0.020998" calcext:value-type="float">
            <text:p>-0.021</text:p>
          </table:table-cell>
          <table:table-cell table:number-columns-repeated="1001"/>
        </table:table-row>
        <table:table-row table:style-name="ro1">
          <table:covered-table-cell table:style-name="ce22"/>
          <table:table-cell office:value-type="string" calcext:value-type="string">
            <text:p>SR411</text:p>
          </table:table-cell>
          <table:table-cell office:value-type="float" office:value="667.710549" calcext:value-type="float">
            <text:p>667.711</text:p>
          </table:table-cell>
          <table:table-cell table:number-columns-repeated="4"/>
          <table:table-cell office:value-type="string" calcext:value-type="string">
            <text:p>ND28A</text:p>
          </table:table-cell>
          <table:table-cell office:value-type="float" office:value="-0.100692" calcext:value-type="float">
            <text:p>-0.101</text:p>
          </table:table-cell>
          <table:table-cell table:number-columns-repeated="5"/>
          <table:covered-table-cell table:style-name="ce22"/>
          <table:table-cell office:value-type="string" calcext:value-type="string">
            <text:p>SR411</text:p>
          </table:table-cell>
          <table:table-cell office:value-type="float" office:value="684.160669" calcext:value-type="float">
            <text:p>684.161</text:p>
          </table:table-cell>
          <table:table-cell table:number-columns-repeated="4"/>
          <table:table-cell office:value-type="string" calcext:value-type="string">
            <text:p>ND28A</text:p>
          </table:table-cell>
          <table:table-cell office:value-type="float" office:value="-0.04304" calcext:value-type="float">
            <text:p>-0.043</text:p>
          </table:table-cell>
          <table:table-cell table:number-columns-repeated="1001"/>
        </table:table-row>
        <table:table-row table:style-name="ro1">
          <table:covered-table-cell table:style-name="ce22"/>
          <table:table-cell office:value-type="string" calcext:value-type="string">
            <text:p>ND411</text:p>
          </table:table-cell>
          <table:table-cell office:value-type="float" office:value="667.792257" calcext:value-type="float">
            <text:p>667.792</text:p>
          </table:table-cell>
          <table:table-cell table:number-columns-repeated="4"/>
          <table:table-cell office:value-type="string" calcext:value-type="string">
            <text:p>SR28A</text:p>
          </table:table-cell>
          <table:table-cell office:value-type="float" office:value="-0.100786" calcext:value-type="float">
            <text:p>-0.101</text:p>
          </table:table-cell>
          <table:table-cell table:number-columns-repeated="5"/>
          <table:covered-table-cell table:style-name="ce22"/>
          <table:table-cell office:value-type="string" calcext:value-type="string">
            <text:p>ND411</text:p>
          </table:table-cell>
          <table:table-cell office:value-type="float" office:value="684.220746" calcext:value-type="float">
            <text:p>684.221</text:p>
          </table:table-cell>
          <table:table-cell table:number-columns-repeated="4"/>
          <table:table-cell office:value-type="string" calcext:value-type="string">
            <text:p>SR28A</text:p>
          </table:table-cell>
          <table:table-cell office:value-type="float" office:value="-0.043089" calcext:value-type="float">
            <text:p>-0.043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 table:number-columns-spanned="12" table:number-rows-spanned="1">
            <text:p>Lhstdev</text:p>
          </table:table-cell>
          <table:covered-table-cell table:number-columns-repeated="6" table:style-name="ce18"/>
          <table:covered-table-cell table:number-columns-repeated="5"/>
          <table:table-cell table:number-columns-repeated="2"/>
          <table:table-cell table:style-name="ce18" office:value-type="string" calcext:value-type="string" table:number-columns-spanned="12" table:number-rows-spanned="1">
            <text:p>Lhmax</text:p>
          </table:table-cell>
          <table:covered-table-cell table:number-columns-repeated="6" table:style-name="ce18"/>
          <table:covered-table-cell table:number-columns-repeated="5"/>
          <table:table-cell table:number-columns-repeated="997"/>
        </table:table-row>
        <table:table-row table:style-name="ro1">
          <table:table-cell/>
          <table:table-cell table:style-name="ce18" office:value-type="string" calcext:value-type="string" table:number-columns-spanned="6" table:number-rows-spanned="1">
            <text:p>OLS</text:p>
          </table:table-cell>
          <table:covered-table-cell table:number-columns-repeated="5" table:style-name="ce18"/>
          <table:table-cell table:style-name="ce18" office:value-type="string" calcext:value-type="string" table:number-columns-spanned="6" table:number-rows-spanned="1">
            <text:p>RF</text:p>
          </table:table-cell>
          <table:covered-table-cell table:number-columns-repeated="5"/>
          <table:table-cell table:number-columns-repeated="2"/>
          <table:table-cell table:style-name="ce18" office:value-type="string" calcext:value-type="string" table:number-columns-spanned="6" table:number-rows-spanned="1">
            <text:p>OLS</text:p>
          </table:table-cell>
          <table:covered-table-cell table:number-columns-repeated="5" table:style-name="ce18"/>
          <table:table-cell table:style-name="ce18" office:value-type="string" calcext:value-type="string" table:number-columns-spanned="6" table:number-rows-spanned="1">
            <text:p>RF</text:p>
          </table:table-cell>
          <table:covered-table-cell table:number-columns-repeated="5"/>
          <table:table-cell table:number-columns-repeated="997"/>
        </table:table-row>
        <table:table-row table:style-name="ro1">
          <table:table-cell/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AIC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OOB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style-name="ce18"/>
          <table:table-cell/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AIC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OOB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 table:number-columns-spanned="1" table:number-rows-spanned="4">
            <text:p>Bands</text:p>
          </table:table-cell>
          <table:table-cell office:value-type="string" calcext:value-type="string">
            <text:p>B2, B4, B6, B8A, B11, B12</text:p>
          </table:table-cell>
          <table:table-cell office:value-type="float" office:value="348.553249" calcext:value-type="float">
            <text:p>348.553</text:p>
          </table:table-cell>
          <table:table-cell office:value-type="float" office:value="0.252102569887791" calcext:value-type="float">
            <text:p>0.252</text:p>
          </table:table-cell>
          <table:table-cell office:value-type="float" office:value="0.702821388165244" calcext:value-type="float">
            <text:p>0.703</text:p>
          </table:table-cell>
          <table:table-cell office:value-type="float" office:value="0.876514223617236" calcext:value-type="float">
            <text:p>0.877</text:p>
          </table:table-cell>
          <table:table-cell office:value-type="float" office:value="0.843187454475651" calcext:value-type="float">
            <text:p>0.843</text:p>
          </table:table-cell>
          <table:table-cell office:value-type="string" calcext:value-type="string">
            <text:p>B3, B6, B8A</text:p>
          </table:table-cell>
          <table:table-cell office:value-type="float" office:value="0.26042" calcext:value-type="float">
            <text:p>0.260</text:p>
          </table:table-cell>
          <table:table-cell office:value-type="float" office:value="0.563593346454378" calcext:value-type="float">
            <text:p>0.564</text:p>
          </table:table-cell>
          <table:table-cell office:value-type="float" office:value="1.19334250247114" calcext:value-type="float">
            <text:p>1.193</text:p>
          </table:table-cell>
          <table:table-cell office:value-type="float" office:value="1.44831377500407" calcext:value-type="float">
            <text:p>1.448</text:p>
          </table:table-cell>
          <table:table-cell office:value-type="float" office:value="1.39324607898318" calcext:value-type="float">
            <text:p>1.393</text:p>
          </table:table-cell>
          <table:table-cell/>
          <table:table-cell table:style-name="ce22" office:value-type="string" calcext:value-type="string" table:number-columns-spanned="1" table:number-rows-spanned="4">
            <text:p>Bands</text:p>
          </table:table-cell>
          <table:table-cell office:value-type="string" calcext:value-type="string">
            <text:p>B2, B3, B4, B8A, B11, B12</text:p>
          </table:table-cell>
          <table:table-cell office:value-type="float" office:value="776.681489" calcext:value-type="float">
            <text:p>776.681</text:p>
          </table:table-cell>
          <table:table-cell office:value-type="float" office:value="4.78921319205184" calcext:value-type="float">
            <text:p>4.789</text:p>
          </table:table-cell>
          <table:table-cell office:value-type="float" office:value="5.10034811727048" calcext:value-type="float">
            <text:p>5.100</text:p>
          </table:table-cell>
          <table:table-cell office:value-type="float" office:value="5.86862955446288" calcext:value-type="float">
            <text:p>5.869</text:p>
          </table:table-cell>
          <table:table-cell office:value-type="float" office:value="1.38491176308832" calcext:value-type="float">
            <text:p>1.385</text:p>
          </table:table-cell>
          <table:table-cell office:value-type="string" calcext:value-type="string">
            <text:p>B3, B5, B6, B7, B11, B12</text:p>
          </table:table-cell>
          <table:table-cell office:value-type="float" office:value="0.185845" calcext:value-type="float">
            <text:p>0.186</text:p>
          </table:table-cell>
          <table:table-cell office:value-type="float" office:value="2.14741445287569" calcext:value-type="float">
            <text:p>2.147</text:p>
          </table:table-cell>
          <table:table-cell office:value-type="float" office:value="3.80003763749189" calcext:value-type="float">
            <text:p>3.800</text:p>
          </table:table-cell>
          <table:table-cell office:value-type="float" office:value="4.65933439765178" calcext:value-type="float">
            <text:p>4.659</text:p>
          </table:table-cell>
          <table:table-cell office:value-type="float" office:value="1.09953558247051" calcext:value-type="float">
            <text:p>1.100</text:p>
          </table:table-cell>
          <table:table-cell table:number-columns-repeated="997"/>
        </table:table-row>
        <table:table-row table:style-name="ro1">
          <table:covered-table-cell/>
          <table:table-cell office:value-type="string" calcext:value-type="string">
            <text:p>B2, B4, B6, B7, B8A, B11, B12</text:p>
          </table:table-cell>
          <table:table-cell office:value-type="float" office:value="350.413204" calcext:value-type="float">
            <text:p>350.413</text:p>
          </table:table-cell>
          <table:table-cell table:number-columns-repeated="4"/>
          <table:table-cell office:value-type="string" calcext:value-type="string">
            <text:p>B3, B6, B8A, B11, B12</text:p>
          </table:table-cell>
          <table:table-cell office:value-type="float" office:value="0.25466" calcext:value-type="float">
            <text:p>0.255</text:p>
          </table:table-cell>
          <table:table-cell table:number-columns-repeated="5"/>
          <table:covered-table-cell/>
          <table:table-cell office:value-type="string" calcext:value-type="string">
            <text:p>B2, B3, B4, B7, B11, B12</text:p>
          </table:table-cell>
          <table:table-cell office:value-type="float" office:value="776.870004" calcext:value-type="float">
            <text:p>776.870</text:p>
          </table:table-cell>
          <table:table-cell table:number-columns-repeated="4"/>
          <table:table-cell office:value-type="string" calcext:value-type="string">
            <text:p>B3, B5, B6, B7, B8A, B11, B12</text:p>
          </table:table-cell>
          <table:table-cell office:value-type="float" office:value="0.180202" calcext:value-type="float">
            <text:p>0.180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B2, B3, B4, B6, B8A, B11, B12</text:p>
          </table:table-cell>
          <table:table-cell office:value-type="float" office:value="350.488736" calcext:value-type="float">
            <text:p>350.489</text:p>
          </table:table-cell>
          <table:table-cell table:number-columns-repeated="4"/>
          <table:table-cell office:value-type="string" calcext:value-type="string">
            <text:p>B2, B6, B8A, B11, B12</text:p>
          </table:table-cell>
          <table:table-cell office:value-type="float" office:value="0.244811" calcext:value-type="float">
            <text:p>0.245</text:p>
          </table:table-cell>
          <table:table-cell table:number-columns-repeated="5"/>
          <table:covered-table-cell/>
          <table:table-cell office:value-type="string" calcext:value-type="string">
            <text:p>B2, B3, B4, B6, B8A, B11, B12</text:p>
          </table:table-cell>
          <table:table-cell office:value-type="float" office:value="777.842705" calcext:value-type="float">
            <text:p>777.843</text:p>
          </table:table-cell>
          <table:table-cell table:number-columns-repeated="4"/>
          <table:table-cell office:value-type="string" calcext:value-type="string">
            <text:p>B5, B7, B11</text:p>
          </table:table-cell>
          <table:table-cell office:value-type="float" office:value="0.173073" calcext:value-type="float">
            <text:p>0.173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B2, B4, B5, B6, B8A, B11, B12</text:p>
          </table:table-cell>
          <table:table-cell office:value-type="float" office:value="350.510463" calcext:value-type="float">
            <text:p>350.510</text:p>
          </table:table-cell>
          <table:table-cell table:number-columns-repeated="4"/>
          <table:table-cell office:value-type="string" calcext:value-type="string">
            <text:p>B2, B3, B6, B8A, B11, B12</text:p>
          </table:table-cell>
          <table:table-cell office:value-type="float" office:value="0.24061" calcext:value-type="float">
            <text:p>0.241</text:p>
          </table:table-cell>
          <table:table-cell table:number-columns-repeated="5"/>
          <table:covered-table-cell/>
          <table:table-cell office:value-type="string" calcext:value-type="string">
            <text:p>B2, B3, B4, B6, B7, B11, B12</text:p>
          </table:table-cell>
          <table:table-cell office:value-type="float" office:value="778.243331" calcext:value-type="float">
            <text:p>778.243</text:p>
          </table:table-cell>
          <table:table-cell table:number-columns-repeated="4"/>
          <table:table-cell office:value-type="string" calcext:value-type="string">
            <text:p>B5, B7, B8A, B11, B12</text:p>
          </table:table-cell>
          <table:table-cell office:value-type="float" office:value="0.172511" calcext:value-type="float">
            <text:p>0.173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 table:number-columns-spanned="1" table:number-rows-spanned="4">
            <text:p>Main VIS</text:p>
          </table:table-cell>
          <table:table-cell office:value-type="string" calcext:value-type="string">
            <text:p>S2REP</text:p>
          </table:table-cell>
          <table:table-cell office:value-type="float" office:value="371.580396" calcext:value-type="float">
            <text:p>371.580</text:p>
          </table:table-cell>
          <table:table-cell office:value-type="float" office:value="-0.419580138281741" calcext:value-type="float">
            <text:p>-0.420</text:p>
          </table:table-cell>
          <table:table-cell office:value-type="float" office:value="0.770676679937911" calcext:value-type="float">
            <text:p>0.771</text:p>
          </table:table-cell>
          <table:table-cell office:value-type="float" office:value="0.974036467540084" calcext:value-type="float">
            <text:p>0.974</text:p>
          </table:table-cell>
          <table:table-cell office:value-type="float" office:value="0.937001713722593" calcext:value-type="float">
            <text:p>0.937</text:p>
          </table:table-cell>
          <table:table-cell office:value-type="string" calcext:value-type="string">
            <text:p>S2REP</text:p>
          </table:table-cell>
          <table:table-cell office:value-type="float" office:value="0.050539" calcext:value-type="float">
            <text:p>0.051</text:p>
          </table:table-cell>
          <table:table-cell office:value-type="float" office:value="-0.394073592194865" calcext:value-type="float">
            <text:p>-0.394</text:p>
          </table:table-cell>
          <table:table-cell office:value-type="float" office:value="0.933816455211081" calcext:value-type="float">
            <text:p>0.934</text:p>
          </table:table-cell>
          <table:table-cell office:value-type="float" office:value="1.13815915596094" calcext:value-type="float">
            <text:p>1.138</text:p>
          </table:table-cell>
          <table:table-cell office:value-type="float" office:value="1.09488413952075" calcext:value-type="float">
            <text:p>1.095</text:p>
          </table:table-cell>
          <table:table-cell/>
          <table:table-cell table:style-name="ce22" office:value-type="string" calcext:value-type="string" table:number-columns-spanned="1" table:number-rows-spanned="4">
            <text:p>Main VIS</text:p>
          </table:table-cell>
          <table:table-cell office:value-type="string" calcext:value-type="string">
            <text:p>S2REP</text:p>
          </table:table-cell>
          <table:table-cell office:value-type="float" office:value="806.816477" calcext:value-type="float">
            <text:p>806.816</text:p>
          </table:table-cell>
          <table:table-cell office:value-type="float" office:value="-0.817832226018324" calcext:value-type="float">
            <text:p>-0.818</text:p>
          </table:table-cell>
          <table:table-cell office:value-type="float" office:value="2.88782487632639" calcext:value-type="float">
            <text:p>2.888</text:p>
          </table:table-cell>
          <table:table-cell office:value-type="float" office:value="3.60472436848644" calcext:value-type="float">
            <text:p>3.605</text:p>
          </table:table-cell>
          <table:table-cell office:value-type="float" office:value="0.850662856511634" calcext:value-type="float">
            <text:p>0.851</text:p>
          </table:table-cell>
          <table:table-cell office:value-type="string" calcext:value-type="string">
            <text:p>S2REP</text:p>
          </table:table-cell>
          <table:table-cell office:value-type="float" office:value="-0.192129" calcext:value-type="float">
            <text:p>-0.192</text:p>
          </table:table-cell>
          <table:table-cell office:value-type="float" office:value="-1.06571856800378" calcext:value-type="float">
            <text:p>-1.066</text:p>
          </table:table-cell>
          <table:table-cell office:value-type="float" office:value="3.10277885123081" calcext:value-type="float">
            <text:p>3.103</text:p>
          </table:table-cell>
          <table:table-cell office:value-type="float" office:value="3.96453438655865" calcext:value-type="float">
            <text:p>3.965</text:p>
          </table:table-cell>
          <table:table-cell office:value-type="float" office:value="0.935572820904647" calcext:value-type="float">
            <text:p>0.936</text:p>
          </table:table-cell>
          <table:table-cell table:number-columns-repeated="997"/>
        </table:table-row>
        <table:table-row table:style-name="ro1">
          <table:covered-table-cell/>
          <table:table-cell office:value-type="string" calcext:value-type="string">
            <text:p>IRECI</text:p>
          </table:table-cell>
          <table:table-cell office:value-type="float" office:value="404.241396" calcext:value-type="float">
            <text:p>404.241</text:p>
          </table:table-cell>
          <table:table-cell table:number-columns-repeated="4"/>
          <table:table-cell office:value-type="string" calcext:value-type="string">
            <text:p>IRECI</text:p>
          </table:table-cell>
          <table:table-cell office:value-type="float" office:value="-0.283476" calcext:value-type="float">
            <text:p>-0.283</text:p>
          </table:table-cell>
          <table:table-cell table:number-columns-repeated="5"/>
          <table:covered-table-cell/>
          <table:table-cell office:value-type="string" calcext:value-type="string">
            <text:p>IRECI</text:p>
          </table:table-cell>
          <table:table-cell office:value-type="float" office:value="834.850257" calcext:value-type="float">
            <text:p>834.850</text:p>
          </table:table-cell>
          <table:table-cell table:number-columns-repeated="4"/>
          <table:table-cell office:value-type="string" calcext:value-type="string">
            <text:p>IRECI</text:p>
          </table:table-cell>
          <table:table-cell office:value-type="float" office:value="-0.30053" calcext:value-type="float">
            <text:p>-0.301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SAVI</text:p>
          </table:table-cell>
          <table:table-cell office:value-type="float" office:value="410.243975" calcext:value-type="float">
            <text:p>410.244</text:p>
          </table:table-cell>
          <table:table-cell table:number-columns-repeated="4"/>
          <table:table-cell office:value-type="string" calcext:value-type="string">
            <text:p>EVI</text:p>
          </table:table-cell>
          <table:table-cell office:value-type="float" office:value="-0.358459" calcext:value-type="float">
            <text:p>-0.358</text:p>
          </table:table-cell>
          <table:table-cell table:number-columns-repeated="5"/>
          <table:covered-table-cell/>
          <table:table-cell office:value-type="string" calcext:value-type="string">
            <text:p>SAVI</text:p>
          </table:table-cell>
          <table:table-cell office:value-type="float" office:value="837.694414" calcext:value-type="float">
            <text:p>837.694</text:p>
          </table:table-cell>
          <table:table-cell table:number-columns-repeated="4"/>
          <table:table-cell office:value-type="string" calcext:value-type="string">
            <text:p>EVI</text:p>
          </table:table-cell>
          <table:table-cell office:value-type="float" office:value="-0.380989" calcext:value-type="float">
            <text:p>-0.381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EVI</text:p>
          </table:table-cell>
          <table:table-cell office:value-type="float" office:value="413.153692" calcext:value-type="float">
            <text:p>413.154</text:p>
          </table:table-cell>
          <table:table-cell table:number-columns-repeated="4"/>
          <table:table-cell office:value-type="string" calcext:value-type="string">
            <text:p>SAVI</text:p>
          </table:table-cell>
          <table:table-cell office:value-type="float" office:value="-0.554986" calcext:value-type="float">
            <text:p>-0.555</text:p>
          </table:table-cell>
          <table:table-cell table:number-columns-repeated="5"/>
          <table:covered-table-cell/>
          <table:table-cell office:value-type="string" calcext:value-type="string">
            <text:p>EVI</text:p>
          </table:table-cell>
          <table:table-cell office:value-type="float" office:value="840.046416" calcext:value-type="float">
            <text:p>840.046</text:p>
          </table:table-cell>
          <table:table-cell table:number-columns-repeated="4"/>
          <table:table-cell office:value-type="string" calcext:value-type="string">
            <text:p>SAVI</text:p>
          </table:table-cell>
          <table:table-cell office:value-type="float" office:value="-0.594067" calcext:value-type="float">
            <text:p>-0.59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 table:number-columns-spanned="1" table:number-rows-spanned="4">
            <text:p>ND/SR VIS</text:p>
          </table:table-cell>
          <table:table-cell office:value-type="string" calcext:value-type="string">
            <text:p>ND58A</text:p>
          </table:table-cell>
          <table:table-cell office:value-type="float" office:value="363.523306" calcext:value-type="float">
            <text:p>363.523</text:p>
          </table:table-cell>
          <table:table-cell office:value-type="float" office:value="-0.736452401144219" calcext:value-type="float">
            <text:p>-0.736</text:p>
          </table:table-cell>
          <table:table-cell office:value-type="float" office:value="0.924871078871067" calcext:value-type="float">
            <text:p>0.925</text:p>
          </table:table-cell>
          <table:table-cell office:value-type="float" office:value="1.13842490640668" calcext:value-type="float">
            <text:p>1.138</text:p>
          </table:table-cell>
          <table:table-cell office:value-type="float" office:value="1.09513978561962" calcext:value-type="float">
            <text:p>1.095</text:p>
          </table:table-cell>
          <table:table-cell office:value-type="string" calcext:value-type="string">
            <text:p>SR57</text:p>
          </table:table-cell>
          <table:table-cell office:value-type="float" office:value="-0.032481" calcext:value-type="float">
            <text:p>-0.032</text:p>
          </table:table-cell>
          <table:table-cell office:value-type="float" office:value="-0.774875578763298" calcext:value-type="float">
            <text:p>-0.775</text:p>
          </table:table-cell>
          <table:table-cell office:value-type="float" office:value="1.03165122069714" calcext:value-type="float">
            <text:p>1.032</text:p>
          </table:table-cell>
          <table:table-cell office:value-type="float" office:value="1.2941862607135" calcext:value-type="float">
            <text:p>1.294</text:p>
          </table:table-cell>
          <table:table-cell office:value-type="float" office:value="1.24497879142793" calcext:value-type="float">
            <text:p>1.245</text:p>
          </table:table-cell>
          <table:table-cell/>
          <table:table-cell table:style-name="ce22" office:value-type="string" calcext:value-type="string" table:number-columns-spanned="1" table:number-rows-spanned="4">
            <text:p>ND/SR VIS</text:p>
          </table:table-cell>
          <table:table-cell office:value-type="string" calcext:value-type="string">
            <text:p>SR58A</text:p>
          </table:table-cell>
          <table:table-cell office:value-type="float" office:value="807.960112" calcext:value-type="float">
            <text:p>807.960</text:p>
          </table:table-cell>
          <table:table-cell office:value-type="float" office:value="-2.26469332266499" calcext:value-type="float">
            <text:p>-2.265</text:p>
          </table:table-cell>
          <table:table-cell office:value-type="float" office:value="3.092362258589" calcext:value-type="float">
            <text:p>3.092</text:p>
          </table:table-cell>
          <table:table-cell office:value-type="float" office:value="3.97118845641038" calcext:value-type="float">
            <text:p>3.971</text:p>
          </table:table-cell>
          <table:table-cell office:value-type="float" office:value="0.937143085226929" calcext:value-type="float">
            <text:p>0.937</text:p>
          </table:table-cell>
          <table:table-cell office:value-type="string" calcext:value-type="string">
            <text:p>SR58A</text:p>
          </table:table-cell>
          <table:table-cell office:value-type="float" office:value="-0.047597" calcext:value-type="float">
            <text:p>-0.048</text:p>
          </table:table-cell>
          <table:table-cell office:value-type="float" office:value="-2.38755000803242" calcext:value-type="float">
            <text:p>-2.388</text:p>
          </table:table-cell>
          <table:table-cell office:value-type="float" office:value="3.28324472051351" calcext:value-type="float">
            <text:p>3.283</text:p>
          </table:table-cell>
          <table:table-cell office:value-type="float" office:value="4.16233760620164" calcext:value-type="float">
            <text:p>4.162</text:p>
          </table:table-cell>
          <table:table-cell office:value-type="float" office:value="0.982251522144529" calcext:value-type="float">
            <text:p>0.982</text:p>
          </table:table-cell>
          <table:table-cell table:number-columns-repeated="997"/>
        </table:table-row>
        <table:table-row table:style-name="ro1">
          <table:covered-table-cell table:style-name="ce22"/>
          <table:table-cell office:value-type="string" calcext:value-type="string">
            <text:p>SR58A</text:p>
          </table:table-cell>
          <table:table-cell office:value-type="float" office:value="363.67097" calcext:value-type="float">
            <text:p>363.671</text:p>
          </table:table-cell>
          <table:table-cell table:number-columns-repeated="4"/>
          <table:table-cell office:value-type="string" calcext:value-type="string">
            <text:p>ND57</text:p>
          </table:table-cell>
          <table:table-cell office:value-type="float" office:value="-0.032481" calcext:value-type="float">
            <text:p>-0.032</text:p>
          </table:table-cell>
          <table:table-cell table:number-columns-repeated="5"/>
          <table:covered-table-cell table:style-name="ce22"/>
          <table:table-cell office:value-type="string" calcext:value-type="string">
            <text:p>ND58A</text:p>
          </table:table-cell>
          <table:table-cell office:value-type="float" office:value="808.178423" calcext:value-type="float">
            <text:p>808.178</text:p>
          </table:table-cell>
          <table:table-cell table:number-columns-repeated="4"/>
          <table:table-cell office:value-type="string" calcext:value-type="string">
            <text:p>ND58A</text:p>
          </table:table-cell>
          <table:table-cell office:value-type="float" office:value="-0.047597" calcext:value-type="float">
            <text:p>-0.048</text:p>
          </table:table-cell>
          <table:table-cell table:number-columns-repeated="1001"/>
        </table:table-row>
        <table:table-row table:style-name="ro1">
          <table:covered-table-cell table:style-name="ce22"/>
          <table:table-cell office:value-type="string" calcext:value-type="string">
            <text:p>ND57</text:p>
          </table:table-cell>
          <table:table-cell office:value-type="float" office:value="373.558299" calcext:value-type="float">
            <text:p>373.558</text:p>
          </table:table-cell>
          <table:table-cell table:number-columns-repeated="4"/>
          <table:table-cell office:value-type="string" calcext:value-type="string">
            <text:p>SR8A12</text:p>
          </table:table-cell>
          <table:table-cell office:value-type="float" office:value="-0.039708" calcext:value-type="float">
            <text:p>-0.040</text:p>
          </table:table-cell>
          <table:table-cell table:number-columns-repeated="5"/>
          <table:covered-table-cell table:style-name="ce22"/>
          <table:table-cell office:value-type="string" calcext:value-type="string">
            <text:p>SR57</text:p>
          </table:table-cell>
          <table:table-cell office:value-type="float" office:value="811.354081" calcext:value-type="float">
            <text:p>811.354</text:p>
          </table:table-cell>
          <table:table-cell table:number-columns-repeated="4"/>
          <table:table-cell office:value-type="string" calcext:value-type="string">
            <text:p>SR57</text:p>
          </table:table-cell>
          <table:table-cell office:value-type="float" office:value="-0.091484" calcext:value-type="float">
            <text:p>-0.091</text:p>
          </table:table-cell>
          <table:table-cell table:number-columns-repeated="1001"/>
        </table:table-row>
        <table:table-row table:style-name="ro1">
          <table:covered-table-cell table:style-name="ce22"/>
          <table:table-cell office:value-type="string" calcext:value-type="string">
            <text:p>SR57</text:p>
          </table:table-cell>
          <table:table-cell office:value-type="float" office:value="373.73206" calcext:value-type="float">
            <text:p>373.732</text:p>
          </table:table-cell>
          <table:table-cell table:number-columns-repeated="4"/>
          <table:table-cell office:value-type="string" calcext:value-type="string">
            <text:p>SR58A</text:p>
          </table:table-cell>
          <table:table-cell office:value-type="float" office:value="-0.039808" calcext:value-type="float">
            <text:p>-0.040</text:p>
          </table:table-cell>
          <table:table-cell table:number-columns-repeated="5"/>
          <table:covered-table-cell table:style-name="ce22"/>
          <table:table-cell office:value-type="string" calcext:value-type="string">
            <text:p>ND57</text:p>
          </table:table-cell>
          <table:table-cell office:value-type="float" office:value="811.524979" calcext:value-type="float">
            <text:p>811.525</text:p>
          </table:table-cell>
          <table:table-cell table:number-columns-repeated="4"/>
          <table:table-cell office:value-type="string" calcext:value-type="string">
            <text:p>ND57</text:p>
          </table:table-cell>
          <table:table-cell office:value-type="float" office:value="-0.091484" calcext:value-type="float">
            <text:p>-0.091</text:p>
          </table:table-cell>
          <table:table-cell table:number-columns-repeated="100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l spatial and temporal" table:style-name="ta1">
        <table:table-column table:style-name="co3" table:default-cell-style-name="ce18"/>
        <table:table-column table:style-name="co9" table:default-cell-style-name="ce19"/>
        <table:table-column table:style-name="co10" table:default-cell-style-name="ce19"/>
        <table:table-column table:style-name="co3" table:number-columns-repeated="11" table:default-cell-style-name="ce19"/>
        <table:table-column table:style-name="co3" table:default-cell-style-name="ce18"/>
        <table:table-column table:style-name="co3" table:number-columns-repeated="1009" table:default-cell-style-name="ce19"/>
        <table:table-row table:style-name="ro1">
          <table:table-cell/>
          <table:table-cell table:style-name="ce18" table:number-columns-repeated="7"/>
          <table:table-cell table:number-columns-repeated="7"/>
          <table:table-cell table:style-name="ce18" table:number-columns-repeated="7"/>
          <table:table-cell table:number-columns-repeated="1002"/>
        </table:table-row>
        <table:table-row table:style-name="ro1">
          <table:table-cell/>
          <table:table-cell table:style-name="ce18" office:value-type="string" calcext:value-type="string" table:number-columns-spanned="12" table:number-rows-spanned="1">
            <text:p>Lhmean</text:p>
          </table:table-cell>
          <table:covered-table-cell table:number-columns-repeated="6" table:style-name="ce18"/>
          <table:covered-table-cell table:number-columns-repeated="5"/>
          <table:table-cell table:number-columns-repeated="2"/>
          <table:table-cell table:style-name="ce18" office:value-type="string" calcext:value-type="string" table:number-columns-spanned="12" table:number-rows-spanned="1">
            <text:p>Lhmedian</text:p>
          </table:table-cell>
          <table:covered-table-cell table:number-columns-repeated="6" table:style-name="ce18"/>
          <table:covered-table-cell table:number-columns-repeated="5"/>
          <table:table-cell table:number-columns-repeated="997"/>
        </table:table-row>
        <table:table-row table:style-name="ro1">
          <table:table-cell/>
          <table:table-cell table:style-name="ce18" office:value-type="string" calcext:value-type="string" table:number-columns-spanned="6" table:number-rows-spanned="1">
            <text:p>OLS</text:p>
          </table:table-cell>
          <table:covered-table-cell table:number-columns-repeated="5" table:style-name="ce18"/>
          <table:table-cell table:style-name="ce18" office:value-type="string" calcext:value-type="string" table:number-columns-spanned="6" table:number-rows-spanned="1">
            <text:p>RF</text:p>
          </table:table-cell>
          <table:covered-table-cell table:number-columns-repeated="5"/>
          <table:table-cell table:number-columns-repeated="2"/>
          <table:table-cell table:style-name="ce18" office:value-type="string" calcext:value-type="string" table:number-columns-spanned="6" table:number-rows-spanned="1">
            <text:p>OLS</text:p>
          </table:table-cell>
          <table:covered-table-cell table:number-columns-repeated="5" table:style-name="ce18"/>
          <table:table-cell table:style-name="ce18" office:value-type="string" calcext:value-type="string" table:number-columns-spanned="6" table:number-rows-spanned="1">
            <text:p>RF</text:p>
          </table:table-cell>
          <table:covered-table-cell table:number-columns-repeated="5"/>
          <table:table-cell table:number-columns-repeated="997"/>
        </table:table-row>
        <table:table-row table:style-name="ro1">
          <table:table-cell/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AIC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OOB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style-name="ce18"/>
          <table:table-cell/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AIC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OOB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 table:number-columns-spanned="1" table:number-rows-spanned="4">
            <text:p>Bands</text:p>
          </table:table-cell>
          <table:table-cell office:value-type="string" calcext:value-type="string">
            <text:p>B4, B5, B6, B12</text:p>
          </table:table-cell>
          <table:table-cell office:value-type="float" office:value="543.658014" calcext:value-type="float">
            <text:p>543.658</text:p>
          </table:table-cell>
          <table:table-cell office:value-type="float" office:value="1.01978457363152" calcext:value-type="float">
            <text:p>1.020</text:p>
          </table:table-cell>
          <table:table-cell office:value-type="float" office:value="1.79962688893404" calcext:value-type="float">
            <text:p>1.800</text:p>
          </table:table-cell>
          <table:table-cell office:value-type="float" office:value="2.10212453318715" calcext:value-type="float">
            <text:p>2.102</text:p>
          </table:table-cell>
          <table:table-cell office:value-type="float" office:value="0.772304679235275" calcext:value-type="float">
            <text:p>0.772</text:p>
          </table:table-cell>
          <table:table-cell office:value-type="string" calcext:value-type="string">
            <text:p>B4, B5, B6, B8A, B12</text:p>
          </table:table-cell>
          <table:table-cell office:value-type="float" office:value="0.61799" calcext:value-type="float">
            <text:p>0.618</text:p>
          </table:table-cell>
          <table:table-cell office:value-type="float" office:value="-0.0711080436297834" calcext:value-type="float">
            <text:p>-0.071</text:p>
          </table:table-cell>
          <table:table-cell office:value-type="float" office:value="1.75127679061064" calcext:value-type="float">
            <text:p>1.751</text:p>
          </table:table-cell>
          <table:table-cell office:value-type="float" office:value="2.26752405503194" calcext:value-type="float">
            <text:p>2.268</text:p>
          </table:table-cell>
          <table:table-cell office:value-type="float" office:value="0.833071214541504" calcext:value-type="float">
            <text:p>0.833</text:p>
          </table:table-cell>
          <table:table-cell/>
          <table:table-cell table:style-name="ce22" office:value-type="string" calcext:value-type="string" table:number-columns-spanned="1" table:number-rows-spanned="4">
            <text:p>Bands</text:p>
          </table:table-cell>
          <table:table-cell office:value-type="string" calcext:value-type="string">
            <text:p>B4, B5, B6, B12</text:p>
          </table:table-cell>
          <table:table-cell office:value-type="float" office:value="558.326506" calcext:value-type="float">
            <text:p>558.327</text:p>
          </table:table-cell>
          <table:table-cell office:value-type="float" office:value="1.34320438891721" calcext:value-type="float">
            <text:p>1.343</text:p>
          </table:table-cell>
          <table:table-cell office:value-type="float" office:value="2.11821297701239" calcext:value-type="float">
            <text:p>2.118</text:p>
          </table:table-cell>
          <table:table-cell office:value-type="float" office:value="2.42826708640099" calcext:value-type="float">
            <text:p>2.428</text:p>
          </table:table-cell>
          <table:table-cell office:value-type="float" office:value="0.809260485039911" calcext:value-type="float">
            <text:p>0.809</text:p>
          </table:table-cell>
          <table:table-cell office:value-type="string" calcext:value-type="string">
            <text:p>B5, B6, B12</text:p>
          </table:table-cell>
          <table:table-cell office:value-type="float" office:value="0.634586" calcext:value-type="float">
            <text:p>0.635</text:p>
          </table:table-cell>
          <table:table-cell office:value-type="float" office:value="0.701515502857018" calcext:value-type="float">
            <text:p>0.702</text:p>
          </table:table-cell>
          <table:table-cell office:value-type="float" office:value="2.05703898929064" calcext:value-type="float">
            <text:p>2.057</text:p>
          </table:table-cell>
          <table:table-cell office:value-type="float" office:value="2.51663805522855" calcext:value-type="float">
            <text:p>2.517</text:p>
          </table:table-cell>
          <table:table-cell office:value-type="float" office:value="0.838711583519702" calcext:value-type="float">
            <text:p>0.839</text:p>
          </table:table-cell>
          <table:table-cell table:number-columns-repeated="997"/>
        </table:table-row>
        <table:table-row table:style-name="ro1">
          <table:covered-table-cell/>
          <table:table-cell office:value-type="string" calcext:value-type="string">
            <text:p>B3, B4, B5, B6, B12</text:p>
          </table:table-cell>
          <table:table-cell office:value-type="float" office:value="544.666483" calcext:value-type="float">
            <text:p>544.666</text:p>
          </table:table-cell>
          <table:table-cell table:number-columns-repeated="4"/>
          <table:table-cell office:value-type="string" calcext:value-type="string">
            <text:p>B5, B6, B7, B8A, B12</text:p>
          </table:table-cell>
          <table:table-cell office:value-type="float" office:value="0.617379" calcext:value-type="float">
            <text:p>0.617</text:p>
          </table:table-cell>
          <table:table-cell table:number-columns-repeated="5"/>
          <table:covered-table-cell/>
          <table:table-cell office:value-type="string" calcext:value-type="string">
            <text:p>B4, B5, B6, B11, B12</text:p>
          </table:table-cell>
          <table:table-cell office:value-type="float" office:value="559.65276" calcext:value-type="float">
            <text:p>559.653</text:p>
          </table:table-cell>
          <table:table-cell table:number-columns-repeated="4"/>
          <table:table-cell office:value-type="string" calcext:value-type="string">
            <text:p>B5, B7, B8A, B12</text:p>
          </table:table-cell>
          <table:table-cell office:value-type="float" office:value="0.632684" calcext:value-type="float">
            <text:p>0.633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B4, B5, B6, B11, B12</text:p>
          </table:table-cell>
          <table:table-cell office:value-type="float" office:value="544.78549" calcext:value-type="float">
            <text:p>544.785</text:p>
          </table:table-cell>
          <table:table-cell table:number-columns-repeated="4"/>
          <table:table-cell office:value-type="string" calcext:value-type="string">
            <text:p>B5, B7, B8A, B12</text:p>
          </table:table-cell>
          <table:table-cell office:value-type="float" office:value="0.615379" calcext:value-type="float">
            <text:p>0.615</text:p>
          </table:table-cell>
          <table:table-cell table:number-columns-repeated="5"/>
          <table:covered-table-cell/>
          <table:table-cell office:value-type="string" calcext:value-type="string">
            <text:p>B2, B4, B5, B6, B12</text:p>
          </table:table-cell>
          <table:table-cell office:value-type="float" office:value="559.653096" calcext:value-type="float">
            <text:p>559.653</text:p>
          </table:table-cell>
          <table:table-cell table:number-columns-repeated="4"/>
          <table:table-cell office:value-type="string" calcext:value-type="string">
            <text:p>B5, B6, B7, B12</text:p>
          </table:table-cell>
          <table:table-cell office:value-type="float" office:value="0.632327" calcext:value-type="float">
            <text:p>0.632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B2, B4, B5, B6, B12</text:p>
          </table:table-cell>
          <table:table-cell office:value-type="float" office:value="544.983104" calcext:value-type="float">
            <text:p>544.983</text:p>
          </table:table-cell>
          <table:table-cell table:number-columns-repeated="4"/>
          <table:table-cell office:value-type="string" calcext:value-type="string">
            <text:p>B5, B6, B7, B11, B12</text:p>
          </table:table-cell>
          <table:table-cell office:value-type="float" office:value="0.612787" calcext:value-type="float">
            <text:p>0.613</text:p>
          </table:table-cell>
          <table:table-cell table:number-columns-repeated="5"/>
          <table:covered-table-cell/>
          <table:table-cell office:value-type="string" calcext:value-type="string">
            <text:p>B3, B4, B5, B6, B12</text:p>
          </table:table-cell>
          <table:table-cell office:value-type="float" office:value="559.994267" calcext:value-type="float">
            <text:p>559.994</text:p>
          </table:table-cell>
          <table:table-cell table:number-columns-repeated="4"/>
          <table:table-cell office:value-type="string" calcext:value-type="string">
            <text:p>B2, B5, B6, B7, B12</text:p>
          </table:table-cell>
          <table:table-cell office:value-type="float" office:value="0.626201" calcext:value-type="float">
            <text:p>0.626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 table:number-columns-spanned="1" table:number-rows-spanned="4">
            <text:p>Main VIS</text:p>
          </table:table-cell>
          <table:table-cell office:value-type="string" calcext:value-type="string">
            <text:p>S2REP</text:p>
          </table:table-cell>
          <table:table-cell office:value-type="float" office:value="613.594974" calcext:value-type="float">
            <text:p>613.595</text:p>
          </table:table-cell>
          <table:table-cell office:value-type="float" office:value="-0.038562640916857" calcext:value-type="float">
            <text:p>-0.039</text:p>
          </table:table-cell>
          <table:table-cell office:value-type="float" office:value="2.10135757718292" calcext:value-type="float">
            <text:p>2.101</text:p>
          </table:table-cell>
          <table:table-cell office:value-type="float" office:value="2.70718245937437" calcext:value-type="float">
            <text:p>2.707</text:p>
          </table:table-cell>
          <table:table-cell office:value-type="float" office:value="0.994598392203032" calcext:value-type="float">
            <text:p>0.995</text:p>
          </table:table-cell>
          <table:table-cell office:value-type="string" calcext:value-type="string">
            <text:p>S2REP</text:p>
          </table:table-cell>
          <table:table-cell office:value-type="float" office:value="0.189108" calcext:value-type="float">
            <text:p>0.189</text:p>
          </table:table-cell>
          <table:table-cell office:value-type="float" office:value="0.243006559152766" calcext:value-type="float">
            <text:p>0.243</text:p>
          </table:table-cell>
          <table:table-cell office:value-type="float" office:value="2.45990323619575" calcext:value-type="float">
            <text:p>2.460</text:p>
          </table:table-cell>
          <table:table-cell office:value-type="float" office:value="3.0272341041805" calcext:value-type="float">
            <text:p>3.027</text:p>
          </table:table-cell>
          <table:table-cell office:value-type="float" office:value="1.11218294962502" calcext:value-type="float">
            <text:p>1.112</text:p>
          </table:table-cell>
          <table:table-cell/>
          <table:table-cell table:style-name="ce22" office:value-type="string" calcext:value-type="string" table:number-columns-spanned="1" table:number-rows-spanned="4">
            <text:p>Main VIS</text:p>
          </table:table-cell>
          <table:table-cell office:value-type="string" calcext:value-type="string">
            <text:p>S2REP</text:p>
          </table:table-cell>
          <table:table-cell office:value-type="float" office:value="629.991556" calcext:value-type="float">
            <text:p>629.992</text:p>
          </table:table-cell>
          <table:table-cell office:value-type="float" office:value="-0.00574472350224475" calcext:value-type="float">
            <text:p>-0.006</text:p>
          </table:table-cell>
          <table:table-cell office:value-type="float" office:value="2.33951848218803" calcext:value-type="float">
            <text:p>2.340</text:p>
          </table:table-cell>
          <table:table-cell office:value-type="float" office:value="2.97437155972136" calcext:value-type="float">
            <text:p>2.974</text:p>
          </table:table-cell>
          <table:table-cell office:value-type="float" office:value="0.99125890417457" calcext:value-type="float">
            <text:p>0.991</text:p>
          </table:table-cell>
          <table:table-cell office:value-type="string" calcext:value-type="string">
            <text:p>S2REP</text:p>
          </table:table-cell>
          <table:table-cell office:value-type="float" office:value="0.188736" calcext:value-type="float">
            <text:p>0.189</text:p>
          </table:table-cell>
          <table:table-cell office:value-type="float" office:value="0.254219717443398" calcext:value-type="float">
            <text:p>0.254</text:p>
          </table:table-cell>
          <table:table-cell office:value-type="float" office:value="2.70479849986766" calcext:value-type="float">
            <text:p>2.705</text:p>
          </table:table-cell>
          <table:table-cell office:value-type="float" office:value="3.26604293779277" calcext:value-type="float">
            <text:p>3.266</text:p>
          </table:table-cell>
          <table:table-cell office:value-type="float" office:value="1.08846325299279" calcext:value-type="float">
            <text:p>1.088</text:p>
          </table:table-cell>
          <table:table-cell table:number-columns-repeated="997"/>
        </table:table-row>
        <table:table-row table:style-name="ro1">
          <table:covered-table-cell/>
          <table:table-cell office:value-type="string" calcext:value-type="string">
            <text:p>SAVI</text:p>
          </table:table-cell>
          <table:table-cell office:value-type="float" office:value="658.354704" calcext:value-type="float">
            <text:p>658.355</text:p>
          </table:table-cell>
          <table:table-cell table:number-columns-repeated="4"/>
          <table:table-cell office:value-type="string" calcext:value-type="string">
            <text:p>IRECI</text:p>
          </table:table-cell>
          <table:table-cell office:value-type="float" office:value="-0.04712" calcext:value-type="float">
            <text:p>-0.047</text:p>
          </table:table-cell>
          <table:table-cell table:number-columns-repeated="5"/>
          <table:covered-table-cell/>
          <table:table-cell office:value-type="string" calcext:value-type="string">
            <text:p>SAVI</text:p>
          </table:table-cell>
          <table:table-cell office:value-type="float" office:value="676.24778" calcext:value-type="float">
            <text:p>676.248</text:p>
          </table:table-cell>
          <table:table-cell table:number-columns-repeated="4"/>
          <table:table-cell office:value-type="string" calcext:value-type="string">
            <text:p>IRECI</text:p>
          </table:table-cell>
          <table:table-cell office:value-type="float" office:value="-0.085318" calcext:value-type="float">
            <text:p>-0.085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EVI</text:p>
          </table:table-cell>
          <table:table-cell office:value-type="float" office:value="662.124752" calcext:value-type="float">
            <text:p>662.125</text:p>
          </table:table-cell>
          <table:table-cell table:number-columns-repeated="4"/>
          <table:table-cell office:value-type="string" calcext:value-type="string">
            <text:p>SAVI</text:p>
          </table:table-cell>
          <table:table-cell office:value-type="float" office:value="-0.190848" calcext:value-type="float">
            <text:p>-0.191</text:p>
          </table:table-cell>
          <table:table-cell table:number-columns-repeated="5"/>
          <table:covered-table-cell/>
          <table:table-cell office:value-type="string" calcext:value-type="string">
            <text:p>EVI</text:p>
          </table:table-cell>
          <table:table-cell office:value-type="float" office:value="680.041411" calcext:value-type="float">
            <text:p>680.041</text:p>
          </table:table-cell>
          <table:table-cell table:number-columns-repeated="4"/>
          <table:table-cell office:value-type="string" calcext:value-type="string">
            <text:p>SAVI</text:p>
          </table:table-cell>
          <table:table-cell office:value-type="float" office:value="-0.141508" calcext:value-type="float">
            <text:p>-0.142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IRECI</text:p>
          </table:table-cell>
          <table:table-cell office:value-type="float" office:value="672.215365" calcext:value-type="float">
            <text:p>672.215</text:p>
          </table:table-cell>
          <table:table-cell table:number-columns-repeated="4"/>
          <table:table-cell office:value-type="string" calcext:value-type="string">
            <text:p>EVI</text:p>
          </table:table-cell>
          <table:table-cell office:value-type="float" office:value="-0.252462" calcext:value-type="float">
            <text:p>-0.252</text:p>
          </table:table-cell>
          <table:table-cell table:number-columns-repeated="5"/>
          <table:covered-table-cell/>
          <table:table-cell office:value-type="string" calcext:value-type="string">
            <text:p>IRECI</text:p>
          </table:table-cell>
          <table:table-cell office:value-type="float" office:value="689.959394" calcext:value-type="float">
            <text:p>689.959</text:p>
          </table:table-cell>
          <table:table-cell table:number-columns-repeated="4"/>
          <table:table-cell office:value-type="string" calcext:value-type="string">
            <text:p>EVI</text:p>
          </table:table-cell>
          <table:table-cell office:value-type="float" office:value="-0.264825" calcext:value-type="float">
            <text:p>-0.265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 table:number-columns-spanned="1" table:number-rows-spanned="4">
            <text:p>ND/SR VIS</text:p>
          </table:table-cell>
          <table:table-cell office:value-type="string" calcext:value-type="string">
            <text:p>ND47</text:p>
          </table:table-cell>
          <table:table-cell office:value-type="float" office:value="584.851878" calcext:value-type="float">
            <text:p>584.852</text:p>
          </table:table-cell>
          <table:table-cell office:value-type="float" office:value="-2.38291264114463" calcext:value-type="float">
            <text:p>-2.383</text:p>
          </table:table-cell>
          <table:table-cell office:value-type="float" office:value="2.78443461136451" calcext:value-type="float">
            <text:p>2.784</text:p>
          </table:table-cell>
          <table:table-cell office:value-type="float" office:value="3.50389351559917" calcext:value-type="float">
            <text:p>3.504</text:p>
          </table:table-cell>
          <table:table-cell office:value-type="float" office:value="1.28730401787212" calcext:value-type="float">
            <text:p>1.287</text:p>
          </table:table-cell>
          <table:table-cell office:value-type="string" calcext:value-type="string">
            <text:p>SR411</text:p>
          </table:table-cell>
          <table:table-cell office:value-type="float" office:value="0.365926" calcext:value-type="float">
            <text:p>0.366</text:p>
          </table:table-cell>
          <table:table-cell office:value-type="float" office:value="-1.82895814739298" calcext:value-type="float">
            <text:p>-1.829</text:p>
          </table:table-cell>
          <table:table-cell office:value-type="float" office:value="2.89558029575468" calcext:value-type="float">
            <text:p>2.896</text:p>
          </table:table-cell>
          <table:table-cell office:value-type="float" office:value="3.68449838944552" calcext:value-type="float">
            <text:p>3.684</text:p>
          </table:table-cell>
          <table:table-cell office:value-type="float" office:value="1.35365688468004" calcext:value-type="float">
            <text:p>1.354</text:p>
          </table:table-cell>
          <table:table-cell/>
          <table:table-cell table:style-name="ce22" office:value-type="string" calcext:value-type="string" table:number-columns-spanned="1" table:number-rows-spanned="4">
            <text:p>ND/SR VIS</text:p>
          </table:table-cell>
          <table:table-cell office:value-type="string" calcext:value-type="string">
            <text:p>ND47</text:p>
          </table:table-cell>
          <table:table-cell office:value-type="float" office:value="602.574122" calcext:value-type="float">
            <text:p>602.574</text:p>
          </table:table-cell>
          <table:table-cell office:value-type="float" office:value="-2.45173785680258" calcext:value-type="float">
            <text:p>-2.452</text:p>
          </table:table-cell>
          <table:table-cell office:value-type="float" office:value="2.95242954176101" calcext:value-type="float">
            <text:p>2.952</text:p>
          </table:table-cell>
          <table:table-cell office:value-type="float" office:value="3.73173786944132" calcext:value-type="float">
            <text:p>3.732</text:p>
          </table:table-cell>
          <table:table-cell office:value-type="float" office:value="1.24366385196195" calcext:value-type="float">
            <text:p>1.244</text:p>
          </table:table-cell>
          <table:table-cell office:value-type="string" calcext:value-type="string">
            <text:p>SR411</text:p>
          </table:table-cell>
          <table:table-cell office:value-type="float" office:value="0.384519" calcext:value-type="float">
            <text:p>0.385</text:p>
          </table:table-cell>
          <table:table-cell office:value-type="float" office:value="-1.87229453240787" calcext:value-type="float">
            <text:p>-1.872</text:p>
          </table:table-cell>
          <table:table-cell office:value-type="float" office:value="3.09145335140532" calcext:value-type="float">
            <text:p>3.091</text:p>
          </table:table-cell>
          <table:table-cell office:value-type="float" office:value="3.94367543486927" calcext:value-type="float">
            <text:p>3.944</text:p>
          </table:table-cell>
          <table:table-cell office:value-type="float" office:value="1.31429557857758" calcext:value-type="float">
            <text:p>1.314</text:p>
          </table:table-cell>
          <table:table-cell table:number-columns-repeated="997"/>
        </table:table-row>
        <table:table-row table:style-name="ro1">
          <table:covered-table-cell table:style-name="ce22"/>
          <table:table-cell office:value-type="string" calcext:value-type="string">
            <text:p>SR47</text:p>
          </table:table-cell>
          <table:table-cell office:value-type="float" office:value="585.441238" calcext:value-type="float">
            <text:p>585.441</text:p>
          </table:table-cell>
          <table:table-cell table:number-columns-repeated="4"/>
          <table:table-cell office:value-type="string" calcext:value-type="string">
            <text:p>ND411</text:p>
          </table:table-cell>
          <table:table-cell office:value-type="float" office:value="0.365646" calcext:value-type="float">
            <text:p>0.366</text:p>
          </table:table-cell>
          <table:table-cell table:number-columns-repeated="5"/>
          <table:covered-table-cell table:style-name="ce22"/>
          <table:table-cell office:value-type="string" calcext:value-type="string">
            <text:p>ND411</text:p>
          </table:table-cell>
          <table:table-cell office:value-type="float" office:value="603.261991" calcext:value-type="float">
            <text:p>603.262</text:p>
          </table:table-cell>
          <table:table-cell table:number-columns-repeated="4"/>
          <table:table-cell office:value-type="string" calcext:value-type="string">
            <text:p>ND411</text:p>
          </table:table-cell>
          <table:table-cell office:value-type="float" office:value="0.384126" calcext:value-type="float">
            <text:p>0.384</text:p>
          </table:table-cell>
          <table:table-cell table:number-columns-repeated="1001"/>
        </table:table-row>
        <table:table-row table:style-name="ro1">
          <table:covered-table-cell table:style-name="ce22"/>
          <table:table-cell office:value-type="string" calcext:value-type="string">
            <text:p>ND411</text:p>
          </table:table-cell>
          <table:table-cell office:value-type="float" office:value="586.000794" calcext:value-type="float">
            <text:p>586.001</text:p>
          </table:table-cell>
          <table:table-cell table:number-columns-repeated="4"/>
          <table:table-cell office:value-type="string" calcext:value-type="string">
            <text:p>SR212</text:p>
          </table:table-cell>
          <table:table-cell office:value-type="float" office:value="0.363247" calcext:value-type="float">
            <text:p>0.363</text:p>
          </table:table-cell>
          <table:table-cell table:number-columns-repeated="5"/>
          <table:covered-table-cell table:style-name="ce22"/>
          <table:table-cell office:value-type="string" calcext:value-type="string">
            <text:p>SR47</text:p>
          </table:table-cell>
          <table:table-cell office:value-type="float" office:value="603.318427" calcext:value-type="float">
            <text:p>603.318</text:p>
          </table:table-cell>
          <table:table-cell table:number-columns-repeated="4"/>
          <table:table-cell office:value-type="string" calcext:value-type="string">
            <text:p>ND47</text:p>
          </table:table-cell>
          <table:table-cell office:value-type="float" office:value="0.338358" calcext:value-type="float">
            <text:p>0.338</text:p>
          </table:table-cell>
          <table:table-cell table:number-columns-repeated="1001"/>
        </table:table-row>
        <table:table-row table:style-name="ro1">
          <table:covered-table-cell table:style-name="ce22"/>
          <table:table-cell office:value-type="string" calcext:value-type="string">
            <text:p>SR411</text:p>
          </table:table-cell>
          <table:table-cell office:value-type="float" office:value="586.758747" calcext:value-type="float">
            <text:p>586.759</text:p>
          </table:table-cell>
          <table:table-cell table:number-columns-repeated="4"/>
          <table:table-cell office:value-type="string" calcext:value-type="string">
            <text:p>ND212</text:p>
          </table:table-cell>
          <table:table-cell office:value-type="float" office:value="0.363247" calcext:value-type="float">
            <text:p>0.363</text:p>
          </table:table-cell>
          <table:table-cell table:number-columns-repeated="5"/>
          <table:covered-table-cell table:style-name="ce22"/>
          <table:table-cell office:value-type="string" calcext:value-type="string">
            <text:p>SR411</text:p>
          </table:table-cell>
          <table:table-cell office:value-type="float" office:value="604.189067" calcext:value-type="float">
            <text:p>604.189</text:p>
          </table:table-cell>
          <table:table-cell table:number-columns-repeated="4"/>
          <table:table-cell office:value-type="string" calcext:value-type="string">
            <text:p>ND211</text:p>
          </table:table-cell>
          <table:table-cell office:value-type="float" office:value="0.337657" calcext:value-type="float">
            <text:p>0.338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 table:number-columns-spanned="12" table:number-rows-spanned="1">
            <text:p>Lhstdev</text:p>
          </table:table-cell>
          <table:covered-table-cell table:number-columns-repeated="6" table:style-name="ce18"/>
          <table:covered-table-cell table:number-columns-repeated="5"/>
          <table:table-cell table:number-columns-repeated="2"/>
          <table:table-cell table:style-name="ce18" office:value-type="string" calcext:value-type="string" table:number-columns-spanned="12" table:number-rows-spanned="1">
            <text:p>Lhmax</text:p>
          </table:table-cell>
          <table:covered-table-cell table:number-columns-repeated="6" table:style-name="ce18"/>
          <table:covered-table-cell table:number-columns-repeated="5"/>
          <table:table-cell table:number-columns-repeated="997"/>
        </table:table-row>
        <table:table-row table:style-name="ro1">
          <table:table-cell/>
          <table:table-cell table:style-name="ce18" office:value-type="string" calcext:value-type="string" table:number-columns-spanned="6" table:number-rows-spanned="1">
            <text:p>OLS</text:p>
          </table:table-cell>
          <table:covered-table-cell table:number-columns-repeated="5" table:style-name="ce18"/>
          <table:table-cell table:style-name="ce18" office:value-type="string" calcext:value-type="string" table:number-columns-spanned="6" table:number-rows-spanned="1">
            <text:p>RF</text:p>
          </table:table-cell>
          <table:covered-table-cell table:number-columns-repeated="5"/>
          <table:table-cell table:number-columns-repeated="2"/>
          <table:table-cell table:style-name="ce18" office:value-type="string" calcext:value-type="string" table:number-columns-spanned="6" table:number-rows-spanned="1">
            <text:p>OLS</text:p>
          </table:table-cell>
          <table:covered-table-cell table:number-columns-repeated="5" table:style-name="ce18"/>
          <table:table-cell table:style-name="ce18" office:value-type="string" calcext:value-type="string" table:number-columns-spanned="6" table:number-rows-spanned="1">
            <text:p>RF</text:p>
          </table:table-cell>
          <table:covered-table-cell table:number-columns-repeated="5"/>
          <table:table-cell table:number-columns-repeated="997"/>
        </table:table-row>
        <table:table-row table:style-name="ro1">
          <table:table-cell/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AIC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OOB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style-name="ce18"/>
          <table:table-cell/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AIC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OOB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 table:number-columns-spanned="1" table:number-rows-spanned="4">
            <text:p>Bands</text:p>
          </table:table-cell>
          <table:table-cell office:value-type="string" calcext:value-type="string">
            <text:p>B2, B3, B5, B6, B11, B12</text:p>
          </table:table-cell>
          <table:table-cell office:value-type="float" office:value="338.545997" calcext:value-type="float">
            <text:p>338.546</text:p>
          </table:table-cell>
          <table:table-cell office:value-type="float" office:value="0.223098750193887" calcext:value-type="float">
            <text:p>0.223</text:p>
          </table:table-cell>
          <table:table-cell office:value-type="float" office:value="0.585023863176872" calcext:value-type="float">
            <text:p>0.585</text:p>
          </table:table-cell>
          <table:table-cell office:value-type="float" office:value="0.717489334085752" calcext:value-type="float">
            <text:p>0.717</text:p>
          </table:table-cell>
          <table:table-cell office:value-type="float" office:value="0.742050720106177" calcext:value-type="float">
            <text:p>0.742</text:p>
          </table:table-cell>
          <table:table-cell office:value-type="string" calcext:value-type="string">
            <text:p>B2, B3, B5, B7, B8A, B11</text:p>
          </table:table-cell>
          <table:table-cell office:value-type="float" office:value="0.273521" calcext:value-type="float">
            <text:p>0.274</text:p>
          </table:table-cell>
          <table:table-cell office:value-type="float" office:value="0.689965438554894" calcext:value-type="float">
            <text:p>0.690</text:p>
          </table:table-cell>
          <table:table-cell office:value-type="float" office:value="0.888552711181702" calcext:value-type="float">
            <text:p>0.889</text:p>
          </table:table-cell>
          <table:table-cell office:value-type="float" office:value="1.14249193416947" calcext:value-type="float">
            <text:p>1.142</text:p>
          </table:table-cell>
          <table:table-cell office:value-type="float" office:value="1.18160218164948" calcext:value-type="float">
            <text:p>1.182</text:p>
          </table:table-cell>
          <table:table-cell/>
          <table:table-cell table:style-name="ce22" office:value-type="string" calcext:value-type="string" table:number-columns-spanned="1" table:number-rows-spanned="4">
            <text:p>Bands</text:p>
          </table:table-cell>
          <table:table-cell office:value-type="string" calcext:value-type="string">
            <text:p>B5, B6, B7, B8A, B11, B12</text:p>
          </table:table-cell>
          <table:table-cell office:value-type="float" office:value="698.690658" calcext:value-type="float">
            <text:p>698.691</text:p>
          </table:table-cell>
          <table:table-cell office:value-type="float" office:value="0.0699256216536797" calcext:value-type="float">
            <text:p>0.070</text:p>
          </table:table-cell>
          <table:table-cell office:value-type="float" office:value="2.41630102947539" calcext:value-type="float">
            <text:p>2.416</text:p>
          </table:table-cell>
          <table:table-cell office:value-type="float" office:value="3.00179524107119" calcext:value-type="float">
            <text:p>3.002</text:p>
          </table:table-cell>
          <table:table-cell office:value-type="float" office:value="0.792948011165307" calcext:value-type="float">
            <text:p>0.793</text:p>
          </table:table-cell>
          <table:table-cell office:value-type="string" calcext:value-type="string">
            <text:p>B3, B5, B7, B11</text:p>
          </table:table-cell>
          <table:table-cell office:value-type="float" office:value="0.521731" calcext:value-type="float">
            <text:p>0.522</text:p>
          </table:table-cell>
          <table:table-cell office:value-type="float" office:value="1.21688420733617" calcext:value-type="float">
            <text:p>1.217</text:p>
          </table:table-cell>
          <table:table-cell office:value-type="float" office:value="2.82222325079149" calcext:value-type="float">
            <text:p>2.822</text:p>
          </table:table-cell>
          <table:table-cell office:value-type="float" office:value="3.51955517425023" calcext:value-type="float">
            <text:p>3.520</text:p>
          </table:table-cell>
          <table:table-cell office:value-type="float" office:value="0.929718402315935" calcext:value-type="float">
            <text:p>0.930</text:p>
          </table:table-cell>
          <table:table-cell table:number-columns-repeated="997"/>
        </table:table-row>
        <table:table-row table:style-name="ro1">
          <table:covered-table-cell/>
          <table:table-cell office:value-type="string" calcext:value-type="string">
            <text:p>B3, B5, B6, B11, B12</text:p>
          </table:table-cell>
          <table:table-cell office:value-type="float" office:value="338.661803" calcext:value-type="float">
            <text:p>338.662</text:p>
          </table:table-cell>
          <table:table-cell table:number-columns-repeated="4"/>
          <table:table-cell office:value-type="string" calcext:value-type="string">
            <text:p>B2, B3, B5, B7, B11, B12</text:p>
          </table:table-cell>
          <table:table-cell office:value-type="float" office:value="0.260064" calcext:value-type="float">
            <text:p>0.260</text:p>
          </table:table-cell>
          <table:table-cell table:number-columns-repeated="5"/>
          <table:covered-table-cell/>
          <table:table-cell office:value-type="string" calcext:value-type="string">
            <text:p>B5, B6, B7, B11, B12</text:p>
          </table:table-cell>
          <table:table-cell office:value-type="float" office:value="699.172068" calcext:value-type="float">
            <text:p>699.172</text:p>
          </table:table-cell>
          <table:table-cell table:number-columns-repeated="4"/>
          <table:table-cell office:value-type="string" calcext:value-type="string">
            <text:p>B4, B5, B8A, B11</text:p>
          </table:table-cell>
          <table:table-cell office:value-type="float" office:value="0.519364" calcext:value-type="float">
            <text:p>0.519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B3, B4, B5, B6, B11, B12</text:p>
          </table:table-cell>
          <table:table-cell office:value-type="float" office:value="339.119772" calcext:value-type="float">
            <text:p>339.120</text:p>
          </table:table-cell>
          <table:table-cell table:number-columns-repeated="4"/>
          <table:table-cell office:value-type="string" calcext:value-type="string">
            <text:p>B2, B3, B5, B7, B8A, B11, B12</text:p>
          </table:table-cell>
          <table:table-cell office:value-type="float" office:value="0.258541" calcext:value-type="float">
            <text:p>0.259</text:p>
          </table:table-cell>
          <table:table-cell table:number-columns-repeated="5"/>
          <table:covered-table-cell/>
          <table:table-cell office:value-type="string" calcext:value-type="string">
            <text:p>B5, B6, B11, B12</text:p>
          </table:table-cell>
          <table:table-cell office:value-type="float" office:value="699.311191" calcext:value-type="float">
            <text:p>699.311</text:p>
          </table:table-cell>
          <table:table-cell table:number-columns-repeated="4"/>
          <table:table-cell office:value-type="string" calcext:value-type="string">
            <text:p>B3, B5, B7, B8A, B11</text:p>
          </table:table-cell>
          <table:table-cell office:value-type="float" office:value="0.519309" calcext:value-type="float">
            <text:p>0.519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B2, B3, B4, B5, B6, B11, B12</text:p>
          </table:table-cell>
          <table:table-cell office:value-type="float" office:value="339.500733" calcext:value-type="float">
            <text:p>339.501</text:p>
          </table:table-cell>
          <table:table-cell table:number-columns-repeated="4"/>
          <table:table-cell office:value-type="string" calcext:value-type="string">
            <text:p>B3, B4, B5, B6, B7, B11, B12</text:p>
          </table:table-cell>
          <table:table-cell office:value-type="float" office:value="0.258231" calcext:value-type="float">
            <text:p>0.258</text:p>
          </table:table-cell>
          <table:table-cell table:number-columns-repeated="5"/>
          <table:covered-table-cell/>
          <table:table-cell office:value-type="string" calcext:value-type="string">
            <text:p>B4, B5, B6, B7, B8A, B11, B12</text:p>
          </table:table-cell>
          <table:table-cell office:value-type="float" office:value="699.974673" calcext:value-type="float">
            <text:p>699.975</text:p>
          </table:table-cell>
          <table:table-cell table:number-columns-repeated="4"/>
          <table:table-cell office:value-type="string" calcext:value-type="string">
            <text:p>B5, B7, B8A, B11</text:p>
          </table:table-cell>
          <table:table-cell office:value-type="float" office:value="0.512689" calcext:value-type="float">
            <text:p>0.513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 table:number-columns-spanned="1" table:number-rows-spanned="4">
            <text:p>Main VIS</text:p>
          </table:table-cell>
          <table:table-cell office:value-type="string" calcext:value-type="string">
            <text:p>S2REP</text:p>
          </table:table-cell>
          <table:table-cell office:value-type="float" office:value="363.925037" calcext:value-type="float">
            <text:p>363.925</text:p>
          </table:table-cell>
          <table:table-cell office:value-type="float" office:value="0.170165974843198" calcext:value-type="float">
            <text:p>0.170</text:p>
          </table:table-cell>
          <table:table-cell office:value-type="float" office:value="0.610598070361749" calcext:value-type="float">
            <text:p>0.611</text:p>
          </table:table-cell>
          <table:table-cell office:value-type="float" office:value="0.772048216578464" calcext:value-type="float">
            <text:p>0.772</text:p>
          </table:table-cell>
          <table:table-cell office:value-type="float" office:value="0.798477284402764" calcext:value-type="float">
            <text:p>0.798</text:p>
          </table:table-cell>
          <table:table-cell office:value-type="string" calcext:value-type="string">
            <text:p>S2REP</text:p>
          </table:table-cell>
          <table:table-cell office:value-type="float" office:value="-0.037994" calcext:value-type="float">
            <text:p>-0.038</text:p>
          </table:table-cell>
          <table:table-cell office:value-type="float" office:value="0.190000018400852" calcext:value-type="float">
            <text:p>0.190</text:p>
          </table:table-cell>
          <table:table-cell office:value-type="float" office:value="0.735509751614043" calcext:value-type="float">
            <text:p>0.736</text:p>
          </table:table-cell>
          <table:table-cell office:value-type="float" office:value="1.01935031817612" calcext:value-type="float">
            <text:p>1.019</text:p>
          </table:table-cell>
          <table:table-cell office:value-type="float" office:value="1.05424513189021" calcext:value-type="float">
            <text:p>1.054</text:p>
          </table:table-cell>
          <table:table-cell/>
          <table:table-cell table:style-name="ce22" office:value-type="string" calcext:value-type="string" table:number-columns-spanned="1" table:number-rows-spanned="4">
            <text:p>Main VIS</text:p>
          </table:table-cell>
          <table:table-cell office:value-type="string" calcext:value-type="string">
            <text:p>S2REP</text:p>
          </table:table-cell>
          <table:table-cell office:value-type="float" office:value="734.709927" calcext:value-type="float">
            <text:p>734.710</text:p>
          </table:table-cell>
          <table:table-cell office:value-type="float" office:value="0.457082198914227" calcext:value-type="float">
            <text:p>0.457</text:p>
          </table:table-cell>
          <table:table-cell office:value-type="float" office:value="2.55600132967121" calcext:value-type="float">
            <text:p>2.556</text:p>
          </table:table-cell>
          <table:table-cell office:value-type="float" office:value="3.15439199272998" calcext:value-type="float">
            <text:p>3.154</text:p>
          </table:table-cell>
          <table:table-cell office:value-type="float" office:value="0.833257652903211" calcext:value-type="float">
            <text:p>0.833</text:p>
          </table:table-cell>
          <table:table-cell office:value-type="string" calcext:value-type="string">
            <text:p>S2REP</text:p>
          </table:table-cell>
          <table:table-cell office:value-type="float" office:value="0.101902" calcext:value-type="float">
            <text:p>0.102</text:p>
          </table:table-cell>
          <table:table-cell office:value-type="float" office:value="0.761757488127653" calcext:value-type="float">
            <text:p>0.762</text:p>
          </table:table-cell>
          <table:table-cell office:value-type="float" office:value="2.85436979245532" calcext:value-type="float">
            <text:p>2.854</text:p>
          </table:table-cell>
          <table:table-cell office:value-type="float" office:value="3.95457066176447" calcext:value-type="float">
            <text:p>3.955</text:p>
          </table:table-cell>
          <table:table-cell office:value-type="float" office:value="1.04463119214614" calcext:value-type="float">
            <text:p>1.045</text:p>
          </table:table-cell>
          <table:table-cell table:number-columns-repeated="997"/>
        </table:table-row>
        <table:table-row table:style-name="ro1">
          <table:covered-table-cell/>
          <table:table-cell office:value-type="string" calcext:value-type="string">
            <text:p>EVI</text:p>
          </table:table-cell>
          <table:table-cell office:value-type="float" office:value="392.929533" calcext:value-type="float">
            <text:p>392.930</text:p>
          </table:table-cell>
          <table:table-cell table:number-columns-repeated="4"/>
          <table:table-cell office:value-type="string" calcext:value-type="string">
            <text:p>SAVI</text:p>
          </table:table-cell>
          <table:table-cell office:value-type="float" office:value="-0.282034" calcext:value-type="float">
            <text:p>-0.282</text:p>
          </table:table-cell>
          <table:table-cell table:number-columns-repeated="5"/>
          <table:covered-table-cell/>
          <table:table-cell office:value-type="string" calcext:value-type="string">
            <text:p>SAVI</text:p>
          </table:table-cell>
          <table:table-cell office:value-type="float" office:value="769.031117" calcext:value-type="float">
            <text:p>769.031</text:p>
          </table:table-cell>
          <table:table-cell table:number-columns-repeated="4"/>
          <table:table-cell office:value-type="string" calcext:value-type="string">
            <text:p>IRECI</text:p>
          </table:table-cell>
          <table:table-cell office:value-type="float" office:value="-0.131363" calcext:value-type="float">
            <text:p>-0.131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SAVI</text:p>
          </table:table-cell>
          <table:table-cell office:value-type="float" office:value="394.073835" calcext:value-type="float">
            <text:p>394.074</text:p>
          </table:table-cell>
          <table:table-cell table:number-columns-repeated="4"/>
          <table:table-cell office:value-type="string" calcext:value-type="string">
            <text:p>EVI</text:p>
          </table:table-cell>
          <table:table-cell office:value-type="float" office:value="-0.362028" calcext:value-type="float">
            <text:p>-0.362</text:p>
          </table:table-cell>
          <table:table-cell table:number-columns-repeated="5"/>
          <table:covered-table-cell/>
          <table:table-cell office:value-type="string" calcext:value-type="string">
            <text:p>EVI</text:p>
          </table:table-cell>
          <table:table-cell office:value-type="float" office:value="769.547369" calcext:value-type="float">
            <text:p>769.547</text:p>
          </table:table-cell>
          <table:table-cell table:number-columns-repeated="4"/>
          <table:table-cell office:value-type="string" calcext:value-type="string">
            <text:p>EVI</text:p>
          </table:table-cell>
          <table:table-cell office:value-type="float" office:value="-0.193145" calcext:value-type="float">
            <text:p>-0.193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IRECI</text:p>
          </table:table-cell>
          <table:table-cell office:value-type="float" office:value="401.489885" calcext:value-type="float">
            <text:p>401.490</text:p>
          </table:table-cell>
          <table:table-cell table:number-columns-repeated="4"/>
          <table:table-cell office:value-type="string" calcext:value-type="string">
            <text:p>IRECI</text:p>
          </table:table-cell>
          <table:table-cell office:value-type="float" office:value="-0.462829" calcext:value-type="float">
            <text:p>-0.463</text:p>
          </table:table-cell>
          <table:table-cell table:number-columns-repeated="5"/>
          <table:covered-table-cell/>
          <table:table-cell office:value-type="string" calcext:value-type="string">
            <text:p>IRECI</text:p>
          </table:table-cell>
          <table:table-cell office:value-type="float" office:value="782.780676" calcext:value-type="float">
            <text:p>782.781</text:p>
          </table:table-cell>
          <table:table-cell table:number-columns-repeated="4"/>
          <table:table-cell office:value-type="string" calcext:value-type="string">
            <text:p>SAVI</text:p>
          </table:table-cell>
          <table:table-cell office:value-type="float" office:value="-0.241179" calcext:value-type="float">
            <text:p>-0.241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 table:number-columns-spanned="1" table:number-rows-spanned="4">
            <text:p>ND/SR VIS</text:p>
          </table:table-cell>
          <table:table-cell office:value-type="string" calcext:value-type="string">
            <text:p>SR411</text:p>
          </table:table-cell>
          <table:table-cell office:value-type="float" office:value="363.829016" calcext:value-type="float">
            <text:p>363.829</text:p>
          </table:table-cell>
          <table:table-cell office:value-type="float" office:value="-0.211557084222934" calcext:value-type="float">
            <text:p>-0.212</text:p>
          </table:table-cell>
          <table:table-cell office:value-type="float" office:value="0.773276831983261" calcext:value-type="float">
            <text:p>0.773</text:p>
          </table:table-cell>
          <table:table-cell office:value-type="float" office:value="0.918989375025485" calcext:value-type="float">
            <text:p>0.919</text:p>
          </table:table-cell>
          <table:table-cell office:value-type="float" office:value="0.95044859221013" calcext:value-type="float">
            <text:p>0.950</text:p>
          </table:table-cell>
          <table:table-cell office:value-type="string" calcext:value-type="string">
            <text:p>ND58A</text:p>
          </table:table-cell>
          <table:table-cell office:value-type="float" office:value="0.108904" calcext:value-type="float">
            <text:p>0.109</text:p>
          </table:table-cell>
          <table:table-cell office:value-type="float" office:value="0.0175001474882981" calcext:value-type="float">
            <text:p>0.018</text:p>
          </table:table-cell>
          <table:table-cell office:value-type="float" office:value="0.63220956867" calcext:value-type="float">
            <text:p>0.632</text:p>
          </table:table-cell>
          <table:table-cell office:value-type="float" office:value="0.804525647820705" calcext:value-type="float">
            <text:p>0.805</text:p>
          </table:table-cell>
          <table:table-cell office:value-type="float" office:value="0.832066496249673" calcext:value-type="float">
            <text:p>0.832</text:p>
          </table:table-cell>
          <table:table-cell/>
          <table:table-cell table:style-name="ce22" office:value-type="string" calcext:value-type="string" table:number-columns-spanned="1" table:number-rows-spanned="4">
            <text:p>ND/SR VIS</text:p>
          </table:table-cell>
          <table:table-cell office:value-type="string" calcext:value-type="string">
            <text:p>SR411</text:p>
          </table:table-cell>
          <table:table-cell office:value-type="float" office:value="711.412009" calcext:value-type="float">
            <text:p>711.412</text:p>
          </table:table-cell>
          <table:table-cell office:value-type="float" office:value="-2.66907478761597" calcext:value-type="float">
            <text:p>-2.669</text:p>
          </table:table-cell>
          <table:table-cell office:value-type="float" office:value="3.45492446857905" calcext:value-type="float">
            <text:p>3.455</text:p>
          </table:table-cell>
          <table:table-cell office:value-type="float" office:value="4.44710783513004" calcext:value-type="float">
            <text:p>4.447</text:p>
          </table:table-cell>
          <table:table-cell office:value-type="float" office:value="1.17473879132597" calcext:value-type="float">
            <text:p>1.175</text:p>
          </table:table-cell>
          <table:table-cell office:value-type="string" calcext:value-type="string">
            <text:p>SR211</text:p>
          </table:table-cell>
          <table:table-cell office:value-type="float" office:value="0.233923" calcext:value-type="float">
            <text:p>0.234</text:p>
          </table:table-cell>
          <table:table-cell office:value-type="float" office:value="0.987268728208512" calcext:value-type="float">
            <text:p>0.987</text:p>
          </table:table-cell>
          <table:table-cell office:value-type="float" office:value="3.14981856949362" calcext:value-type="float">
            <text:p>3.150</text:p>
          </table:table-cell>
          <table:table-cell office:value-type="float" office:value="3.81977879057606" calcext:value-type="float">
            <text:p>3.820</text:p>
          </table:table-cell>
          <table:table-cell office:value-type="float" office:value="1.0090248507416" calcext:value-type="float">
            <text:p>1.009</text:p>
          </table:table-cell>
          <table:table-cell table:number-columns-repeated="997"/>
        </table:table-row>
        <table:table-row table:style-name="ro1">
          <table:covered-table-cell table:style-name="ce22"/>
          <table:table-cell office:value-type="string" calcext:value-type="string">
            <text:p>ND411</text:p>
          </table:table-cell>
          <table:table-cell office:value-type="float" office:value="364.046612" calcext:value-type="float">
            <text:p>364.047</text:p>
          </table:table-cell>
          <table:table-cell table:number-columns-repeated="4"/>
          <table:table-cell office:value-type="string" calcext:value-type="string">
            <text:p>SR58A</text:p>
          </table:table-cell>
          <table:table-cell office:value-type="float" office:value="0.108449" calcext:value-type="float">
            <text:p>0.108</text:p>
          </table:table-cell>
          <table:table-cell table:number-columns-repeated="5"/>
          <table:covered-table-cell table:style-name="ce22"/>
          <table:table-cell office:value-type="string" calcext:value-type="string">
            <text:p>ND411</text:p>
          </table:table-cell>
          <table:table-cell office:value-type="float" office:value="711.907701" calcext:value-type="float">
            <text:p>711.908</text:p>
          </table:table-cell>
          <table:table-cell table:number-columns-repeated="4"/>
          <table:table-cell office:value-type="string" calcext:value-type="string">
            <text:p>ND211</text:p>
          </table:table-cell>
          <table:table-cell office:value-type="float" office:value="0.233782" calcext:value-type="float">
            <text:p>0.234</text:p>
          </table:table-cell>
          <table:table-cell table:number-columns-repeated="1001"/>
        </table:table-row>
        <table:table-row table:style-name="ro1">
          <table:covered-table-cell table:style-name="ce22"/>
          <table:table-cell office:value-type="string" calcext:value-type="string">
            <text:p>SR58A</text:p>
          </table:table-cell>
          <table:table-cell office:value-type="float" office:value="365.778781" calcext:value-type="float">
            <text:p>365.779</text:p>
          </table:table-cell>
          <table:table-cell table:number-columns-repeated="4"/>
          <table:table-cell office:value-type="string" calcext:value-type="string">
            <text:p>SR57</text:p>
          </table:table-cell>
          <table:table-cell office:value-type="float" office:value="-0.055093" calcext:value-type="float">
            <text:p>-0.055</text:p>
          </table:table-cell>
          <table:table-cell table:number-columns-repeated="5"/>
          <table:covered-table-cell table:style-name="ce22"/>
          <table:table-cell office:value-type="string" calcext:value-type="string">
            <text:p>SR47</text:p>
          </table:table-cell>
          <table:table-cell office:value-type="float" office:value="713.963993" calcext:value-type="float">
            <text:p>713.964</text:p>
          </table:table-cell>
          <table:table-cell table:number-columns-repeated="4"/>
          <table:table-cell office:value-type="string" calcext:value-type="string">
            <text:p>ND34</text:p>
          </table:table-cell>
          <table:table-cell office:value-type="float" office:value="0.209094" calcext:value-type="float">
            <text:p>0.209</text:p>
          </table:table-cell>
          <table:table-cell table:number-columns-repeated="1001"/>
        </table:table-row>
        <table:table-row table:style-name="ro1">
          <table:covered-table-cell table:style-name="ce22"/>
          <table:table-cell office:value-type="string" calcext:value-type="string">
            <text:p>ND58A</text:p>
          </table:table-cell>
          <table:table-cell office:value-type="float" office:value="365.854874" calcext:value-type="float">
            <text:p>365.855</text:p>
          </table:table-cell>
          <table:table-cell table:number-columns-repeated="4"/>
          <table:table-cell office:value-type="string" calcext:value-type="string">
            <text:p>ND57</text:p>
          </table:table-cell>
          <table:table-cell office:value-type="float" office:value="-0.055093" calcext:value-type="float">
            <text:p>-0.055</text:p>
          </table:table-cell>
          <table:table-cell table:number-columns-repeated="5"/>
          <table:covered-table-cell table:style-name="ce22"/>
          <table:table-cell office:value-type="string" calcext:value-type="string">
            <text:p>ND47</text:p>
          </table:table-cell>
          <table:table-cell office:value-type="float" office:value="714.476882" calcext:value-type="float">
            <text:p>714.477</text:p>
          </table:table-cell>
          <table:table-cell table:number-columns-repeated="4"/>
          <table:table-cell office:value-type="string" calcext:value-type="string">
            <text:p>SR34</text:p>
          </table:table-cell>
          <table:table-cell office:value-type="float" office:value="0.209094" calcext:value-type="float">
            <text:p>0.209</text:p>
          </table:table-cell>
          <table:table-cell table:number-columns-repeated="100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hanced spatial and temporal" table:style-name="ta1">
        <table:table-column table:style-name="co3" table:default-cell-style-name="ce18"/>
        <table:table-column table:style-name="co9" table:default-cell-style-name="ce19"/>
        <table:table-column table:style-name="co10" table:default-cell-style-name="ce19"/>
        <table:table-column table:style-name="co3" table:number-columns-repeated="11" table:default-cell-style-name="ce19"/>
        <table:table-column table:style-name="co3" table:default-cell-style-name="ce18"/>
        <table:table-column table:style-name="co3" table:number-columns-repeated="1009" table:default-cell-style-name="ce19"/>
        <table:table-row table:style-name="ro1">
          <table:table-cell/>
          <table:table-cell table:style-name="ce18" table:number-columns-repeated="7"/>
          <table:table-cell table:number-columns-repeated="7"/>
          <table:table-cell table:style-name="ce18" table:number-columns-repeated="7"/>
          <table:table-cell table:number-columns-repeated="1002"/>
        </table:table-row>
        <table:table-row table:style-name="ro1">
          <table:table-cell/>
          <table:table-cell table:style-name="ce18" office:value-type="string" calcext:value-type="string" table:number-columns-spanned="12" table:number-rows-spanned="1">
            <text:p>Lhmean</text:p>
          </table:table-cell>
          <table:covered-table-cell table:number-columns-repeated="6" table:style-name="ce18"/>
          <table:covered-table-cell table:number-columns-repeated="5"/>
          <table:table-cell table:number-columns-repeated="2"/>
          <table:table-cell table:style-name="ce18" office:value-type="string" calcext:value-type="string" table:number-columns-spanned="12" table:number-rows-spanned="1">
            <text:p>Lhmedian</text:p>
          </table:table-cell>
          <table:covered-table-cell table:number-columns-repeated="6" table:style-name="ce18"/>
          <table:covered-table-cell table:number-columns-repeated="5"/>
          <table:table-cell table:number-columns-repeated="997"/>
        </table:table-row>
        <table:table-row table:style-name="ro1">
          <table:table-cell/>
          <table:table-cell table:style-name="ce18" office:value-type="string" calcext:value-type="string" table:number-columns-spanned="6" table:number-rows-spanned="1">
            <text:p>OLS</text:p>
          </table:table-cell>
          <table:covered-table-cell table:number-columns-repeated="5" table:style-name="ce18"/>
          <table:table-cell table:style-name="ce18" office:value-type="string" calcext:value-type="string" table:number-columns-spanned="6" table:number-rows-spanned="1">
            <text:p>RF</text:p>
          </table:table-cell>
          <table:covered-table-cell table:number-columns-repeated="5"/>
          <table:table-cell table:number-columns-repeated="2"/>
          <table:table-cell table:style-name="ce18" office:value-type="string" calcext:value-type="string" table:number-columns-spanned="6" table:number-rows-spanned="1">
            <text:p>OLS</text:p>
          </table:table-cell>
          <table:covered-table-cell table:number-columns-repeated="5" table:style-name="ce18"/>
          <table:table-cell table:style-name="ce18" office:value-type="string" calcext:value-type="string" table:number-columns-spanned="6" table:number-rows-spanned="1">
            <text:p>RF</text:p>
          </table:table-cell>
          <table:covered-table-cell table:number-columns-repeated="5"/>
          <table:table-cell table:number-columns-repeated="997"/>
        </table:table-row>
        <table:table-row table:style-name="ro1">
          <table:table-cell/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AIC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OOB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style-name="ce18"/>
          <table:table-cell/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AIC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OOB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 table:number-columns-spanned="1" table:number-rows-spanned="4">
            <text:p>Bands</text:p>
          </table:table-cell>
          <table:table-cell office:value-type="string" calcext:value-type="string">
            <text:p>B3, B4, B5, B7, B8A, B11, B12</text:p>
          </table:table-cell>
          <table:table-cell office:value-type="float" office:value="739.344031" calcext:value-type="float">
            <text:p>739.344</text:p>
          </table:table-cell>
          <table:table-cell office:value-type="float" office:value="0.122795281690359" calcext:value-type="float">
            <text:p>0.123</text:p>
          </table:table-cell>
          <table:table-cell office:value-type="float" office:value="1.74088641825027" calcext:value-type="float">
            <text:p>1.741</text:p>
          </table:table-cell>
          <table:table-cell office:value-type="float" office:value="2.17240597273651" calcext:value-type="float">
            <text:p>2.172</text:p>
          </table:table-cell>
          <table:table-cell office:value-type="float" office:value="0.898918471611807" calcext:value-type="float">
            <text:p>0.899</text:p>
          </table:table-cell>
          <table:table-cell office:value-type="string" calcext:value-type="string">
            <text:p>B2, B3, B5, B8A, B11, B12</text:p>
          </table:table-cell>
          <table:table-cell office:value-type="float" office:value="0.49852" calcext:value-type="float">
            <text:p>0.499</text:p>
          </table:table-cell>
          <table:table-cell office:value-type="float" office:value="0.0338489876751642" calcext:value-type="float">
            <text:p>0.034</text:p>
          </table:table-cell>
          <table:table-cell office:value-type="float" office:value="1.60287975009974" calcext:value-type="float">
            <text:p>1.603</text:p>
          </table:table-cell>
          <table:table-cell office:value-type="float" office:value="1.99032427732913" calcext:value-type="float">
            <text:p>1.990</text:p>
          </table:table-cell>
          <table:table-cell office:value-type="float" office:value="0.823575003863046" calcext:value-type="float">
            <text:p>0.824</text:p>
          </table:table-cell>
          <table:table-cell/>
          <table:table-cell table:style-name="ce22" office:value-type="string" calcext:value-type="string" table:number-columns-spanned="1" table:number-rows-spanned="4">
            <text:p>Bands</text:p>
          </table:table-cell>
          <table:table-cell office:value-type="string" calcext:value-type="string">
            <text:p>B3, B4, B5, B6, B7, B8A, B12</text:p>
          </table:table-cell>
          <table:table-cell office:value-type="float" office:value="769.278883" calcext:value-type="float">
            <text:p>769.279</text:p>
          </table:table-cell>
          <table:table-cell office:value-type="float" office:value="0.0397788771801221" calcext:value-type="float">
            <text:p>0.040</text:p>
          </table:table-cell>
          <table:table-cell office:value-type="float" office:value="1.8498855197912" calcext:value-type="float">
            <text:p>1.850</text:p>
          </table:table-cell>
          <table:table-cell office:value-type="float" office:value="2.30154780958615" calcext:value-type="float">
            <text:p>2.302</text:p>
          </table:table-cell>
          <table:table-cell office:value-type="float" office:value="0.895612042441301" calcext:value-type="float">
            <text:p>0.896</text:p>
          </table:table-cell>
          <table:table-cell office:value-type="string" calcext:value-type="string">
            <text:p>B2, B5, B6, B8A, B11, B12</text:p>
          </table:table-cell>
          <table:table-cell office:value-type="float" office:value="0.494107" calcext:value-type="float">
            <text:p>0.494</text:p>
          </table:table-cell>
          <table:table-cell office:value-type="float" office:value="-0.129186958136931" calcext:value-type="float">
            <text:p>-0.129</text:p>
          </table:table-cell>
          <table:table-cell office:value-type="float" office:value="1.67910423254843" calcext:value-type="float">
            <text:p>1.679</text:p>
          </table:table-cell>
          <table:table-cell office:value-type="float" office:value="2.13871232295689" calcext:value-type="float">
            <text:p>2.139</text:p>
          </table:table-cell>
          <table:table-cell office:value-type="float" office:value="0.832247109436421" calcext:value-type="float">
            <text:p>0.832</text:p>
          </table:table-cell>
          <table:table-cell table:number-columns-repeated="997"/>
        </table:table-row>
        <table:table-row table:style-name="ro1">
          <table:covered-table-cell/>
          <table:table-cell office:value-type="string" calcext:value-type="string">
            <text:p>B3, B4, B5, B7, B8A, B12</text:p>
          </table:table-cell>
          <table:table-cell office:value-type="float" office:value="740.585405" calcext:value-type="float">
            <text:p>740.585</text:p>
          </table:table-cell>
          <table:table-cell table:number-columns-repeated="4"/>
          <table:table-cell office:value-type="string" calcext:value-type="string">
            <text:p>B2, B3, B5, B6, B8A, B11, B12</text:p>
          </table:table-cell>
          <table:table-cell office:value-type="float" office:value="0.492832" calcext:value-type="float">
            <text:p>0.493</text:p>
          </table:table-cell>
          <table:table-cell table:number-columns-repeated="5"/>
          <table:covered-table-cell/>
          <table:table-cell office:value-type="string" calcext:value-type="string">
            <text:p>B3, B4, B5, B7, B8A, B11, B12</text:p>
          </table:table-cell>
          <table:table-cell office:value-type="float" office:value="769.956056" calcext:value-type="float">
            <text:p>769.956</text:p>
          </table:table-cell>
          <table:table-cell table:number-columns-repeated="4"/>
          <table:table-cell office:value-type="string" calcext:value-type="string">
            <text:p>B2, B3, B5, B6, B8A, B11, B12</text:p>
          </table:table-cell>
          <table:table-cell office:value-type="float" office:value="0.488944" calcext:value-type="float">
            <text:p>0.489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B3, B4, B5, B6, B7, B8A, B11, B12</text:p>
          </table:table-cell>
          <table:table-cell office:value-type="float" office:value="740.613806" calcext:value-type="float">
            <text:p>740.614</text:p>
          </table:table-cell>
          <table:table-cell table:number-columns-repeated="4"/>
          <table:table-cell office:value-type="string" calcext:value-type="string">
            <text:p>B2, B3, B5, B8A, B11</text:p>
          </table:table-cell>
          <table:table-cell office:value-type="float" office:value="0.492631" calcext:value-type="float">
            <text:p>0.493</text:p>
          </table:table-cell>
          <table:table-cell table:number-columns-repeated="5"/>
          <table:covered-table-cell/>
          <table:table-cell office:value-type="string" calcext:value-type="string">
            <text:p>B3, B4, B5, B7, B8A, B12</text:p>
          </table:table-cell>
          <table:table-cell office:value-type="float" office:value="770.060786" calcext:value-type="float">
            <text:p>770.061</text:p>
          </table:table-cell>
          <table:table-cell table:number-columns-repeated="4"/>
          <table:table-cell office:value-type="string" calcext:value-type="string">
            <text:p>B2, B5, B6, B7, B8A, B11, B12</text:p>
          </table:table-cell>
          <table:table-cell office:value-type="float" office:value="0.487951" calcext:value-type="float">
            <text:p>0.488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B3, B4, B5, B6, B7, B8A, B12</text:p>
          </table:table-cell>
          <table:table-cell office:value-type="float" office:value="740.966681" calcext:value-type="float">
            <text:p>740.967</text:p>
          </table:table-cell>
          <table:table-cell table:number-columns-repeated="4"/>
          <table:table-cell office:value-type="string" calcext:value-type="string">
            <text:p>B2, B3, B5, B8A, B12</text:p>
          </table:table-cell>
          <table:table-cell office:value-type="float" office:value="0.491891" calcext:value-type="float">
            <text:p>0.492</text:p>
          </table:table-cell>
          <table:table-cell table:number-columns-repeated="5"/>
          <table:covered-table-cell/>
          <table:table-cell office:value-type="string" calcext:value-type="string">
            <text:p>B3, B4, B5, B6, B7, B8A, B11, B12</text:p>
          </table:table-cell>
          <table:table-cell office:value-type="float" office:value="770.127723" calcext:value-type="float">
            <text:p>770.128</text:p>
          </table:table-cell>
          <table:table-cell table:number-columns-repeated="4"/>
          <table:table-cell office:value-type="string" calcext:value-type="string">
            <text:p>B2, B3, B5, B6, B8A, B12</text:p>
          </table:table-cell>
          <table:table-cell office:value-type="float" office:value="0.486809" calcext:value-type="float">
            <text:p>0.48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 table:number-columns-spanned="1" table:number-rows-spanned="4">
            <text:p>Main VIS</text:p>
          </table:table-cell>
          <table:table-cell office:value-type="string" calcext:value-type="string">
            <text:p>S2REP</text:p>
          </table:table-cell>
          <table:table-cell office:value-type="float" office:value="882.81825" calcext:value-type="float">
            <text:p>882.818</text:p>
          </table:table-cell>
          <table:table-cell office:value-type="float" office:value="-1.1230178863554" calcext:value-type="float">
            <text:p>-1.123</text:p>
          </table:table-cell>
          <table:table-cell office:value-type="float" office:value="1.87839694153306" calcext:value-type="float">
            <text:p>1.878</text:p>
          </table:table-cell>
          <table:table-cell office:value-type="float" office:value="2.40590258270319" calcext:value-type="float">
            <text:p>2.406</text:p>
          </table:table-cell>
          <table:table-cell office:value-type="float" office:value="0.99553688382018" calcext:value-type="float">
            <text:p>0.996</text:p>
          </table:table-cell>
          <table:table-cell office:value-type="string" calcext:value-type="string">
            <text:p>S2REP</text:p>
          </table:table-cell>
          <table:table-cell office:value-type="float" office:value="-0.064318" calcext:value-type="float">
            <text:p>-0.064</text:p>
          </table:table-cell>
          <table:table-cell office:value-type="float" office:value="-1.2735423476049" calcext:value-type="float">
            <text:p>-1.274</text:p>
          </table:table-cell>
          <table:table-cell office:value-type="float" office:value="2.37106198260386" calcext:value-type="float">
            <text:p>2.371</text:p>
          </table:table-cell>
          <table:table-cell office:value-type="float" office:value="3.01895418106838" calcext:value-type="float">
            <text:p>3.019</text:p>
          </table:table-cell>
          <table:table-cell office:value-type="float" office:value="1.24921111080062" calcext:value-type="float">
            <text:p>1.249</text:p>
          </table:table-cell>
          <table:table-cell/>
          <table:table-cell table:style-name="ce22" office:value-type="string" calcext:value-type="string" table:number-columns-spanned="1" table:number-rows-spanned="4">
            <text:p>Main VIS</text:p>
          </table:table-cell>
          <table:table-cell office:value-type="string" calcext:value-type="string">
            <text:p>S2REP</text:p>
          </table:table-cell>
          <table:table-cell office:value-type="float" office:value="909.068696" calcext:value-type="float">
            <text:p>909.069</text:p>
          </table:table-cell>
          <table:table-cell office:value-type="float" office:value="-1.15620992477766" calcext:value-type="float">
            <text:p>-1.156</text:p>
          </table:table-cell>
          <table:table-cell office:value-type="float" office:value="1.9595074981626" calcext:value-type="float">
            <text:p>1.960</text:p>
          </table:table-cell>
          <table:table-cell office:value-type="float" office:value="2.51740612608813" calcext:value-type="float">
            <text:p>2.517</text:p>
          </table:table-cell>
          <table:table-cell office:value-type="float" office:value="0.979609996737564" calcext:value-type="float">
            <text:p>0.980</text:p>
          </table:table-cell>
          <table:table-cell office:value-type="string" calcext:value-type="string">
            <text:p>S2REP</text:p>
          </table:table-cell>
          <table:table-cell office:value-type="float" office:value="-0.098618" calcext:value-type="float">
            <text:p>-0.099</text:p>
          </table:table-cell>
          <table:table-cell office:value-type="float" office:value="-1.37606857965621" calcext:value-type="float">
            <text:p>-1.376</text:p>
          </table:table-cell>
          <table:table-cell office:value-type="float" office:value="2.48789631518327" calcext:value-type="float">
            <text:p>2.488</text:p>
          </table:table-cell>
          <table:table-cell office:value-type="float" office:value="3.16055935056274" calcext:value-type="float">
            <text:p>3.161</text:p>
          </table:table-cell>
          <table:table-cell office:value-type="float" office:value="1.22988321312493" calcext:value-type="float">
            <text:p>1.230</text:p>
          </table:table-cell>
          <table:table-cell table:number-columns-repeated="997"/>
        </table:table-row>
        <table:table-row table:style-name="ro1">
          <table:covered-table-cell/>
          <table:table-cell office:value-type="string" calcext:value-type="string">
            <text:p>SAVI</text:p>
          </table:table-cell>
          <table:table-cell office:value-type="float" office:value="907.592025" calcext:value-type="float">
            <text:p>907.592</text:p>
          </table:table-cell>
          <table:table-cell table:number-columns-repeated="4"/>
          <table:table-cell office:value-type="string" calcext:value-type="string">
            <text:p>SAVI</text:p>
          </table:table-cell>
          <table:table-cell office:value-type="float" office:value="-0.377126" calcext:value-type="float">
            <text:p>-0.377</text:p>
          </table:table-cell>
          <table:table-cell table:number-columns-repeated="5"/>
          <table:covered-table-cell/>
          <table:table-cell office:value-type="string" calcext:value-type="string">
            <text:p>SAVI</text:p>
          </table:table-cell>
          <table:table-cell office:value-type="float" office:value="933.859958" calcext:value-type="float">
            <text:p>933.860</text:p>
          </table:table-cell>
          <table:table-cell table:number-columns-repeated="4"/>
          <table:table-cell office:value-type="string" calcext:value-type="string">
            <text:p>SAVI</text:p>
          </table:table-cell>
          <table:table-cell office:value-type="float" office:value="-0.381307" calcext:value-type="float">
            <text:p>-0.381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EVI</text:p>
          </table:table-cell>
          <table:table-cell office:value-type="float" office:value="910.584955" calcext:value-type="float">
            <text:p>910.585</text:p>
          </table:table-cell>
          <table:table-cell table:number-columns-repeated="4"/>
          <table:table-cell office:value-type="string" calcext:value-type="string">
            <text:p>EVI</text:p>
          </table:table-cell>
          <table:table-cell office:value-type="float" office:value="-0.447276" calcext:value-type="float">
            <text:p>-0.447</text:p>
          </table:table-cell>
          <table:table-cell table:number-columns-repeated="5"/>
          <table:covered-table-cell/>
          <table:table-cell office:value-type="string" calcext:value-type="string">
            <text:p>EVI</text:p>
          </table:table-cell>
          <table:table-cell office:value-type="float" office:value="936.586281" calcext:value-type="float">
            <text:p>936.586</text:p>
          </table:table-cell>
          <table:table-cell table:number-columns-repeated="4"/>
          <table:table-cell office:value-type="string" calcext:value-type="string">
            <text:p>EVI</text:p>
          </table:table-cell>
          <table:table-cell office:value-type="float" office:value="-0.435383" calcext:value-type="float">
            <text:p>-0.435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IRECI</text:p>
          </table:table-cell>
          <table:table-cell office:value-type="float" office:value="917.729462" calcext:value-type="float">
            <text:p>917.729</text:p>
          </table:table-cell>
          <table:table-cell table:number-columns-repeated="4"/>
          <table:table-cell office:value-type="string" calcext:value-type="string">
            <text:p>IRECI</text:p>
          </table:table-cell>
          <table:table-cell office:value-type="float" office:value="-0.474452" calcext:value-type="float">
            <text:p>-0.474</text:p>
          </table:table-cell>
          <table:table-cell table:number-columns-repeated="5"/>
          <table:covered-table-cell/>
          <table:table-cell office:value-type="string" calcext:value-type="string">
            <text:p>IRECI</text:p>
          </table:table-cell>
          <table:table-cell office:value-type="float" office:value="943.810622" calcext:value-type="float">
            <text:p>943.811</text:p>
          </table:table-cell>
          <table:table-cell table:number-columns-repeated="4"/>
          <table:table-cell office:value-type="string" calcext:value-type="string">
            <text:p>IRECI</text:p>
          </table:table-cell>
          <table:table-cell office:value-type="float" office:value="-0.475596" calcext:value-type="float">
            <text:p>-0.476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 table:number-columns-spanned="1" table:number-rows-spanned="4">
            <text:p>ND/SR VIS</text:p>
          </table:table-cell>
          <table:table-cell office:value-type="string" calcext:value-type="string">
            <text:p>ND411</text:p>
          </table:table-cell>
          <table:table-cell office:value-type="float" office:value="825.924084" calcext:value-type="float">
            <text:p>825.924</text:p>
          </table:table-cell>
          <table:table-cell office:value-type="float" office:value="1.09132368552176" calcext:value-type="float">
            <text:p>1.091</text:p>
          </table:table-cell>
          <table:table-cell office:value-type="float" office:value="2.26847282008463" calcext:value-type="float">
            <text:p>2.268</text:p>
          </table:table-cell>
          <table:table-cell office:value-type="float" office:value="2.77605854760452" calcext:value-type="float">
            <text:p>2.776</text:p>
          </table:table-cell>
          <table:table-cell office:value-type="float" office:value="1.14870348269855" calcext:value-type="float">
            <text:p>1.149</text:p>
          </table:table-cell>
          <table:table-cell office:value-type="string" calcext:value-type="string">
            <text:p>SR47</text:p>
          </table:table-cell>
          <table:table-cell office:value-type="float" office:value="0.19431" calcext:value-type="float">
            <text:p>0.194</text:p>
          </table:table-cell>
          <table:table-cell office:value-type="float" office:value="0.533292730324511" calcext:value-type="float">
            <text:p>0.533</text:p>
          </table:table-cell>
          <table:table-cell office:value-type="float" office:value="2.18157526637876" calcext:value-type="float">
            <text:p>2.182</text:p>
          </table:table-cell>
          <table:table-cell office:value-type="float" office:value="2.74673729728586" calcext:value-type="float">
            <text:p>2.747</text:p>
          </table:table-cell>
          <table:table-cell office:value-type="float" office:value="1.13657066136912" calcext:value-type="float">
            <text:p>1.137</text:p>
          </table:table-cell>
          <table:table-cell/>
          <table:table-cell table:style-name="ce22" office:value-type="string" calcext:value-type="string" table:number-columns-spanned="1" table:number-rows-spanned="4">
            <text:p>ND/SR VIS</text:p>
          </table:table-cell>
          <table:table-cell office:value-type="string" calcext:value-type="string">
            <text:p>ND411</text:p>
          </table:table-cell>
          <table:table-cell office:value-type="float" office:value="853.349224" calcext:value-type="float">
            <text:p>853.349</text:p>
          </table:table-cell>
          <table:table-cell office:value-type="float" office:value="1.11796249066969" calcext:value-type="float">
            <text:p>1.118</text:p>
          </table:table-cell>
          <table:table-cell office:value-type="float" office:value="2.37387620196831" calcext:value-type="float">
            <text:p>2.374</text:p>
          </table:table-cell>
          <table:table-cell office:value-type="float" office:value="2.93981428358195" calcext:value-type="float">
            <text:p>2.940</text:p>
          </table:table-cell>
          <table:table-cell office:value-type="float" office:value="1.14398365480419" calcext:value-type="float">
            <text:p>1.144</text:p>
          </table:table-cell>
          <table:table-cell office:value-type="string" calcext:value-type="string">
            <text:p>SR47</text:p>
          </table:table-cell>
          <table:table-cell office:value-type="float" office:value="0.19352" calcext:value-type="float">
            <text:p>0.194</text:p>
          </table:table-cell>
          <table:table-cell office:value-type="float" office:value="0.623950143699658" calcext:value-type="float">
            <text:p>0.624</text:p>
          </table:table-cell>
          <table:table-cell office:value-type="float" office:value="2.28828647942712" calcext:value-type="float">
            <text:p>2.288</text:p>
          </table:table-cell>
          <table:table-cell office:value-type="float" office:value="2.93493519776503" calcext:value-type="float">
            <text:p>2.935</text:p>
          </table:table-cell>
          <table:table-cell office:value-type="float" office:value="1.14208503336538" calcext:value-type="float">
            <text:p>1.142</text:p>
          </table:table-cell>
          <table:table-cell table:number-columns-repeated="997"/>
        </table:table-row>
        <table:table-row table:style-name="ro1">
          <table:covered-table-cell table:style-name="ce22"/>
          <table:table-cell office:value-type="string" calcext:value-type="string">
            <text:p>SR411</text:p>
          </table:table-cell>
          <table:table-cell office:value-type="float" office:value="825.995269" calcext:value-type="float">
            <text:p>825.995</text:p>
          </table:table-cell>
          <table:table-cell table:number-columns-repeated="4"/>
          <table:table-cell office:value-type="string" calcext:value-type="string">
            <text:p>ND47</text:p>
          </table:table-cell>
          <table:table-cell office:value-type="float" office:value="0.194169" calcext:value-type="float">
            <text:p>0.194</text:p>
          </table:table-cell>
          <table:table-cell table:number-columns-repeated="5"/>
          <table:covered-table-cell table:style-name="ce22"/>
          <table:table-cell office:value-type="string" calcext:value-type="string">
            <text:p>SR411</text:p>
          </table:table-cell>
          <table:table-cell office:value-type="float" office:value="853.461265" calcext:value-type="float">
            <text:p>853.461</text:p>
          </table:table-cell>
          <table:table-cell table:number-columns-repeated="4"/>
          <table:table-cell office:value-type="string" calcext:value-type="string">
            <text:p>ND47</text:p>
          </table:table-cell>
          <table:table-cell office:value-type="float" office:value="0.193181" calcext:value-type="float">
            <text:p>0.193</text:p>
          </table:table-cell>
          <table:table-cell table:number-columns-repeated="1001"/>
        </table:table-row>
        <table:table-row table:style-name="ro1">
          <table:covered-table-cell table:style-name="ce22"/>
          <table:table-cell office:value-type="string" calcext:value-type="string">
            <text:p>SR34</text:p>
          </table:table-cell>
          <table:table-cell office:value-type="float" office:value="830.571826" calcext:value-type="float">
            <text:p>830.572</text:p>
          </table:table-cell>
          <table:table-cell table:number-columns-repeated="4"/>
          <table:table-cell office:value-type="string" calcext:value-type="string">
            <text:p>SR34</text:p>
          </table:table-cell>
          <table:table-cell office:value-type="float" office:value="0.069974" calcext:value-type="float">
            <text:p>0.070</text:p>
          </table:table-cell>
          <table:table-cell table:number-columns-repeated="5"/>
          <table:covered-table-cell table:style-name="ce22"/>
          <table:table-cell office:value-type="string" calcext:value-type="string">
            <text:p>SR34</text:p>
          </table:table-cell>
          <table:table-cell office:value-type="float" office:value="859.341413" calcext:value-type="float">
            <text:p>859.341</text:p>
          </table:table-cell>
          <table:table-cell table:number-columns-repeated="4"/>
          <table:table-cell office:value-type="string" calcext:value-type="string">
            <text:p>SR34</text:p>
          </table:table-cell>
          <table:table-cell office:value-type="float" office:value="0.053338" calcext:value-type="float">
            <text:p>0.053</text:p>
          </table:table-cell>
          <table:table-cell table:number-columns-repeated="1001"/>
        </table:table-row>
        <table:table-row table:style-name="ro1">
          <table:covered-table-cell table:style-name="ce22"/>
          <table:table-cell office:value-type="string" calcext:value-type="string">
            <text:p>ND34</text:p>
          </table:table-cell>
          <table:table-cell office:value-type="float" office:value="830.694344" calcext:value-type="float">
            <text:p>830.694</text:p>
          </table:table-cell>
          <table:table-cell table:number-columns-repeated="4"/>
          <table:table-cell office:value-type="string" calcext:value-type="string">
            <text:p>ND34</text:p>
          </table:table-cell>
          <table:table-cell office:value-type="float" office:value="0.068662" calcext:value-type="float">
            <text:p>0.069</text:p>
          </table:table-cell>
          <table:table-cell table:number-columns-repeated="5"/>
          <table:covered-table-cell table:style-name="ce22"/>
          <table:table-cell office:value-type="string" calcext:value-type="string">
            <text:p>ND34</text:p>
          </table:table-cell>
          <table:table-cell office:value-type="float" office:value="859.442109" calcext:value-type="float">
            <text:p>859.442</text:p>
          </table:table-cell>
          <table:table-cell table:number-columns-repeated="4"/>
          <table:table-cell office:value-type="string" calcext:value-type="string">
            <text:p>ND34</text:p>
          </table:table-cell>
          <table:table-cell office:value-type="float" office:value="0.052583" calcext:value-type="float">
            <text:p>0.053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 table:number-columns-spanned="12" table:number-rows-spanned="1">
            <text:p>Lhstdev</text:p>
          </table:table-cell>
          <table:covered-table-cell table:number-columns-repeated="6" table:style-name="ce18"/>
          <table:covered-table-cell table:number-columns-repeated="5"/>
          <table:table-cell table:number-columns-repeated="2"/>
          <table:table-cell table:style-name="ce18" office:value-type="string" calcext:value-type="string" table:number-columns-spanned="12" table:number-rows-spanned="1">
            <text:p>Lhmax</text:p>
          </table:table-cell>
          <table:covered-table-cell table:number-columns-repeated="6" table:style-name="ce18"/>
          <table:covered-table-cell table:number-columns-repeated="5"/>
          <table:table-cell table:number-columns-repeated="997"/>
        </table:table-row>
        <table:table-row table:style-name="ro1">
          <table:table-cell/>
          <table:table-cell table:style-name="ce18" office:value-type="string" calcext:value-type="string" table:number-columns-spanned="6" table:number-rows-spanned="1">
            <text:p>OLS</text:p>
          </table:table-cell>
          <table:covered-table-cell table:number-columns-repeated="5" table:style-name="ce18"/>
          <table:table-cell table:style-name="ce18" office:value-type="string" calcext:value-type="string" table:number-columns-spanned="6" table:number-rows-spanned="1">
            <text:p>RF</text:p>
          </table:table-cell>
          <table:covered-table-cell table:number-columns-repeated="5"/>
          <table:table-cell table:number-columns-repeated="2"/>
          <table:table-cell table:style-name="ce18" office:value-type="string" calcext:value-type="string" table:number-columns-spanned="6" table:number-rows-spanned="1">
            <text:p>OLS</text:p>
          </table:table-cell>
          <table:covered-table-cell table:number-columns-repeated="5" table:style-name="ce18"/>
          <table:table-cell table:style-name="ce18" office:value-type="string" calcext:value-type="string" table:number-columns-spanned="6" table:number-rows-spanned="1">
            <text:p>RF</text:p>
          </table:table-cell>
          <table:covered-table-cell table:number-columns-repeated="5"/>
          <table:table-cell table:number-columns-repeated="997"/>
        </table:table-row>
        <table:table-row table:style-name="ro1">
          <table:table-cell/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AIC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OOB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style-name="ce18"/>
          <table:table-cell/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AIC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style-name="ce18" office:value-type="string" calcext:value-type="string">
            <text:p>Variables</text:p>
          </table:table-cell>
          <table:table-cell table:style-name="ce18" office:value-type="string" calcext:value-type="string">
            <text:p>OOB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RMSE</text:p>
          </table:table-cell>
          <table:table-cell table:style-name="ce18" office:value-type="string" calcext:value-type="string">
            <text:p>RRSE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 table:number-columns-spanned="1" table:number-rows-spanned="4">
            <text:p>Bands</text:p>
          </table:table-cell>
          <table:table-cell office:value-type="string" calcext:value-type="string">
            <text:p>B2, B3, B5, B8A, B11, B12</text:p>
          </table:table-cell>
          <table:table-cell office:value-type="float" office:value="428.499271" calcext:value-type="float">
            <text:p>428.499</text:p>
          </table:table-cell>
          <table:table-cell office:value-type="float" office:value="0.88550097605056" calcext:value-type="float">
            <text:p>0.886</text:p>
          </table:table-cell>
          <table:table-cell office:value-type="float" office:value="1.03461968124888" calcext:value-type="float">
            <text:p>1.035</text:p>
          </table:table-cell>
          <table:table-cell office:value-type="float" office:value="1.2099103248767" calcext:value-type="float">
            <text:p>1.210</text:p>
          </table:table-cell>
          <table:table-cell office:value-type="float" office:value="1.26742601634078" calcext:value-type="float">
            <text:p>1.267</text:p>
          </table:table-cell>
          <table:table-cell office:value-type="string" calcext:value-type="string">
            <text:p>B2, B3, B4, B5, B8A, B12</text:p>
          </table:table-cell>
          <table:table-cell office:value-type="float" office:value="0.322954" calcext:value-type="float">
            <text:p>0.323</text:p>
          </table:table-cell>
          <table:table-cell office:value-type="float" office:value="0.483915895006076" calcext:value-type="float">
            <text:p>0.484</text:p>
          </table:table-cell>
          <table:table-cell office:value-type="float" office:value="0.858815392844378" calcext:value-type="float">
            <text:p>0.859</text:p>
          </table:table-cell>
          <table:table-cell office:value-type="float" office:value="1.04169976713501" calcext:value-type="float">
            <text:p>1.042</text:p>
          </table:table-cell>
          <table:table-cell office:value-type="float" office:value="1.09121920768598" calcext:value-type="float">
            <text:p>1.091</text:p>
          </table:table-cell>
          <table:table-cell/>
          <table:table-cell table:style-name="ce22" office:value-type="string" calcext:value-type="string" table:number-columns-spanned="1" table:number-rows-spanned="4">
            <text:p>Bands</text:p>
          </table:table-cell>
          <table:table-cell office:value-type="string" calcext:value-type="string">
            <text:p>B5, B7, B8A</text:p>
          </table:table-cell>
          <table:table-cell office:value-type="float" office:value="912.034009" calcext:value-type="float">
            <text:p>912.034</text:p>
          </table:table-cell>
          <table:table-cell office:value-type="float" office:value="1.56677497471634" calcext:value-type="float">
            <text:p>1.567</text:p>
          </table:table-cell>
          <table:table-cell office:value-type="float" office:value="3.09267720167559" calcext:value-type="float">
            <text:p>3.093</text:p>
          </table:table-cell>
          <table:table-cell office:value-type="float" office:value="3.92183469762538" calcext:value-type="float">
            <text:p>3.922</text:p>
          </table:table-cell>
          <table:table-cell office:value-type="float" office:value="1.05304552694924" calcext:value-type="float">
            <text:p>1.053</text:p>
          </table:table-cell>
          <table:table-cell office:value-type="string" calcext:value-type="string">
            <text:p>B2, B3, B5, B7, B8A, B11, B12</text:p>
          </table:table-cell>
          <table:table-cell office:value-type="float" office:value="0.463959" calcext:value-type="float">
            <text:p>0.464</text:p>
          </table:table-cell>
          <table:table-cell office:value-type="float" office:value="0.431000365418957" calcext:value-type="float">
            <text:p>0.431</text:p>
          </table:table-cell>
          <table:table-cell office:value-type="float" office:value="2.71341989551177" calcext:value-type="float">
            <text:p>2.713</text:p>
          </table:table-cell>
          <table:table-cell office:value-type="float" office:value="3.45950238268403" calcext:value-type="float">
            <text:p>3.460</text:p>
          </table:table-cell>
          <table:table-cell office:value-type="float" office:value="0.928905420659736" calcext:value-type="float">
            <text:p>0.929</text:p>
          </table:table-cell>
          <table:table-cell table:number-columns-repeated="997"/>
        </table:table-row>
        <table:table-row table:style-name="ro1">
          <table:covered-table-cell/>
          <table:table-cell office:value-type="string" calcext:value-type="string">
            <text:p>B2, B3, B5, B7, B8A, B11, B12</text:p>
          </table:table-cell>
          <table:table-cell office:value-type="float" office:value="429.154029" calcext:value-type="float">
            <text:p>429.154</text:p>
          </table:table-cell>
          <table:table-cell table:number-columns-repeated="4"/>
          <table:table-cell office:value-type="string" calcext:value-type="string">
            <text:p>B2, B3, B4, B5, B6, B8A</text:p>
          </table:table-cell>
          <table:table-cell office:value-type="float" office:value="0.322099" calcext:value-type="float">
            <text:p>0.322</text:p>
          </table:table-cell>
          <table:table-cell table:number-columns-repeated="5"/>
          <table:covered-table-cell/>
          <table:table-cell office:value-type="string" calcext:value-type="string">
            <text:p>B5, B7, B8A, B11</text:p>
          </table:table-cell>
          <table:table-cell office:value-type="float" office:value="912.455676" calcext:value-type="float">
            <text:p>912.456</text:p>
          </table:table-cell>
          <table:table-cell table:number-columns-repeated="4"/>
          <table:table-cell office:value-type="string" calcext:value-type="string">
            <text:p>B2, B3, B4, B5, B6, B7, B8A, B11, B12</text:p>
          </table:table-cell>
          <table:table-cell office:value-type="float" office:value="0.45295" calcext:value-type="float">
            <text:p>0.453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B2, B3, B4, B5, B8A, B11, B12</text:p>
          </table:table-cell>
          <table:table-cell office:value-type="float" office:value="429.997024" calcext:value-type="float">
            <text:p>429.997</text:p>
          </table:table-cell>
          <table:table-cell table:number-columns-repeated="4"/>
          <table:table-cell office:value-type="string" calcext:value-type="string">
            <text:p>B2, B3, B5, B7</text:p>
          </table:table-cell>
          <table:table-cell office:value-type="float" office:value="0.321793" calcext:value-type="float">
            <text:p>0.322</text:p>
          </table:table-cell>
          <table:table-cell table:number-columns-repeated="5"/>
          <table:covered-table-cell/>
          <table:table-cell office:value-type="string" calcext:value-type="string">
            <text:p>B5, B7, B8A, B11, B12</text:p>
          </table:table-cell>
          <table:table-cell office:value-type="float" office:value="912.987728" calcext:value-type="float">
            <text:p>912.988</text:p>
          </table:table-cell>
          <table:table-cell table:number-columns-repeated="4"/>
          <table:table-cell office:value-type="string" calcext:value-type="string">
            <text:p>B2, B5, B7, B8A, B12</text:p>
          </table:table-cell>
          <table:table-cell office:value-type="float" office:value="0.452026" calcext:value-type="float">
            <text:p>0.452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B2, B3, B5, B6, B8A, B11, B12</text:p>
          </table:table-cell>
          <table:table-cell office:value-type="float" office:value="430.384912" calcext:value-type="float">
            <text:p>430.385</text:p>
          </table:table-cell>
          <table:table-cell table:number-columns-repeated="4"/>
          <table:table-cell office:value-type="string" calcext:value-type="string">
            <text:p>B2, B3, B4, B5, B6, B7, B12</text:p>
          </table:table-cell>
          <table:table-cell office:value-type="float" office:value="0.320308" calcext:value-type="float">
            <text:p>0.320</text:p>
          </table:table-cell>
          <table:table-cell table:number-columns-repeated="5"/>
          <table:covered-table-cell/>
          <table:table-cell office:value-type="string" calcext:value-type="string">
            <text:p>B3, B5, B7, B8A, B11, B12</text:p>
          </table:table-cell>
          <table:table-cell office:value-type="float" office:value="913.383863" calcext:value-type="float">
            <text:p>913.384</text:p>
          </table:table-cell>
          <table:table-cell table:number-columns-repeated="4"/>
          <table:table-cell office:value-type="string" calcext:value-type="string">
            <text:p>B5, B7, B8A, B11, B12</text:p>
          </table:table-cell>
          <table:table-cell office:value-type="float" office:value="0.449376" calcext:value-type="float">
            <text:p>0.449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 table:number-columns-spanned="1" table:number-rows-spanned="4">
            <text:p>Main VIS</text:p>
          </table:table-cell>
          <table:table-cell office:value-type="string" calcext:value-type="string">
            <text:p>S2REP</text:p>
          </table:table-cell>
          <table:table-cell office:value-type="float" office:value="493.218366" calcext:value-type="float">
            <text:p>493.218</text:p>
          </table:table-cell>
          <table:table-cell office:value-type="float" office:value="0.0361071957849327" calcext:value-type="float">
            <text:p>0.036</text:p>
          </table:table-cell>
          <table:table-cell office:value-type="float" office:value="0.685813449734841" calcext:value-type="float">
            <text:p>0.686</text:p>
          </table:table-cell>
          <table:table-cell office:value-type="float" office:value="0.831177374725192" calcext:value-type="float">
            <text:p>0.831</text:p>
          </table:table-cell>
          <table:table-cell office:value-type="float" office:value="0.870689180231511" calcext:value-type="float">
            <text:p>0.871</text:p>
          </table:table-cell>
          <table:table-cell office:value-type="string" calcext:value-type="string">
            <text:p>S2REP</text:p>
          </table:table-cell>
          <table:table-cell office:value-type="float" office:value="-0.121871" calcext:value-type="float">
            <text:p>-0.122</text:p>
          </table:table-cell>
          <table:table-cell office:value-type="float" office:value="-0.0114391015890853" calcext:value-type="float">
            <text:p>-0.011</text:p>
          </table:table-cell>
          <table:table-cell office:value-type="float" office:value="0.750559317885033" calcext:value-type="float">
            <text:p>0.751</text:p>
          </table:table-cell>
          <table:table-cell office:value-type="float" office:value="0.965220000932715" calcext:value-type="float">
            <text:p>0.965</text:p>
          </table:table-cell>
          <table:table-cell office:value-type="float" office:value="1.01110381118473" calcext:value-type="float">
            <text:p>1.011</text:p>
          </table:table-cell>
          <table:table-cell/>
          <table:table-cell table:style-name="ce22" office:value-type="string" calcext:value-type="string" table:number-columns-spanned="1" table:number-rows-spanned="4">
            <text:p>Main VIS</text:p>
          </table:table-cell>
          <table:table-cell office:value-type="string" calcext:value-type="string">
            <text:p>S2REP</text:p>
          </table:table-cell>
          <table:table-cell office:value-type="float" office:value="1006.533877" calcext:value-type="float">
            <text:p>1006.534</text:p>
          </table:table-cell>
          <table:table-cell office:value-type="float" office:value="-0.614054475849232" calcext:value-type="float">
            <text:p>-0.614</text:p>
          </table:table-cell>
          <table:table-cell office:value-type="float" office:value="2.6535909263982" calcext:value-type="float">
            <text:p>2.654</text:p>
          </table:table-cell>
          <table:table-cell office:value-type="float" office:value="3.40790938430087" calcext:value-type="float">
            <text:p>3.408</text:p>
          </table:table-cell>
          <table:table-cell office:value-type="float" office:value="0.915052267643833" calcext:value-type="float">
            <text:p>0.915</text:p>
          </table:table-cell>
          <table:table-cell office:value-type="string" calcext:value-type="string">
            <text:p>S2REP</text:p>
          </table:table-cell>
          <table:table-cell office:value-type="float" office:value="-0.004254" calcext:value-type="float">
            <text:p>-0.004</text:p>
          </table:table-cell>
          <table:table-cell office:value-type="float" office:value="-0.783251135845102" calcext:value-type="float">
            <text:p>-0.783</text:p>
          </table:table-cell>
          <table:table-cell office:value-type="float" office:value="3.12804964723464" calcext:value-type="float">
            <text:p>3.128</text:p>
          </table:table-cell>
          <table:table-cell office:value-type="float" office:value="4.02396286861026" calcext:value-type="float">
            <text:p>4.024</text:p>
          </table:table-cell>
          <table:table-cell office:value-type="float" office:value="1.08046779788183" calcext:value-type="float">
            <text:p>1.080</text:p>
          </table:table-cell>
          <table:table-cell table:number-columns-repeated="997"/>
        </table:table-row>
        <table:table-row table:style-name="ro1">
          <table:covered-table-cell/>
          <table:table-cell office:value-type="string" calcext:value-type="string">
            <text:p>SAVI</text:p>
          </table:table-cell>
          <table:table-cell office:value-type="float" office:value="518.228427" calcext:value-type="float">
            <text:p>518.228</text:p>
          </table:table-cell>
          <table:table-cell table:number-columns-repeated="4"/>
          <table:table-cell office:value-type="string" calcext:value-type="string">
            <text:p>IRECI</text:p>
          </table:table-cell>
          <table:table-cell office:value-type="float" office:value="-0.369015" calcext:value-type="float">
            <text:p>-0.369</text:p>
          </table:table-cell>
          <table:table-cell table:number-columns-repeated="5"/>
          <table:covered-table-cell/>
          <table:table-cell office:value-type="string" calcext:value-type="string">
            <text:p>SAVI</text:p>
          </table:table-cell>
          <table:table-cell office:value-type="float" office:value="1037.49891" calcext:value-type="float">
            <text:p>1037.499</text:p>
          </table:table-cell>
          <table:table-cell table:number-columns-repeated="4"/>
          <table:table-cell office:value-type="string" calcext:value-type="string">
            <text:p>IRECI</text:p>
          </table:table-cell>
          <table:table-cell office:value-type="float" office:value="-0.256803" calcext:value-type="float">
            <text:p>-0.257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EVI</text:p>
          </table:table-cell>
          <table:table-cell office:value-type="float" office:value="527.834568" calcext:value-type="float">
            <text:p>527.835</text:p>
          </table:table-cell>
          <table:table-cell table:number-columns-repeated="4"/>
          <table:table-cell office:value-type="string" calcext:value-type="string">
            <text:p>EVI</text:p>
          </table:table-cell>
          <table:table-cell office:value-type="float" office:value="-0.4208" calcext:value-type="float">
            <text:p>-0.421</text:p>
          </table:table-cell>
          <table:table-cell table:number-columns-repeated="5"/>
          <table:covered-table-cell/>
          <table:table-cell office:value-type="string" calcext:value-type="string">
            <text:p>EVI</text:p>
          </table:table-cell>
          <table:table-cell office:value-type="float" office:value="1046.071889" calcext:value-type="float">
            <text:p>1046.072</text:p>
          </table:table-cell>
          <table:table-cell table:number-columns-repeated="4"/>
          <table:table-cell office:value-type="string" calcext:value-type="string">
            <text:p>SAVI</text:p>
          </table:table-cell>
          <table:table-cell office:value-type="float" office:value="-0.288044" calcext:value-type="float">
            <text:p>-0.288</text:p>
          </table:table-cell>
          <table:table-cell table:number-columns-repeated="1001"/>
        </table:table-row>
        <table:table-row table:style-name="ro1">
          <table:covered-table-cell/>
          <table:table-cell office:value-type="string" calcext:value-type="string">
            <text:p>IRECI</text:p>
          </table:table-cell>
          <table:table-cell office:value-type="float" office:value="530.048638" calcext:value-type="float">
            <text:p>530.049</text:p>
          </table:table-cell>
          <table:table-cell table:number-columns-repeated="4"/>
          <table:table-cell office:value-type="string" calcext:value-type="string">
            <text:p>SAVI</text:p>
          </table:table-cell>
          <table:table-cell office:value-type="float" office:value="-0.446693" calcext:value-type="float">
            <text:p>-0.447</text:p>
          </table:table-cell>
          <table:table-cell table:number-columns-repeated="5"/>
          <table:covered-table-cell/>
          <table:table-cell office:value-type="string" calcext:value-type="string">
            <text:p>IRECI</text:p>
          </table:table-cell>
          <table:table-cell office:value-type="float" office:value="1053.146002" calcext:value-type="float">
            <text:p>1053.146</text:p>
          </table:table-cell>
          <table:table-cell table:number-columns-repeated="4"/>
          <table:table-cell office:value-type="string" calcext:value-type="string">
            <text:p>EVI</text:p>
          </table:table-cell>
          <table:table-cell office:value-type="float" office:value="-0.395358" calcext:value-type="float">
            <text:p>-0.395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 table:number-columns-spanned="1" table:number-rows-spanned="4">
            <text:p>ND/SR VIS</text:p>
          </table:table-cell>
          <table:table-cell office:value-type="string" calcext:value-type="string">
            <text:p>ND411</text:p>
          </table:table-cell>
          <table:table-cell office:value-type="float" office:value="459.731413" calcext:value-type="float">
            <text:p>459.731</text:p>
          </table:table-cell>
          <table:table-cell office:value-type="float" office:value="0.787941802418157" calcext:value-type="float">
            <text:p>0.788</text:p>
          </table:table-cell>
          <table:table-cell office:value-type="float" office:value="1.07544190201234" calcext:value-type="float">
            <text:p>1.075</text:p>
          </table:table-cell>
          <table:table-cell office:value-type="float" office:value="1.25454834136298" calcext:value-type="float">
            <text:p>1.255</text:p>
          </table:table-cell>
          <table:table-cell office:value-type="float" office:value="1.31418599701813" calcext:value-type="float">
            <text:p>1.314</text:p>
          </table:table-cell>
          <table:table-cell office:value-type="string" calcext:value-type="string">
            <text:p>ND47</text:p>
          </table:table-cell>
          <table:table-cell office:value-type="float" office:value="0.1742" calcext:value-type="float">
            <text:p>0.174</text:p>
          </table:table-cell>
          <table:table-cell office:value-type="float" office:value="1.33427957464882" calcext:value-type="float">
            <text:p>1.334</text:p>
          </table:table-cell>
          <table:table-cell office:value-type="float" office:value="1.55205499347405" calcext:value-type="float">
            <text:p>1.552</text:p>
          </table:table-cell>
          <table:table-cell office:value-type="float" office:value="1.80814911250192" calcext:value-type="float">
            <text:p>1.808</text:p>
          </table:table-cell>
          <table:table-cell office:value-type="float" office:value="1.89410337236519" calcext:value-type="float">
            <text:p>1.894</text:p>
          </table:table-cell>
          <table:table-cell/>
          <table:table-cell table:style-name="ce22" office:value-type="string" calcext:value-type="string" table:number-columns-spanned="1" table:number-rows-spanned="4">
            <text:p>ND/SR VIS</text:p>
          </table:table-cell>
          <table:table-cell office:value-type="string" calcext:value-type="string">
            <text:p>SR411</text:p>
          </table:table-cell>
          <table:table-cell office:value-type="float" office:value="939.152748" calcext:value-type="float">
            <text:p>939.153</text:p>
          </table:table-cell>
          <table:table-cell office:value-type="float" office:value="3.18067015230592" calcext:value-type="float">
            <text:p>3.181</text:p>
          </table:table-cell>
          <table:table-cell office:value-type="float" office:value="4.25860629727262" calcext:value-type="float">
            <text:p>4.259</text:p>
          </table:table-cell>
          <table:table-cell office:value-type="float" office:value="5.02419987354494" calcext:value-type="float">
            <text:p>5.024</text:p>
          </table:table-cell>
          <table:table-cell office:value-type="float" office:value="1.34903982733869" calcext:value-type="float">
            <text:p>1.349</text:p>
          </table:table-cell>
          <table:table-cell office:value-type="string" calcext:value-type="string">
            <text:p>ND47</text:p>
          </table:table-cell>
          <table:table-cell office:value-type="float" office:value="0.229088" calcext:value-type="float">
            <text:p>0.229</text:p>
          </table:table-cell>
          <table:table-cell office:value-type="float" office:value="4.08472461938302" calcext:value-type="float">
            <text:p>4.085</text:p>
          </table:table-cell>
          <table:table-cell office:value-type="float" office:value="4.97576981294249" calcext:value-type="float">
            <text:p>4.976</text:p>
          </table:table-cell>
          <table:table-cell office:value-type="float" office:value="5.8313003355467" calcext:value-type="float">
            <text:p>5.831</text:p>
          </table:table-cell>
          <table:table-cell office:value-type="float" office:value="1.56575307428513" calcext:value-type="float">
            <text:p>1.566</text:p>
          </table:table-cell>
          <table:table-cell table:number-columns-repeated="997"/>
        </table:table-row>
        <table:table-row table:style-name="ro1">
          <table:covered-table-cell table:style-name="ce22"/>
          <table:table-cell office:value-type="string" calcext:value-type="string">
            <text:p>SR411</text:p>
          </table:table-cell>
          <table:table-cell office:value-type="float" office:value="460.04465" calcext:value-type="float">
            <text:p>460.045</text:p>
          </table:table-cell>
          <table:table-cell table:number-columns-repeated="4"/>
          <table:table-cell office:value-type="string" calcext:value-type="string">
            <text:p>SR47</text:p>
          </table:table-cell>
          <table:table-cell office:value-type="float" office:value="0.172743" calcext:value-type="float">
            <text:p>0.173</text:p>
          </table:table-cell>
          <table:table-cell table:number-columns-repeated="5"/>
          <table:covered-table-cell table:style-name="ce22"/>
          <table:table-cell office:value-type="string" calcext:value-type="string">
            <text:p>ND411</text:p>
          </table:table-cell>
          <table:table-cell office:value-type="float" office:value="939.283812" calcext:value-type="float">
            <text:p>939.284</text:p>
          </table:table-cell>
          <table:table-cell table:number-columns-repeated="4"/>
          <table:table-cell office:value-type="string" calcext:value-type="string">
            <text:p>SR47</text:p>
          </table:table-cell>
          <table:table-cell office:value-type="float" office:value="0.22794" calcext:value-type="float">
            <text:p>0.228</text:p>
          </table:table-cell>
          <table:table-cell table:number-columns-repeated="1001"/>
        </table:table-row>
        <table:table-row table:style-name="ro1">
          <table:covered-table-cell table:style-name="ce22"/>
          <table:table-cell office:value-type="string" calcext:value-type="string">
            <text:p>ND48A</text:p>
          </table:table-cell>
          <table:table-cell office:value-type="float" office:value="464.81402" calcext:value-type="float">
            <text:p>464.814</text:p>
          </table:table-cell>
          <table:table-cell table:number-columns-repeated="4"/>
          <table:table-cell office:value-type="string" calcext:value-type="string">
            <text:p>ND48A</text:p>
          </table:table-cell>
          <table:table-cell office:value-type="float" office:value="0.127754" calcext:value-type="float">
            <text:p>0.128</text:p>
          </table:table-cell>
          <table:table-cell table:number-columns-repeated="5"/>
          <table:covered-table-cell table:style-name="ce22"/>
          <table:table-cell office:value-type="string" calcext:value-type="string">
            <text:p>SR48A</text:p>
          </table:table-cell>
          <table:table-cell office:value-type="float" office:value="952.287202" calcext:value-type="float">
            <text:p>952.287</text:p>
          </table:table-cell>
          <table:table-cell table:number-columns-repeated="4"/>
          <table:table-cell office:value-type="string" calcext:value-type="string">
            <text:p>ND411</text:p>
          </table:table-cell>
          <table:table-cell office:value-type="float" office:value="0.208881" calcext:value-type="float">
            <text:p>0.209</text:p>
          </table:table-cell>
          <table:table-cell table:number-columns-repeated="1001"/>
        </table:table-row>
        <table:table-row table:style-name="ro1">
          <table:covered-table-cell table:style-name="ce22"/>
          <table:table-cell office:value-type="string" calcext:value-type="string">
            <text:p>SR48A</text:p>
          </table:table-cell>
          <table:table-cell office:value-type="float" office:value="465.118473" calcext:value-type="float">
            <text:p>465.118</text:p>
          </table:table-cell>
          <table:table-cell table:number-columns-repeated="4"/>
          <table:table-cell office:value-type="string" calcext:value-type="string">
            <text:p>SR48A</text:p>
          </table:table-cell>
          <table:table-cell office:value-type="float" office:value="0.127754" calcext:value-type="float">
            <text:p>0.128</text:p>
          </table:table-cell>
          <table:table-cell table:number-columns-repeated="5"/>
          <table:covered-table-cell table:style-name="ce22"/>
          <table:table-cell office:value-type="string" calcext:value-type="string">
            <text:p>ND48A</text:p>
          </table:table-cell>
          <table:table-cell office:value-type="float" office:value="952.497582" calcext:value-type="float">
            <text:p>952.498</text:p>
          </table:table-cell>
          <table:table-cell table:number-columns-repeated="4"/>
          <table:table-cell office:value-type="string" calcext:value-type="string">
            <text:p>SR411</text:p>
          </table:table-cell>
          <table:table-cell office:value-type="float" office:value="0.208881" calcext:value-type="float">
            <text:p>0.209</text:p>
          </table:table-cell>
          <table:table-cell table:number-columns-repeated="100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7:38:54.22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4T01:31:10.244000000</meta:creation-date>
    <dc:date>2021-06-03T17:41:15.330000000</dc:date>
    <meta:editing-duration>PT14H6M58S</meta:editing-duration>
    <meta:editing-cycles>144</meta:editing-cycles>
    <meta:generator>LibreOffice/7.0.4.2$Windows_X86_64 LibreOffice_project/dcf040e67528d9187c66b2379df5ea4407429775</meta:generator>
    <meta:document-statistic meta:table-count="6" meta:cell-count="2514" meta:object-count="0"/>
    <meta:user-defined meta:name=""/>
  </office:meta>
</office:document-meta>
</file>